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count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deleted</text:p>
          </table:table-cell>
          <table:table-cell office:value-type="string" calcext:value-type="string">
            <text:p>_history</text:p>
          </table:table-cell>
          <table:table-cell office:value-type="string" calcext:value-type="string">
            <text:p>bank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conId</text:p>
          </table:table-cell>
          <table:table-cell office:value-type="string" calcext:value-type="string">
            <text:p>sortOrder</text:p>
          </table:table-cell>
          <table:table-cell office:value-type="string" calcext:value-type="string">
            <text:p>currencyCode</text:p>
          </table:table-cell>
        </table:table-row>
        <table:table-row table:style-name="ro1">
          <table:table-cell office:value-type="string" calcext:value-type="string">
            <text:p>a625a7247b0fa36f856531307909a050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372cda0d53a2f9b0f4c46d0cd3136748</text:p>
          </table:table-cell>
          <table:table-cell office:value-type="string" calcext:value-type="string">
            <text:p>Citi Checking</text:p>
          </table:table-cell>
          <table:table-cell office:value-type="string" calcext:value-type="string">
            <text:p>#bf4313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a21e12447f9ea729b04757b372d282af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372cda0d53a2f9b0f4c46d0cd3136748</text:p>
          </table:table-cell>
          <table:table-cell office:value-type="string" calcext:value-type="string">
            <text:p>Citi Savings</text:p>
          </table:table-cell>
          <table:table-cell office:value-type="string" calcext:value-type="string">
            <text:p>#cce24f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23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a30cdcfe7d083e8e4470e63f61c782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372cda0d53a2f9b0f4c46d0cd3136748</text:p>
          </table:table-cell>
          <table:table-cell office:value-type="string" calcext:value-type="string">
            <text:p>Citi Credit</text:p>
          </table:table-cell>
          <table:table-cell office:value-type="string" calcext:value-type="string">
            <text:p>#f7c327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ac847f98eacb81553facf199013ce4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 <text:s/>{ <text:s text:c="3"/>"t": 1563485913059, <text:s text:c="3"/>"q": { <text:s text:c="5"/>"iconId": { <text:s text:c="7"/>"$set": "7fdf7f514e72c616044a826efa9e7870a8376fd4" <text:s text:c="5"/>} <text:s text:c="3"/>} <text:s/>}]</text:p>
          </table:table-cell>
          <table:table-cell office:value-type="string" calcext:value-type="string">
            <text:p>a66d5887b696ceeb594d493f509ef1e25</text:p>
          </table:table-cell>
          <table:table-cell office:value-type="string" calcext:value-type="string">
            <text:p>Chase Credit Card</text:p>
          </table:table-cell>
          <table:table-cell office:value-type="string" calcext:value-type="string">
            <text:p>#d80d54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fdf7f514e72c616044a826efa9e7870a8376f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UR</text:p>
          </table:table-cell>
        </table:table-row>
      </table:table>
      <table:table table:name="bank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deleted</text:p>
          </table:table-cell>
          <table:table-cell office:value-type="string" calcext:value-type="string">
            <text:p>_hist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conId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ofx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372cda0d53a2f9b0f4c46d0cd3136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tibank</text:p>
          </table:table-cell>
          <table:table-cell office:value-type="string" calcext:value-type="string">
            <text:p>http://www.citibank.com/</text:p>
          </table:table-cell>
          <table:table-cell office:value-type="string" calcext:value-type="string">
            <text:p>500 W. MadisonChicago, IL 60661US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39116ec2c0ed6928c6dfba53b4cb642f88c6c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www.oasis.cfree.com/fip/genesis/prod/02101.of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66d5887b696ceeb594d493f509ef1e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www.chase.com</text:p>
          </table:table-cell>
          <table:table-cell office:value-type="string" calcext:value-type="string">
            <text:p>Bank One PlazaSuite IL1-0852Chicago, IL 60670US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a5c252cc37fdcd1eaa70b2803399ab4a3a7f3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9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ttps://ofx.chase.com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3918c067d67964dd150fcfec19e6b4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st Source Bank</text:p>
          </table:table-cell>
          <table:table-cell office:value-type="string" calcext:value-type="string">
            <text:p>www.1stsourceonline.com</text:p>
          </table:table-cell>
          <table:table-cell office:value-type="string" calcext:value-type="string">
            <text:p>205 W. Jefferson_x000d_Suite 404_x000d_South Bend, IN 46601_x000d_US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2260b83dfe53b5b3f17ea3755c313237bf35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121212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https://ofxdi.diginsite.com/cmr/cmr.ofx</text:p>
          </table:table-cell>
          <table:table-cell table:number-columns-repeated="2" office:value-type="string" calcext:value-type="string">
            <text:p/>
          </table:table-cell>
        </table:table-row>
      </table:table>
      <table:table table:name="bill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deleted</text:p>
          </table:table-cell>
          <table:table-cell office:value-type="string" calcext:value-type="string">
            <text:p>_hist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conI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howAdvanced</text:p>
          </table:table-cell>
          <table:table-cell office:value-type="string" calcext:value-type="string">
            <text:p>sortOrder</text:p>
          </table:table-cell>
          <table:table-cell office:value-type="string" calcext:value-type="string">
            <text:p>rrule</text:p>
          </table:table-cell>
        </table:table-row>
        <table:table-row table:style-name="ro2">
          <table:table-cell office:value-type="string" calcext:value-type="string">
            <text:p>a1a148af955485cddaed13ca799858c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fli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etflix.com</text:p>
          </table:table-cell>
          <table:table-cell office:value-type="string" calcext:value-type="string">
            <text:p>93e82d924601eec2442817be49222de03c43d28b</text:p>
          </table:table-cell>
          <table:table-cell office:value-type="string" calcext:value-type="string">
            <text:p/>
          </table:table-cell>
          <table:table-cell office:value-type="float" office:value="9.99" calcext:value-type="float">
            <text:p>9.99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TSTART:20190711T120000Z</text:p>
            <text:p>RRULE:FREQ=MONTHLY;INTERVAL=1</text:p>
          </table:table-cell>
        </table:table-row>
        <table:table-row table:style-name="ro2">
          <table:table-cell office:value-type="string" calcext:value-type="string">
            <text:p>a6e4b341adb0571d7e69fa2138cfde60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azon Prim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mazon.com</text:p>
          </table:table-cell>
          <table:table-cell office:value-type="string" calcext:value-type="string">
            <text:p>a0c14b512167016ffbaa3f45649b1d9e0ffd3c78</text:p>
          </table:table-cell>
          <table:table-cell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TSTART:20190601T120000Z</text:p>
            <text:p>RRULE:FREQ=YEARLY;INTERVAL=1</text:p>
          </table:table-cell>
        </table:table-row>
        <table:table-row table:style-name="ro2">
          <table:table-cell office:value-type="string" calcext:value-type="string">
            <text:p>a020dd8555b14acc1c1101b2f7d2b8c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yche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b9c5352f86deb6cc8f9d81f038cdc65e8c59bdc6</text:p>
          </table:table-cell>
          <table:table-cell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TSTART:20190701T120000Z</text:p>
            <text:p>RRULE:FREQ=MONTHLY;INTERVAL=1</text:p>
          </table:table-cell>
        </table:table-row>
      </table:table>
      <table:table table:name="budge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deleted</text:p>
          </table:table-cell>
          <table:table-cell office:value-type="string" calcext:value-type="string">
            <text:p>_hist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rtOrder</text:p>
          </table:table-cell>
        </table:table-row>
      </table:table>
      <table:table table:name="categor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deleted</text:p>
          </table:table-cell>
          <table:table-cell office:value-type="string" calcext:value-type="string">
            <text:p>_hist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</table:table-row>
      </table:table>
      <table:table table:name="imag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deleted</text:p>
          </table:table-cell>
          <table:table-cell office:value-type="string" calcext:value-type="string">
            <text:p>_history</text:p>
          </table:table-cell>
          <table:table-cell office:value-type="string" calcext:value-type="string">
            <text:p>mi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f2260b83dfe53b5b3f17ea3755c313237bf357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age/svg+x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D94bWwgdmVyc2lvbj0iMS4wIj8+CiAgICA8IURPQ1RZUEUgc3ZnIFBVQkxJQyAiLS8vVzNDLy9EVEQgU1ZHIDEuMS8vRU4iICJodHRwOi8vd3d3LnczLm9yZy9HcmFwaGljcy9TVkcvMS4xL0RURC9zdmcxMS5kdGQiPgogICAgPHN2ZyB4bWxucz0iaHR0cDovL3d3dy53My5vcmcvMjAwMC9zdmciIGhlaWdodD0iMTAwJSIgd2lkdGg9IjEwMCUiIHZpZXdCb3g9JzAgMCAxNiAxNic+CiAgICAgIDxkZWZzPgogICAgICAgIDxzdHlsZSB0eXBlPSJ0ZXh0L2NzcyI+CiAgICAgICAgICAuc2hhZG93IHsKICAgICAgICAgICAgdGV4dC1zaGFkb3c6IDBweCAwcHggMTBweCAjMDAwODsKICAgICAgICAgIH0KICAgICAgICA8L3N0eWxlPgogICAgICA8L2RlZnM+CiAgICAgIDxyZWN0IGZpbGw9IiM4ODgiIHg9IjAiIHk9IjAiIGhlaWdodD0iMTYiIHdpZHRoPSIxNiI+PC9yZWN0PgogICAgICA8dGV4dAogICAgICAgIGNsYXNzPSJzaGFkb3ciCiAgICAgICAgZmlsbD0iI2ZmZmZmZiIKICAgICAgICBmb250LWZhbWlseT0ic2Fucy1zZXJpZiIKICAgICAgICBmb250LXNpemU9IjUuMzMzMzMzMzMzMzMzMzMzIgogICAgICAgIHRleHQtYW5jaG9yPSJtaWRkbGUiCiAgICAgICAgZG9taW5hbnQtYmFzZWxpbmU9ImNlbnRyYWwiCiAgICAgICAgeD0iOCIKICAgICAgICB5PSI4IgogICAgICA+CiAgICAgICAgMVNCCiAgICAgIDwvdGV4dD4KICAgIDwvc3ZnPgogIA==</text:p>
          </table:table-cell>
        </table:table-row>
        <table:table-row table:style-name="ro1">
          <table:table-cell office:value-type="string" calcext:value-type="string">
            <text:p>5a5c252cc37fdcd1eaa70b2803399ab4a3a7f3f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age/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iVBORw0KGgoAAAANSUhEUgAAAHgAAAB4CAIAAAC2BqGFAAAAGXRFWHRTb2Z0d2FyZQBBZG9iZSBJbWFnZVJlYWR5ccllPAAAA2hpVFh0WE1MOmNvbS5hZG9iZS54bXAAAAAAADw/eHBhY2tldCBiZWdpbj0i77u/IiBpZD0iVzVNME1wQ2VoaUh6cmVTek5UY3prYzlkIj8+IDx4OnhtcG1ldGEgeG1sbnM6eD0iYWRvYmU6bnM6bWV0YS8iIHg6eG1wdGs9IkFkb2JlIFhNUCBDb3JlIDUuMy1jMDExIDY2LjE0NTY2MSwgMjAxMi8wMi8wNi0xNDo1NjoyNyAgICAgICAgIj4gPHJkZjpSREYgeG1sbnM6cmRmPSJodHRwOi8vd3d3LnczLm9yZy8xOTk5LzAyLzIyLXJkZi1zeW50YXgtbnMjIj4gPHJkZjpEZXNjcmlwdGlvbiByZGY6YWJvdXQ9IiIgeG1sbnM6eG1wTU09Imh0dHA6Ly9ucy5hZG9iZS5jb20veGFwLzEuMC9tbS8iIHhtbG5zOnN0UmVmPSJodHRwOi8vbnMuYWRvYmUuY29tL3hhcC8xLjAvc1R5cGUvUmVzb3VyY2VSZWYjIiB4bWxuczp4bXA9Imh0dHA6Ly9ucy5hZG9iZS5jb20veGFwLzEuMC8iIHhtcE1NOk9yaWdpbmFsRG9jdW1lbnRJRD0ieG1wLmRpZDowNjgwMTE3NDA3MjA2ODExODA4M0Y4OTk5MDkzMENERSIgeG1wTU06RG9jdW1lbnRJRD0ieG1wLmRpZDpEQURCNEE1QjBDN0YxMUU1QTFDN0NCQUVCOUU5QkI1NiIgeG1wTU06SW5zdGFuY2VJRD0ieG1wLmlpZDpEQURCNEE1QTBDN0YxMUU1QTFDN0NCQUVCOUU5QkI1NiIgeG1wOkNyZWF0b3JUb29sPSJBZG9iZSBQaG90b3Nob3AgQ1M2IChNYWNpbnRvc2gpIj4gPHhtcE1NOkRlcml2ZWRGcm9tIHN0UmVmOmluc3RhbmNlSUQ9InhtcC5paWQ6MDU4MDExNzQwNzIwNjgxMTgwODM5NjE1QkNBMDYxMTAiIHN0UmVmOmRvY3VtZW50SUQ9InhtcC5kaWQ6MDY4MDExNzQwNzIwNjgxMTgwODNGODk5OTA5MzBDREUiLz4gPC9yZGY6RGVzY3JpcHRpb24+IDwvcmRmOlJERj4gPC94OnhtcG1ldGE+IDw/eHBhY2tldCBlbmQ9InIiPz7KzfHHAAAJTUlEQVR42uydeVAUdxbH+5p7uE+5j4CAHMMm2VUrwYq7iTHGLSOYYBSPFdGgAYNWsrWpZCW1R222JOAFJksAjXIYDcbsGrfcVDwqWkkZhlO5BBREuUYYZ6aZ6WO7o3FjVmGE7pnpnt+3+j+o6V9/+vX7vfd7vwOmaRoC4l8IQABAA9BAADQADUADAdAANNAjC3OERnQNmup79CRFQzBv9yDp2GB1XKDaeUFXnu//Q2Vbd58B4hU0QfsFq6tfT5oX42GXx4Ttm4LX9YzNzf8Wv22BZCjvNxsnfb1k5a8lLkz0Fr+PHtKbay8OWMi7b7fibD+utwllRjJ0QGdesavheN2gyEGbzNSqkqaaCzcl6F0fcW0YZz2GzSRBdGPjy3fXM/5KtKDNBP1aWcuJ030q+f/sF4ZtblpS1GAkMvc17T93XYSgGV+RXdFSceoqpMDsAPfnEQBixMl1HzbtPXVNbKC3Hmwt/bIHkmGQ3Sn/6EMIgs4payk8eVUkoBkPnHeobdcXXZDUYSjfEQozkfsbFZf+dKxLDKDfPdL+QW0n4xkdMQnFEObdv1PZuv1op7BBb/+s88+HO5nv1LFs+T4AMHPlV7dvq2wj+UwpeAT9/j+782vaIYx9EocehmBiTQm847NOpiOhBQe64ETPW59cZsM3B6d8L8yUIkXHrqwvbcYtlGBAl3zV+9bBVhYxKgTK91jLsNITPRs+bjbxwJp70P843bu5rIUgKWHY8n2sIUiO7f/3tYySxlET4dCgD53vz/n4EknQbIcuRDGsldiR030ZextHblscFPThb2+s/6jZNE6yHaCgJceOn+9/ZXf9wJjZ4UB/UTeU+WGz0USywZzQxdiJAjt1cSC1qP7qMO5AoE82Dq8ubhjTmwVvy/fb9bmGobQibc+QySFAn2nVrdzTMMJ8ZVIUEpnk6HeXdIsLtC3XDXYG/U3HrVd31Q+N4GLwGA9h3dhxa2lBXXPvbbuBruvRv7Kzvm/QZKMSib0kQ1uv6l/cUfdd15gdQDf16l8u1Pb2G0ToMR7Euvu64aUd35/vuGVT0G03jEsL6zv6bjM9BuQkkiLMt7ukQPtVy4iNQHcNmtIKte3dYyL3GA9gjQ4M42kf1H3ZMMQ76GsjeGqRtvHKKBNpQk4oKaLTW9KL6o99P8gj6Juj5pd3ausu65zOln8qCTJqsKTv1FZduMEL6EG9edlO7YVmnZPa8v2s8XFyXXFj+VlrS+nWItMZLMt3N5ytH+KWMjv4i5NCGk39iYx689oi7eCYecvzoZLJHsEqanqcWFnc+B/GK3Fty4uTvX1VGCbYAJEmqI6bxu4hPMpPMV3QepzMKGn6F+OPePAYG+YHM5fQHQlhxWSrSXy0maCySpuPfdPvRPHyowuzosQxEehRI5FZ2lL1dR+b+8GA5/RexgR/O9OqO3CyB1JKREbZZCa3H+3svG7gpAzEdIOPh7mumRforZZMETQbEtCQ+GzZTNBMutHaPMyVP6xCoPKve6tyNfFB6qmAZj2PGD0GDEMuchRSSThMu5qvjL1Z1XY8Lxl9iL8Gi4U4khw9c1k3wZwQAJq7mJrDsQ6giTwSAO0IAqABaAAaCIAGoAFogACABqCBAGgAGoAGAqABaCAAGoAGoIEAaAAaCIAGoAFoIAAagAYCoIUHWqyTHB0ONPrDVmUQOHmIb9AYikAI8C38g44JUAX4KaBxAmDiF3SEj+Ivy6IUSglkJCAzCY1zc5kJSpQoxyfcxG2StQWrnw4I91Uev3iz75aZk93VSAv19EwPsTGm2X3t18wPkj98d5jJF3GkzHRnLvDtTyScWPnr4D2r4tCHGyNYPThtW8aJJU8FFP8uTiqBp+462J+iod4RnL4T7QlWJE37uEgVnG/8hBOLZvuXZ8WrJ1t3ZJVFn2vTvV3TwYBGUaGyJo2W3RsSFiR4cUs5JdmnYmOCm3JyjJP/BwxDy37l39pvzK9shX4wbEGSNphHjRZOKZNzZnkdyk70mnAd56NZNIbA25dGeqglW8ovsa5EiPuOWlAuXR9OaqLdq3OSAj1kHMTRP1PucyElmbPkDGWRBsJWB8zkzHDXys2JwZ5ybhKW/9eG+UHF6+MxhrXFWVmbyfBA1ZHcpJgZKs4ywwdqTUrAgU2JLgrUGVmbyUA/ZU2OZtajnyI3FW+bPtu/LDtRzXS1TsXaTPl4yA+/nvREuCvHYx0TKPVJv6pcjaerhLm9U1C2UJ5ukurcpDlRU0ySpx4/LEryrsrReLlJxc/aQjGf74FNSc/Eek75N6YVqD0b73UkL9nPS86O7QlHCAIj1h/YZaFUcqw8O+GFpGmdgjjdiHhejEftVk2gj0JAds2kBRhqXeWIoFAJsi8rPvUJv+m+3em3e3ake+3WX4QFqNjhZjGJpKUowqQOK+b6c/AZcdIkpiP+fGtyVLCLeFiTNJMDv58RkzkvkBt/xVXDEoLUtXmaWRFu7M6MQhdFIzT01xUxuQtCOOsYOGxeXKD687zk5Gh3YbOmaMY1v5322O9fDOOyB+a2kRG+iqNbkmfHe0ImQrCU6Td+G/FeaiTHoQ7nTQ3zkR/N1aRofITHmmKT7I0LQ/+WHs19TMlHg2e4y2pykp570k9IrGn2ZNzVz4bsWRUj4aG+wdfIsp+r9NCmxEVzZrCsBTHXCSfSUgL2rI5F+KnY8TiE76WWHMxOSEsJZJ7B0W0ZJxfPnVGRlaDibad3fmslbgqsLCs+fX6QQ9u1ifjN4777NyYopTzS4L0opZaj5evj1y0IZe3aAVnj5FMa78pNie5Kfmde2KL6J5Mge9fGZi0KY/NGinYoW/5lrMfhHI23i4TvW9mozCrFkH1r47YsCWdrBbRjsB4nE6Lca3I1/m5SG9zNpvXsgldnbnspErLQ7EiCPfq8O2KiijETER7q8mmuJtRLbpu723RKGAzDf18erZQh79V0sI9ry6lPMIz+OAY9TlCaEJfNC0Ki/ZU2u78d5t7lL30MQ+B3qzsgmrLRdByCUrnLwrzvHiwhw5DCjBgrJ74IGDSjd5ZEqmTYm59cJgn+D1tmul+cyFockRzmcq9zltn89EW7zSbNWxiKIvAfP21nZ+Pwh5pm86Z1zwRteyHMvl0vTNs1BjDwXyhgXqfcAU4PtTNo5xFYdAVAA9BAADQADUADBAC0qPRfAQYAMdhewC2wq90AAAAASUVORK5CYII=</text:p>
          </table:table-cell>
        </table:table-row>
        <table:table-row table:style-name="ro1">
          <table:table-cell office:value-type="string" calcext:value-type="string">
            <text:p>539116ec2c0ed6928c6dfba53b4cb642f88c6cd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age/png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VBORw0KGgoAAAANSUhEUgAAABAAAAAQCAYAAAAf8/9hAAABWElEQVR4AaXBPSiEcRzA8e//7yG3cAw48pK85qVu4E6RYjmjScnGIjcYWbAwyMAoJUVyBqTkkli8lAHDiUGUTWyGe1zP3c9d3dXTFann81GShAMahwz+ICIQCsHxMZSXQzCIqqjATvMLEYGxMVheBq8XolHw+5FIBDvNb8JhME24uGA2t5HY4hJsbsL0NCJChkGW57cPzJhFSyDAS2sHhV8mh+cPDAW8VHb4iW5sU6oUGTlzSaSFwncMjK+xvn9Dc20JwYU9lFZsHd1yff9KjaeYg7MIfZ31ZBikiQjza6fcbE/iLnDxHbNImRzpJRS+53x9gpPLJ7IZ2MTjCVrqykix4gn+Q2NjxiyseAIRQUT4D4M0pRRd7dWMzuzgLnDha6smIz/PYHX3iipPEdk0NitTg2iteP/8ot9XT6C7iZTgcA+Pr+9Uedy0N3iwU5KEAxqHNA5pHPoB5nd5bVzCWHoAAAAASUVORK5CYII=</text:p>
          </table:table-cell>
        </table:table-row>
        <table:table-row table:style-name="ro1">
          <table:table-cell office:value-type="string" calcext:value-type="string">
            <text:p>7fdf7f514e72c616044a826efa9e7870a8376fd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age/png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VBORw0KGgoAAAANSUhEUgAAAfQAAAE7CAYAAAAraHPrAAAgAElEQVR4nLS9eZAdyXkf+Mt6R9/d6G5cjRuYA5gbGM7BmaGW4lA8zEOiJUpBHZZli6s7pJCCcii0Xm9s+A/Hbsje0FqK8K4cXnltUxSpw5S4EkVRHJGcoYYczkkMMBjMgRncQAPd6PP1e68q94+qL+v3fZkPALXeigC6XlXmd+WX3y/zq6wsh/8Gx7u+8K99DgfvPRw8PBy8z1DAAx5w3qMPBw9X/Q8UHuh7h8wBzgHwviTmHTxQlqn+eTh4B2QA4MtrgKv+VuWq6jkcXHW/Ko688MiIP6r/PelQwCGrrvmKp9CABxrVFV+qhD4y9NCA80DXexRwWPcN9Ct6DQ/kyEoaUsln2nC+pl//vd61yjKeCwyqQ+Wrdqhl8QAygO0e6Boa/JtlCdc9ySM281Aye0PM8vEZGd7pc5GrsHXod26FtTxcfcHWjc6Nfqly8juQdXVbSnXv62vcBq66VkDbHlTPZXRe1S18zRMZUBQIHcmRjykZB10zfMNPV/GpaDpX88gLRIcn/sG+rCfxD3ZCzSNzpa6FB3xR3neim5QlvqynI3t70kvuOVfVddROpelQUL3M1cEDRLcoKvkAZFktS0Z9mO3fkDJ5zV/Jw8JWRyOr5XQeyJpahtAOJJtjfXwpT7C/q3US/iI/98vM+LgLDOoujIqO1It4Uxln6KEK1kUBZI2qTlHJ26gCudEv0pkYKfuBZKz8JQQIIyOLFfzF6euBLNO2/U/qXKc9gxxGdrYfy6Lkq05+7R0Dgs/NH39vAq0/fMMLhQB+oaElaDj6TZUrZ/RseRv0gfqabRy+biPWoJ8MPEoWrwu7xDWuQEEy3KrKe891DYA4XVbry4HPnCf/JuRP0S2MHEAdOEMbGXo2CCtbVOdFpZRDCVoRHT/4PEkXqm9oPRgMPQI4e2tYzUL/tmCU0JvbPZKdZTE6OZInc3V5kZMBXspb/Z25fz0flbIF87uOXhLUrV0k4BcSaLPyd16UQBP4EjCFEa+RRwBR6UDXGZCA0gcL0rXwdVB3rpaBfVr05YAtNs+qQUFRwFUg5L3hLT8YDBlwgm1dKR/7nwU4llfKZWQnoSVBPzMD+RDgKfhbfimgFHfnwQyDAgMTg7bwyMimjuqwHgG4pa2ITxL4neYBKhcGNoX+TdUi3qEcYluKzWzHVbJUtmRaPHDwZBu5Hn5rsjVhr3lIn+J4EOxvRowuM/JwPT417fdLj5rGv7nju6/0uVdrtaVTsaLqJnTM5cClGsYG/URQI5LluQUaDvx0jTu/qifySgVDE6k6ies3AsVI1sRvC6JhFJAqn6CdmgGngHiQHAq0zG+fum8CV0omOQojWwp8rzuDH2B7e03NiAwNWBuxQw6gGfQPDoR6Fs6+LXwpaAQgM4HC+qJcExk81ZFZKsunflOAsPyFlrWBxBkOIvCU4UjYRGbttj/zObcjg3IY5FC7ZKSfzG4FaKQ+DwRC1qBiKAFY7C6ZA0vDAsLAI6sGKt7Ud+kBiYCzL4i+BG+jCxzNRmFswKBSMWE+PAuUNrVAyW5sgUKYqoyC4ZG6LrLaAUEEPEyjMkTGymYEwt7w4/qGsTPXlUqu7nv2vi0nYBpELGq7WT0UfQZsXMe2oqfTugW9TLkwKyfHDHqyXqwDgF/87oD95gt/9riPatiAoYDYBlAplgjQKlBJ4DT1GZTs7Ygf8YnwJAF0KmWZqJeauYmeHAuTA5TqYGDjQCijVxXoebCR4G9tWJBNkkBufxsbKkD2ad25XKib0HMguBNDO5CwNFhmO7DhIOJTvsJ8KRgyOWfLpUnEfmYCUzQwoxM7wLC68UxJOnaYiZpyiqc5YfmjAQDq1L4EpSATBRkGH6HPYGYHZXbGLOWtLwv4RgOcoh5cAASSPhEfSAZpDwZ0tgnrrdLkiTAX+UFFV7IDIRXutF2d4S3+VfiSp6TexeY8Q2TdGNQDYBD9oDPxZ/yLAJnAXvoUp7OjetSPFNAxTSpqZ8eWnwJ8p8vAJzIGiGVU/I2Mkc4sA18cUDa0N+tFdkJCvgDYiA+Wj0FabkZ1qFMre5J+GKAfMuDnH74prL45QP/c8TjcJWc1Rr7kvUHBd1DdxL0IZGzPHFDHghiAOsgNup/6bQYY0X2vxbAgl6rHgZoDPgOep4IpmwWA9LWMPIMcOJP3pr4pE+lFYCAFJOAqea5jw4iXtQNQg3VBbSw909enchR8fwBfgNp5gO1tALcyc2cuzO/UgCqzZaHbOMtq3iJ+UJ3oyzUGTiW/+RH1NXJwb8uCQIdsyO3NhftFDZyStrd+k4wu1HZ2QC3g730NyL4AXEYz/UqWMLunOqw3A6+d3YYyqPsm66fS/ahjccF0TB0eQLKqzqbboQFbHm/I4EGeiftC0xddgw9mdXNacBsIzq7WO5WSB8pHENaGYVBg/COjEWAKbDmeMkgyLZuNCCDK4Iw63gQ2VM5xI0l5XSxcV7qhbns1SDOywuiCFE22I2UGgloZwixc2WWADZm4yPbz77whXt8Y0BnMPVsnEfVt/AgsqLOrAG4Cs/dxeUtYsTUW9oZJClhSADJocMKga4O+FY+BETAz8oR9UmBnQSY1WLA6pUAyVS7wGGCLVPkUzSRIc5ul7HO99vNIzrK9KWxn+uZnDXYMEil5UnzkxAIedEe/3qG6htfXVAbIypCKPKQcz/IZoPi+Mp+negP42Lbm4FlAA5iqT7JIGlyANnq0YtRJZUws8KYAOGQPWCeXKCP8bGD2ZnZPgT8zbcv6cHOkDuFlZZB7DFLBvKKvWZAaZrlZ4nku0Y3S4AR8USZBQEXsxLZ3Na0wUKD24bSzff6vgIqAK/xloCQ5rR87qhThGOuZ+G1nsrau7VIWoCO/Q607H57qRgBt5Aq8jS2Dn1bP1oOPIs03xK2Evh43nKkPvvm5414HVRs5oRmnL9SKDwSwRF0OxIMC6nVn9UBY/GXBlEfmtv6gGWUSyEjGqLyPyyjAsfVuQIvb4XqyWjoSeJlPagYZ0aAKgXci+MHoaQEoNUBTPsWnRu5kOUPPzvDYR1WQt7yMznyodrrBwUE6BTRc0OomfigdONKlOueV2iKvyxDN4ARULagpHY1cVscwS3R6oRtnEryP7cMy2+tBFvYt48sMRCHQoZ6R5pQNiAYPVMGCmqjMfUMBIduBbBxS3ajjiNASgAvrChyVJdnt7Fr4MJDCA15AVMqizk4EnUR+p+kHQDBArGxhf1N976uMAJkTvl4VH+RKAChnPFI6yyGPR+RthWhGDpLR0kjQ5jK2z4R71ie4YYge20cpFxevZSGetjD3ZwXoQBglh4W9CV1SM/SUTZ0DfubBxA2gmbpYH4lAEM0IjABKuEQnV78Thh4UR5OAai5EASMBULauBcgUwKiyiUCp6LHOxm42EEa/jWApWdh2HrUzD7QxjB38AHlhDgqCrLeSg0BskJypQC+/ow7F9Y0sqh60D0Y2GWRTIHJeFVM4cF4HFBN4Hc0iUj6mYgBF8GhBjD08wmpZkSXoSe3vqDwfQR5qQwe9Sj6AjdPV1WCJg5pFsARfoNbNEzAp/jYoc9xAug2U3xA4iI6ZQ3j9kW3iTYC0mQK2FwODBZpA1+nzzCfKGRBVaWviI4M00TnMqhPBX/hFfuipnNC1/BEfDK4M/NGAgOhEtrL06LoHZRfcgNfmSF47MFF/Td8Nda0s1lbGZwINedzlTX3j26mBAgzN0JbMhm1u+xDbINN1YfTi4zrhItW8wGeP+TgqpYh57dD2WnBOUzcFEFxeiWfASMmQAKNBM+8kffp9oxm7nXUnyzlEzzctyKmZZEKm6w0s7OxXzu2MRdGkAHIjOyn+A9r+RjN8KTfI3gN5J+ryj4iMXHNpHpHgcgwob20aLsp1DiR0XchnRNsBYebF/pI8jC+wbjyzyaqALyAycIBE9xzqdQVyz67cNu6oeEu9guQLoOzrQH29fmX58j2uyzOm3JvUt6vbJ3mQjyjgq2hI5kL+8iI8Hkhw26t0LPGRspmxNetqgZDpyXnAh+p+I9NvEwQeDHSVDCxTClzDLNHTDNwCHNEQXdQqdQNEPNO1qKHsIXIIM2lrXhTGr3Jx25Me9lBlqKGULQxPqzcPlAJfec3M6BrxR+xf9kbIupANPD36SCmmBiDsM6Ys/xRS/308S485fPbY9aMjdzIOtCooUFm+qe7bIGbrcDETdaIAYmgNAit1bwDA3QjcrlvuZuokwIlTgvybbap09gN0HWQfrsNlEnJYmlRloO3k4DStneEyHdVeA9zNtnvU3Il7ob9TgE4FZbYF97PIPyU4yitKEtQsHXNw4OH2o2rRACIEYXOPVWX6RaF5S38MAF5dH/QKHf9gezLY2vK8kl0FSmsAX8fIcJ+UK+SVNloQxovBPHR6X4BJ7Kn8S9rBGzBDbONgR2dAR8T2db0ogkKDPg8K+OC2V7Naep0tYzmrMhmDgavtw/FeThQP4enqcx6kDEoth9Q/yW0zAAzsXC789bpuBMoCnJX+ERBbGik7Wvm4vxMtBfbWZgl6MrC4YVnSIWoMnygrp9KfRK8BZZ2ta6+nrlW0CwA/80CqZHWkwNwGYXOaLss/DBCH216XSQV3G5AVIKWCqQ38Cb5MR83cTR1bLqkj82DeVZ2wE5x5np8agKRm7pEOFOCsLAoArB1t1qA6Uq8jBfn5eqKMlTeScZAsKaK2rDO/Bxxqhy9Lh+xtgT7cs7qIXHxOG0Wwv/BsmEFEOu5AvemHp/JCX81aQeeGn6JF96T8oENkYzUFYJ15nupRP8PPUPqzZAwarh48MAix3JGIZHelE3QbcQCTNuYd0Xh3PC5jQcW2vxwid7OhF8wpsFBGoz8S4BmADDBxW4YiCfDyVV05z0gHm7Vg2iKHG6A3g250Xezp6r/e1Lvexisiu5qxh06hbRL0pz6SOcQ+TPwVrpEe9DOqH+wRhCSiPmEHoTFg9pwaTBA5JQv7BMeFiJ8FZWObyEmpjLPnhC0A8Ml6h7n0M3SO1baDpvgmCQgdShOm7ke/mREHXF00DThkWPlt06W2Dgcldc8P5qsGIyRfkkZ17lgXy89r3VOzbrHhwFk00xxwbgEz4mWUGDggMrqoe+YvXxe/TZYxwBTpkTpSdYyMjos5rWOStjN/q87Dfm+DJAcHCdIWHCzIpQKayMSp2aQPUkCTIKm2hmWlB9nQ17KG2VOlRxgQFao44NPvdAc5jV2jgQcZJICYgAjrR2AldELgJX4CRgpYQE1oArlsQhN8wcY2Ky8Ry4yOAYGJHqiKCuwOIWXBgK1WkJMvO6oXperZ3wlM7QzXBmp+hm0dwgJ56rftRyKjShlDlw+PTVxdlttmgKh1u/J9knvQ1rW2HYIsxs5qZg+ELbkjH2NylU9afwn3+Rl4oi1s5igQz2paOkCkdYl+67asS3z2mFdAHvS/TkRVAJBwlOh+9dsCjAWSVP1BMiVnz8yDfw8IjkzrpvgYmSzIBl4SUM11j4RuleOH8vZc5EvJ5Mw9o79LyBzpRPWkKQfpn9Ld0rHlrgswCdki+agjRi5naYoebrA/R+k7lj0FtmSb1ICIg6CHSYlT8OVZbJhlGX686QqnaXm7VMubtyPleyHwC+2qnJ3VWrmkrK/eYxMfkrL8Tjbbh80jm8/A6T3ZVZzxCZM7KJ9V9UwccYl73tgi1Kc4oHYRI7kZuLj9sga03Z1+xh0WFBr/grGRSm078+ocAx4IiExbhfsMtM7QE1osH2I6gN4gSHwtAg+uZ/pX0Bfmd1WW9XAsj4t9zrab6m9eX1PgyjzpzRAp64k3ywaxswRlV/9zACIns7qZdg5+aPRSf6t7YaBDdo6yFw6aP/Hjwd5P3++AQTN05cxGnigY40Y34mIqxXmjcnxNjE7srseW64tO1xWTCqXKReDPDclyJQAtkjelh9f3PTS91MBAE0VScF/pdt2BkNd/FclEYE3qNIC/dfgUMdveqTRXKlWXDMDQ/mrp2oFRNBNO8GFeSj4ygtqVDbShDCliAxTHkFBfbEUfnOAAFQCcgxLRTdmRZQ9gbkHN2AEogSzlN3YWFZ6ZOz2bZf2s7Zynj5sQHztQCQKyT8j1rM5QONQb3ajXyqQoPZdPpZVlEBalmi14ZDoQhxX11PYh2Atvp+nwvvQRmDEgVNdYZjgN0BnRUI8ZxGdoG1aVGahkdIPkkoPBjelSOZaVZWY7Rjvfkd7ga6Yjp2bzypeYrtidOxVqf+W1GCozRfKGc7nOQYbktsqLrTkGKOA3Stj2V4Mfqy+3K83qTX8ti//hsfo7KWKsMHOgQJ/sUIlDpXY5YAOqsWywvW5ZBgVSLjlDp+uDgCkFjiLujcql0t7hvtHdp+gAg3f78rEMio69x799gt4AeZO0rIy2jUU2+Z3yD7GB0T+4Al+4Dg+eCaTq8W+bXhe6tmjyYFA0MrNa8FDPwRgYeAe4cN9BvXOqdJNyLCAFPTnCtqWkI/spxf7IFz2gPqYiwSP6kArlurmsIobYrh71DFy2TA0yubifqFkt05IASu0pX5LjbEdIWfoatIOsDAxEW+ymAn3NRgVxqRO+qObrwYynr6wJ3YazDGtajq4JIDnik8ocATVfAUw7sADRsKDM3UPN4rN48BLAuLLPoNS65SWDNEljKz2JphpEst3JFrwDIL/3zzqFOmQjLhPszUJ7LUf4+l2mywRb2t+pIwG8qrxpTO5TakBiY5hUNXSUGLbtjYySLcMw8Mk7XT1DV85lAk+472MlbD1b3v62QCMCXXf2KCeuruOoUw0COBvo7L1UsFLnCXmTdOS31/IOmgV7U86e2hlk0INswDdtYFAyJWS1cg6qlyiiAd2n/6p+I9es3wxol9Rv5fT0mzM2ztANaUfusIhtxTR5AOESdmH/D7Meqmv7Lbd1ZmQB4lfI1LmjBUtCo9IzLwygCG8WwNc2E74F0lkDoA7asolLKrsFmHfHq/9CYAUFGNbJaX/gjVMkoBe+1EkAJrRfJZvdYpfvJTMwKNuQZ7U8cJAtTqVNeetVuR/WQ/JGKxT3Ah5UP+zKcRuvxNxsTwWg0HzkEYsd9DiH+mMj9OyWwdqj2la24i/4LwNEsTHPyJm/amNpE1fbke0tCquBB9MzoJZlQJHV1xpsG0ub6FmeCt/khPpl8DXqg1IGtE9/iFO+pq3ahBXyUMJwNsBxpVSwqa5ZmiJrGJy5uJo68bWtQkbMVSU+87JPzkxSx3WDsEuXEVltIHMA8gJDALKmfAzBOJHWhm55FL0CvX6OnJ0hJVcEvPQjBWCpd7rZNmrWYcuhDuIibGqGn5SLZSiAfg6XF8i8Dzqr8s6h32rQquiqDAdOfhYbyTCgvZU85DgMdrZipHOCbigrAcbpeqnmtrPS1MHPcjkzwIcdwUfyUUeLBgqo7WhTbULWe4QBQC6d0gAQ+4JccESEfSkAbyWzBdBwHQQYqN9lTtlBytrXrSzYgOSXIzyfz+rZs6e6QTdXy+M91B7sipar938PKX3hCz1ri+R00L5Q2a5gGtVfnsVGQZ3aIKxPIJOFpnZQH2kRXS0tBl07I+PZZ+hPifpiMxFGPhLDmQw1mDD1VRre7idO8lsbBlrkq6w/0wjAxXV8zVPaUmzPWQnmZ/8qu/PqcysH28LoEB1OL7bkOKBiAlcxbReIU4xIMea+znQVH7aXRzVCr3X1RhHrb6HtPALoS0bJDwFuFQNm6Nc5UgAEaMOp8tQhUXWOfplKHBpu4v+4dyveuW0cRRUEHICskVWqu3oAWRm6kTk0M4dnL6zgt58/hy9fWgZaLf36Bcuh5OXgYgK7BWEOlil9Ujax9+0CpBBnvSlbNU63D/T6QObQGGnjwGgbd422MdVuoOlcaOqWy7BSFPiv565heb1bf0wiBEByAAZN4ckBmK8P8oFIXjpUIGVbGN14xTSg93KQYsFxbdC19gNUkAuzMq/9QOg6EFAboGPZvKtnMmFPcwdkCR9Qr+T42hb8pS42sejEg1aPsq4EcenQ4TGa0Y95817q0q/CK2ayRSpUE5cAKzPxvA4Q7IcSgPi5Jz93FKAIW9IOCFwhIHstY3gHm1GD7CPV1KwetR0Ko5SvbG53vWOZ1CtDBlhCbK3sYBeeqy+uVTaQ5/3MJ4A0v9tMvMJ2ut6AbfXhIYeyfRqZfoff0oGLZ8I8OLSL7IJ8RM8ONpmHg/Y3y1+eKw/87aAGckxXyaTZ17+p3e0gCpWNSiVivuLLdqGpeu2O1404LUNdiOxjBWXfEnmVo1qFiB5fT8QirpoC9sCe61f65eW1ZpQGDHKTwaKULctSndhncyysXMr7GC2AH98zhc9dXMF7Ng3j+/ZswtxYq/Yxo4s95Nb7923CplYDo98+gz87d60E9QaNKpJp5oQRA5B5XZb/entOdaNzA4yFoW8BFgC6PaDXx9zYEN57YDPed2AGR/bNYG7TMJrOqTUvcvr02Wv4z59+rg6SPFMTHhRfgyxBB1fbw86EeYZq0z/WHq4qkxoMeKDec9wECWsndmKmz+WSAQDmearcJ9/lb4uzbLafZqCgi7o+82RHzb3p7662eyhv6KhgScFDdJYglhc1gKlnoKQfv0YTdpJj0hXt8C43aj+JwMjVz8ILAJCRv9QD6n3Nub1JWeUXZJhQV/hlQNPV2QS2U7MCNNFbfJtX5fOjCJVyF+BK+CODMqgM215ohL7qqwGIDGhMOygeXtNnuaTN7IwbKGmHVDbqeyELAER+zWlifv4dFio6GoQxLwEAsZX4X6KPy+DPoaYj1xXwGNvzoEKVs+emA0pd3o2OAT3EJdGDG6DiJ32WMzmerxmncKC2rZ7pW6GtvGrgSTp7UOqbYl50EJ1oIE1VOIbLILgwviGPlMguTQUEdlSgACv8pw0SdtEy9e1MMS8w1i/wy7dvxo/esQV/8aXX4AqPZuaQ8QjkJo92w+GBHRP4Zw/sRPs54I9OXwNazTIg2BmlAJg4ps0asGoqvUHK28DMZTkypMpxh5B70kCdDYwNt/Bjd+zETxzZidu3jmO83cBwq4Fmg0b7dJxbWMMTL52HX98AhlqadlHJwpiRHHjIbwIBd6Py1h8Ql7N+IzK5AWU1kVoQbgP2Ta6rdqYT3lLf6ilgyW0l14i9HcTK4exJRaPqv3AofS8vDF1rKObBAJFBPbfnQC0iyzmvFpb2co4Wcfn6uWTK9lZvOZH3tBtENwCVizMVfC+Ac1YPHLicmlX6mh7P1AW4Vfq4krPpKKtDQVNlPjzUgiTxZweED474nGwMah5pA9R8Glm9AM9iCCqaYeZufFp+CyiSa4f7krlgP5HHLSELYOoFkCNgkD4XsilSvqIdPdsWuzFAMSNXf9aVByhMg69xtkxmLfaddiflUPNmWoG2kZUxhNvbVg7Ab+mSfYOtZHApbeMA10jUocM7IzvFEZZVZQfYJ6zzsK7kB6lBi6fyFquVbzlJuZP0FtCUDBwo2QHomjeO4TyQ5xjNC/z4vmn87L3bMdLKQqbG2u27OYabGd4xN4lffYdDK8vwB6euAr5RdgZ+3YVBVgVBIzN3bi+/Tf0I3+RalTqzoMcDG5ahnwPdPt6zbRI/+9h+PLJ3BtvG2xhqNXCj49xKF3/x5hWS2wItDbJCgDG6qPID7nEBLmdbLcoMeMQdcxBpos/BzrKLBlLUoXh2wu0azdS8TkNzIA2BwOs+EIJJYnClmtvpd89dhQypvsTBOehr7CCzc9HNpuqDjFWQKnx4JBd8lwGZ24W/WsY2CDPSipHYOGwnmxEdKSP3jI04Bc7fOAd02pxfNwv7maPmrYCL3i+G1YkDXFUvKke/ZfYfdopjeQwY8fvmjv6GdDBqGTMLhE63gwjJ4MNtHtqAaLO/eLJXsBPqgYOsB5Dy3A7Cg2ewfPBX1rjjWCBlQAn1bJ/nOmxTmDKiF6AG25bH9WjYeMOFVB+nOqoMy1mLEJPjjkx+aDt2JDuVpSRX8MVokMIxlPxH2bw6l0wePJDze+gK1DyBEynhqVxdUdez1/MCo3mBj++awq8dmcOuiTbOrmzAF8WNPvV2U8dwK8OR7eP45SM7MNRw+P3Xr5Sp0FbDBLbqsBtcJEExBXx+cJlAw+6sZc6lM/b6QC/HJ27djE8+uBcP75/B+PDNWWN5vYejZxfx6sIa0GyWDqJ4pYBPKZKQyxYxF8IsxFZ00H5Dt13ChinaigZ3FFD7UBn2SR7pB5GM4wMU1KpAzzLYQMBgboN3eH2KwDTMtGDes6UyNqAEeQVs6Vzo8HMWFfDlHNq+AsSh/4otzTurPKMLz7Pl2bsz+hNPsY0EYd6SVQ3imX91LTMDATswENtyCtOCqpyHnzaAs4zVfRGBwY/fB3dOPzPnwV2W4MXrKuRP8CvbBlSfASS4J+nHfsavKWaGhqPyFmDZNkp2viZ0E7NtNXAgmUN7GL3VYCtVhmU3WQPmy/3MDnSEjnKvRHxIzfg5WxDFi0T50kh1+wUexNyxoUR/azhzsGxBX75vJgpsozBYYxvQPY5BAJA1q5S7HMn0aiqQp44EncJjNM/xoe0T+NSROdw+PQIPj35e0mwgaYLv+hhpNXB4bgK/mDk0Mof/cHIevuvLvZojIDYyhgCY0I9HRik60W8jWMq2/Ryu18ePHtyGX3h4L+7fM42RdgPeezh3Y2tcWurg6dfmsd7rAcNDelV+anASyUEnNqMw6OAOFXazU8T0EZzS2DjV2klZXfqeJRN2IoMO1pwxCPydvgZQZzP2cXQvaVML+jCzcy7PQS+lN4O60c0GA6kXLnGwovse5tkv62v8OLSp0KNyct+hHjiGeCjAwoV8beuM7MLvG/PAJQB6QnaZ9fEjA5VyRE1n0OxF/I7LM9DIwIlBNgITX9vDgk3Urgbw1C3hbdusou8aqN93r/pmMlNg2Mk6B7Zj6q9KxbO+IgM9PmC+dlAb5BEZjU0iG1F59pNUWfYtnrmyPaO2hyknh1xNCUMAACAASURBVE+UEzES/V7ZxMfXeFDg1U1DgAcAifjlUmUHxEY1MTDiCt7IALPSq1kHXRs4hAgJmML7CASrv4XHaJHjPVvG8KnDc7hny1h52wO+otn8bwLn5THczHDvtnH84uEdgAP+rxOXUXR9OVO3Yl5vti2FFUB7bXupc8OyMY+s28eH987i5x/ei3fsncZwJd/NgDkAnF7ZwJdOLwJw6UVFqUFE6h7fsLIHJxZdzLJba0tDTvmNBwXhAfwDaVEk1RGcppOSgVPXwcmlvAc7fihj+mB9XfydwEf+elTPVul5LFDPglipEAucAVL6HcUFAgp+J5sXhvHAJ1WXQbkyQSQHVw+6epPRQB04gp0c6tfqhKfUIdqprIqcZg5heixyCU2efYQBEQGLkp9szvIBNShwm3CWgW3ImQtnaLF8dpOWYHeyJfPkrIQCpoour/wvKv7y/Fr1RcMn2NDpa8pm8jfxXB3QC+64XzBAch1H9xRfKi+/lX0MyAkvllvxYz6sk7luwEwDdhULVFZL7EUMvaHLmcXUgJp90crDgz8RMNrPwtggCnW231Jfd9BZQPHh0IYOzWSMDe3AAZ+DJjFVQRwBLEeLAo/OjOHXDs/h4R0TikXuPeALNE1f+/96tJsZ7t46hl85sgPeOfzHVy4h7/XrmTrryHrcEAy5jPyOwToUkIYzqcis18OR6VH83EN7cP+eGsztsdHLcXZ+FaeurGFpo4/ce2TOIS88njy7iDdXO1onb+WrVYva0h6DZsGqvdWNmjCnZ/m6Oq06Fm97aXxWkbbAx3JyMLbyOQe1khqWDwcpCrZyPy/q1fISvEXWZqPuPAzyDPYhTev0R0BCe3gtK8WcyBgSRFN2UDShA1g4l98cSC0dV/Ph4MeAkwLQIHN1yCzXvobo5ZqhyYDDqUR5/l8Y8ApbdlJZ9jlOc0sbRTZje/tab6krPuEcLcpjXiJDgqayj/UxDr7cRlQ2zJy9GTQZMLA8bUCPwFjAS2xFPhDKZIYG2QWmbGxU6BXponh1cIrfgrOVQ+mWZlXzNPYAEM2oB2ZRXMwzOidbeLou/ZSKRQIGnzFtwbGH5XAVIbsDpaLr0zbhI8QQl3qGboJyVIn+2vRo1WGGiwLvmB7Br9y7HY/vnor4F1XZxo0E/XscrUaGO7aM41P370Dfe3z6xGX0e32zV7SoIWBDBAYCuRkQyN/rDQLkj/NAP0cjc/gnD+zBY7dsxmg7DeZnr6ziidfn8eTr83jz8gqubeQVoJc4cWGjj+AQzI8Dvcg9AMPZAeLrVJ87WAiG1UUGc+sbyj6A8hF2bv6gCIOrCtCgVC3JKkHWe0rPwqRQSS6eWRlxAWCq2cBcs1nGhswFsTbg8Ho3r7JKFKSZb271Yd4ERPbg16/4YPnZv/jVNJ5Nsr0icEd9bn1ELvCGIDaAh1fWKpCLsgTMh8AyyEZBTb5vwl+G45gnsvF72iot7+J1CspeBEpiX3YqV9G274Gy3/GsV1WnHwF8zKr4aGYrfJ2moQZTDvUKYbGp0SOQYjC0PC0fwy8qyzaTunI9BUAsAzmcPRdQsvJIsSjD4WNeyg89oi/vcXtTlboM9TuOXzD1zGlJh2zvUrKBrtvGMLQG+Y/Ixm1tJwtMUvk39VOxYYiRkBl6KrgLg0SwUed0oSgw5D3umxrGL929HR/ZvynS0/tqAuM9Ws6lTGHK39yzZT6amcPts2P4Fw/thm9k+JPjF7Haz6sNWEj2QQCMQffMNVtWztmm1cyy0e3jsQOb8eF75jA12krKfe7qGj737Gn83vNncGxxLW3rLKtm56YyB2rWTYIgFwq3jKyRLubEDiL4EH8d1Imu5zdSjx1Upeuo88tzc1dFUlfbOOoErBqDWpDJAUWO6VYDj+/fjPffsrmK06Vf5nmBE5dW8NsvnEYuwYi3LRVC0iGFYfgEKTRoK+DjAIj6utjZDtp45zg7sAgKWbtHUUW3jZDjjV8YjHkwIqNvCWYZytm01OXZZQBmCuoSrBz0jnbRbmvVX3kd1gKM+EHDIfo6IcsseqU+fctmDNdJduFjByq8wJDrCF/1GCIIjDD4k/JhfQO0L4Ry5BecLbDCsr0UGJM9UgvSQruIrLy6HZo2n6s+xNf4cYJH1M+StpayZM/gd5ydcKYONH+5wG8TlMRIbl/7aRiE1MUifTnesT1CbPP6nu3z1na2X0TrKFh/cy/CGPF5bR6JjfUzdDYC2DADDm+k9ECrKHBochg/d9dW/Mit0wOrFoWH8x7tzOHGkO4SWKW/JVPf1mCzd2oYv/XYXqDw+KsTl3E5L+BVgGH5LcAQEkhAtsaNwM0bOtXvosBku4FfObIL20bbSS3XNvr4wnfO4/989m0cX1wv36mXAUgKAJWuXhtjECgz2EaHjw1qbkdAra7biDiIWHXf22t0WBnVTLP6F3ZKS5RL0mL9iV+e4/aZUfzjB/bgow/vVVWvLnXw+397snwrodU09X0NFlZdBktOV3NWgcur0TYFeKDeZEWAIWUXgGbS1NMVIHoCJmorDqYpgOWBkp1RSBm26aDBd9SmdNEB6lOSbB9e9AXEaXr+RgBhmTpnfqmBFwMcg6RzMZ2gI7UFvzKngnMW2yMMskRO88qXc3UmJsiRsqPTsso9u/5B7vHObdY+YUBAvsOAxDZU9rR2sv6lBI5peVM2meoXn6N7qXblOuGa0aM0UII/xSwVyxLysGre3GPb62AFfTgt46C+E8VZjp10M7QBP0MPnZSBwgYRCxzy1yMrPPaOtfFP79iCnzq4Gdc78sKjAHBuo4/nLq9gpN2E9z48/5cFteVEvlTCw4dBva+Cjw/7VvtyQE+KithDzQwf2DWFF88uYf7KCnyTFpykDhVw2R4J0GRAF2e2AFrNzg/vncVDt8xiZECq/fjZa/js0XM4fq0DtFsIoMW0lJzcTiB5rVOQk4ZNgJymkapvwYNtIGU5uMi7yko2ccDrALYFNqWT1+UdXWc7q+9GUye27aW+flY6WivLcPvOKRzeN6tELLzHucV1/NlL51CEneY8vbcMzSfKKGiVo9G+lOWgENKQVn+nX7d0rLPlwXUIpOXdbED7qbQl93eORRIIQ5rcmdQ70QoAVBEIPkEBP4Cxq/lxoBe6nE1TC5VIT35WqezPZauTMAsuaj1ky12u35DyQNgnOwys5StwQP02hTOvFZk2UduOOr3aP2tQu5OcYaDiYoAM5aDtFoGwATk5Z9CUbIAFYjuI4PosJw9EWFfbFtGgpvrniQ4A/QU3UH8wAcPqTX90v6jANNCwZa1AInPqXE6poa2dOCYFXuT/0idDsaqvhD5HsVexpoATBt6yp4Mvs1UOQKaeoRdaoEDQx85qA3ThsXW4iZ+4Ywt+6a6tuNFRAOhmGf7o/BJeXFjDmgd6HvDw6BVA33n0C49eZQ/nPfqQmFIDJQqPZl5guPBw1XVngr3zHq7ZKKsMND4ZkQtYYLGzn9R9CyLeo5U5fOK2rZhsp9817+cF/urEJbxyccm8y2rlQGz7CHfZYby5JITJW7yplvzKmFS1QbyiwbNlC9Asb2Dv9b1oZFo5bWgb7ogVkRBUSVBfyR/ADPXMJAIHB+R9bB1u4ciuGezeNq5E6HRzHDt/DU/OL8O3WkYfp/uGHcylgnB4I8EZO3AhqlfkdTPJLFU6sq+GvN6ZjVBS+po2CIYSWQiYwsBBwHJAwBZm8lO9M086WfBBhmiPextko33KRQfUQU9mv4Gf0zZgO6qUdlUg43I0Y2OaIDquAgYwH/5b0VRZC0f6ZHo1e9PsPhfoeA2K1ocsODPAKkA39HjAwLLbDWGimSaDEden38olyNdstifYSOr6mk+U1fGJa3ydfGpgH/Kx3hao1T19q1aSOrVanW78y2IkYPoQ6SSxknmyjEFM8kPe4lWAXdqfNmOiZ+hEnYHK3NLnHig8hpoZfuDWWfwPd22NH/eYw6NaFAeg2OjhxHpPG8HO9KwSoVyB0eEWbpsdxZ0jrTBw5r9y3gTQLzy+cPYaLq134e17qgrUCBwiIJfbvIEMVSYMksP1+pgaH8G7Dm0eODu/vNjBN84v4my3oNlAClhT7eQQffiEi7JPqvten6sy4lRk/xBQpYh0GujOG4H+AJmEhppFetLLEOFOFmYULIvRKRUsrQze49DMKO6fixduXl3q4Kmj5+E3esDIkAYM/tQoUH8cJ8gqcprX/ZScHJSM7FKHg7F8QlR04Nkh7/UsPiG0HdmM2zI5G/D6+W6e17R4FgroWbqUUfSNLsF2lV1UEJT6VZlGNWjpF/U9kN0BPfMVPcKs2+gZPijDHd28l21lzZxetatAsOKX+qKZ/LVbsMoHZESGJscC4x9Bv6r9+NvhtWJxGztLkq853cdsqt9mwxhAGHgjHsSHeSq5bL80eireXFYt+699Jmqz2iSKhgNCO3tH9qv8K0UrrPwnfQID1DrB3LdrZRi0JcOn9mIn/+UBK0xss58iriaydSZMyuUAmrxZWwK8hbC6biK797h3qIEPbRoeuPe4PfKiEjTLytGqBAOVYmQwJ2VFhh7wrpkR/K/v2of7dsUB2R69vMB9XzuFX3/6DWw0zUyZAZMDxCBQ5TLqb8y3VXh8bMcU5qZG0LAbQ1THUycv4/SFJajN9m1w5AYPR5peLbPxWE7pWocObQDd5jzqVruCCZhXwSYET9AsLKvvhzoMIBIg2J+Irwgm/sDfNg4yinOjdvIC9TVO26nBhker1cQd+zfjvgM63e69x4WlDr765lX4zH5Zi3grviYwchYibIBDvqOCBevhahAXm4tdGln9vfIAoiCCxgFV6lMCBfXRENyrcvIdAKnWqFLCknoG6uAUZh2o7cP7uNtUegjGDnCNel1A2II1r4Og1G809D0Hk6qHzl6IL0nAa5pFsCJH+JY9+YSHHjSp+8K8qPUJdiId1XasXpcTnvLNd/YXlQZHmYoP7eJQf7sd2m+sv6hMBenGjy/CIkZn2sj0P/bHUA9If9CF+rF6swD19VBmwKtyYdBt+gSDJwOdsrvIrgJXTZvBPICtfbPD1feU3MbeavBRxRvWNTwqCQZHvTIdGlOMuIFH4aEy5iHmVYWa1ZS18FV/lI4jG8skgQt1Rwk/nG7w6k8v9+jkiVnigKPwvvZ5OwMUBVI7oLFy3qOXF+j0zOYeA47MOeybGUEmC2HsDCXFy17z9repGwK2F0XRbGR4/6EtGGmmZ+d54fG3Zxbx1koX2pmrQxpd6Cqf99putk/IX/WBDpGRvInBk0E3yMC2EhnYHwi8pNOC3umWunwomVxdVkCZf4eAxZ2JDi/bhkpgIN7WHtLpej0cnBrFIzumMTWuFyourXbx3OtXcHRxtV5zUakZAITlF8CTdLVtALXBhwCfg/7kafWuOz+rFp4hxZ7V8oeRvode7V3RD/JKeZKHgzs/znDko1FspcAnh4ATnB5sAXVbsJyOyvEsVgYDjUrXvNCfRHUZkFHKWmatInhoV1/rFeQ0fVeAT44AgFTXbk0bFj82arsMXMBFPGzanN/QEBs0GwgDX97jPvgKtYGVncFZ8SLZFSA7bacwIOVZqSdaFCdZxWBvlstDrWlgkA6DSEf6kCx20x0lp4+v8xEWTaZimdRx5h4NJkPsSfQ7ZqbawTYK28XVdYN+NUs1yOUEnthSPu5kdSyKMmPWbJZy92mvC1f146KoUu4JDFN2ZBCPAN1H+t7o8AqwCZTsjJd5h2BRA3oSfAfyBFY7ffiiqAMXG5J1U4MMw8POnoMjeLOY0cN1exifncDDh7YN/OjKyXPX8PL5BSzlvk7dpvgHOVx93RpdgkThyy1mK7FQFCjazfoealK1TmU5VxRwha8/8e1c+YhCPdurKjvoNGgAYZG94iF7hftSrqzwyMiu3jkUWVaCp3wgggFKFo/kxi9CEBBhC6DwaPRzZL6o1csy9LMMXhY4VeUPbZvA3TsnYV+LvHStg6+/cgF5ngNh3YOvbVBtQJN1czSKosysUdt555A7h6KRwTckYBOoAbUu9NzW9Ys6jY/q/Y9mhqLZKDtzXqCR52j4cqMhV6V8i14feeGRt5rwQQ5XZ5V7fTTzopwMNzK4LIMvPIpujj4c8lZDt6PoqwJh5XeSMq9kDMGG08KFR1i4lwJZ9htpw6Io3yTIHeByhI0Xwgp083ybZ1NBRpJVzRIFuGxgBwFfBpW9UDNc8unw9TRL3xldRQQGSAHXrOYrHcW5MiOBulg56CF9jJ/W9jRAJ795cyT12VPSJ9iGbRGEr9nY8nw9Eot4MbgBtZ8I2NusmxpsSV22pz2CYDVNrht8lsqrVD6RUIpSu/HEJAI6l9C/0pMfQKvsJmrfCBMPg4eiC2dHAYRvHsgkgj+o42D2cg/MGFBgBIkBLvM+/rLioMOXr62FZeneaZp2Zh7s6zUR7yufvdmhhK/4Sn3UjsR8wPwI5EUeq0yo44BuD67fDw441O3iJ3fvxlS7GffF6vj8C2fx+umrcJ0+XEN23qgO5+CbDfhms9R3owcnzzWDfRx8uwXfbAC9HK7bg3MOWbuJLa0GJqrHIKf6BboCFhxo8gKu1y9BvNnAdLuJbe0mhhoO/cJjvpfj4kYfvtMtzdJuVYt6qBNxkCXZQwfdyOF6PbgsQ3uohVvGhjA33ETTOeQFsNjt4631DVxZ75XZG3lljxskBAYe2FTtVpSDJ1cUcENtHJkZx97JEUwON9GAw/zqBr61sIYLK+vwfQfvHFyziVv2zeL2XXqvhKLwOL3cwZfOLlKAJb16fWTdPlwzw6GJEdw5O4Edk0MYazXgnMNGP8f8Wg8nF1ZxbHEV19Y3ULSa9TPT4Gu1zZz3aDuH8ZEWut6jAYeWc5hxQM85vLHSQbbRQ2u4hQe2TuLebZPYNTmMsZEWsizD5aUOnjqziGcvLGKpX4RFfK7bhysKzI1U9bZPYcfsKIZbDax2enjj0jKePrOIpy8voXAOGGrHgOlcnQaXACdblPJMUwEWnauZotO/wwBQAntVt6i+8pARXTtw5E2JhJYalEigTaTXbRkPHeSlfEHAmFzVT2AjeoeZOZej8/BNdBKDbZiRv9mZdCBGpwr0SQ5hwAMCoRX+8mM3sbGxAc80lSy+vidoEswvRHmAQPTC4MTYz5m/Cil5QCPnBGZMRNo9ZAcqH+N2EzEjuwD1GyGJNrcjGNYtxFXhX/3mVyt58MLnPDjLCvI3qWNwMSO9JUNZvodOhfjw9sQoR6AvPn+zRxHqWsBECNBUWCsSRClnMDf31L4s3w8DCV44w4MXr/WOBhKIDStmyQtsmhzBB6ZHsd4vUHhgPPP40ft3Y7iVljIvPKbbTXxg/zb0nUOWufIRmgOcK7d6fXFxDc/Mr2A8A+7eNoXDM6PworsrX+d7+sISXrywiHazgXfvnMZ7bt2CI7dvxfapEQy3HHp9jx//zHM4en4ReaOajeV9YL0LZMADmyfxffs348iBWeyfm8TMxDCGmhl6eYHF1Q2cvryKl16fx1dOXsJXLlwD+gCG25BZfehENtj1C2Cji0argQ8f2Ib3HtyKew7MYs/WCYy2G8EfO70CFxfX8Z035vGll8/hq29fxaX1jfLjM5krZ7Peqz4SHHqjh0ae4/6ZCXzw4Ha8694dOLhzCiPtRhjsFYXH2atreOLFs/j9597Gdy4s4uEd03hsbgpDZqHi/OI6vnnsAuZXO9W35iu9eqUu7fFh/OOD2/GeO7fjwTvnMDlUfrc+K10M3pdbG69u9HHs7UX85XOn8fkT5/H2erd8HTGkqSsbFQX2DTXx0+/Yiw8/uBcevvSDqthv/Jdv4+ylBXzi7r342CP7cP+BWYwNNdDKsgoDSr/++V6OP3jiJH7nm2/izU4fyHPsHWnjI4d24oce2os7dm/CUCNDs5FVMcKj2/e4sLiGzzzzFv7lk68D3R4w0q4zTfKaltg7q55987akYh/+olrV3wCpJ7MLAl0LtvJantAufDWgIgBQz+/lr9fBDzC0GDQ4gBoZwmMAV8skH0vJXD2oEZ1SaVcG0dDGZB+hCVdndApfnzvSiTNhKVBmvRgAA96Q/bmQ9zRQzRABajTzSACezYKEmXEKdGHqS+wl0GSdITYiPSJbm0wKPOrnyBzXyYae+Ei9UIfVDQ6NepMXKVtX16vORRbBA/KpMIDnxymo65YBQ+soRfmNleAf1eMZzsYWFaZlLjFD51GLOhUFDAhXDXmzeO5R9b+C6AQwJSVlxCPyKOD3sTFvhrM1zsCBRQLsA40E6aLAznaGf/XuW/G9B7dUAxaHzHlsGR8euBjOAfj4I/vwkQd211kW1P3zjfPL+Ldffw3PnLmKu3duwm8+fjseuHWz8snX5lfxJ//h7/DA9Cg++e7b8Pg9OzA92sbocAuthoNzDi+8egnLS2soJDhsdIF+jndvm8QPP7AXj925HTs3jWB0qIl2q4FmVc97j10zozg4N4VHb9+KH3hkH77wwln87tdfwxkBXFaNg+V6F857/NAtW/CJxw7g8P5ZzI4NYWS4iVYzU5kV7z12zozijp1TeO+RXXjq2Hn8u6+cwFNXVmtQB1C/BlLa3HU2MDPSxi88cAt+5LED2D41gvHRFoaq2TIfM+ND2LdlHHu2TuDf/PUxHNo+iTt2TAU9pfz5xXU89eqlMpsji6Q6PYzD4+OHduATj9+Ge3ZuwuRIC6MjrShDJLRmvMfWyWEcOTCD7zm6Ff/bV0/i7y4uAa6pgaMA9mwZxw/cvwuHdk8F83X7Bb716mW8uNrB//LRI/jBR/ZhdmIYI0OxbgAw5T1+6vtuxwsLa7j0/Nt4z95Z/Nz33oZ33LIZ02NDGDJf9PPeY9w5TI628LPvvg0zE8P41S8cBXo5ZRPEUZ1OtWdAWNgWYruAGacWTUCX2aftXwxOkkqUZ7lcLjnbdEDDlLXPlDkrILrY/QRSz8R5ka8Fc4lLKdBS4OGgg6OAS0W7VWXlKN6XMkrghtGXdAkmZlCzAEhlQXwd6vMQ16gDq1fXpDxiOuE3FYr2oKdySh465/furd8IkQDOorsHwnvmzCPT8tgBUg0sxIv0DGbge9bekXJVG1Z0wl4DZs0Wb10sZL3hLUDOGBl8jmbvjJsNB/RCyp20oDSm1TWaTVd/5annzR71AnaP8DwgVQikrDALfL3q8zc6uAljwB4A6FJRATkbE2GENLV9Ah+5ezs2TQzdnEBAGfivU/6J1+bx3PlrgAN2z03hsYNbMTM5HO5fXe7g2WMXcO+mEfyrHz6CA1vGsWl8KAr4X3jxPBZWN8oV2+sbmGxk+IkH9+ITD+7FnbunMTXWRrORhYAvX8NzzqGRAc2hJkaGmpgab2Pz5DD2bpnAp/74WZzb6FazWE9BswG31sHcUBM/965b8QNHduPA3ARGh2PwYzu0mg6tZhsToy3MjO3FcKuB7heP4ZmFCtSBeoFX4dHe6OLRbVP4xQ/ciXfeugVzs6NoRM+B66PZzDA9MYT3H96JhbUuRlsZtk4NB/4A0On2cXx+GU/Nr1R7/wPo9rFltIVff/QW/MMH92LX5jEMD8X7CdgtijPnMNxuYGRoFB+4fze8c/BffRVPX1wun8tXz4hnncODc5tw6+5N4S0R7z06vRxvXVzGP//eg/jhB/dgdnJIyZo6ZiaG8e7dM9iaOXzw8C48cmgrRoeayTrSzs1GhrnpUbz/0Ha877kz+PLZq+XjGwEGXrgW+gAHSRskQGDjyDdcPaOQ5+uuqifvaPOolvdjkOsB0LKaFqAzAIE/BXAO0hLYGywPCOQdVAAOs3oXA2mYqULfExnCP+jr/FcGII1M03FAmCUqOgS0ShabLufn9Gw3lq/iH7IASMvKNxSoWwAmkFTgSfeU/iQD2ynwcIaG6GF1YF5yzUG1D8uQ+uxrgEGn+TN7PiKglfiX1QNfVLqFBXGosZWzRcEXUNMKWSbTl3LKUuU5wqOmqp+Vi+JkVbG1H4GnElApVgLrzX9oxVeAUdQjDEMvmhl7EkiU9h62ua53lHasRj0Z0Qo0E3KkZAhBRuoVmHUeH9oxjanxmwdz4PqDkUsLa3jurSt4a3EV+8eH8K65KbUau98vcGlhHWudPn7zw3fj8L7ZKBPgPbC43MGfv3EZy94BnS4OjLTw8++5HR+9bxf2bZ1QKWcJ/AwAfN5sZNi2aQTvu3s7funybfjNL75cptVpRuRWOzg0MYzf+PBdeO9dc9g2PXrTrzMKv6nxITx+306cXu3imS+8BPT76tWb4W4PH9gzi1///ntxeP8MRodb1wU6PibH2vj+B/fAeWBsRO+pf3FhHd8+OY/FTq+cOW10sWt6FP/zew/hQ3fvwLaZkSSfvAKSDD5pu8mxNt53306cuLyMNxfXcTH3IYW7a3IYD+2ZwbDZdGi43cR/d88cJkZamKVB3PXsBgD/4P6dePzu7diyaQRjwy0ln/UPqZNlDrMTQziycxP+5uxV2oCJg6QJLDYYhUDFBwXqMCOxAwFXz9x5k5xAFHW6msHeDsCDPARaQoPUELHCeXgW6arHIcE4CGlZAQx+bmmBguWLQD9WKQZhsRM0yHKwDyBIwGXpBXA0AApXPyMXfXmgpcCNBwYmyjoRhmSujV+fK1uTPcJvC/7GSCKjMlpCnvAVR974J0FTwNrqoOia8qKAc4g2WvKpOiSb3FITY8IcIh9sJvjEugffJrvy4FN4VLI1a2BzNHJwiBS24EdO4eC/i2fZBKy+gPpcovCxIKrAtZbBwX8Xi+LkraLEgEHxN4MXW6YwdQuPzeND+Mitm286W3Azx6vnl/Dy2wvo9nPctnkCj+yZVjPQ3Hu0Gg6P37cDh2/ZjCyZ1vf4xssXcOrqCvq9PnYPNfGpD9yJH3xgD7ZMjUR1zl1ewcmz1zC/sgFXeMzNjOLQnmlME6A45zA91sZHD+/Cp7/5Fo4urpbPhjMH1+li/2gL3PjFIAAAIABJREFU/9PH7sMH79uJyVENtL1+gRNvL+Dk2WtYWNuA88Cu2THcc2AW22fHlCzT48N49NYteHTbFL5xbgFoDAHeo93r45Ftk/hnH70HDx/cikZisPDiiUs4dnoBF9fKtP/2iWE8dvccdm4Zh3MO2zaNJG1+enEd33hjvnpFBNizaQT/4v134IcO70oO1p49fgHPvnEFRzt95B7Y33J49JYtuO+WzdFgYXpiCA/tncVfH7+IixeXwoxs57YJvOPAjCbsHIZaGfZtm0A/L/DtVy7i+VNXcHathx0jLXzffTuxZ9tEcqC0g+x48sw1fOv1ebxwdRUZPL539zQeObgtmUXKnENbVrsr8AZqwKLnn4AJmgOCqAUDTvlaUObV4VI3PLNH3Tdl8ym7q5wFYR50yCIHmD6dmqWF5/yuBkkFYq4GXZGTbcZgBphHBRYcTV218Y7X9gozUlf/ZhMzCMHMxuW6Lcuz/2iQZtvZtDEDczh11I40oGMd1Iw7QVf9ZtvxgM8YOby5JOCI2l9VW1V1RFb2h2T85gGCiwsxHjJYO1fPsuWNDbEJZ4BUlpicVvzdEx9ZPCrlw2t39ZoR+h66AU17bk75HvvAzRzyWq1O9xu64X5CJgLlm+VbVqOOyfTBsli+/NcYoPCYcB4Pzk3h3n2DP0bz9zleuLyCFy4tY7LZxN07pnBwp16N3cwctk6PYsfmcQy1Guj3C5y5tIz5pQ308gKj7QZmJofxl0fPYX1tA845/PS7bsEPPbQXW6c0oJ29vIJvvHoJX331Il65sIzlTg8oCsxMDuPxu3fgJx/ah20EFI1Ghu3To/iePTM4emW5dKxeH5kDfu19d+Ij79iNsSG93vK10wv40vHz+PrJyzh1eRkrnT4cgNmxNj50z078yDv3Y9/cZKjjHLBjYhiP7pnBN84ulNf6ObaPD+FXP3gXHr5ju5pxeu9xdamDv3z+DP7s+dN4/fIyFro5XOEx3W7gpXOL+KnHD+K2HelNiFbWuzh+bhHHrqwAWYYdI238wiMH8CP378aE+aBOt1/gj598HZ/59im8enkVbxflwrttKPDlk5fxqfffgcdu34qRYT3r3rt5DLs3jwEXl4B+jq3tJt4xtwm7NuttZ11lgNVOH5976nX80Utn8calZVzpF5jNgKML6/gfP3IXNk8MJ/2/0+3j68cv4o+ePY1vvX0Vb671kBU5XpqbQsc5/MD9u6KBcLdf4NJSJwa7KP5y8Hd1nxgUBAyGhfoO5hmh/VsFrvCesZXFGX4GBBwxZ7mR6QVuYXBSEbd8AohEqJkAVQJaZRuJKwkglk1PlN1p0SHXDxkKLUYy9Z4CZhvPo93/Eu2XGhSo31YOAiwGea1g3JZ835LmfSkiWlyH24ZWwNvsqv3hzLUkqLD+KXsyPafBmP1ckYgAtT7lrLTwC4+rSD6ZHDcA5EW1yt0CawTq1YkFuKrxSjPfPKIXAZSJLa8CHPQMWxylAnRXzdJvni/rYPWTa8KLa1r+tSJTzQx3zYzh2moX80sdFLnHUKuBvdsnBsqx3unjzKVlbOS0Qrxi4xywtN7D371xBRfWurhnehTv2LkJk2bzk0Yjw8RoGxvdHC++dhnfOnUFz5xewJWlDvq5x8hQA9NTI/ibt66ikxf4+JHd+LFH9mPzhE7fnjiziM8+/Sb+7Dtn8crVNaxwiujKCs4vb2D/5Ag+/tgBVW+omeGOHVPAC6U9sm4PP/7gfnzi0f3qW+/eA995Yx6//7WT+PPjF/HWeg89bt/FNZzr9LF5yzh+ats4MspCjA03sXPzWPk8Oy8w1XD4iQf24X1HdkVgfnmxg9/52kl8/ptv4pVr6+iGGSWA9S7OP/s29m2fxLapEUyOxV+8O3dlDc+8Po9rnR5mRlr46O3b8I8e2odxC+a9Pj7z1Jv47S8dwwvXOtX7/RmQF3jLF3jrjcu468VJHJybxO5hDdRTY21MTgyHHd8OTI3gkV2b0E5sCby83sOnn3wdv/vECRxd6VYbrWS43Olh4cRF/PL7DmJzwsV6vRx/8Z3z+Pdffw1PnV7AkqwWzz2+eXEZD55fxvdHIAss93J888pKtS0yAQHPbpxxVEmTp8qWDVMz4Jkag3r4J7Qc1CsDvIAt+kSlAIiIzOAK6OehCTnCLNjpAYJ6hg4COjN4SaV3OQ0dfFn08lC71Dkg3tVQ7OPq4G1T86xj0rbO3OPfXstuF5Upe7GtahEifuHwaaAOOoFs640upqEGpbMDffE1R7+FDl2PBhdsI6GRGFimdAPxUql3LWq9oK0qV1DGRcrza5AsvtT35r7YwPt65m+Bv+D30O3sVU6iQYQpU7XXzb625oHy61XhGfT1eKYAWAP4dzOQ8GzowDPBTzkI3ROHFDkcsOYcvnVhCef+9jV0ezmavR4e2j2LnxwA6IX3+PZrl/Enz5zCQo8WOHhfLawCFtd6ePHyCuCAW7dP4vCu9Ox/db2Hrx09j09/80089dZVvLXRL1dnSzBxDujluGt2Er/yPbdh7+ZxlWY/e3kVn37qDfz+t0/h7bVuuQtRk4Jbr4/Ti+t4+u0FfPwxzTtzDlMj7TLVvtHFndNj+I33HsQ0LcrzHnjrwhL+/RMn8AcvnsF87sv0PECO6nFyuYNjl1fQ6xcYateA3mw4jA63AOcw3O/jwd0z+Jl3HVCb9Hhfbhj0n55+E7/ztZNY2OhVjwDoeWK7iXOdDbzw1gIev2M9AvTCe7w6v4onT11FAx53bB7HP3n0AOZmx5R3dXs5/vY75/Fbf/kyjq5uwA+3q/eKUS0iaQJ+Ay+fX8LCWg+7TXs1MxceETQzhwPbJnHPnrhtVzs9fPnFs/g3Xz6Ok51+/TZBlsEVHrNDTTQzl5xIPPvGFfzek6/jidML2MgaQCsrZexnGBtqYHo43hNho5vjtUvLeHlxvXyHnTckkb/y/DVsYyvBOBGUUwChQBA60ILocx1f/ZD3qlNAoq5V15mnnaWJe9nZazg3QCH0HRCewdpgp2bIRnee3auZvtXZ6fLhi3qu1oPBke3ENrH24LoZ1xX9ZH2CiXcqi2BoOa5vC4neRCcZoo0OSqYB91PyBfvYeC1i8X2rk5WNQM0yVrstMhaRP4dFlUUsDj8/VyBP94MIZiDMAxg+Clo3UO0c14wBlQVIGIkFqAzVANC8ydy3QxnM6FuoJKgBeSCWwdf1nDTKTR6O64suUTZAriWuWxmdw9Xc40/fvFI+IykKTCPH4Z2D0++9foFPP3cGf/DCaVzzDmHf5jCwqO2xqd3C3Ts2Yd/28YjOaqeHJ49dwG998WU8ceFauSNZ02yEkheAz/FPH96Hu/fOlM9Iq2NlrYs//fZb+IPnTuHt5Y0aaPNKFlfW72cOG9FiJyFfVJsZePzMOw/g4N5plcpd63Txn59+E5/9ztkSzFsNWjhV6emBUQeMIN3UefUWwWw7w4/evwd7t0+qMv28wDdPXMTvfu0krm30gXZbB1Xvw+x2pdNDp9uP9Li20sVL5xZxfHEV20aH8J6D2/HQoa2KTJ57vHFhGf/6r1/By8sd+PERGZ1W2zFWfpU5bORFvdcCHZ1egY1euePbltE27tlZbvTCR69f4MS5JfzbJ07i5FoXGB8t9clDh8X37ZrGROLLfZcW1vGfvnkK3zp3rfxeAe/h7T1u2TSCe7eOR+n2q6tdPPXKJfS7PWBkuOQnaekwe0Ud1OxHMwJYWqCj57h21qsArPqr3tFHzbPh4nfNOWakZnMOarFQDaY8aDDXOMDzbm4h1W3AOoBspsTRYMZAIAVMGVSDJLsttQ1tEVizvaSODATENtJWQjcD5APVPOtVNvTEpwJ7BnNlA9aDDJB6TxuI32awwKMGC0amlB2CvTMmYOSiQRpP4AKNm8AQZ34IRAh5pslr0MK6D7JheOZOZdgMQpfbLpTztX2Kot7DIMSH1JGO3/HooRJkuV/g7HoPi2s9tBqu3qtdF6vOPXoFC1n9Z0chSkEz6KAts7+bxXgB0IF4Ra4aWCC2QWqQEVKMpQM3vMOumUn8gyO7kvy99zh7ZRVfPbeAa41m/fEL0d8RzW4Pd0wO46EdU+UslY5uL8extxfwv3/5FXzl3CIwOlQ2fnjVoaTj+n3s3zyJjz28FxNmkdb84jqOnV/E5rEhbN00RulBOvIcM+0GDm+Lsw2F91ha6yHr9nBgbgY/9u5bYLMlSytdnFhYxZ27Z3BXq1mZqrSXC+1QYEszwwM7N6Fltsft9Qusrm6gnfdx+/Yt+MgDes5beI/L19bxe199DeeX1lEMD9G70RT4K14To+1oNTkAvHlxGc+fvFymwbdN4mP37IBdzb660cefP3cGT5y+imJkqLazBYnCY3qohXZiwdq11S6WVrqAL7/y9siOTchMuWurXfzlS+fwt+cWgbFRqICbF2i2m3j3oW0YHYrT9H/18gX8zRvzuOpRf8AhK2VqZxkOzm3CnTvjnfEuLHfwN6euQn09TM0MCBg4PR1AMwGoUWoc+vVUKcNAIUGc20/IM9gHoAUASsOHGWhFg2N8ABmp7xA2ymGgEt4M4kFWp+Vm4AmbgFiAJX045RoWH/q6jBp8sOxGthDwoeW0QMXn6h4t+rPlrewC6GxX1tE+VlEDNypveYW6ojv9DX98zCM5qKC6havlRqJeCtvUBMDSTlwLYG4Nh7ptaCAdr3Q3eJaaVIa4lbC1+HABhF2gKlloL/cU0cTvCICBV1a7+I+vXkan28d4O0O3nwPehVmK6ASUq9KPXljGRr+o389TNM15SnkPoCj3S7uZxID3wLW1Ho5dWUXONJP6JICb+cohjkrOOgaP9+6Zxc4t8YwaKIPn149dxNLiap2qrRUj9gWcA27bMRUFYAC4vNTBH3/7bfzFqXkC86o+PbdzeY6fvnsXtkwMRyvaR4db+OQ7D8ADaDUa1eTLV6q54E/tZobNM3oRnfcevdzj7flVDOV9/PhdOzC7aVTdh3MYHW7in7/3EIZazYAVmSs3rQkxsPBoNh3Gx4ai16o6vRzzi+uYdcAHbtmGzdOaR69f4JkTl/Clt66g02oirPYMwavq3P0czayBPdsm1Xv83nvkhcer8yt4/tw1jLYaOLR7GvfdMhvuy4595xfW8OnnT6MvXwCrLFV/5hMBEPdvHsP4cDxwuLKygYWldQxlDgd3TuPOPZuULIX3OHVlFZ978WyZbWk2UH5prNQj6/exY9sk7r9tC4bN4Gd5vYc/PnEBb652qw9+VEEtc0Dex9xoG4d3bcJclRGQvQbWu30cv7CEZ66uAK3qUYVEHwHIsM2vRCv5HkICgKoqycCogroBTQle9pOkpbCaBoNu6H8EimG0LyuCi5qnmmV7ev9a/lL2gT9owhupMA31VgDqV/DYLuQu4XrIAGT1wENeqZX9FmSmrPaYR2wLew66FnTJtL2UbAKcXFeuE3+OgXyfeSlfqK4lZ+Vke09GsoMSNUAQMOQMEUyF6px9UHQTPvxKn8I+tqHIY/gwRtFkIfCTx8mhrEf94RqDIUGfioC8+RUGwNQnJI1PE6FykxlXZWYd0PdmpzhvTpg5j64ZBDOHTlHgq6cX8NzZaxhvAP1+ud+4C41RCy7Zm5mGw4zEpCpwxgOH0mDWT3uFx7WNxFdpEof3HotrPXz+xbP4d0fPosefSGQdeeQVEUlctwAPYHy4iQ8e3DZQlk6vwFdeu1zKLkGX05Vy3s0x0W7ijj0z2Geexff6BV4+v4T/8uLZaoZPr7WIsB5AXmB8eAgffGAXRhKzua0zo9g6o9O9vLHMoPe65d56L8ez5xfRHhvGxx7eq8pI3amJYUxNDEd1b/a4utbD0QvLmJ0awfvvmYvur2308V+fP4N1+WY5+xuz6RfYPjaEgzumME2vbDnncOXaOl44s4DXV9Zxz+w4PrhrBs3q0YXIur7RxzdeuYCXF1bgh4bI76SzIQzuWq0m7to7jU2jbaWvB3B6eQNnl9axd7SNB3Zuwhbz+tzKeg/PnrqCF6+tAcOtehOJaibTRoFP7J3BpsRucc+9fgWnLi2jm2Vmp7cyoNw5O4rDNNCUdr68tIGvv3IZ6OfACH2IhmefTQmgmaYLmFdnEkFZbONcvXkKB2k1o6V241gkfSOMNQgwU0GbZ9VmkKvByZezdM/AnuksT7C/11ks76Fm2aJwqGfLglbsk75iV1knINXUYKL2Ab2trB0wCNoLaFNbZQ71B3sM+AaZwgmdkw5BFmogjjsKEMmmIpsju0V1XGCdfDyjDl/XseigBpiJYC42icoY37UTXJErZBAqnw/vwVsRPdWDedRIZcLmSISToasxeFMdFl0yV96VE5eah68rKMHMNQZzEmqq1cCHdk3jI7unsNzNS9+reGeZg0M5o85QbnDRbmRqnwZpb/voDqgHvaXeDm8vdPCZo+fg+v0I7K1Nlzt9/MVL5/BLX3wZnRz1zmZs2zD6GUCEO5JtF1/Wz4ocmzdP49E7tyZlKQqPU+eX8OS5Bazw6I8bnng+NDuKd26diGbWF66u4cvPn8GZ5fUaxIDawav0TqOX4507prEv8b5yyTIekJT3vP6rhKuuFR5X17r42qUl7NoyhXtumY3oFL76GE7M4SZ/erx5bR1fubyMd+6awX23bVEg5j1wfmEdnz+7iI4EZeegn1VV2yTmBR6dm8T+qXiDllfPL+H5N64AHtgyPYY7d8WvtS13enji+KUy48RbYsoX8uRjNesb2Dc9hnv3zUQL7zZ6OZ69uopjqxv4yJ4Z3DenB2rOOVxa3sBXT1wudWk0oB6hFMDoyBDed+8cRs1jg8J7PPHaPC6ubNRgJtbMC7SyBg7tmsYdO7VuHsC55Q6+enqhHATwPuth4wr5SwDqrM/STm8hPmb16F2ISh9SaeOsHgwE/lXd6Dp0cOeZd5A100CSJfquBYsANNVAKMvCo4rAN8ug3knnmTnPGHmQwfpyxiTQbFSxpwDQqLJ2EuRFD96XHrWenOEI4MY2ctROImeBaLYPKm9tUxtaxyfVDgRENJ7QcnJdyhTwwZ9GDjY0YMltJX4YmLqar1xW2xATPzV5vB6C2CLGbwrU2MEDSCnLGUM1UPGJV9l8fV/S6VyWsxk8oJNZfFHqaxbF0ZAiCeTmPDwPcLjSy3FieR0/Nb4VH7t1JvkM8b/VcfzsEp58+woudbp6S2FzrG308aWXL+CT/8/REszbrSBv+bcI/SUcnO5QjgP6zQ0LIPeYBfCJPbOYSLwSBZSLu7780jksL3f0rI6B1TkgL5DB4a69s7hjt063e+/x1tVV/NXxC3TRfqavdKSG93h472yyHdY6fSytdVF4XydQKvqF1ybylcN6lMDh4LHeLfDF585gdL2DH9lt13KXdK5eW8e5q2twLqsW83p4lLNC9vvCe/gqpStpZ+ccNno5vvXyeUz1enj33FQ0sNno5Xj+5GX01zZqQG04AsIq6OY5ms0M33PXduzfqkG0KDxevrKKb19ahms1MTMzhr3bxqMyC6sbeGZ+BUWjWa9ObTQAUJbIOSDP8Q9v24od4/HA4cTpRZw6NY8GHG7dvwWHduvNZPLC49TSBr5wdtEEolLvZr+He3Zsxt37ZtBq6jZdWu3hi+cXcSH39ewcqPQvcGi8jYfnJqMNZZbWenjh9CKOL3fKL63xquvw/Nk8b5XgLR8tCYFJABV13OMNYXiELsFfZiGuWevrq1RiVr5qFz4RGfoKBaKMdBWnZZAKQbbir16Bc3X9AlAfZQn0CbT48QAPIMLAhsAngJLoWaUWeHYlR0jPo7Z9s1FvnmO3EuWZdQpkLYDxAIIBEaSHyjKgvsezFmd0ZnkiW8l1bg8pztczTUOjN/32+res/pf+F/wjQ5narmJisJv4akHtNeCwmSMWL+hufF4GE57uy2OVfm4GKWYgE0gT5nI7yaA+LFbmfleVlcWvvjAbywSGHmGzfOlIQRYfiihlXYZvXVjGz3zpOH5tfg8++fButJv//4D6ejfHcqePVDpejpVOH188egH/6PMvodPL69lspXi9lR7rhjpgh4P0ZVsBYRbjvMf0+BDef9f2gTJ38wJ//sY8ruUAWjzyrM5lNtDPcdv4EB7aM42t0zolu7C8gWfeuIKXrq2XmQYA9ayBZC4Al2W4fXtqdu7xW3/6Av7wxTNY9w4uc8i9r76I6VGg+vhPJWC/Avm+c+igfLNgBB5LvQJTI23ca4AJKMHpX37mefzfL5/Fknwu0s4qxIxhlyMaNVeO6vs5Dk20cWR3/NZALy/wytlF9HvVa138LXl+zNPp4kP7t+KxA1uiwdab55fw3OuXcXVtAzvGhnB4ahgTYxr0ev0Cb82v4fW1jfIdbU5TShrTA1jrYHhyFN//6H5sN2sOCu/x9KmrOHpmAYcnh/E9c5MYH9Gz7PmlDr71ykUsr2+U4Aqo557tDPjB/5e1N43Z7LjOxJ667/v13uwmu9lkkyKl5iLKlGTJ2myNvETO2GMEg8l4MgkySfwjPzIBHCMbJhkESIJMgACJMdkG2RDYmUk8ToBMgjEEx/JYsrUvtmyJEilSJEWyW+wme9+7v+V97638uPWces6p+loawBfo/u57b9Wpc06drU4t990nsK8ToP3R8+dx5fKtOchYMFsBE4lnTxzGsyfadR3nrm3icy9fnInh52ppVJrv3MP2zzsHNAB22uMiGOheStiNsmhzympdFH4y5b1ReGQ6qfJTFFIPnmFblCObDhB8ShxW/UOW9Szwe96dw2T7/I36OwYqxp+hZkwYZBoNurJXnRcdvzjROGpuMgzCk6Q4qgOXjkhSFvD2EGhtosI0GxhgOxw7Vpl9ZM7eHnr+GRpicK0fIeXFyZtzJXzSoQMnsbm7+FR39cqqH+AHhOzz31KQCy01gHMDxFCmxCLVnqhuQAKWJLDET61HIA/AFL+2ZlFy9NaoDqdbvvxeLPDG1hr/9Z+ewd31iH/7p9/15zpStzlelD3bSBg6Q/Q722v84csX8W/+3gvYWq3nT31G/HkMLAclcaO/Iyz81sfjhP3ThPc/fAQfeKpNPQPAOE7405cv4pVLN7ETv2TFSxTzfQ/dh/ecOIw4T3ru6h18/ZULc2cOZbRIg2aBWAG3scCDR/c3C82u3tjC5y/ewis3N5EZRSp5wzxSHlYrLNxHM2Ynn1PCrY0N5JSw2FjgxOE2I7EzTvjKtTu4vVpjPrtIDQ5KhAksVmss1KFT54YB68UCeTFg38F9eLhzVGvOwI07q5lcTamqEm2vsGf/HvwLP/0Enonp5pzxvbdu4jtvXgMSsH9jgaN7NhCvcZpwZ2sF+8ylMQrV8Y0ZyzzhP/+pU3jm2IFmW9jpC7fx+Tcu443NFf6lJ0/gPQ/5rXcAcP7mFr7y2uX5h46yi2zuP3QA/+x7H3J78IGSbj99GVc21yVrkKsTWa2xWA54+vEH8GRnu9/LNzbxqYu35213NooFqpGEOKiwVkMdyYJ8p9EJKXLTL3HMDgb7bqo7P9xIPMBzX6wSh6JOls+iI8nwDjwJLq6P5b3uu2en5Iwmva+wALhFd5b90DIJNbkmTp0BhTkFoak36o3vzB4IXP1UqfZBM22hMNXWQ3CTdjR4dsFFiADodG3aqmNv1XGZ06YTDH4nAYBOg2i/kbZIC+me2rJGQ3kWkiIaIAOoi1UbOtQOSaBi2YFUf6eCP79rgtzuvgLmj7CwDcYOSflAUhbhe+gEqgLRpOS1bCifgGlY4Mz2iP/pm29icz3hP/rkk/O+8z+HSw8syTkjDbkJXjd31vj8q5fxq5/+Lq7d3ZlHO2SwCpfRWh1WjZjCwQC73ZcHDywH/MXHj+36EZL1lPG5757Hrc0dYLEUOE7igHFCGgY8e+o4njzpHdB6nPDq1U184e16DrilPR1ueYazZ4H7D+9t+LO1M2J7Nc3fRS/7s91JSRMwTBOePXEUP3PyCJaLoaTagY3FgB1k/ONXL+Hc3W2kPUscDKu5Z9udsIWEabmsc7MyPYNpwjBN+LnHj+Gn3nE/9izmleRDSjiwd4lLmyt86sW38MqNu9jYu8DRQ36BGTm2X76pXhWoPFmtsQDwtz7+JD759AnsD6exbW6t8Y2LN/HcrW1gYwOLxQJ75Lv1XEOwWAw4emjvvL1szPNBLQwGl/MJdou7d/E3nn0H/trH3on7w5nv05Txuy+8ja+/fhl53x48eeoYngzz59s7I16+fAefv3JnXmlOxS4Gcs96hV985DgeO37Qd3fOePPSHXzt4i3c0A+YmLMDPnz0AD524hD27/WfT718axsvnL6Gna3yxTxbG0CnQuM7VJ2gMWcx+6sGWO9R7Yd9TSxVOY3OZdC/qY5E3NnqqAGLOhN7L0ZUR6EptMFL6VnQ+ZV3RjtgwYgFN9mX1XZtgZM46SEBtgccqGePkydiC+xZ+atTDraoTfqgwQVozoAnbjH7GPnj3nX4xHeUFcXVcEHFXXF1WQDKGV+qT6mPYN8l1/qDFCp/Y5ZScXU0ZSlviMLJrTpKKxZ8Rwb8d8lRzv3IBs456DKIMV3SgGqUQQ0bMXHQoEBIV/RlOmrZDO+N9qCQ8d417OuPw4Af7Iz4zW+fxThl/Ge/8DT+PC/OtQJ+5/P2asRX3riCX/v97+Lt65vIzZw5vNDrgQIuYEmVSa7hDjJTxgPHDuLnQ7o9C6+u397BPzpzBbd45u5cYP6r0epqhQ/efxAfPnkfDh/YMBgpJVy8dhfPff8iLt/ZmlORlMPe6sm5UqOjOWfcf2QfHj60B3vzhG0MNVUNzJHgzgoff8f9+Pc++Qw+8Z6HHIztnRFf+N4F/K/PnzWDMU6+jQRg7zLh40f34wdvXsatzMU8xQiuRmBrG7/05An8O7/wY/iJJ447FozjhP/nubM4883TwJCwWM6fbo3Zij0bAz769HFsPHcGm3RKNIzb817vv/nhd+FXfupdOHmFUIAfAAAgAElEQVR/+5W0V9+6gRdPX5kPelkk5GlywTHL71kOePLEIXzy2CH8wQ8uYVoerM7v7jYwjvhrT5/E3/7L78U7HzzYZES++tIF/O4L53D27g4+evIofvL4IRc4AMDFm1v4s9evYnNnXQ74SdUpTBP2Lgf8c8/MW9XiwsAvfO8iLtzYxDSk7ujy/Sfvw3vKR2n0OndjC3/85jVpK0l6OFf9UCOzWFYnC9TypjupGrLeISnkL9P07jAVGL1YcE5dRux1WOINJuDT7mbw4vw9i6vO5zpyNrsu7zV1HjJJtrjL0BBciCBvUXhEZ0xHR9urGQi2AamrI+PG00gfaSDl+D5VnFnXwdJnRnwIGPRVNCwBlHP0andTW06HvkYvX4esRjNMVjjicB0Y8q88mGKB8Lvjz0wXuMg20j8yy5FrXQto4P2rW0Sn7cMHGSarMrjMucq1Bf3EMRWHHje98y87I0Yo97wXGhcDzu5M+N+eexPb6xF/5xefwZ4f/Rur97wYlKRc9XdnPeKrp6/iV3/vRZy+fLuOdLL8Y9RvCp7bFIdG++rTO/KPccJRTPjEyaPuwyJz9bnwepzw9ZfO48KVW/OouBao7ckX3D702P14z8P3NYvA3rx8B9947fJ8clqcZnDRfZ7T5qs1rt7Ymlea2wFyCfv3LPArH3wMr5y/ie9euAHsrCqcxYCfO3UC//7PPYmf//FHcUgOo5mmCd944wp+/YuvYmfMwEbCtB5x7c4O4rUYEv7mJ5/Cmcu38OW3b8zbyvhuzxK//L534N/6uafxsXefwIEwwv/MC2/j//jK69jeGYHlAtN6xM5qbNrYs7HAz7zvJP6N10/hf/nWD3Bnc2ULmz5weB/+tY8/gX/+w4/jXScOdTMnz799Ey+8faMo2AJ3xoyrgievlBJOHj2A/+Av/Ri2f3eNL1y5jamkQx/dvwf/6nsfxr/+s0/hyZP3Ne28cu4G/uc/Po2vnb+J9WLABx87ivefPNI615tb+MqZq6jpXVRHMq6wcfQgPvm+k1gG/ZkA/Nbpq7iwM5atZYb0/K31fRv4icfvxzsf9F+y29pZ44VLt/GlK3fL6HxRV9LmIkOKS86w7V3Eq3fgCiAGC36RnV62vaUomH22NM2ySjLdnn863lSnyZpRaao47jYSt/ue00zixJOv1zgXhVXspO2hV9iAG92bswNqdlDsUcwydHFxwENbqeJk7cmIVj/D6Ubs0q4GBbH7XPrfoiC41fgRhtESHLo5reg9U/itFbIvY1NtqZt1V1R8gFouWzNRYBneWi/LIrQCkIvVaLv1SPFe2lwDCWsLdX2Ic/70u6SV8lXqKs5sd0hllTtQV1Tq5eYkpaOjg7+Hwx+HAW+tR/zW8+cwAvhPPvkkDu3b6MZY/zTXNM1botJibn49TvizH1zH3/nM9/DqhZvznCCZpk7ZorhcF8bc6+qlDgkmJSDPR3j+M6eONelaGu3VmPG5713A1vYI7BG8rKMK3PWE+/cs8aEnH8TjJw65Ef7W9ojnL9zG1y/fno9PZUfWBsUozH/zzgqvnruJn3n/I3aqK/H65PtP4r/cu8SXnz+L1y7cwt11xgMH9uD9TxzDT//YQ3jfI0fNmbPOG+dv4Tf/4Ht46e3r8yK0DKx2RnznzWv45cg2AO8/dRz/xd/4KD773Dm8duEGNrfWOHpoLz749IP4ySeP46mHDuPAvqXj1be+fxn/4HOv4DsXb86OZpywfXcbF69v4sl3HHVlE4DjR/bjV3/xGTz7zqP47plrWE0Zjx47gL/w9IN45uQRPHB4b9eZX76+iW++dQNvbK3nbEdKuLwe8d0rd3D15pYdPsP29m4M+MlnTuDXD30YX3n1Eq7c3sHRAxv4yNMP4tTR/XjkWB2Zs85rb9/E3/3i9/H7b1zB7THjkQP78BOPHsXJB/Y7Om5trvD8Wzfw7et35UAYmNHemzP+6qNHcfzQXieuU8548cw1nLl4cz5bwVaUw+Tjx+/fj/ceP+iO/AWAt69v4VtnruHWzrps49RFZ6h/bf+3vkP4q5YvwS8mU9sR6ukotVsmiVMWW6N7XVlO0XDvg+OyVFCqZXm5bWjuxCvT9W5K3zlC7HI/VFxY17b1RYemfIi0dt43o2fUVdD6zjlufTYFHubd22x+Kz9Cv9tf7fTw2+b1tVp07oLXbqP15l37s2Vx6Ds6UvUL9H9qp3VxW8wKxDb0kBm2kUL5Bo74Bs0qWByTZQcEYBm1ckT20m1aV6CKXBaCcq/xDkHi1N9erfEPv3MOW8j4T3/6CRw71M7t/tNeOWfs31ji8P4NPH/uBn79j17G19+8WlN0Mur1QtpjWH1UX4eOsKxFeTZOJd1+CD/1zAkpWo31lDPeunIHnz17HVusqwZGDdo04ceP34dnHzqM/Xu9o3vryh186/XLuM4Pj5hghL6QAGyNhN975QL+lb/4NA6EE36PHtqLn3/2Ybz/5GFcv7PCOmfsXS7w4JF9eOC+fW4kmFLC6Qu38JufewWfevk8Rn74ZJqwiQG/89pF/Nr1u+6kOADYt3eJDz1xDI8e3Y+bd3ewXk/Yu7HAifv34/CBPU0G4oXTV/EbX3gVf/DGZWwtFzbndPXODv7s9DV8/H3+YJmUEhYJOPXwYRw7vBeffOYhTDnj0L4NHDuyD8vFgKs3t3Bo/0bj0F4+dwMvnr2GrSkbP3fGCd99+wa++L2L+Ksfe7xp6+C+JT506hjedewgtlYj9m4scPzIPtR1HXN/pZTw7dev4H/4+mn8zisXcLWsCn/fgwfx7InDHee6iT89cw2312P4cM0sE/v2LPHX3/swlovkRvbTlPG5Vy/j5p2deXROeeJAckj4icfux1PH29Xtp29s4Wtv3SxObhC9FQfm9ksPQWbFZrgjR5PoSK6/p8m/dwGAwGkuMbrmgEu5IZRRXOcOEdsvzlrb05SwW/imc7RiOI0GFJuRUUe8qb6zqsKz6JwJq2lD2uFcqwXrkVfheQ9P5aUFCakGKHmQoA2hrTzzoht0CHxtP/fw6tVXY5v8vW4TBlCnRlPlkTnFXPFXMLng3htxQ+oSlk2pBLiRNpe1Fj7p3KOzy8nvnGIx8sQdGSwdlgSvxhfLveI7jrooTpEhodkTYuXU4QvzdwkGpsUC51dr/Pa3z2F7yviPP34Kjx5tjyP9Ua9ZbxOGYcAbl27jH/zJGXz2tcvYdntWiVOqaKqwsdN1TkQDF5UA1pNYANOE44sBnzh5FCflW+FqdNfjhK+9dB5vXr+NkSNF+/SdGM9y/5F3PYAny2leCueNK3fwzR9c9eWpvDQsYQQ17Vnij89dxe9/4wf45b9wqpmHPrBviXeePAJ/xpu/VusJ3z93Hb/95dfxfz53FhcmzFmGsmJzvbHAK5dv4zc++wr+9l//YMODxZDwyPGDeAQHd2kB2FlN+Pbrl/G/f/k1/M73zuNyxjxSLXOLl1YTPv3KBfzCD07imc6XyVJKOHJoL46ExWhffOFt7GyP+NC7H8QD4kSnKeOr52/iuSt3xcEAWAx4/foWfvtPz+Ad9x/AR54+3qTGhyHheGfFPfG4cXsbX331Ev7hN9/E75++hqvcR70APvD4A3h350z8V29u4TNv3VRAtnZqOU145sHD+NhTx93K+Zznj/N8+s3ruD5hXqinhny1xhOH9uJDjx7BiXCYzu2tNV68dBsv3dqesz2sQ9keALe2xJy0yKs6KHVKqK/qh1wQVoKX/2hTbETdcXjqwNSmGL402gLbnAfbjxmaVGFGK5865QzuUHmUUllAJ0g2uwAE1whX3+nL3jRBDBTcRTpDgOTS2/qOQX/cQhcDLO3r4AV7eGj7Vq/AITzKkK2qD/wy3GXlF0fware1vzNkd1IyMPbb+aEG6QI7Fgo0d6eXyUfxec3gVmVQ7Iz6Jh14kl7Llhd+WQBQ6sQtnMUXcdqs7kN3DRHZ6JxDuUioEZeacnmxwNWdNX7rubNYTBn/7kcfx5MnDjWLiH6UazVO2F5nnL58B3/va2/gD79/aT59zR3rGv5mfZb8bxeJWQTjn8XIKGc8cngffuHUMXfQR0y3f/rFC9heTYBbZU2nnMwAP3Xffnzs1HGcCA7j1t0dfPftG/je9bt1WxJh8A+DMDFeOQ24tlrh733hVezdWOCXPvIYDgSnvttRrDkDF6/fxRdfvohPfecsvvTyRZxZTbMz12zFMGArT/jNP34Djx47gL/0wXfg+NF2AVqXN+sJZy7cwmdevYhPf+ccvnHmynwwyoZkE4YBmznj6+ev47///Kv4tZ99Cs++q933rvBvb67wlRfexqe+fQ6//JF3Ym9YgHb+6l08/9YNXNhe1b3XpR9uThM+f/Ya9n3+VfzKnW18+NQxHOucLhevyzc28eLZm/i905fxtVcu4ptX7uJ2Rvls6RrPHDmAjzx2P47dt9fx4ertbTx/9gbeuLlZUv+ozm0A9g8DfunUcTxwaI8cwDNf3zx9FS9duY1t7vMPPP/Qg4fw7vsPYBwn3ClrEFICXrt4B9/4wXXcWo/1LAMaHh3lmAOXRY0Ov/LDgkudL0+wIx9LPzb6VIrZvLNlwMJpZm4ePlc8OAKzEaU6KOwy4pe2EXTG+VZ5pnZ6iPQSjsKXdnYLVAjYgnMGJurUkucNedpcEkjxhu2yjV5GxI282R8WscBtE3Pwtd3owON9rB+BMJsC4Vegy+a91d6Jc3R1YwAS7L3yUp25ugo3oBU4DB7UL3L0HLc10lHr7qEsdRU9PWZ4lL7kArxIivGLOHieLZ2iKYGR2Pje/nacYo9ZyMBigc31Gn//ubOYxgn/4jMP4cjeBcapnh42/80CdmZuRsaA+Rz3z792Ga/c3MS5uzv4/tW7uMvPyOlcQ0xhGEylEa0D7zmjHOiZMvalhKcePIyfeOq4K2rp9inj9Plb+Opb1+c5To5GsgimwP6x+w/iyHKB81fuVB5g3sP89e9fwvVVmYN3fZVEwLXzC882FvjjSzfx3/3Ryzh3exsfeex+PP7gIRw7sg/79tQV0zlnbG6vceP2Di7d2MQbV+/iT89cwR+8dB7fungbq4S6sl7TVMiYlku8trnCf/VPXsRzl2/jF598EO968DAeuG8v9u9Zzuei5wmr9YSt7RG3Nle4cGMTL12+jT95/TI++9plfP/m5sx3OnMdDSbg6mrE//X8Oax21vgrH3gHnnjwMB44tMdo2N4ZcXNzB2ev3sWXz93AH33zDMYp4Sdv3MWXX7zggtwXzt/E82evwwymXosBl8cRn3r9Et66tYlPvPsh/OSjR3HyyD4c3b+BPcvFrHdTxvZ6wqVb2zh/ext/8tZ1PH/mKr548TZur+bFfBos3Ldngdcu3sI/+tYk21sTzt7YxO++cnH+ubFofEPemIPgv/9nZ3FzPctozsCeIeFzr17C1Z2x7KkWmc0AFgucnzL+79ev4HfP3sBUovqUEs5e28SXz98K9RjUSICje8Zz9gfP0ACRq3Y7eAOlWQPXr/F9+W9I8+p3c4TlHw2YPQvtsm2zq2EUZ3PVqE4U4beuE8iRLsB/D9sAB/pQf0czYr6TNMkZD9GhSdbIZ0YEll5GT+wTtQsMXtRpR+Tg3/M+nuve4KE86RCdAs90OsEyORlum18bDfhntEXOl6oDj7iIA0xZeBaVTvigPk2dOctl+DJuxA7PUp5Kak0qPAkwGAxYsBLwMvyFxqHyLOG//VJ2DUTidnXoufOsQ1gOdROAnTU2FgN+/sRh3LexwDhNwp+yJa0wS0ENaV7N/v1b23htc+UJyvD4x5S2Y4gyulMm9nM8dGac8NjGgF/7xFP4D//K+9C7tlcjfuPTL+FvffZFbC2Lo3IOJLuO+8iDh/HBh+/DoT2LeTRWmnv7+ia+ce46Tm+t/PetI46p8EH3NJKm9YRH9izxkUeO4N3vuB9PPHQYJw7uwb7FgAzg7jjhwu1tvHXlDs5dvI3vXbyFV67fwY31VL/6RZ7aSEraRAK2V0iLhJ87fgjveeQoHjp+EAcP7MWRfUuMU8bt7RVu31nh2q1NvHn5Dp6/fAdv3tnCTsbsyBcD3HoON+LKwHrEXgAfOHoA7330KB564AAO7N+DIQGbd3dw9dYWXjt/C1+6egebO2u869B+PH5wXlg3Achp3uJ4fnuNs9trbJlDFwGjsZ0yMK5xcGOJH79vP971wAEcO7wX+/YsMQxpDk52Rpy7sYkz17fw4u0trMZxzqCEOXLkjGPLBR5YDnWtUhGkG9OEi2vd31xFAwlYpIQTywELADcltbgHwLVxwjiIA1adTKl8xnj+jvvcTzK37GSRdTor0ukUdC+4e5/a8lEmtVwI1Jxz1bOq1QlQ3swZKOCID2pZOknUqtaunY0tZd0pgOqEpFNi4GTORByk80NJnE6Cszc9hw8tL203jjO0QyOv7RpvcwgmQh1rt0OjEroLy1tkOhdFy/gqSOg2LIXVTPPoVGqxFeNkq7u9TSfBKgfqbKUvnANHcNRSh7ZaDygzvqf6ewr2F+EZAuycgy6muphOA2rFz8lhrm3tHETCf/PF7Agzucgt0XmX5809PBL6nEKzGud9zxrxaPvmPPRZ+c++KFWMzcwt75SFP42zVwVRoXGrElUI4PGYRvzUg4fxd//y+/GJzlfAcs64dmcH//L/+CV87geXsd4n87sqXOxUfh5vPYpDFhwXQ51XNh4WAdfVt9VjCE/L89V6hr8ccGRjieMbSxwcEiYAt6YJl1Yj7q7Yfi6jzOCczEAFQ0XBW61nHk55Xqg1LHBkkTAC2BwnjDnL4QupjmTdCCc6FQkeAGB7Pd8v0jxvBIE5Fbz3bsz367Vvj0bbDtVJXjaMlgw7gnRcyzsd+eVqIIehLkxT50FyHN3SuQmVBwZPHE1KVSbUCQJeJgwY+xvgR2nmOmGeeVF2Sig+aoBIbzTm0ZA0QYI4wWY0jqqf3eAAogtRBuRG+ddz/BrIxgVyvayC0ht5sNvzJrNxD7iGrvAzOs7INwdDDLuS7hwzZVb7k+9EXx3/yBM0KufpDTIQo06nnOE59WEAkBl80hHukn3YFSn2ZaqyzT7ebXrFDer0WcGtt9WMcqofT2H622x2rvzkNIxtXxPnrf5NBwumCwFXKzNV+NavhS/O2Uu99QSsD3b2oVsjQoA8cgj0nLj1xW71qWwJGDTFmn0batxju+69EK2MVpqiwDWMDO2mUE6VaJywHwlPP3wE7z/VP+p1mjJee+smPn/hJtZLHngytc4DKHJahGAx+BO1Iu0x0hwSMDHVmLxQMs6hsG8szQHcWI24sTPWrS10SnQSeqnjYtSrDqDwZHaUw7xWYF0UYBzns+vZ3zxrnALd6w9Hq3QM8di/h0wu7Q7VQWs/LRIwBN7HkaK1W5xgFITlAGzs8eV43G4S3mqQA6D5KAl565xKoHWQDIUa5Y0y6tdgSo7jlQq1ThqAJdojZLWotuvAiOOwdKga5gJMv5oVt7WRBwD86WCKaqpwsxgwTUPr6NxoDrSb7EdWdFa2A3VVv1tIJk5KT8bTjyhpv1k/qq6K7unFd3r+hV5xr759aS62WerGb03ot72VDkAcXYS1i03vZVwQ+lF1gTLi6FYdI71JcAg0dZW/4zN0AWTZouVG5iwb5VtfOn8kPkfXXdlpbnyU67YwgyP3nPc2P0KbKHVixsTxUdpIHXy0DOVunOayPDp2Gg1+nUPvOU10nuVOmcb5CvMcqA4MdkIOxRonrwXlr6YvHIDdhEXb59YNwOY4tHrvmiY8vn8DP/voUdx3qP9ltZ31hD/41llMWzvAgX0hlQxv5CygEgdmzjNVIaExo1I4wwgvMBlSVwi2kTyNOJ1dUHgIPIWvUStT5C4KHoE1ikNJtT33QQ+BT7KNXDUGFUUz2FYm12NrFR7pnUJ9M8yloZjRUKcFodf2LefKt3ieu5ZXoxodl1bhFUe4Wlfno93HGZLnlWYV4kjK8VvwUZ5ZJoxyJTKne/htni7QTL7acacVTYNHGrlS3GQc5VCZRdvnKDxQOJYJMCbVss2Z6qkGASxuOhQbknpsj3v79ehOg61EUn7Yl5pelbKDwM+Cg+IFVB6zuvEsoqz0BvkxhxEELrax66VMU2R2qxcMZgJs0Z3acSgPO/V6F/tD7eU4osqW1g/waNd1jRFf60CWzzNQt4kV3M3GRR9DOFPVIdPn8h/1iAcI8R+zmG6aCd6+Kq60/4skti3V4M4Oheqtckf4rc+bU9UEm14KoQfPBRByr/ISR/9sxgxf9m1D72lY+C8Bw70EmOUTmpWD1iGojJsy3nH8ED76xPEutJwzbm+t8OmXL2BSg7mQzrZ/YgAbaaHwc55XVlSqTakNoxp7CD9zVQp+4QcIBhqVt27VcWlf+zYV4xSNuzpDPqfwchTXCxqAdo5J75UePdOaDpfBAjLqN4QFhjOW4iCB/paXnrFJ8Hzv0g6voMaP5OErbGecswQQ2qbQEzMCam91jlHb0lSe8SSUs5F2J0BSp2VxqeiEOTjWz4HnGX60TLiTsFjhoAZgjg7hh/LIGfxgtM3ZRv6zTVRcu1vrMupISNulXIlNU75ZwAOYo6fqJdoZ6UPu1IpZHsNFmOFWVEtZC8yENqMvzNF26XQVWhsCiNykSgttp17WpuKjZYwZHhcnY/FFqs48Z9sUUG1V8tM16kPIV2ZJeK8ZjFFwNd+UZc6c/+7hmzjFFQNkKwQ0MgTUgQVlPPJas8+67VlxGSfMB8u4kXbnPqNPgItY9D7UpYDEEb1LfaTisIJS9tq2To9taCUpzL198RXfm+OS9w1TYR22sRjw+KNH8ew72z3RwLwd64XTV/HVSzeRN/j9bEgHqtFJ8NE1+SiCYHtGBQ+7FxrM8CpfAKdI9tELRohhNbAZTElRE38LBAY/V2/OIAEI6XTjZ5wXTb6cwiEp5FfvwIss7wU1qzfl+qGNOAKlomp58lVH2XZeOVOgjum1nAUV8nohgQdhK43WhrJE+RvS4BllugRzfyyGFhYgGYfUwmUQpPKXgHkkRfrh5YBf26ORsxECaQfqt8S1EyD9OEjf5bYd6oQdO4vQr8lnUpwzCZcFDjnwWX7TphBnY09HFnXRobNhxEF5TNkNNBjM8ED7eEnYAWfFhzzV3/qwCVrUHvBdWANCIlxgwnoBfq9t06uAAzp/2b+6B15RTeV9c4SnyN841QB+kOmkmHWxKRylFVWOOLKlw9YvoQGoc+b8pwwQnbbsTflvmkpgIPIxlj7QUTrJoj5za15Ci4ue5DdOqAtUg2znDIBHvzZOgowJQqhGLetf+N9qMGNEw/dJytlhA1mIDoLEH1N47zQroxl1sYiWsYgOErWhpZfyxVHGOOHZI/vwS48cxUbY38xrc2fE7/3Zm8g7a+DQRh0VTxJVOOOmyqqC6cnuKjrnwPVwjnhmMIC6t1echtEofAHaBRn2Ktf2bWqCbZdFfUgVtimeKvVQHYU6OXVONhJWxZb3dBI0CnSeU5Z5ajodLasOgXwIhhJsUg1OkCfLYEgdLmpUR2MOW5Q1Bg9KU5Q9wGd1rC0xcBZcSZow8tToSvAjaIQ+gHd0anwUhk45UIfUCFiaPMtIu+MU+U6nkLn11ILcwONIk+lTUBrH99ShE14HlD5rL+CrOJgcCQ9VR2mSIqoWVLJ89u8bmdN2lB+Un1B+RlLsC3xWC1HvE9zc+L2CCSKgDtzkDb68+gledhRtmte8mA1JcGsoHMAMS19k1GCSzjw6RwbhcUBBv2DrMAqPbJsz7Zqkz52P0Wf6uzywT02o/SYfc13EN2DuD92JxL5yayOIv+DBkbkLbuUqMOqiuN0+UiI0uFF14wA7nsiMgghJEzxkKedeOH621kXKaqTSpF3gjbwLNiCCAjG4Chuz0JXV3088fAQfe+rBXXAB7q5G/L+vXqzOZbGYFy3EwFNp42jSojNUBXCjxsADN69HxUD9UIcJsaTNdc5Yj/S0Q3lyZ4QowqwjH84pZ8xCTfoYJLmRHnGS1d7q/Myyi9HQkfXEvKQgZrYlVZ4NReE1u0B4XcMv9FeCK3/FDvUGHnObKF8iiwuWpO+Mzux/az9Ym6ITFuDwPeebc+W14Zf8P5fCD86c7Tp7Lb/pvM3giN6o0R6SGBkGjexH8ijVlKYFn4KDrTFJ8HJR/tMsmrUtPNDALAU6VIdcn9Tq7rnanoE0QeQecPJLGL3vqBsgwKXQXb8SDmmR4FAjgzjCV1iuLSm3UNzZNxJ4OyeFylfje8Rf+pZt2aK4YN+HBRom52KLLL1NG7eseHEEb7q/KPZ39NNrtBNuGopg6LDFnqbkHemUYd80r8QHJxrsHq/eeSe9j6ysx6pjy1Qdewo4a7vqg0xnQ9t6r1uZs30+tZZpUxU0MPpcGaAPdxEQTVU5xEL52L4H1H+fIYzp4GrRmTivDOkslh/8nIryJSVgXOPhjQU++vgDePxke4QnANzdWuHzz53D6et35w+YuAVvKqTwkVYGmsVpWk/5ZoZUDDSdCuEiecGBgNHDKiKfonPLGcjjLFjmHEgL+ZJrGtgiTVQ+27ZCaVMdjkayZlCKM1lzJf7UMZiENcB9I9qNnLLgzteBp9GJpVTnNMnPoPMWOHDxXyNzEB5Ofu5O09MWiIYV1UZO9iltNYLcfzuV7IsadfoBo1eex/3WbNN9nIR4iCzq19waHKVP6wvUvhQexT4nTqyWSp/o2do60idvUzH+agRtS5TwVkdNRl7yPCKfzCEor+Fp0yCE9GSFmdFd+R2dLnnOR4mNi6ykAEP1zsHnM3mg64xcMKGVxN5okGg87JRXnhjDAFMY8t4yLZLRSpjtCQrclIA0wUYD6idUlnKWbWqi32a34fuAqCraKhOcclQ7aFmuUN/ZJkimofxhBpf+ZVW2uWpGiTaPbSZtROQHkAFPYVrcWmeD1qk693E0eV02hsgRAyCuUmhSD0hEQMYAACAASURBVKFiDmUNTvZldhupB1rbAAOt4csCQ0civDQCHrOfa7TRraLY4cmU8dTR/fjwI0fsXO14dOrtrTU+8523kG3eGVUYBxG8aPis00uZaYJbRGM4JdiRmtNURvaBnxniVKVsEoFxMI1JwmeJbO2zmQmunxS2GdyCj40OiU+ujmlA5Xs0Ito+v5cNwIItCrRbfS24O0MO+fymtJeski+fBR6diIEWh2H45Ha+WrdvWRerIxRWk5ch6YCMNr1sDqZjrdQRM3B1WYJw41ajSz8pkto/DBZ021Uvw+KMJnHkcylvXTpUHIwf5Ff2sA19kRnlpTnBBHf+twbPQF+vLZhBLdusWFcaSxtNX5PewHuDRTwHkSPSPmJefyJZorhoVcsn/8g90P6xoEnkpnsPf29OG/6ZOXGx5da+2DTKggYh0M/vsj/CYthUylmd8nwc59G0yZzIUc6e5yZ7uWYCdODkpj5TCRRQYeqHh9QZq3PVZ1naiIfK8O8ogZrCcqycqq0Eqq+wf6X+YuGDD50inXL8OEs0rqI493L88X0OcOxdrr+1vd1gkZAoCEGm6pUkfVcf1XLCRCphDnU1gqISF4f8xGMP4AOn6lni6szHccK565v4x+eu1XO52a51PjtUcHB6Wx6mAXPkGi4rn4rTQzUwDl5QVnVotqBNlKISVNGgMdc+jAoO+JSrzu8SHzXahjvQfEmKMFNEqtRrvtjlWdZcbvSTq9DH1CqNrsqvKqTDSxUV3hlr2lfXDWj/6lqHuNWo58DUuWlgpnuX1fly6sbhU+h2q/RFZixINOS9XLrRc5E7XZSngSb73vGW7RU4Ov+nfLJvhvO3XDFAMedNmlT+O9MyRCnCJj0QXpNnnLpxqdQ849noseqTU2i5MrysSzk6b7cyvJSx/mJ5lUUJOBSeWzcSAjxBx7E5yrv8qbzCLjxUoKL4LiiNvEkeThMIlGuc5kPIeGhUz75ZJhmoGTGpTxzj/m4d/doIurSvo3ibW5f2LNMIoVPlTfSVNOkAxrpT5/2FLp2GMpnIZfo2y2DC80JS7p1OtIYApzQ5vM+hYnzvHCdq+a7ch4dqSJvngnPEgZcS3mvP0RF5UOqOI07tW+KjJ4/g2C5f27q9ucJXX3gb129tAvv21JFrQjX8JsvCMz28w5VRBU1wAgXUFHgUbBofjQTVuQ3DfOhIhucp8UlBKFOCm8vRCFmdLDML9lU5NdyofUT4OhdkTmHwv82xCA16UVHUWWV55mxHNGpBkN3iPeGPObYhVAlGTUfVTt6SGGz2ca51ENqhkmXMcmJrG1L9wldCJxWfPI1qaNXwqLNw6zQwy6JlVnKFMUhbeaj0Kf/VYHHkj0KPOl8zyGQh+3oXx2O0TFIOrX4kKWsXbZbIxxDaGBaoK6+zl3XtY8LhX2FjDaoCv1VWogyakYfosshj0mcJfqcF4OfZiWCHb8bzUNbZnGBHWM5lW0T3tT3CjXa6gRdGwgDc+gRFz+wL6jY1s0OBvsZ/ZXkuPNEtu+aopS5HvZredivd1dcQboYtSoW0yfT7lOeEQ0o1QOClU59TRpOtsKKSLSVvgmgqTUsX3TQMYWm513KAf+gMUvblY90k973LCUZo3FUhdeJwKAym0FkcSqQT6HIojFafOX4IH3rsfizjXG65bmyt8IcvnYdt9dGV4GZIFImM+k3l5PlgTlPoMq0UA668iFvJ+E6dHZ0DldkZb9Q2bdQvfNcRLi8T3DBfT3yINg23BhoaGMQTyazLyw9zfFpOcVO4qGWiw1ZlZLuOtUL/gKpk1ndiuAxG9sEGabXfhJX8s8gv+x14YQ5EZNtwrai4dnWUH0cNrv9YKMlvoOkLheEWoA21DgRHp0tSl84/LiBihiT2mZGUA01Aw+OowxFvhPpZHtucdwp1UGVc26L89fbFayAQnZpmBKyYyJXaLw2OFFfjM8KlvAv97AhWOiA2Q3DSDIQL8uWZyobZoixoKL9DRkkJcmgJzjnNo9F1ceju40BBl9Spx2ww8Yp/3Rw6HOt2HbzGK2ex89KveuLjWmyjDrJGcdRsJ2e4TBXxNF4pHYI0t8plO1gmRBgVYyGoGE6NhFzR6CCzZ5ITgg5jolNzyEelUZxE8C1dIR0MwM4RbtpJcJFvz7GuRyyHhKff+QB+7LGjAe15Dn17NeL752/iK+dvzOl23QpHnOPcdUJY4AH/nj1t6R3hixq5Hv2Kv8LTeWhhoeGof6uUwQyOGevAI/5086KFt2aowuI0K8t/agBKG9ovyGi2+egBJFE+LDMhSuv2wqYwT670i/GxfhGLZzSh/lYFY52h8MCyZ8mPZjWjwvfkBR2GIqh8GkJZvYzu0r4aYrl1+7bdRdiCt42qg+Mh7wfAZ1gE1+gkdTte43gEHwuG+C7IXS/AdbSmWs1kksWoB6nyOS5wU/x2DcD0Prc0NwOTwIuhBz9BhKbqEduIB7k4+kMbtBcazGlRlnfvo7xo2xCZDb7C0V2qJe7KYIZLZCuHeoZOmu3lai1nPCSBqXYNfqGaPu9lIJ39E90wH5XriDkLjNSxnYBPjdMWU4aIl61GZ18I3fa74GGDvNB2kykQXU71XT0pDrllRDSWFhmgEquy1QQEu8Eigh3B1EXRTad3mHHPKyiVth8VzPo2eTrWazx5eD8+dPIojh7e66EXwbp5ZwdffekCLt7dBvaX1e1cXLUrjh3BVgNKXJv6pYIJN5+hNe4JsjIyoU3rCP3OoCiPBCcaHzs8IfmphSxl1SFZXwbl7bVjr+W5jibiaCHOFZOP9i/JO8IaPNx4OcOPSquib7smBF9rJnt+8YUuuNJn7H9NB0dHH3HrOhTFnXyJchbKAx6HuL3KtUm0BTcdqTrjDx/AxSBBHpveMwjUEbP2Q/PpYYXjClbAsR9Nd+Liu0Ar4u+gzI7nCLLZwSvCN36n0C/BiKtdICC3hY11pB7gnYEWdeWVRz1F0Hrw/LYrt+Wc/PUAiU4GthrdYxmdm0yyUFhkyB+i4gCqU1Zy1a7rWRj6zg6ayfV5CmWcfRYc7JniIjIX2UAa3JZxlhW50FF69IXMEE4jHXpgihX+URyz/oZnaJYblR8SoSMqwtORjpZFEFJeVkYajnCVCTrS2E2gtMnSOT9+8j586NEjSNEQliKX7uzgn7xy6R7OVzrbRn3ByUSFdCDuYdg9sbvwQRTJLaCTqFGNG+uroWd6qedInAEEuvzu4dfhp+EbV69r4KEKoYYSqA7MLUAjkOzpTlov+wCEDauT1WkEtmn+I0kQl7wjiIEJHYqjh+VELpXmaAQ1eGucqTx3a8TYn+W5i/IBIGRREumRvtKdGjQmoisVH5VPbUP6VNu2fx2ZcIsAOzCdQ+wU0rack9e+gfStykqAR9odTbvAj2WczGXY979d5knXVaQWfswgqsNpjHDEv6eXqYXd4B/kvuudlEfK8N2MqwlXxYN+YpzqllXrI/aTOFrA0272qQDKaFe4x9Eu5VbPbDdUxcflydePpKltB2T3T3nebTvyXHho2QDtM+zS9mTz+Et76/geK+3yO9Z1f3sNC/Fa15ghdVQemqM3o8Qp48Mr92Wh8FIN0dApsx5xYt8GPnzqOE6dvA+9a2tnjVffvoFvXbpZv4XtRlqoDqQ54Yd0BXpcqoXlOkppMLJvU4Mj/WuKE2D0Rs5qKBu8pHh0cta+jIKNFnEM6ugiC8xhKcnZv7M6eh8Mo5MhadPVS77PHd8QyiS/wJHpc+0TZ7CFR0pkz3E5vDrlUijr6njw3mYKHyM8dV4Rbp7Q9k9y6Lk2da7ZMhqdPkOsW57r/L3dBKNtbEytzDu4HfugAYju59WiLqP0I8B2PJG6jraor1JIeRnrucWyucpfDw++yj3d9tUc8lG/rV6qttHhnVp8ew5dX+lgxGW0yhUWc2PKu3xGWmlSmy5/1VnaGeyFATqoigtyc/bbvwBZSU48p7Zd697gnK0dLuQkfpNf2+WCB+IosuqCFsFb+ZAgW++gX1sLvauI6sPcu/8h9dx9bEeJU8bD32tdFSrHWNT3vQVijU5J5XjWLmYYJ/dtYD+Al968jsnhOl/Xbu/g//v2OdxZrefDZNQ5mkIEQ0hFjXM/xo+oSKzbMZjKG4tkWY5GNiilBi854KY8Y7vurGFx1gpbT55qHIukN7tOnM87QhNH3s6ZFcdjSpPqyJ5TDBltu84wUWnFwDXl0Z/rdMGSOrFc6/Qcd/c+4BXfZ8DOcCbezQlpei9tJ4GngaAXSGk7d+pkeP7Drw2wfiZsdVqBdyYnKqsBNw1E9GqCmOTJYD+6MnF1tOIM6XelS3QwA26bYdb3gcdqlJxIKzzKbLBvunPFDnIKOtG1C1ofYidpI9RQSr0cCHd8DLQCqJ8FNqbUchbABl47W8YAqtgdbYMOTR26rRNB0CVpm3PYeuKpbekNPCBvtE5cfa4fP1E/ZoGBsiyVL78JPgwUAf+Nh5T8QjjXHYKj9YvgRLwdL7Mcrz0AiwzsTGUO3dUPgKITj063W0duHEPCZSnEALcHTxeGuPZVOFA7VRnRRJa5drThqUak1NlY4Mp6wu88dxafffHteep4ysg5G1p31yNeurU9L4ZzsJTGXIVS8afxoCGK73jR+ERe5g5PrA52/+2CgezLUDltW5TSQz5m+DlIkXJTItT+aIxjB0GtF3FOqaaIW2K8UR/iu0C33qti7eYkiPRuqVC2ow7f0FSPwXr3wKHbvvZvRw6Sth3o1Pa0jR7/GehRLhYLL1+TwFAHbzwOdPGReyd02YJJVPnSUX3kX+SJE7vIr9zvp17g0ZM7l3WSDrLgXH93BNYFU8Sn0Axp341Y1UCJ1TcHkfzzJtqJcpX8qxzx7ch4cy+8t1c5PEsVvgJ0ekW+RZkjP9IsX9NUj3hVOuKI1HQi7A+PC94yqkzFLWhsbzdnr3qnXWI8SJ1FcgJHSbTgICi6DoCiTyMK8aQ45LDzovRFCU6WDoEecvGKE/iIP2M9+R0diP2ODlDu1SCRSDUCkUFOsFEVSTtFhTEqEIUzAxgGnN1e4+ztLVhUHZ1KwuzMl/EQinDZCUBJ4CSfwnUplvKwEeZOWX9TDRSNZgLccZUsozYijgat31IVmITW2LmT+WigdEQOv1XOFM2jbDS4wK081jlUPfI2Z3+WsVsNLDTyXr2A4mPsiw6gswpeDZMZePmdM9z8eA7ExrRuEkJ1xM+ypiNBrgl7gOdXOFelL0My7w2pz8DEjfAKHtwDr7rqHFg8q0Dx0N+5I0Mii64e4L6WqDqq+heNPgB3Yl6Ofc6/CbYHPR4vK+h6Gmiv4hwBjW3yZQwf5avuQhgw7zWeAAy+HfaVkR7slbFVcHY2UWxVijDkSrG8wNUMTRNQ028EPbAPK/G5O4iCiPgmcy6HyKxRj1YOtpK2hOUhdSnPvB9S+aRors+j82bgALSL5BDqaLDZfBGtkMQgIQYvqsMOlrQX2+k5eD6z78EX+Ks1GLQsZwTEoUEa6/RvX+A7ZRUBV0baUjsl9LV1pTE1hHZecKrlEqrzciNRtqUKExyHJ6o6or0bYqzVIJffFkVFA5yrQTT8xXi5/clCW4+HvLpZih59LJNle5YYbNtGF5yRjpYUpqJlDmeoiz96NBO3eLxoLxWt+KqRb0bcNBJK71QNsvZRr434rLeyXHnu9hrnykPlmXUhFVJgpcATc8TCU23T8V1odGgL/RqURF7xjzPm8jsUNaHUto2fqrNqwLOUTQHv+tqCC/td6sYDg1KCpV8Jw528JzoW143warYjlrYcHepcFCe0chAXS8Y+an6ojgYFNZ7lem9ynBsQHk6Ssj+kbWtP5Urum8FHxBPCI30ttOsz9psFMgEkYShcBjG0O6uysj0NQS4Uh1RT5UqufVEy+wEEj13VUToA83sRTw0YcoFr+IvNZTCd5Td5GwfI2mc8BpvTgfPDqldNxiDIOQMV6oHBmesuXaPmjBoPFzo0EMZ7JxvZ32t9ExR5HkecMYrRKxoPqycIqHLq4gbF0YwlBYaLFtAuuGlSgfEEHymnew6b9gTOFMqkgGQPtl4aXOiXlfSiA2/qGtBWINVRuQBmF+PHvxydZi2vhgjo7lVWw2vtR/pTyw9LPcVtaNHwSVucY4/0aiDh6IF/Fw/MscN6FHeVP4+CM6A5tKf8dk4+PgfcQULkp410O/Xsd+Qn68h75zT53Wl1bqne275++AC1gQn49RoJTrUdjRku8DWWBVminmf5rUKio3XjP0TeS311Hg4nttWT1dCmGliTgymUTx5WBmr6Iein4uuCUOGLrijr2aIEuABNvzfOKRVXPsCJ9qjRwQ7eCqtBRu29wM0ZWK/nf1MGNkSPNHBTR8l3XNmeMcuNnQJnjUgavTyKC9zcB1EIn+glcbLSKbZeoUMmR+r8HLDzkanaixzwisFVHFjr4NF99pZ08Cx3NejKfIHddH7vWbb/vJJFx8abkm1yTSrIDC8zTZq5g4vYd2NS75hU1rEoeZgrJkmZ9GgmPfHwGOJlRhWw71VzcYT7ihnLs64KbQQaygAy2iOPnKaIoxIDa4vwEvqLVyAOSfDl0aPs3zifrM4EqF/XYpkhGE29ukYS7bwwMLfLk/hIc+xXTffbHnkaNRHCZhSf6n1vPnyhbUD4IXwyp94Q6VPjmmWwtns8Sa3cOPxybZPHtire1v3CS5dFkD5ZwNPbW0EeHYvJgxYSoxdlm/iwnh4T3G0rieGSE7TMecIbQqdD4bfakRhE6khUjSpxUONuGRf1uPB1DHeRRTocflnP+KYp9ezvHV8FL3OGoW1PZP1NHjneET7fl3R/2oW2QYyqM1FihxD46LIg0sfaD2Oe/+2sqxNMED0X2GrjXJvl+Shb3aa6lcuNuu2UtuA0WV9ts7Ub2MpAwtFTCtjU5DBnHIxNqcIcx1a/EuAOs7E+S/5zs2qLx/Xczlh86ZB+yNfWjOBwH52du48A4PuzKQtvfPQowmhTesqUAgzbv9yhi+kLR0fBiR9D0RGp4k/Fn8LLHv/suL8irOwcOjc1sIRBQ8utNM1Z5/AOY5I6JHe3kRnfKe00KvGLYWZECS8YP8VbHyfAZ03K/bBoyystEJyRPK3RCAyoUa/7hnhcZFRoWyxqOzpa4shY+WFtsjG0vHUnsJWyerAO6YjZI8JiU032R+jNaEffBoOZHzoFwSNOY9AA2D3bZj32MWCfuTTchG5vyarM6bY2PfjD7WMXeTFZ7QiDTknRsSgMOhyg4m1ymYW+0DekIQYUjp7Utxnu4xfans4PUwf5Xmkj7xXvBB9IR3mTEY4GHR1RcOdYuIBa7VdueaCffWU2rRvgKK/gba57z/5S+2mNlvLhuW3jxexcx3G2mepInf3KHXs3VRoniA2Ve6BmQXP2i+A4uMmQ6VlINjdVx6p4OL8Qymh/xUFblrYo73qCnOq7Ztq4Cl9t+pSBPFYbmOlnMpZVMCHKGhxITNnqbyUmPrPnaJ8Dsj1ECpsBFQYp7Ci4yL6sZrCMcWJ8stSNQoDULlqK6Zck9y6VIuXjKE3lm87ezauL8SDtgcTaF3yX/IpMaz/wePb+9WfTLlpcTZjlvSkkjWNQOMJMquDJp/zjyFNpM767F7WcHhSzIL3qSIMhsz4TR0O6EmoWR5VHDZ3CsgxDMR4LgcXFV1whrgaBvKGz3SVJUUfWg8dZgw7KxyDIU6GHYFS1QxsnGvpNAwNj/S6LfmJwp3RqWV0fEIMuqy5BgAVv2odalrpRyrigL9CmstqTb4dr1FPBw7JAQj8X0KVFhREDFP2KHfuSo8A0oM4zBzlvUpVAnaJQR9KxLfFKsY1wuUEF9VPa1WoZ0nc2H1ne5fmZ1S1ZThR4SWjnZ1EJp1TFNAE7qzJqZTZNaFTHy4dxsEOHzt9s0ka2qI5dF8m5D7bIPR2v2nV1pk5uWUHkbSw8oYjz89k2xSo20ebD1Q+gvosZSDsoR3AljyfOoVPw7K800IvM3CXCp9446+tUn/WUa5K2pXg7eoSHTcKdAYPgnnyqM47I2D6K8HHBgvaTQ5pORulRrSc9wdHyuToSIQeMYusDtCM6KqA8GxZ1tKqBAXmwKPOf/EKWBS/ELeDu8CDOIsw2ykcV9AzUSF+eL0SBndNMdUSkxpa85CphCqlu2THDIrS4oG2oSjQIfRqYapaDDtStsQiypCOqlGowoWUNVkbzKc2GxR0j6+AVw7hUfCVwMcNZ3mnfszHtG60T8datTOokdSdBpFPlkHJk2VjRX+W3IxJwC7UIJyWfxlT7T4em2QO2577SRrhD+E2gnYjK7QUfUFP7C7gshMqiOSnSILSZ09c2BG/Vk1rJ87qXGTP7SDjcdUMCg5NxWatcy9tecrFfw4D5m+wayLLp6KQDr82OkDe9YFDq0F6g4LSznv8BJTNVeL6gc8+SFc3emU89vuVKG+kfp+qgdcSbhS/apzFDoV+VVJrsu+SCUw74MVDgtCv7MWG2keu18CtJAFPgMFifJtnXXvhn31mvAX09WMbwymicXga8tikNFCZ2VnlGhmlhexaUchBCLErahbmNAwwMVWerWwjUYHEkxUU8hK3zto4++KmAyHTDs8BaBOPkokCEdLHAp4GLvEiBJzqCtG0ywqBJ4Bo9WdphFeFVMzoRHpuBprEo8BqHk02wqqInMeBxvjAY6F5bPR4MgdbFwo+41Yk7Q5okJZy98VHH3aNfceC99RU7A36u0dEkj2JdHWn2nKeTBd6GeXXibcYpwIoOxBxxdB4FJus42QuE6CcggbJ2ApW/jgEZvm8LPANLOZHniq7DK6Sxo5d0eiJ6miZI9BHwA4AJPkCgvA+BJumXPMFN4bilz4F/FhA7xYK7yJ+ezFibucqMOmrlUfMtbsDxqglCZKrDyV4CMEp9eZ8iLQawtBn4yH5nmn01AqsVbPCh8kqfo6YtLjAzWvMMj/iMotu6mp/z6gwQMkIGgG3nioum+m3wi+qsKRvTWAdYSeCybT1UhoMwPUku4qODED1ffuC0TPb9VPiydHLdG4E3ytkt4JWuVzwrAtnJfGWkMK1JQ3QMbBNRJS8UbmQolceppk2T1o/GJL6v6Ft7RpsoIdI8wrAIMsuclRilZt6Ehi8Itq6ipiCbYg71t+OvCFzcA288FGMeR+LOwbDdCW6UrH3H/kOhjTClGbviMaHxyp3nCsttuUl+SgXofJM9yTxpqulUDbB0/lLbNIMosqiBgU4FmLEV/pjxg+cJIAEkDbLIszvHGhWWOn83Ag6GQCu5n/I7ozqj2A3NSExSoY186BXk0CHP8hn12+tBh7tb78Rm6Ctnm4LR6WUeHKoEIDrQMEFAOzvActo3uS5Ysj4XvJUnjXzIjS7+I32uvWgf2J7aqI5MWhMBlq4JcB/LEifmaBZ8c4DDLK2bPsvB/qKONnfWs1O3KaNcp7fUPzinVnDJOtKWcioOPL6VB9AAflQfv4FOfuozwE/DuoXFyY/eLaMjbRkvy+Ox1F+PFTZBWoYBlW9xLY1u2TNeFRrBs9y7I/LeM4jB6pVNcAyNuuk+v6pITrVMrBudtHaa68zyny6WiA6Zo/KeEepeoS2gGlF2bjQENlJX5VU+iEFOAkMPqqCCRrScghcYMRI3oRRDSR5aNTWQWdLTYkBZz+bA0fZFlIPYfzrqV/yMD/e47zoylECswMy5Omp3VGYJKMjS3optoCqD8ludbMSX76NMNMGW8BuhDIC+kRQD6nYwKJxg3Cnbui0LAW/Fs3kQZMONRLTvxDAjwWUzIl4xmIh8svIcCauO8jmCzIlhc849VXzRwVlln+1qOyrvOoAw9AlvQlwL5x2x0O+yduHG8ZaAgn5Y+VSL6KVOlvxRZ+4cNnkUYBh/IHyMNAVC42hcbaxOAWX0+cPiHGisp/lAFMBPYwHeduXwzJ7Tpss7O8o1lHfz5gJbR/yGpiDvHGyQEbfWCtUfcIePBhsZwU6XqZ2c6xhCTzdVnCPvte2pyCYwBwrzSXFZkOoJYyBSZS6WtxWo0eKxXU0xyBWNN7lAYXXMEEV3n1MUgbIRKUGl+jslSc9CYGV4QezgGAOfOApwH34o/LHvgAfltdSKIEJc3AlhEJ6JkXfvy607zUuU0oy+CEWCH7FD4Onol79thEu6hX86KqUBJi97ji1DnFYw1OZkhOeD0GK0o2YLiI87ElFwbvpU+ZraMtYHCW6+1x2cknx5Hmyh7yPMeB/lXkfc5JHKhRp5Nd7qkBjcAKiL5DTNHHhJPhOcypbZBVnIqaNzQyF5fHqKZHoNVGcaHFPjFOP78tfW1gS8zRArDEUrtWVdQCF4JHi7YwY30EXZd7qbRSeIgOh/BlyEYOUCf3RnRqNDYj9U19T0Gh+yzKkHOBo4Gj3kq6Txrd8dALmVdTTxPetnlC+pTXOqfT2WtTa72ATi3/gaOkKxZzba5u8yAh75Lte0tzpqpddlMtmW3EQHa/TKu/Xo+93WaJS+Jl6UQQsypOPiiZ7Kv4Qqx/FQLFjKPVd4sb8sSgrOzF1qeIi81MtaTi4KvXNQopSQ9/asowAN7BxgoipmjP7iiEJ1j2B1VMQMgFvJq4as/LV1cYUmO1ENYpAUdzEAOdDlcFByBV/Wa8qF346moKBN2QxLjfKVzvVHB0J8bC5J8IvkupFF8m3rb3NkIgPmLOWv44kYZW3UyY2WUz4kV6XKdm7xDMUbXPS3tZ/hcFFjrPV0JOfS0SK/ptRJ6gFNn6qBifhwwVTDL9bNvo4GoXoeu/LI9UvuwGSakHSLs7MqAR9nAxQdMf6xTSczHX4Y3qSr9G+D21DBKiucrNxDLhxO5T8Gqs32xOyrNZ0i9jTiQpwN/6h4PeTiVFPq2JHQLw2s5PtFj6hV58lU+zgC25w7F9lFrTbfi6PkO8LUARF/awqdo/RxgjtwBkB34Z7Z64I7AwYjJXu7z3T+vS51xPw95hr0abbAE+llTWHExxTvaAAAIABJREFU37QdxQb396FrJJnD8y4NwljRTZfONKEgjOSZBSmfPGhHtBpgw4WGJ6Nue4hAVMjYViljzlaMp2s/e4Fz9KiRlXY5Ok9A3aNZYLgRRoeh6jxU8HoZAoJRge0Zw6ik0dj1Ro0I74Aq0I0zZ98NdeGGjuaUht6hCglwK7GVPpMBwaehqRRklN9tT/qMMrQr7Un+SFv87ZwZqvyowzAnIO15z+vn4BvaS9lBFZGyHtoiDpruM2cf5KfJHuSWl+QLjZiNCFOto33jeKgdJjxsaJR6asA0iOvZJ9V/1x483tZu9vAFtSawdHjHtLy0mXOVAa2j9sFoz3BBQ31ReatyxvYUlo7IHRwlKPky1vfahjIKlQ7aTr5zo32hxeyhAHPdHRwYcnW26szHaV7rEm2BrRxHrevIzHVenG3aKna+K+V4UAydO2Vc1QnwjtWyuiwresvAIKF1xmpPsjwXtXVpdWYVlL+ujsiM46vIWwYsi2gO3SAI4iZICuhHuO6lgEHHG8VmhKROwCk5pCM6nWzKi356KaYw3ChQnrsO0jbLFdMxKiiGSxRSVIPvaBemOOcl9Z0fCHCVjgTPq4hPgxd/pw7s5GHppY6pl6VQwXWpclTn0HMcbmSnbQE17S1llW6XJkxhfiuh4VuzZoC49IxzQt0NQfkyZNCu4I80yD91DpZxlX7X9vVTlTpvb23oPLYqPrqpOCuncmIyMFQ6HM5Bz0w+hZbaaJAjMUgIz/k7OoymrNw7+RXDQL6a3gRZaeyNtrELfrpAUQ2Pwox64a5dXvZkuyvzglcGLHiKdXu4aJbEAAgCjT4Dzfods3kBD7tE9nLgU7S5tAd0tjvree58McwftHL4B59DMpqtanRmWf6hPgO8g9ftZXHUr7uX7Lf4QwukZPuYLn5MKcBNYaGc8Efxi6NuI19o6fGT9oC2JxdaMQCj27ZGwgJTY4NRTux3MAiGkEhQTC0YPEHOKbP+HWoZhwcZFIx7dLSKiyo6gHnPaVBsK6OrTsWAu1QfFUV5wM5MwcCSXiVQXipd1nlSV9sLutoGTsIopmsb2pPHn/V0FBydPxdhaT87YyfCYfQKbdFgO6emcIQ4Nz8eWDeEkUVsQy9z+Npg4KP+IP608SlVh+76Xuunasx6Bjuh7rIAUPlHAORJRj2gR+Yz4/Y0BhzqnBpnJrpgzUqfxu1WCGV5DbvQbfB7fS9l9NL6bgSZUNfbkJeCT9bK2mbQPwBt2lm3VKpxF3lg3SmjZmKiHqrOqzzFi3qnOAtO5L2tdyjvzB5FWOE2BkO9duMAhv1n6z4oK8qrSeDcg7xW+KVcqiPmMc97rrd35mcbsk2NVw7/7Jk4S7svf3Ulezw0ZsrtMa9q5102QPiY9W+pN0y1zAS4sxG4CNn50SIfdphMgBcJ7zl4w1kfTMAkNtPQnvtr2QDpdlp4HxXR1ctBcLCLQsLxcP4thlzfWZs9qeoIhUZMPedn1TLciT6Kg04NOEcb+JDQMW4BLRsxsnPVAKTKIx5Na0ZMcQrGuiE9wLRHge+Ol6nF3W2lCkS5o2OTa8oFY7FeHH0bbBOQ+W8MXqy8bpliYxG+XFS0qFw6eunJYYSnPkNpc8Y0t+0DcJ98dU5NadzNSUTkAl97o1vWy9LJPafWgI7OJXn2OvnJ/pnhInxFp4yz0PqM5XjoRkfP1Blyv7TiqjLRk1nHe8BlklRmFT9jSZ7bc4GKtAXAfSJV24wwow7ra9cnnXe7GU3rkyhTypege70rOrUEgF9B69nyXiDs7Kc4KO79XpdU+2pd9pyj9peyy3iZvYPOgNt+po57XfZl8xk/mwrUhY1Z4PXssTtcCmFXhZRVu5wzMEpfKB801c/ABvJO/wJophZ49eTG6oq9KH21tE5y38kNnaiIuvvsn7NuI989AyqIumicUVNA3sHMvh1lsL0ORs+N1LW+wI50WQeTP6gMNjtL2GRwlgVhCU7hbDGQKjrfl7qko+cUrZ1dDGsK9xEHM1JaVnhnCiYvYznlsxoOOx5V3rstYKhljX+UMynXGM/U0une+Z/VsSDQI05HjXkvW6CRj1MooQGQkXEQbn3k+LeLclr2QdokPN2jSz5TbuNpeF2/InKv8hHlINIc+0F5Rz11DiCwITTdPGxGjIqXyr/Qp6uunTwjTP8I0OQa8G0aX8qxdCYTqPqgxt/4qXId2mBTCp90uP7gHDDpZbHBw+plerqDqMBf0hLl0Yrk2lbmvfJN6LZKoUNpp9WmmU0t/6ZpHpnvrGaHjlTmzuPOC9RUNSB+gG0H+OPkV63bh02m2q4FFaPAgmwpS4KrokK9Vz6illM26Fw+9Ln4GcqTXjH1niMQBD8g7xwtU+3PeduaADNhjJYhXlGg4AVG61Mg1fApUwhHlYjRGav0Rqiu7WB01dBQ6JQuNSAaUaoRMwMT6c3yLlXhSQn+SMuSRou4acqS/DEHGByi4ucMoHZ0KOcOOoEYhVT50fBU2uZFPLsHnKghT2FLm/ItVVjKd72i0TQaOgbdDE3yNKVAczfQiWXC+yy/9R6oDjellk/OEKsRCnxyxp+X9KM55lwWHgdaovNzgY6cnOacXvb1jD7yPFUDaNMQUXcEN83QuHlmXQXOG9HzqIeNzkWhEATcdEKCTYFpFGFtmAGqIMgLa4K6MtX2M/lOx07cFrVuPAEwGndFEbQFjbALzxRnrjSn7IkjYJuUUxvJpVq/Z/QT+QY/XZVKuSw8NBnLFQfjDSp/zFeozmTvjLL85sh8HIGtnXl0vndPyxbFbYI4yVzbz1KOqXT1ERNqQGAOvbwbaV9TtWd6OIv1F4RexS/gayl3c1wiM+HQrGmSM+VTdcARZvSpbL+3KFCDTtYpWYale2gd3WmgiZL6+HSDAU1nWPSpwhcEy5VXwyVlVGn5sXr7NjVfSJsOLQp6qsyIQUMcSSvuKXRieO0UTVM8hnanLR0VOadAHhBugKUjE2dUBL77qpIYbP28o9hhhwMdLpW7l5JPnUBE/2bhmxstB95Hu2Q2RwyT0mWnJLGswElh1EtDxXLRaPJ5xzY29Gp5ZygHNP3lYMg7PugFaVOQDfLfLeBRxAXHRp5VH6TvM+A+v2onVkk/uGkVqRs9tdLpAi7VF4+CQyQl/8wZq+xpiQ7MBSzku9KS4EefbEYXAgo8DViM7qCQbEP3D6uMa3m7DcE9edXIm/SJ6iP/6KiafR0FLZ5ISUDMRFRjXemZldvD0ZX5Fhxkz+sx8CDnmtrmKHq77DmnnFGP7djUSeiVEa++Y4BgC+xKKp+yRvlYlzaJzyiZJD7nu93sfDyOW4NP9jNxUN6b7RR+xDLEQ2XY+lH6OfoAyrPxGWLvqn6EbWuhEQXW9eLxUoMenIIWocI65ReEnSPowNA2AD9qcsYulAPK5zcBW0TBMk2nCRiLBIMCxpFzJS7wIrSBVOd4beSnhimjbv+KBlPIMRjJ48dIcejQoluZEiSq1fdyDamlHR3aNTjSra29EW/XsaMYUVkgFJ2oGg49c5tFrO+FSc65Kd9R6VLcXB3hh8qVotSsKBcZiDJbCwY5VTlMqNtQym/aZA3eWC0BTQYk8qXndGk8yfeo3tFPmIMQmdJGogOOK/ODr3B0qxOzLZ3ZFzPHpcZQ+1nn1vlX7IPaMzoJF8Qk2CIxc2LG0DK6CwvFNDOlOOaMurc/6HVPhqD0ZV++kaEcymt9VNPjAsXCHwaHeSGOmZXCdAbn0BkI14ZqlRjQ6Ah5Xb5Nvh6BzbLnfGPp4cRvYqhzNfiELXo1BqdtJ8SJwwfKqD3DbUWLJGcpQ/i6LX+3gV2jL8Lv5nsZ8DQqD+1vaYd1TC6BVlgCLanWWbYWQgo5JdjFQLmRZmxMCI+LqKLAheZdFOwMXAc2ApPy1BpaxzRhXm/EyTbs85TyXk/x0T3Ydv6wCk3HaCi+TNOSv2oEkvKGTkiMpeGsqU/yemjv45ejkGFfYbOyzupXHBgA6Gh4CAGDbcMSfM255EpTHI3Zu8HTbO1Iu7m0G52NnngnC959e8HwJvmrcqUjN039R9mIdQ2fwZdHgpuKiTLM5y6LI7qieqg8I35u9XVHl7uGP4f3+pw487nomSubOjDsPy8HPQO4W9AzlDZdf5GkXOWwoU1xR+1nx2+lraRC7Vv2xZmrEXZ2I/BI7Z3pJ9cCAc3xuDaaCjQQvo0KYzv2nzCjEQphXnRag9AwVZ3PxDGj+7Ec/VRqFCvqo5DueELnvrMCNrfnU+H2blRbFAOdlOa0fG97WrxfT/UcdOSa0mZ9tcFqm2Km1By32oKCv43MhWYE3Gjz7ettYqfc57qz5z+ZFkyAquQ9B5RxIJWElpR0HzqZ22nIeBAaUssaR9MuJaRXeTcMNcrqRSQEp1uETLFQDWo8ilGdSIyIM2qKyI2KxUAarfBBDAMLCoDyjO+Jn543zkLmRArO1iGDpxOQVHJRNkev8NgdM9l5r890cRXx5v7W+AlK7fMhvKMjJ1OH0K4+J0nDwhsFKxb4bc8HP6JT4Y1f+NJ2TODLA3UqUSbi5yWNX9o3IpcmM9q+9I2Q3gamnakBk/NoSKVM1WhpTwvlMPLNcAiYkRJ87fOeAj8GPYPAc/LE7EnAn3qe4I292gcjZfLyo/xSPA2E2hX4y+yMyDHQrlBGgKs6YX3Ce+XNVP4NUok2ww3jRNYCbvpbHbLhEIhq1oqpYJTfRk6gi3Lqvl9e8E9JjoZG5ZUFI+VWP1dMeCpW2qQG2hyZcpvYegJ2RmB7XQ+QSYVeQy/7umpvmeWgM9aRON/TmevInHZb+QHA9mrr6XwZQCqB3Jhh2Z8U+ph2oOevijrZQK/JygQ87He49EMulAs9Uc7alDLsa35vfXbouY6u7nU1KYXGiktDoQ5SHYHyG906j6CGrncpo+zYPkmxaVpEv9RDHHtncOtoVwUrd8oh+xRiT7hZx9giBi7SqXUqs4SHTAkOlXcsQyW3kT/qKEMNq8Orgp6dGaqAJIEJea9oGZzBO6PgW5xRjfx2xi6+K5eNloJBz6hfUDPlSN6JRJjarKWUWUcY0lvkFh200uzQy5XebP95nrq/kRV0RPouGG+PCJqA0IqWsovBy6aDyYcM0mgoxIgAYUGqIJxZN8Ci8Y/y5FCkfgou7jOohQZLeQvNzokJPo42ea785QOzBWJLYpDXZFKGeh/haZs9x+p2AYitTB3cm4yD2AzVa6AOHFJCHZGzrHa68re0YUEscZBghX1mIESpYz9GR8573aLGPedMtbvvLgz+O+DmDAG/NY3/FZ/Dk98A2V+eq0/SEbIjI6PRF+NR8uWjT2t0iTRnYJ3nIGkEmkpqs10GD5UGwu+JGOmhj7IAsfizaLsKXku3AI1Gr9ewo1UE1UVxsfMjV+SlQ1IEnsU51znJQzovx5Cptm04J5H1nvIHGhV303E1zmLEjJQBjm7CtdFCErh8nmo6xo3+EPiWYCtu3TGeKPM96jTFOOk8nxuBKXzpOw1myOOE0jY8n3uGU53qwPlH4h/oiXLhHK8IoAl4qcM5ZDVQESZpHeSd4occYIpzab6ZnbzdFrtWZSzBjXxcVkD4G2Epeva8x4dCixrvKMc6Amza7rTRrGaX9mIQqHzWVKWpapgaYoNcnOqcYCDanKWMaBxdkVnKJ9XV5PuMCFp9sZTGiyiXGU42ADHEwch358SFNrND8kwDBrdFLNBn/YeawSB8K0+7FvrCrX9QPRK7oAGAyyyQh6zHgQFlWoPD5B0nUB0xnSiPYLVU+zgHmAtx5s5+Z3/wC1ejq3yw/RzK0qmO0q4ONjVNPeWa2bNT3lKtT9wAOH9oV67t6eC3WfCWPG1cDZ/gpxNi3zYDSfGXWsZO4GRbAq/wf1kdj7x1wurxnZ1qRF6txy6XCYjAtw+dsLoIL5f6q6O29K4ygUZAnWuuC99+WLpX56xsO0/HKLmDB5IoUzAqTjCIr/BGDWqwO7PCMm2oUWYwXhrxm6OXjIehLcLLMgN8+l1pUry0T3tGV41oTjUI0PKaqnYGXdpQA6jTDkmeKY+cQS/PFiJXCoO3uupX5YX4O0PdMbhuGx3xENybEXCgT5VcnYy79IEa79S+U/yjE+ezqNNKo8pTQ+9uvFD+pZZHlImoswYzkiojcfc9BHXKUsFONctwfedwUNxVPrVhNTh0tAIrJVSrTf0Z+vTGtvUv7ZnZScIKMNwUBuur3KRg57R90QHjE2VHaGSZLHS5eqg8UZY6Vme/fsiymvJuLKPz1TiPzlMClhJw0Llmcb72G3B20j5+kusZ8Jpyp48Yx5J2L2WnXD9hmlINEpiWX3KgNKE71Zj0XuTYUMueL/Y4B31JNSinTNvCvlCv91ttpgYDFEvK1ELWHg2prHJX4xh1pRFcvosUIRAdiDPmCTfU4SkD2Y4accAzNtZRoXFMybAv5zCl6+ZQihFgNGULklKFpaNuoy+UcQ4QYSQguLhAIXk6e9cgfNNUqNILeZaSODgazNJu45iCEQLazEk0Is4xlPIa9O+GkzkDwGU3WF5HibHdeCa8lQ/OSGywp02chM7f2iW0mkGVvo48c1NAAjs6RqVNLajr6+Tx0pW/jo/EUWGkFpYrpzIZBMyNeAPOORo7vbKnSetrH+6WeVIdcTordGoAZIGi6m7QJbVJ1v8VRECyg0/Re6vHMnSKU4sjIq0i48hVNp2TEPnNUs94MAmMKfAI4erIWqSL7bh+YnArcmEBh/IsyB6fsQ80WKNzHqd5Adzm1ny/Z6PaHQYY6sDt6NVCe1zVbk4/zpGXgGCcAi7lGoNBUjuk8mUxT6QdVfbVUecAkAFDI2uEmSrOpMXNktCmJ99XANwiY0df1CG2M98vXaPxijbPCFVjHAo3v7tA6l9jRpxzCgR0nUDnHqgM0BXLbq5T65QOa0bOYlSoZNYR0tnqXPQyYyOGp7mo4LKSlErvFnshOMaAB2G49st/zpkG/tpz+OdGV4DnVqKLEMZTuhxfFEdtdxADKu+oKLrgz22BSn2nHJ1uM+oM/Or1RxPgqJINLa49fkbdc0ZZ2oxrMvgjLpKy8mGqibLN44KBwHcEQ6DOQx/F9qhrqDBUThrjJw5Wfzb9GtpRGdM+jn1jTpDlBv/eDRJEnzTojv0fA35RdY93CjwvBcwhk1aFO/kyhOUGBXzfWw0NNIGq4R+Ya0FfEDx7LvgKKKM1Krg9C/5AnV4uDhmojpaL01ZrYHNnXgy3XJTRY0cebZAd/U6ufKVdjtvR+HvMNQhw6WzlvygY24+HzMSLvJum9rnjgfDYZXmVXwJfB5E2GBX+upscnu9yqa0t9nLZ1FIj45jywxpNLYLRWOi8BoQwrugzASQCEOUr/2n6St+zPQql4qLzTnHkYJ1RYLuUbWA8/+qCNMcDMTgqTNzeYMqVPY0JtYxzRsE7OEVP4vTDX6XRlElBJU+T0uFOmosKB8FfYGjbAPxqUe1TwB3Y0ewyAFwqO9Lm6FRDnrwTQYDR4N/hQ1uwdS5a3zkFKcY6rlpgYnfky3dB4NQQNqNEoOl7Z8Dp5BxzPE69kbvqfS946WXUopA1vNvFOrlRquBg6HdkMDovqyMyR6eAhO7WTjaoMmO3xmR4fko5BlOKbwL6UzFo2BOb9OWj0RF+G28Ud3VcxU40DewiS3afatBBW0P+65nqcRTNdPiqLILb2plhLBdev9jPNu9e4NvqdtTf1hadd2f07uDkintcE9ac2y602/5z4W1vxG+OWnBIQot2AeFaOekXrR+diltR37EPXb0n75INSOtO/56NccjyXgyddlZMQ6lS6jMXqaqylt+ErSPkniKIvs1lBHY8fzkGJs3CEtS2NdWpfFGaHRMh9WQ+ziJANY7ClwS4Q1S0XacIxBlwW9gIRHkZadY2tQ+6TkjeWdvSJ26blzhlZzNYXtO1wpOUAj65xUcNnx2sU15oMOEqBBoNF2VgeK90u/elv4bwLDorGgUdWXK0nLSg4tJrj1dwTFY/GBHX/4EOJ7dOuGFIxsWmSrP1jeqP1LeAQnQ9BzjEI7DM94MYBYNXUXSMMf0W+iJ/e8FJtA+9YMP22Ad9I04xG2GwlI5wpXAfsyT6xcYYaGmw5OxG2Dli9lj0EwGWMkHbyeM8jaE2Xftf6Y3/4t5wOvT1NJ8Gt1W+pLZnWeVIHZ0FBKUeHZJz6FOFG0fnGkQwXW9nvmcZnEU6tO+DDFliOPZlRrO2w9rJVXYMztS2zXpOtghvEr5Lv4clHVWnGsDVD6HisqyNhopNlBKA6WjB6gXFskiEgoxKhMERQi06kU6O6Roz7IFg13b2DHELOwNuu3UCyzbw0OqO450IgRuhJnhDl9Aoe4OLGo1U29UjT50j0vfEk4qVDUx3BKbveOnARnHXOe2eU3cjbTXyoazirLyK59FHp8J740kK/ROMpP527Sn/4j0CrmxHaU6VT0i2A2hmjcDqyZi26RyW0Ky879JGmmJfEsccCgZaTK5zrab1VY7VGDnHE9rVQN6uaEvIGxrNDj0ueEuwOWVn4AINao8Mr45OSVWHs/VvwMtgZc+DuGI7DgYafqZdfgv+SoSI6I92KdyOfrvfoe34jP1r/Mj1maXZuU1tDWxtz059YzEvStP1OqSLq9TdAKvA1zR8HJnrinf7KEuwyVlkIQGt/yoy1xyQJrIfAzilm7zLvprHofMwA/6DYwJPgwTip/roBmrafvApSMajOkJXYYy8aK5oIFNbp0kr0FgDdiSfcy4iiOq8m4vKRoUXnJyzFpAcOeUA2+lXUCLIs9iWMxT3YJYbcQfcWDcJLYqXGaxg8GgI7bfwjvzU9D3pTkLDbo6mGckDlvlgg/cagTqnncM+STWkwoOevTVBzhWmjlCVGa684l2KxH3mro3e8947xSPQolecilG6Yzvu3Y9gsQ2vhMZYGfkJcPtqki8UfjbtqqNuRuqQtgO/HY4spynEgIOpjv7WNvhbcGjOGQf8SBeV9418Kq2qaxnu62YMguI+/8ZOZEC3LbqC2csI7VIzaFLe8j5OuQGt/CSPj7ZhtjPglDPc/L/CzgHOJA80nR0XpY1jObVNnDlQUu2yziHBL2Ij4rr4M0sZOlYdnesKdt2iFvnS47/avuhWMlpemukJPHC6AXknKLggqFNGP3BjYkh567WhdQVRwreAknaB30M3QB1hiMgrIoa0lI3G2uaZFGwKhArz9XesY3hEmAHPBr7gS/x5alLcd9gzwHxuiqgGftq9nhphU2otm8J9rKdEBmmMo10rXm52+3Ib6zXBirxHxLMUGwIdNBZ2PnzgV48ffMe0ti20CzxAxBO1TbXJ2lY0muHcDTPYzahd5SngrcEKOjyggtp2R8IQXBBo+KHtRHyyVgy87TkKrROv6ARzSyNHZcTFdFj6SvFUuFH/I63WnsqZlInBmelMGQm4DAnLKC8irSncKn7Sl4q/LlJVx2vtpYqL019xJk4fS3kD2dkqZ2ipfPUUfJdH0b+pPTZdLbsX3Nfr6GRUmAkzt+luW3VenPr2zrwQbsrzATJmXwQVW82OMOKmjU4yLw4/Oo+L4TSwII7kxW622/DIYYFt56JDjnZDA93GaaPyEb36fJ98HZUVwkzyPuLkxEb8oLxbWoEo2IaEEGUAd0M4MMf0thR2p0Qpcxxn0DXsMd0XjZyN4HYRfMNXYOcs+zUFH9bpAUqAH1noXnT0K9OQROM2iMdxBiDWlZueQ1b+GC0SvRFXt7JanUxvpCFGdwhtKp/VmcSgJQsuCtvwGXz9hu5o3ILxdO2Hvrdz5nOFw7rxuwAa6Gj/mzzIO7fCPjjTLPe6qyL2aQ6yoFucGgcb5BzF4bhQX1mTQr+nIJ/RoCVfhjCMR6ynvMxSJwe4gTbxG807J3KlkPLf0r3/P2Nv1mxbcpyHfVlr732GO3c3GpOIiRQgggBnkQYZCpIPDpqm/eB/pwi/KsJPsmwHHbIcNu0XhYLmLEpBEiDABhpDT3fqvvcMe69V6YeszPoq1zoI7Yh7z95r1ZBVlZVfZVZWFmi8V6u0nlbofQbE+Er84DT1QsauzmA+PN4Yg+AVYqSV3BrJ6HyX8g0skycHv0qnd0KWpPnnPMHXpjq93g4GCAbyQVOv3ew9z/1aVPdq9/ZH2FKMIOxl82KRAZ5N6kELe7YTnSwTc78Olo8kK4b8znMDo/aysrxkb/X4m8ba58jwbhikRCyXxR/mI2oTW2MGGQE2uad6XFgFGHM9XMiKiiQYSXjyCmTVcGAl+Hxgcsdm/maBxVYGXi1uClaMmvrYAVhVJOnvwDR3tMEzbOXhicxCKYPN1kLHH4V1iwW+p2vCf9AYEo0cNnbVZF2n5zShrQKr6GGDBpj6ZqA3tSePWdDpdWn/nVnvzsWBrL9nMB8WVrpdFi8qBhMmDwo/p2crYYJ1v6zo3RiUrBmzTAj+B1ZjPggWYHCwDGGfy+X5Sn3DwkW1l7W6QImbQcKIwYeFoQBxQgKUhunfbDh/vWvuSqeDaeJjfwBWF7Sw4BwAl+5O36Qr84Q/Sm2LBUsmn8aFyx0WBmmihKk7pdVU72D69TTtgQpp4u35yiltsWhwV83ULuhH1FgmuInc+ZJl7BCkpn33G9rCcU7JSY5oUGrHAOYbWMT9w87Qq/kwJg0e54+mDAMtjU99x4v39Jm+zANDFc4L7b174bM853PrPL6N/nEPPQCACBkuCqE+GlZHdzAlm6+yiWWIuZ4adtfK2vO7qXZYrYH2f1qhfJBfQdHn6KF7W8bk2moIenm9sjWt2YOVwQ7ozlM+sIncuD1LKD/3ycAMROcggNDBLjRg6fX5hMs3AnkbmVGAbcBf0eZ9ivHyFOed0PjSZ6if0ng7V5fHKNFWktMelef8FlsBMrZBuQ4ajwBeGWmLNhOtq4UbpUPr/wEQqc0r/mahvMF7eX6wxYK1e87P5Q7jm2hZaZ8OEuzI431I81wrBovEqqFJ2EJIFtRJL1J1AAAgAElEQVRIsqI/FgRb5RVK43R4PaSZczsHWQV0i1oWjJ6eYlcAXUBHWyjYDJE8fuGx8/5U4rPW7tXKlS1lPA9ZWKT5yXJasozy+qkuVUBZdvrz7E1Oe9WuOc9kar9pR9SWal7tfmlTaObJ+5wd4hykHTfi+FsdFxFuDWDtPrMGP8vKlc/J1TygRFkZdJ7M8y1nZZq4HMX4fAD1Rl9WHtOQDbLE+5BpAToPKD2vFbuhnJXmJnRUIU+S1NCSADb4rzZTjJ/Fxtr0PjxDB5sscCQTgM4kS0U5nbDTpU9cAMMdx+kjrTxVte+DgFglHsvITNTS9PWNl9kmCwPLWDCW3Q7z4QCNqFjSQTkED+2J8541W0AGYUC0smOcp2GgVpDnutdP/cyAy/mBcayE0gZTlvEZqFzu280FTBmTZk0QGPeVeAWc6YxE6LSyoGdBsdqGaS958gRwsqCnMrZW7yuBw+XBxowvkuHy+FMSb0tqWwiURueWY2B8Ujuivo2tpGFhsHGkMLx5gcEylI//+He+2YsvalGMc8UXcFuLrIGJMbaV+c7LjGZv8KsCg4Ug+Il9B5iXZU2vAxXzEKgfw7KR5Encuii0VmBAmtbp4x3PU2Yu6aSG/Jb+W7WPmYi1Pfaxl96tc7Xf7pB220zty9K82huYT40P2MQuE7DMvZ6FFgkB3IQZNYG6YtTaAYwLSfRnBb3eYXuxfVlq3z5Ueh5YNQ4tD12vRwd26/l9zGvXoj1NHHNWilfvfb7xCXlLZQOEyXTkLYqz+vqxteHTKhou+th4z0I6B6rnYPiDHG95Kv/mhmAtgLiTCdhkqSi3t5DlhFIqHi6v8TPz67Z+lrZGsIziwkcrRLXhRWv+cmryVBtv+0TV0YlcW3nOjEWa4qIxJ6bdAXU5oi4LRKTN4dqa6oOsDWMVOu3x/OwhfnT+Fq7KGWrZo16cI0JeDjep0Vjks/QR05cEtNfHgBt96txL3vCRXsf8w+KB/obAUYxOeDrSHeOZaBi0dpqkIWjbA16VRplMB/pzBjZwOdTu4Zpc7UJ2Jcip3ZmHFekq1yFBWiC197zY5f70BklKP/geNJqGGAussZJUukNODP0YZaSxZBDP8RxyvO9Y5HqejYUzg0w4kPpiwF85Hybv6FiYae+vHMFr4PnU3rgLHL0uH3+XTdH8BITeJ5BWTk3jRWm5H8JasPFhCwUvxCe/xboSGCXCOT0vWJ13Mu/Hwg6IfTldenne74O1xAGpWV9UbZ98oTS3LbTr8dQ18qE+SqsKLKcG4t4+BjUdtfJwhPNFhSZtNvGtzyOWPT7G0XVK6VoxuUwG9vyXNfCoV3u5/olTVL2LI4GfOvLuB7+XUd5wOyu1x/nGf+egRq3QXWcW7YKSlygsfFYCCRhXml5GYvBYoZTR690bFeVIFyTemQFE3jgbeLm5xaPjK3zp+D7eevUO9Ooj1PkKDx88wH6/R1VtZMu44GptOJyd4Z3vfhc3N9f44pe/jFImLMuC2jpNG0hrrZZH1Z6porZnwz8olmXBT959F7vdDp/5/OdxfXUN1Rp1joqdoNaKMhU82e3x9vl9lEefwXfe/nn8uH4Bev4QenboGQbHNJqQBR08mSeq2vMJ5ITiz6WPp6/6GMD4E1q5jg3wW6GmaRSGpYzaPfOOg1AG4pEhersYOIYFCU2sYeFRt7XRwfKU6yaBxOmDhZ3mRv9wCY3/LWugAfUx0zAwI/UP1zloga0sv7FqJbRdaJCAW4Eq1ZNIXC0i/C8vJob5R79jv7klWpkvmeE9jZeZGQ1pvic6/X0Ogctlc3SzkClU38Br6YjYJt8kMz6XtVrIMS2a+kQaDzmPpG2pyEtaeGjxjdba+tsXFwMjkTJVpnF/2oliMFB0y5qi7VW3q0krtWuJ/QYD9uMM3JxMQwds7rt2HuAEuPk39sBjPNBpANqxt6V3Id+YxkDPsst/82Lzp3mvZx7nIDb+nqfuEM00j+0dPMt4BYzfeSFeNeFlgMFILy/aNqoc5lrC792IBLrOkMNz3mUmYILQCPcJEeaSRKCb6ZxvvK7ZzeYkrJ0RjjPk9gaf/vgdfOH9P8OFvsaXvvpVfPObv49Pf/ptXFxcopSCuhKw2mSMAfJbb72F/+Xf/Bu8fPkx/vC/+0OUMuH29qaBNdrfiloranXgrpG/P7fvIoLr62v80f/6v+EXf/mX8Qvf+AZevHgBqKI2LUW4/Yq22FDc3tzi6dOn+Pbf/R0e/vu/wluf+yqefvV38cNHX4Sen5Ew934gDccn04IOpP5cqz1kbb7Qbx5LFtbqBGawZxO49Ik1OICQoPGvOUhQMC0wOAUi0yM9nz8DiC7pwqOUbsIN4UETkifoysJAafJ8C+/jBhi8qu7otm1VYsEedQ8JNmiVdXt9ka0pfwhoLztpyGxZ2PqwBuv1CbUJ6MJ4aAvRyOM2BEFKJmd25uFyt24sjLppq8rzDJYIGRcBg4NpOlY2aEF1bKc67TyG+Via51XqMx4QHl8W0F5HLk8hMkFDRvL2CZdde7kCnEOxCHCKqtPWiC96WOYGzbQodFCHGm0MvkDfQ3dw9Uhw17fm1e4BZES6Q9ygabtW3uhYWp0+ph4yVtWA3XlE6W9YUWiMnYdq7fwDrK0tPId87FdBZegT/Ihed8LdUVun30z3IFN1/BvfNc3bGDzE5WCq3QrJ8yMUbvRn9Ij20HVN+KrRwDCBiI74zgO7WjW5METvvNgzVCKc9wVb4iJ2Ld/Nazz5yV/ii5/8PX73t/45fuHrP4+///a38eTJE/z6r/0aPvjgw1Zc07C1tj7UIGVZFjx58gSXl5dYloonjx9BpODmeA51oK4VS10CvEcgr1hqbWk7oAsEZ2cHXFxe4N69S5xOR9Rq+ZZlGfufwO/hg4f46KMP8fmf+Sf4xi/9Ir7999+B/M3/jvLV38UPPvsN6HRomjB6v4dJu40HKY6bAV1U+8TLH2copb7Ogp3BIZusvSmhmft+oNOHPhGFyuvmik7HoP3kdFznhtAc2lK7Nif0fNV2obY7UOS+0bE/FF2QhBD1eqkNK9AbBr+31ycR980WEucVuzYBkM81r/omleWPsoe390NxgQP0ffq0peL1DVWmcWKe2loAxFdN2NgIzPIjxlmoTNdWMfZ73uN3YAyBmrayYgx8IUILkihTx/bkIeKxVC4LGMPdGpjfnyZ8EhpsswJFO6itwSdAFUCrl9Pf7UUwCXATynsIWJpPDTzZyrbawpDmbV771aRzi9V+dWPa+a70I2o8LgzCqohbLh3kRdp+PAFhrRiuT83H5bjcbJXS1q+eN2gifmLZxvPHh4bD2QYvS6ob43fnIerWPkb0nD93LdiZt5iIPG0JL1blkqwhQCdGjN+pUEl/47mkxkpfDA5CC13QMpH83ldkLACBxlQ3uP+DP8U/m7+P/+G//wP83u/9Dn7w7g/wj9/7R7z/k/fw4sULvHz5smnTVpZqbcsCa5sD7L379/CXf/EXuLm5wfnFOYoUzPNsGrcqtCpqA/T9fo8yTbi5vsHpdDQy3exe1cz0AI63R/z4h+8CAnz04Ye4urpqdfZFAY+Pqm0LTLsdfvzuu3jr7bfxxS99Cb/929/C//cnfwJ879+jnJ/jHz/1NQP0QZg37duFVw5ww5aVuDBmaxyJyQN0/R/IN4KZTjqQxVhnpvB3JFhZCA4g7h3C/IDOU6xRe97gIyrH0wr99foHwU1l+YcdNWNBQhLfJ00WDNyWYTHAoJiehcBIk3v4SO+buNgHY39wXd5flH1VcB5vf71afHi6rS0M4ofMBzyO4u0F+mKg9r/Dyjb3A/VxaGMMHm38B82e6ecynZi2P8ygG8DME4P7i/bOh4WwYgjOwnw1pOdB7QsIEcG+FLx2MHM6stY28Kv1lWnmvLiyhDOA2ecouzPFnHOgkdFzvKIB+2Jpcwz1ZbErUa9uzdzuzm++3VYwOrpxxDev07uBFw8eaQ7oe8VehpvbYyx7+wcZFs6+SUtfLbbS5HKasua8ZUXSXMYwoVsf1tEKmi1Dmb/5oq7Ne0eojaxoKP3OPNnakkK/Rik9Ycg5oTTcxjSpeAXsr4fJKmmfghiOGxg0tfdLxWee/gN+rnyA3/+938a3vvWbuLm9wXxaoLXiRz98F7v9Djc3N+CPtg7t/avx980334QC+MlPftL7Dn1fHABKKfjw/ffx6pNP8KlPfxqX9+7hdJoBGFALJBYNUMU/+4VvQrXi2dOnMUEV6Hvx9Akve6sVIoLT6YTLy3v4hW98E/Vv/gbHd/4Cn73/KfykvAns971vBwG3McAxliToeJLz2CYtoMvrNh4VJigCnGlcs1dxyEsZx9jrZfYK3qJ2cAPy5Tes9bhlZ9g7ZrqpKMWallxPVJ/4764gNJR9XQctAgYgprYMvM79hrGuEA6Zbk8viHu0h/FkwtIndfMwKDFG9DvMm4JwsJJcxkYlPPdze1gm8NjHeNJesdMoVLZsVtrLGvqQGu1lKTA6agBZix7qcdrzVb5BFwFmpoX7txSoAidXOnwuD4JfcV8E19p30lys3xPBLMDNEIhGoSjYQ7AvgiuAwLP1hW9t+pluT+Ng7gFe+Az6vJhV9DrdojZN3fcmhkR72azc+YIlO76dfBHh6XQ8dx5DlgCRu3iQBzQ+nM4BdGLQJ95jTMt74VyG0zJo7J6PnfJ05DnJZUp3knPez9YHbh91QfzgOeqWiZZ01xkxf7Q3hAsDdQY/BtDP3dKk8A5woenOAbUaYwSRoI7W3jABMC94+/gSj59+B9/82mfwG7/5mzjNM2qtmOcTzi8u8Nu/8C/wrd/6Fp4+fQp3hPOyNK2YbIwrdrsdoObMppS2VtPSoYpp2uGv/vIv8MMf/hC/+mu/js985jN49fpVpHMN3ffTSzFNf5ln0/RZQ6f9eKHJfjg74D/9zd/gdDpiWRYcj0fcu38fn//85/Dyuz/A9QffAb78Vuvjkph2g9EzkHfVACw0VsJ2KMOfF2BKQonTBeNyHiFPXQK1+DBTprqG2ZImcmwz0PMMBsPzVNegjWEEFvYa5bb54jN7tG8BCgNhNIHa4Vk2wYgrzf3F/UmFa8qaQW/zs1F+HodspXO+iYV4e6akcSk9934YvnsdW23Pe+WZ/twf/Ir5jOiIqqgtKy98Apw8NlwmpKdjmnJzVjzdiZmk4BzAa3rjFq8zCHYCXNmyHgUCpYIuAJwAFCnYi2njZwKcQ7BIwQJgDxueax4H51/A5kwlN2sOrepmeg4m41ei3hzN1L4sFtr1sDNQj1v7CLx9v93bHRHfqC62APDwDKZ27tdB0PRnJfV/BlLOkuebUgXDtGttYvD29LwFssLM9HuwqFE5W59sJdho6rhwcpqJDt/aqMN96EKrAxf4I83DBA/hlQQRg6enHUyngq7tob9bOd9Rw1Rx+cmP8ZXHO3zjG9/Aw4cP8Pz5C5yfn1vWUvDg4QM8fvwY87w0arRlNTO7kaFJC+/fPa31Sw2nummacHF5iYvLS9y7fx+X9y6xKJnba0WtS9SjWjFNO+BMm9e8oi7NwW6pqG1PX0kYHg4H7KYJ89z7cp5PeOONN/Hm+x/gh89/hMsv3OBqugfsaUU/HI0iQb212nNJvHKIS2OaPytzI5VX0nhHPPMknDNTRl3SAW+IOkdleDrmzc2ALRifMYCwoB2EbhbKqYDwAcj9jLXwWHWRdKcWbjcLm9UYOr2U1vvPaV+BXRYWntgFnKADZiKUwYu0vc5LTgtGXuKgMkED92XiySzwYkw5KfWr511pL0QLUr5BZjEvK423jmVHfcQTgwVBkId96L8ss5g3gmeN6ArguMFvAsUM4IEU3GjFosB50aHKgwATBCcIrmHgDQhuASxqi4AFNspLzDf0MWInNQcqJWB1EHYgX2rXzj20axECcupj92aHpmhu9M/rdkc4d9jj8+p8PjsvVn2uDtZArMdGqH2Ztz0Nn7IK0G5jlYPyDP11Bygz6A8Kg/atD6Y15rTLOk/DdBGPrd5vyABSfndDZzjSZyGuwOiwwZNMR+bhRpL8GoUBRoFf8sgwTRXQBXrzHJ//9GN85rOfxWmeGykSsm9ZKo7HI46nI/GDa8hKfW2/jUz+69+BbnK3v/M8GxjXxUDaAboB+NLeufa95URnvzvw+3cRgUgxp7kAGcGyzDg7P8e9iwtcfPAcn7p9ge/vLuBGlW2zJYMBRk0+ik6CWFLe1TiwsKYxjzKJjhVACIbwjJvWhDICGJfJk4HLLtlUKuk3P6eH7C3rZflMyIsW1upzn6yeOa3avzMAucAYFru6rrN1xwAwDHw8b2IBXbfLiXws4UF5gVGIALEvzI6quc3D3KVx5qKzpW6TPn+tCB5wCbdlgVrJ060xz+1k8GHpCfou1IbkYOd/M0AA67m1qtPyTAKcScGNKk7a21ZUsBcD6itVLDBgviiCA4ATBAcR7KA4CDCr4AjT1s9E8KrJuEsAJzGv9z0EM6rZ6f3jgBoBW9BBPPa7a0/nDnCnxTTzm6O1fWpgHttTXpbXQcANAbTJM6/THe1qHZ3lIp/2sgbrDvftgIzjeKxi2vtw0LiF3KTfd4E2z7lNcajpOZUX+XyOdn4Y6d7goa3HW4uJKBOEwTmWu0+KrN1lobRZMAt6Fyb0jFckTqRI12JCYHlHtWdVcVFPuCcL3nzDPNPn04zSHKK0lV2KQGISAgViZ9FFhgikAFCKDGAuIjgcDpimKcDcyZ6mgrOzMxzODjg/v8DFxYUBfB2B+3g84nQ6BQ21mvldVeMYnf8GKgQTlsHD1PpdGrNYPrH6l1tcHK+A++gbagxK1O4BHDMAr7RwoTToaUD5Oa0POHuPR73+g8/upjpD6FIDSno2pOX83sYMFtyW0ieS5HcMXtw/3G7i39zmu8D/LssDcPfWSKRl4U+0DumcfqwFztYYE2hQwrHbWfDE2DmgydgXg+ac+Gf4ruh3wNP4rsC8lT0sbjYE2+pDYxNCOgnnuxYOXHdegESkw1Ye08iIwuMa9GMcB5eRXkox8/kCQKlPrSqzIT6SgitVvFYzoz8UwZUC5yKhiVc1k/s5zDR/DZNv9xo5x1a+K8rRXbp0LdjN3art7Lc/rx1U56adnxY7nnZ1Y2kOezumFsdCpe+xK5XPGi7/Xi0g0PNpTZexUJ/GmFGZMXwks3jIAMIamuO8pbYCacKcIAK9jHiUaIx8VA6THs/uoNXnyn8J73L7tj6NnrVTHAeFGYR8Kp0bm4VN9AsJ30qdO3S2IDy2o3FjVQddcLmbcHlxgd1uh+7oxgKzNF4TyjrS3fN1wLaFQMEH73+Ap08/wul0bGNn4Fqk4N0f/ADPnj3Dt//+b/HeT36Mm5vrxpsG6Pv9AW996i1cXt7D8XhEKQKgtPcdzN0yIFKAUlGUFhY/ZbSMhzNwk4DNwJGF1nBDGDbSRiUJBDeYLLRnGYEzy8BYVIAeov8emutgTrQMvJdAPJ5zBwnxjtAzXTvO5fxBA7/nZ4m+XMZPnYy54rueYeOZrB8zEG998jsWFuz0tcpPAtT/rDQDmp+8CFzNWx+zjWAtwQcZPHPe9n5lDeJ2YTvdqq4kNJknIz95wA+8lPtFNurqsqjrNPa7wrTnIqZZCwS3UOxhXuk3AO43es4FqFBUEVw07fxWTeGe4r1gVsWFAPsG/hMszTE0NowgG5pxHW8zU+3mdX53PAGvb+z5YWf+I+4Ip1jnJwvnCuA9DYd0BdG3UPqBB/5LP9J5NZzaeNzGr+OiWNMzL6t14jDO/pvGnzEwHhA/8lxdswyGeTMsnDc+ea55GUOYWeXrU6mwoXJJHZQmUBa03vAhli51wuooiDeKG0QTrTQtvAFvUNXeS2OgwnuRSdhYQBcNsvvcFkzThDIV/MWf/xnee+89PHj4MDR1N+kfj0dcXFzgww8/xEdPn0GbaUmK4Pb2Fi+eP8Ov/Nqv4+tf/1TT0m1x4vFOrF7jNP9bK1AmQNt2QGAW9WW34kj3KmUQ2dSaJI2lUhqWhvSbQZB5YSv6Ei/KVt7hBLyDpp/LcPoYYLaEbao39c+a93ISZ3Ydy12lozpWuMD9ndsqKa9LkzyDeUGg6JrsHXTEQy4v0ZeBLFtffM5uWlnQaYkymE+4kDKm5T6PvpUVqV3w8bjy5BNsbxdsCWKWjBvpoj19nq/lFOWNvtnoh0H+6KqadZ/qKCLFtOgdBDet7nMRHKEoEBwEuFUzlVcAL1TxdpMze9g++xlsL9TZ9kLcUQ4QCKqYxn5UmobhnIYRPPlSFQdQ1sqzdn7bnODmuQF59ma/A5iFvkfoVtLMF+15va98H39rmFkm8RizbBvGos2rYT40uiLCXCtzBeo019zszzSB+na1CEjfvR8GzTzx14qnIuMd/ErtzF76lBUIk7uiH5/IFeUHPinRQSVMD1uT0SslgIiBAQazWb4xqJXtxnWrrq+GpdEg6R8zgvWrTwWmv5chAD54/z08evQIv/7PfwP7w6EBsyWfdhPsSNnc9r4BVfOS//jlS/y//88f45NPPsF+v4/6RWrQU4o0cDctvRSzSKgCKmaS723xEfI48O3YG0dHY6ZmoIuvJGjzRS4B8EJ5o0oaKy5zS3hucJP3/aCYOY/k/Aloslz3YnNbxYGAfucQkVxPTELuA2zUx8BDBAjGxAKijYTDalInGizRWNeqwVh1S+8/AtSVkOMKqb3bK4XOQ0GSjM958Y2UNopkgE9/ObY6j/umILvjMygMHAEwDd5q0YD170jCwjCVw7EcuOyo3yV6L7AAKGIObxW2Xy4ADgDut0AxixpQ37a6dhCcAziI4Ax2rvxMCgoU12rgfd5kngI4QHAuBTNgTnCw/fQr2J78BEBU7Hy6YgRtKN1iRkAcQK4ddE+zAf/rGzumNhVgt+snS7w/fD5tRXVzbRvo5YZZHj0vMFoOeKAYrLjeQa6w7EGa55QmW1J8PANYCQtioUFgDC4z/8X4frUIkDX/5zyrI3bUdlZGuA/yJ8mXXTwEdQoLvkGQZOGNcYXFlfDAsLD1DmNw4Z4IAeP123Np5UoTMgzsHOa1V6Mki6wuRQdMjXjIlvb84gKf+/zn8U+/+k+x3x9we3sT7/jfsvSQsNM04eWDB3j0+Ammtr8kxcxqvgcOlLZNZyBeimvuFbUWiChESjjU0Yi2rmsha12w3+WMw8DH/TnEHidBtxUm1N9lJ8WsiXL5LPBdY/dVcOaXAMc0EYXeZ/OXZxkm/cbZ9yHsZ+qXLNmHbiJavDx/7GEYvW08PkEbP6f2sfnvrokdfTWS0mm8YwJ7/RvTp6fhvtAx7aqerbp+ikDi+rgfhnze14nHuJ9/6i1wTIfQOGOUUVvpmbgBqFlg0qPhQiMuY/xeRFCg7aSXYmqaM2DhnSexfe8Jgh2ARyJ4oYoTgDMA90VxCdPgFYo9BI8FeCCCSQQfzhWTAE9KwVGBKsACiVDjCts/vwIgMJP8KWR0G2MO4Rpe5bVr6tCuLXsM93k2M/tNCyAD7THai3RFy8vM59UD0P0oGi8kGFi182No7TryaUXikxikPse3gs4wMzr/8esitOAgngK1I495DugU4ErfIwvJAeZ/ljmBZ96ehItb850/scCk9Cwzq2vom3tdd302BKIXypM6Jix1luaGoX8p6WICfyc93TQV7HcTRMwAtdtNKNMEKQW73Q67/Q7TtIMIO71Z3vGYGuD737vdLuq8vT2Gpn17e4y0LRegGmfLtSqmacLN9TWWZcFut8duv4vy3BEux4SvWlFqQfeS1zD7iwC7aUIpBUUEUykQFuAr4dm6bCrkMCLoUdRoAnE58LKonLxF4p2XwdyfsbUg3y41RLFjwnEH4FJbeFIi00QZ43Yjpe0IeudHY4aFAjee2uFtHdrA4N/oiD6i/rwTfKlekmcjCKUxiTTUZnfaiiOCWH9W9buApz4r46sxL/rYZlOi75v6MAZ9MuZPTRrAcehLHc2GA80tmtvA7Oh9Hos2JaHqdASj0F+hvsMwB9r9i73tMceI50ppdxuZlewA27e+AcJRDTAhehAD+SIFBwCvAJwp8JaYJn/dWlcETTOXOD9+0gW3KnhTgPtiljkD/WJYI/2OpR2Ac0GLDOd90PrDwZYB1ce0Vuuj2d8v/XKU02whXV9f2/OzfTe3u3c7R47b8lRnTdId6xjgGPx573yQL3fgEGFAHy/08Rqc5TxZwqk0vccANvklP2t9y4BPAAroeBSY57rSu4x32RKxJVfusvpxo2IuWXk75Bm5KUhzI7lDN9INE1nHFR7QJxhrmx6RzAmlBgjMBLWbJux2+0gjIrh37xJf+crP4vHjJ6izhWlVYi6lvxwBTtU8zg+HA1QVdVkAaAPT0jzh+xi5DClN66htgSFlgnuyn5+d4bA/GIiXfqStA3rFUsU8XLVAxBYVIsDbb38atS7Y7w8ABNLA3IPkKIOPd3LuPx+PMhGQEKghMctgTqMxHAQyjS/TwNcF+ireV+ibmtMdHydpEPqdzOEfAz7S98yH3t4YwA3kyeAZglyIJq+bAFISOmZeDtRk+rb6JCGrYA1MeQx8Tg1m8yQkvGgGXlBbtj5sbuaFudfF4xF1psIGoZToDpqkb+cwjVFHCgudKxBpwL4ljDf6m73Y4b4vBTsITtgqY2zjuQhumpDdAbhR05qn5qXumvYlOsjeKHBq8sm91W9VTdtWYBLBTgoOIpiguGnPCgywZ7Xoqgts372o4gjBro3/a1VcAVAn1AE774m7Fuxnv/0vB3mZq128ctWc4HaTyQ9Bn9e+KBgWe+SZzoDuMeD9ucvymmkMhkiA7b95HsgIjFuYE/xJODNYgtF5DOm9gyjPeZafWx8Gh2FfO6XfmCarcvLiAzJuOzOYDzQjjYtiN2jDXlimJh55tCwHBWx3Lpe3mlgOCCl5ZTCQPjhSUcqE0zzjBz94F/cf/HVbYPo5bllQYLsAACAASURBVODJk8f48MMP8eMf/7i1kW5HA6CN4VT7zWfatOPzi3OcTif8+Ec/wmc++zmUuBhGQtO3O9G8b6zRdrlXQRHgeHuL9997D++88w6eP3+O+TS3ulp0uLZgcA3dI8x5mrrUOHb34x//yI6zqZniP/rwQ9s/n6ax/xxkfMDjsgliKL6lLfIVbO4XrgA8/qO8vf3Dc58I7CQ38BUx/zBPt0CLiXL+K2N6TrvFdzyn8umKAJw8iag+bn/woeeniRSa3cacCW2aQYby8QJiWADw+KY2scWD25OBjLWJEGiZRvo4nXnB7hoY073Vbxnss4Yx8EIbT9ZegLFuL6tSXziQAwhv/aFZG3RFPmpzKVAAJ3fIU57Z3Af2+jVMO34gFlK1qpnPDzAN+xYmyvZiW23XUJwJ8CYErwC8UsXjptU/FDPF38L2zyfY2fIdCnYKXGvzcC925PYW3cHuBECgzRFOMCkwu7bLe+KnZQRNB9gwxVfrV9fOj0fTzG9PBt67XYvV3pQw18i1lTUnIHcrgPflXHuQGDfNu4av2ujQnoePOyrCXWKYe3lMQfUJxq2+jnwj6KE/Hvja59awh47xHT8fCOFy0/cMurkdXr/PV45y6YugYZ4zrZUWWhjaMl7Ooophz2sg1kumDvN8vAoC+sT3ZNHhG8XEpEv18mQtBdfXN/jb//wdfPD+e+GFDhEcb27w4uUL3H/wEA8ePMDc4qxbO2mQMNbjYP3db/89Hr3xBj719qfxuc99vl+9msYLEOpvjdXxbn/A259+Gz/64Q/xP/2rf4XD4YDHT57gdDrBFw6Q8dy7opv9pdH18vlzAIJ79+9jKgVLtXcvX76APvgsyrQz+iluL0BC0QWUxwkevP6936WDEy8AJI0Vj4v/cI28wia8pw9SyKV/WHRQGXx8iAUx05gFMC2iOoPTuHqbkfmP+kjoeV6EMBCsME8x3gtOQsR5nCc8549+pnqiH3PzSCAN86Ouy9sC5uGRdsAcB2hMG/V7n2ykZRAPo0QC5aFM7fTzgj4HgtgUsNRXzjOD30LiGeaDFa9YvZzcuoPHWqhLzPv82HizedtYmFVVfErMce2oirnJlhmmhV9CcF8sVKsCuIAFhikCnKvtp08APtMErkDwQAomrZib5fDQyHpbJhwFeF4VZyJ2/wkER7X6igK3qLgawq3Wbl53b3ZV8i5v5nEG/tOJblC7teAxEDtrvmt757umQPA+uGvcUT7xmD/L582BjTLycDlP0dzIcwkbv5l3eYttkPuJ15j3wjkhY16Tc1uWmwzsGVuyjNnC08FqAJLhSYb0SZFoQF9keXnt3Q7DhyZTaCWpMBasK0KpbkkPnOjY36S0qutJH1UJUBc8uH8P/+I3fwff+ta3sGtm9bOzM3z/++/gj//vP8Zv/OZ/hd/457+Op8+egffQge40x8/3+z3mecb/+C//JX75V38Vv/Vbv4Xj8Yir6+umlTcA6lIZEYO9vZrnGWdnZ/hv/uAPcX31Gv/zv/7X+OKXvozf+d3fwdOnz+BBZ5wGjiLXj7FZ8Jo/+Q//AVIKfv7rX8f5+Tlub28xTTv83X/+T/irHz9HrfMIDjlkqB8vUfQY+azBA3316ys81hI5XWiQPkmcL6QLWQYsB7aBkdvYCz0f0Mrro8k8HF1MvMOCP1bfsi47m9EyAOYjY64WZAHibVaiIYMKMJokIege+Ax41B6l/DIWZcds6FhnnmQh/GiiCxdA/RN5NOXlcfM8BNJ3LoywBmXmR29zr6zz10KnEoa2Ez/wtlw0j8oRNc2SmprHft/qO7U2nQO4KBOutOLGr4HNZUOg0jRtAZ4I8FxbqNYmp64FeFor7gN4IN1R7Q1YtLfZ62zELVAsqjiHRXvbA9g3T/UDgCMqPgHa8bTuRHcN4LaqRX+DRX6rKqhQvFQztUcQuAzmC2nmrn2HqZ1AtlbgOJsjnJvaFcBh6iDuf/nYGUdz8z5ns3vQs/Tx8QthHOznFj2OFbwY3w5Kw1/wb5JJ/NznX/CPdo1XQXhDC+SaZQNGPyQfzzyfonGS0hN9Q1syryPNo/HV6jMsKriMrbQB6AKgrickf2TjO0+4VfAOEmC1juZfb3hoet75NU1U++5H1na7PfZ7i+gGAc4OB+z3B+z3e+z3u+ZY5h7waE5n3Dc9FOw0VczzjNJM2bdHuxilHzvjvNpIkVaGAFKjvfvDHoJ7uHfvPs4vznHv3j1bGIRTHOAx38M5rjnLeblTc+6zI2wFpZhznO+layykMqd7f/l7Z2gCKQdfZ+yJPd/9PUnKgUmpCwo6UAWzer0VgxOWwDL4pF9pgblwB5ShYdz9NDGkt2lIAPIf4GcEQtzGVX96mQzEiRyXCbHY03GROggnRh+mh+4x8HQrCxd/aGIJMCy6XUDmxUuOuMj5okyuj8A1qqR+E6I7aKcx4wVgbsNwsQ3lj2rZCoKeVqn/eKHm2kkRXDYt+ogWTa0UXLRiTlrxvC44K4K3pz2uVPGK2j0BeFKAawiuVXFZSrOaCR6J4lyAp6q4aQBexEKynolAVHGlikMD7UkNoC/FjpmZi69iJ8BB7Xz5XmxPXlRw1IqDmJm+wszrBXab2pWar84kZlafYcFp3EUlNM2F/s0E3HzW3PfSgeYI135fH007r2g3qDV54YrBQuAM9L14X3D5HOMF49ysBMxOwGhidx4LvsEa3H3h4N89mqjPtUELR6+MtWRfUDC/+ae2PKwRx7YCCRuWBSQ6xoWFfycavD6WUYxtwzRM8zZ+JpnA84U/vuAQk0G7oVEr7U/XBeSK+PlwRIWI49X3aelgE+9bnuGe9FSXKk6nE65vrsOTvZQp9tK1KpZ5CY1YW0NHR7jx+7L0AXfgdTAHklMcWOtvTxqT1VqxLDOWahOgLhWLXxLT6rH99H6BC3vd9xL7KDGtMZJ+jMQnSGiNxHzDeLWJkycDM57nC2YjrhHBWtNErzf1x7gYoMkeNDFvkc8E858MGfpnc7916+PlotPOkyTKT/UC6RhVAhFoX5Ez2EXTSJh42Zsg3/l5XM23v+5rMix+mO6cr9E6aP9E0+p3LrcB5FZoXN+62RiOof5Bq94apyThfWzCUgRqF9YOhsMxRcQcOMCAfPZCtWIPwUEKbmDgKzAs+gi21cUCcAHwTAEVM5hfQPG8AhUVFxA8KgaytzDd4wDgmSqOUDxwIG+3nRUxjbzC/HR2IjgT0/JvIDgrFYsKntcFD8qER6W0NaHgWk2Lv4HiUgr2AlxVxdQWyLMifH8G5zIHXQdbjvoWwER55na3+e3cL11xM7tfiyrSg8xUrpPAnFgkFLalL7IMkOlfk4UdkBgE0cef54II8u22o+XQ+Y7mGGvpW17pTi+nc1r8nafzG+JirstYX/Ac8ynW9JBojHQcp8HpG+QKtZHLVErPfUJ0kFMcAfJgQqCCBuGfCAKnoca4kHRBNZV1WS7gt0wVTeAb3yyYZ3M4ExEs82yXmsC8wscPB1PNgmz8SBZ8LX13iqO2tve84BTqM4GYs5xHuKv2G2qCokBQa2nn0FsOXzVAmnbe/4l530FLA1cHxQE4qY0MkLwKRupb/z0IzwwAoAb2Nm6WyWYqf3inx7ZSO9IE9ee8Au6rqg06Es2a6yQwYYHiaRlAhoVLppnK5wWpNyfGgAQLW0k8LwHKRuG9UJ5HAxBLciiVkW63dOWP92fMLQqWMpRXkhxwQCUaskVhGHNvJw1YXoDxMbK8aNriHzHHsUVN4y0iOBXTyLX12z0pWCB4DcVVc4YtAO61uBAft4X+JMB92JHQqooXTfiLGC7u/QSo2IKgXayMMwAfN5IfNw084rTD9rwPMA/3W0UL7Wrm+XvSnWvvlwkCYCcFM8zJ7ayVYzeqmbJ9JhZp7qiIvEPQGAddBvMwu7uWruPzeTZz+9WtnTvfkRNchHbl/W4HauK9weIGqqP2eeRgGuZ+B9BWjFtmfcgVGyd2SJ55WQVrXheMFoAhLgoBdcgiAl5F4k0d2+oEsuXJ09Gf1bbbKlaIt5fmttPAaRhPA+SJDl60N8gcnqFf3bUGYi9YZK0duQAP4QBqtHRCYnXvQiG3MQmjeMfmYsBCsJp2axo5UIpgXmYsc/d2j2NeDfCjg8XM5KM1pDOMNAuClzEKFifRnon0715vT6cWWKYYiGtVVLHjaaUJ0SqAB5mR0kzurdxS2iUzbUEQwXNY4AV4Ruf0/mRN8C5Ays+CQWR8zrekQe4oR9YMNqTjfIlOniwB2JR+VXcCtaENRCvTxOUkTOlp2wvWRIc1AdfPdTJNum4XZ9ni8aFIIm41fun3kNZ/s4DMDfU5wPwgRDrRHjGsuW08LyUtXjytYmg3MM7h6AMXuhuDEacRxnbuUTCrYhGFioHkvtHNpZxg8c1F7U7wSSzq2n0xT3KI7VPfF+Coao5lsH32Mym4XwxUDzCg3ouFWD2D4BwWjrUAWFTbbWhmsr8vDuq20Dg3SYUF5odzVmxf86im0V8Wc3K71YqduAOdoqpFkHuhdlHLhQAfVcVOgVsBju7YtsxdGx7OhdN+ugNCbfvo82xpjzPwujnBTaYoYF/6nrlgdJ6L0KxtbHnc4j51sgbw9ak+5g6wK0/u6DQbLK/G55BjiD8L0M585byYn41ANy6+ib5VPhnfuVzjRCv2JYD3PlzJY6VFLPq8iyI2ZECafquyhnZZ/+zGiSl9YIffQquGNCAuw3hFwyAfAyRjRw5AhLFcbnzLZ2e5l25i14J5njEvM3wv2k3URaRbU4Bm2mJiNbRyEVutF0gDWxnKktY2+9n3vJlUC3Rj7erataBCUNQ4taqFd+zjp4PV2f6WCCozfk9AwR9eqQ6Ls5Rm+L6FbpyOQGAAR/RxCe2ujeuWk4mXx05tPgYMkvF4g/k3QY/qGEzq9H5rn5oBKICN+H3ATgbJlqcUDI5y+Z5x1jiD+TAC4dBFOn5daaqUSam/vezNz50vxnHzlb9QHm4rFBByrnQwZvYJwcN9QPm90BgjshhlWcKrbdp6W9SA3DVehba/XpB3h+C2gfxF6Za1Hcxc/aTNbVFznjup4tR+n4mFTr0sdhxtFuCDZcGDJhemRsOl9LgTe9gRIbNdmKndyzpIMc1ezXseME93EcGCft78pEZrhcd+t+ZciOIa5uV+VStO1bbxhnPkDpa8V84gmyPEnWbbN785WiWukfNiz4PNDJ7qCaSdx7NHewy79vdz7WPqvONj7+Duc8P3yQNPMMoEPn3jH8XIR0rPvF5mWKbTZQBvi7F8GKZR+p15dyiDaNQKYEpyhYSAz3lePDCdUZfXwxqTklzp7dutBECesNwJmWBeDAiPRCqHicya4F0fEm5Ohu1VO6Cbtr7Mc5zr9utIpZjdzPrd/3aNmvemRd2jPWEK+p55l+9+/ak/l7Rl6IsAgciEHu4VQK2oBRBtsd0VKOkwvgiGgDLi1oNSUO1lEoLAIPSzBsiNGkybLcsQS5iEMgvoLSBVxXC3uLaXbnpi2kL7HgrAeIQokb0CaAZR0EQFmE96O6kcLisCklDeVd/xe6LPgVwpTfgXSBcO0d+5ITwZeBw8f87bJm98B0Yrl5fd8iqVzf3Oj5H6kLV/pfdDXu1jHPOc+hgbz4T6Kgvo9ilizmWLdG/ySQSLz68mqCrsKNgJdm57gfqyGoCd/75s5V41AL3faBAR3LaiHknBDRSfQPFYSrtTXHEp5ql+gu1V38BM8g/FwPxC0OKoSwd3tXCuKgbMexEURRxpO2uyIo7RqymhM2yB4oFjisdgj1HTMOV/oorTUnFq8Sq6Q5uOZu4BzGt/P/v+uoP5rQG6agseI6adeyRA1+b5eJmb1xk4uWxeXDA/RxrywWDZE7/Rx7pMI08FX9L8YtmV+GlT4+W5wwtL6FoBiXb6by7TcS5hZdDCc0lHubBaHPTHKzlz18dpCWumz0mleWaFkpe7rgsWKmwACxLGLgwUXcirC+wEGP53EDQsVNu+3gAKtgcGVXM2W/qxr3m2PfVlWQawt2KlX6nAVasGWHol8Zs7GW5O7+dSexmeQnuTMZZtTnsFfLe67wOp2vcqNSLSeZKS9tBL2w5Qke4Up4kQbIyND/pqEdZ+ODbkcXWA4PEZVrZeVjN9uTeq1xnglJhpADAvLPERp109Z0ZGr8MXkkJpadEVnwAXRhhPlto7Eo4+N1z4EG8zyOX28sCmJg4PBBg8uoNYAtjQZnLfsuCgythSMDaWymyVZ00mj4tw3g05MdRNwlcbKIg0SxPFHIGZqt0SewkL3OJkXIp5ngNmii4wTda9yl/DLifZCXBPimnIUNwTM62/1hZfvdV109If1RYRZ7AFxAMAJwFEBQfYXD3Cyj0X16zRLkAx4m0BgAjdWqDYFwP1RRUVFhAGMC18amN01sZZxQPR2F3m5htgDn6v1RzyTlVxdPP5QgCpOmrR7gTnQMrHzObFzOy3RwP0uYH5YYeIAjcJLRAczKk85yXIuJBg8zrPIfawdz7gyItZK8/MFADpfir5/QZA8pz5aaAbwEhlIX9P5Q9n7duzkK93IDErr8MzSc31ebdVBlXIC++cRumHCoV+HTKlScsC1juFiYvJSw13WbIp7OjLUM+GQBFA21GsJUDbLjOZ5xNOpxNOx1O886Nnhcx2AcxKpnZqZ+y9h8wUwkVyjhNZj6Pnh5n2OvALWRaalt76wbrJtfd2FG6xM5oG4lMH9GHxkcaCxyyStM7nYCsOwPw7gLpNnrSI6h/tY5hBkfNkoM0LC6af+m78Luvn8YB4KO/FOb/ykZNcR+bF1cTfANFV/YLVYiUwU1LSDIDpfZSX5tsgNLABvOjChJlxsApgTBe0ytjUoK+MvBAEcNuIRtfUmLaQLlS4CCaYBqzosc+tVgNXETM3L0CYnhcAFwCu23y7QQuFqmaOvhALg/qqGqheq+IMduRLYNHdrgCcwzTsW1jEtnMBnog5q1bYPvVZm9sFwIVMOBM7jiZQXIoBsrb47KfWnwLgXuuCXfSjhXk9DbHotUV6s822PQS1LThsQaMN02zxUgG8VuBKFUvsS9d0/WkCc9fO1c3rrjm377dH08znamAee+bED0PgF/6uI++tAsckkFTt9ZswI/4k3mFeZz8rED9tYcdq4Tl+HdJ50kq/GZgZ5KNsTsvlURqfZyxXfB5HXzmZG6DPZUt+QGl4SuU+2OqHxi+7KJgL4I4M7QupkwepsBZaMr5epYvBJEG1BUYBkXYZy+FwiD3q3W6HR48f46tf+xqePHkMAXB+fo5pmuKSE/VOgIFzbQN2dn4GRbWrUZvp2ZrnQq8PBsvPLPOVBlNVcXZ+jgcPHuD6+iYG1Y+q9TPo/Tw6YMfevvTlr2C33+PevUtM0w6lFEzThLOzM1ucDCAmY98O5h6h93kQeDIl8NsCWqU84aDiaTSxAL3ni154L5uPuw2LBKbZO5bKD7Bp73iVH5PUQWcgfmyXUtnRPVtMis6f/qkpPWsbud+gaTLn9jG/b1WsWB1t2ZIyPJYDbXfl474R6nunSai/edITXwEkvDwPyQiMWZp3CQrszPYRFt5UVE1JhF02coJdZuIOZjdQXAA4K4KXqiiqdmERpAGueY/fwrzaRQQXMGC8bmQUWP0eutluNxPcQPCqLjiDYG7k7gC0uI04E8XUcu5a0xb4veSW4az11SK2kJ9VMYlp3hW2ANm3RbRfBFPb3wILPnOjtp+/h+C1Kl6peckfq0IZpDl8axxPq7TnvSTAd1P7YsFjjn48berOcL5um5vT3KBx6+gA579rBnMGlDouDGLBSXznFkae584wvPBfxY1gNr4LbdHrzqCsVJbzt6Z8nlApfRYN/NtlT8gAnnQ+f7MMSgCiuY+4vWn+K+fHdhtrzZHiUoJBgGMcgJzY3w/yg36zsHFNYBhYInZov2nbyzLjo48+wvffeScA3c3Rjx9bLPfnz5+bg1sD9Gmye8y11gD22gZtf9jj9avXuHp91YK52KUpAF+xagMmcC95N5/7d2nkmhObAPjoww/w3X/4Bzx/8WJYSPSrV3tQmarazqYvOL+8gKriJz/5SYvzbjHsnz17hkUV4qFfVwDEfcZgR8J2ywwFjGDLAnsomoU31vVnkAWl9fTKzO5JeMKksc/WHlDZAx8REZ6O/vR8Ok6ImDsJaJmcu2gdeFYwbE9wm1cfpbZsvOa+y4uHIY2ObR3eg+btllBUrPsaYxu873MkQgZzlkstv7R3SoJm3/I4cJ0BMMcw+zuJBYURAA+l4FZrC/xiwVWeiMTNYlBpZ8yBV7XiBor7UnBPBDNc67WuO2tArGoOdEXE9tXVzNqHYuUoDKh3sAWFeZ6bp7vHWZ9gVgNAcVYEfiekt02gqF6XmjVigsmEIgK0W9U89QzTxBVm8q8AbrTiCOBZVZwYOIdIcPSP98c5HWvtp3bW/DgjQrkymCtswTBTuQ6s/FF0b/o5gXngoC8kSEasxNSG7BrAkJ6BHkn6znQphqwrmobvTcY56HM54LRIsmdIONIU80DXabgtXETG9gBzrNPyK64jFhwy0qq+h55Bl783UF2tIlbCewPMPcsAKtLL885cCY+WrggAA7bj7RHf/c4/4sXzF3G0CwAO+wMu713i9vYWp9MJu2kXx8bY9O6Ob07GNBXc3t7i+bNn2DWNuMdw154nuqCBOgCFXZwSoyrNVD5N+Lu//Vu8/PhjHG9uR+yIYrUPCmBaugAXFxdYlorb2xtoo0Mg+OjDDzHfe7sDeu6jQebyZKB+puTDxSxZy1yZk1NmSc/jd4l+sEZ5XdThhXvC8zIgpknFCQfnPXS+YUDOK92sUXp7Y1Wd2sSTbTWJcl+k35umbWn9nOrI84cnJPcvL2ACiBPN3CdIfcSF5vS8L5lOf4xto74Ft9ECpyxUVEHbcmq0KNwD3IBL4Vq34Ay2vWWaKnClwEUr/x6AK5jz2ayK5zBgvxDT7hcAD6TYFaRQCAoeFcGsFTPME30nHbPc4jaJAfS1Kh5qxRtScAwaCyoqFlQc0I6sqWnUU8vr3VDFAN5pN491i+p2guHFvsWgWNpixZ34TDEAjq28vZgZ//lS8VxtcRPR2DgWO3uwr86bO5gv3Zv9RKZ2VWC/6xa+SRrwtzENEzuMUp57bIaPOPHEWg6Usb+PzgyDw2gC84p1LAWXFzGXGX9SWkbysOZ5GxistSf1dEPAHazT+ruEzavqfc4N8o3erWQlz2f2VpexvCwEeerHY2prWDKtnN1KsHm5Q994jRWDd3IAAjWOy1FqaAwAN84fJ2HCNAkgqJimgidvvIGf+cIXQjufPLIRgP3+gMN+B5GCMtm7aZqw202YygRpAR0MjoHD4YDXr1/jxfPn0Te+Fz4Kb14q9e+8nhF0D/zPfPaz+PrPfx2vXr1qfLwNkBEJTm2Sz7PFuyq0uBERHA4HvHxtwnLou1V/oU8yl6QrrVkwgk8e9zTxmFlp/TIuFIjjwqyl/UhMhDyk9EM7YpDTpCJ68ko0fwTda3WYcNyOzk/DZzVZqEymIxYKns77k9rCwsXbuFmmT36aE2zFKLLdTp/IA09xeVt0Ez3OGDkqHAs8IE5hrPoEALSitOtHXTMFzBEMYiZuzzK3Gi8a+3xSgZsW/lRh+8f3S8Grpjm709uDps2fmoYNSL9CAHaZySUKFq9PK25hwuxBkzeLmone6Zmhoc17F+0bSxxVcVEEF82JRgDsxED7TEz7n6WFX1XbBrAh64hQxKK9naId5krrR+xK6w80q4S1SvCqKl4o8MnS9HYGbvZezxp4aMUE9v4uwLwC+333anfZ4vkC8BzcfcDV5LxSuUsCe1UKclNHXh7kObq8GBSHiX5jTDsyHIJHM0MOoJYBmWSSzwuem4oxzwCUSHllm7ZB1jAgsAylZ6zURn56trKmcV3+nvp1FQ1PsBtisDNxA1h7ptzZ6TNo3sBQdg4IEGVTB68EVfvUBWf7Pb7ylZ/Fr/zarwEwDfvs7BwvXz7HP/zDP+DnfvYr+Lmf+zlcX19jt99jmibsdzv7Ho5mVmhVxcXFOZ4/e47/+Nd/HZ1npnMCXXQnt+BXpxkM1mKAPs/45i/+Ev7wv/0DvPf++20srQN6uFePJ2976qVMeP36Nf78z/4UT568gS9/5csABKfTqd0qV/Gdb/8Ic22GuwE8qLNCG9wYIwaYfO4yADVNlM2JSAkyUDnDxaKAZ6mmxd0d4MgLjAGo8oT4afWi+2Bw+oLEv9QPg7AYCBjbTH/62o77fAO9B/BMNIRgQe/rOOeegDeek8BYgT5NZM19qhj6eYgCpOEAJVIsEAovvNr5VzumaVrrsdZ+V0oDT0BC6fHz2Tso7sOcwV5LxQnN+7wB270WZvVMLG75SwBvqYF2aWCqqngNoKg5oSkQd4XvYZr0AzFAt3Pqbu62LbadSHNYtQXE0trnDkS7trjYtwVAETs+NwkwtZvRDmLmcvfWF9iZcoGZ3wVmaocgTOoAmhleYn99Vqvrqqo561XFxwqbvwzWcZ7cAX7pWvIA8trB3b3aj7O93+8sGtxU1jHaYz+cxn8ANe10RBhYmstNc5e5Qto8q0Cf+z7ft0DQneUYWEXWc4MXqoO1jJ7585Br6P4APHcXyh8LF39NCwKeyjxdPN0qChzGTC5Pshzj9hBZAw0/7aO6tij4X6pzNzwcaJRV/f03gUoG4VyOD2qE/0udwldu5vztWRFBXRa8evUxnj592rIVXFxc4Ifv/gB//qd/iv3ugCdvvIlPPvkYu90OpUzY7XahoZf2d5rsKNn5+TmeP3+B0/HYw8aKgfTYt9ZT0oSrddV4m1spTYCI4Or1a7z/wQd4+vQZbEmAmCDukOffa62mgb94if/4l3+Bn/nil/DmW29BiuB4PGIqE66vro0/w2PUGS99LxP67Uc0Ltns5do7gLh9Kn+CiRlg/aFzOkaQzmfQeaLmsWXvqj4xlAAAIABJREFUWSaAec5Vsk0+Z97UzlO8kNBULmRw9A/6uQwvl+8yGLR7GdvE0c14xceLK14ACBDOhHyV7WB94PkjVL8i7JTOVOLlaKcLgm3hkCM1pjPtTdAqpIE5t9X4ZCftuJYqdsXOhu9EsIPdJLYD4kpQBdp7M1Nb5DTFHnZO2wKwmBb8GmZKP5eCcwAva8UlLFzLAyn4WO3943YM1BfSFc2Jri0yfF6Zo5uZ6ffwmCWlxUNvR+BUca9MmOHaPXCrivPWB1Ob77dtLAva2fHWY8dmeZo8xLMaYJ81X4DFu7TlW2BWDw/lqgDeXyrm0MZ9GwzN+c0Bnhzi5sVM6xEnvXYwP55sz/zmaOmmQkfTSuczv/HMAdzBrFYMIX7Zoz7YRLtsaPVPaIszWHV15bybcMRlFWuafgRWvAMYVZHSEi0kioZnXk8cu0Ofq5G2kzgA+tbUYXxk8rweLjNkDMtnbgrJE14ccVlBA8mgLLe4nUG7LU4J4Qmoc0O4JpKbY8+4AEutVu03LrGg4E7hMQxhb+88HOuy9OtIAWBZFkzThAcPH2G337U472iXrkhowhBAqsSR6alMmEppsoqOhqV+7eDO7emjk8+0m0w071g7jmZt9aKLCLRyWFp7Nk0TLu7dC4/2iF5X2vZBkY4xntcZ1L1G/XpIj3ccQl9GWc5jHBMI6BYUBnE/a177ZAbImc7LUYw3G9H4WSPHdwNPSQdjBiI2JzHo5QUjl8erVs+3tejMq/EseJg/A7C9LtL+N71xFcOFOMzLw2TmLrhjjgF9DJTeRZ5GVM6/tTjP/eKhmbN1I8YxCeaicUXohQhOTWDOQNOOgU/auAtMe56gOKriWoEHIviUFFS4+VojitpOgRda8fnGV7ciWETwSAvORXAr5hkP2NnwG1UcRLBriw+BX9ACTGo3sCnMW3xXBEUKplZfhdVdYLexTVCcQcLD3emaYfP7rC2k/D7y1hW4aNHgfJ9819pSYWX7YmMSaYsgK/u2pX9dgZdVMXuMdYDOmS8YPNjjpjPXytG/O5hf3wI3JytLXCtv0eCKjMfJGOgU3SHOWcrN6O0obWct7YuJpUJaOUtbkPUFrKbbNUH8LFjNT+ZNThsEETiybGO64nv7m53f/J3Pf9boNWfO8ooeC2WKudMSDtjG9XOaRA8v5jW/Z3pSukEJ6H3T99CBtsSqjj5deHmScHZyIrlh1FkA7bmmBk6+t0odxdqFoAsaarnWHvrVP8vSLmvxSHHLjGVxXcEBeYepCdJJMQCwmzA9/rooxYJvq3juUF9YuMf7uAppzZ5KOwYnJou1Ab8fY2hts2Z25z2PCmcx3M0HoJQJvg0gq76mMfPqQ6tVX7lQ/yJ9EkDmlbSn4QBBzheenvfV+cMa+Z0M2grcmtCrD4Ejd7kMP6jtnG9jAQCMi4zVPeDpS5At499MdyyuKL+mDlr1MZXtaYMeTiwmxH1e8jivxjcJgOyk6GAe9bZ0w1ZFRTMit3L6WF7BzNW7xpcRZEUs0MoediYbMDM11M5Wqwg+1WKZP0XFazUT+AF2uconamboz5XJ9pxFcA3FWbHIbovaveJ7qRYSFqbxi/S5uhPBWTFg1Wp75+cw7flWaxxjm1QxNzm2lxIXswAWjGYvLba7FEywzTce3qoK0+Xd3G7783M1q0UpgrlWHKHYi+3kz7VCK3ANxSdLxZOq+JBvKlsqsMwJ0GsHINfc2VnOL1y5PTXNnLzZXUvnELHaFgfOm7XxA0Dm9dqBk4HRrQFLRVmq6QltC2PAiZXVtb0Y5D1Nhi1FEoLV8U5edGat2UHN8w/wQfT7fog/i6NuZLzUCm2LQs0KgaLT5VZJjsnA9fI2syuiwolYBjldRFvMV6V5msYj8hudu7FEYJzgXkAWZNTxg9DW3kj1BlHHD56AlI87jGP8tne2TujXlDrA+T50VQs6Y5HjHPAnus53B8UMTDrggcIDxUirqgGxALx/3vtOO7lqbTMtvQfj2Lq5LcproO5UiCCO4Dm2DQDfQL5i3AIaGNnN13zb3HA9rYx9zaCszsVbKNP4wNWS9qgzXmLKwV+CnsdES6Am0tPcpbn6O2nlh3CREZCZd5nf8vWpUY90Pg/Eo3L8OU+iIZa0jn2bLU6xIM1t4knPQoqEIasDK1bisWSBpgS4WWBo6hPK7zT682ZNmkQw1412jdQ1LdZM63tYPj8+doLipGbGvi+CR6WYuRmCc1G8BTuadqaW7s1298FTNV352LzWz8RvIjNwfqULDo2Gg1j89pPa1aUTuma8h+DCuwZ2tOxM7D6FHSRiVNyq4krtkpVJEDTeL4LbpsXty4RZK26rHV2zdbkFtzkFexZMrb2zmuPfod2oVms1sAfwvFa8r4qDKq5r80pnJ7fYR0dyeqM987lp9fPSPNrnfg/51ALHTDRH5toc2BbSznXUUkPzbnX7fj1/qkKqYlcVOzU5dlJt1wKIzTc380NG2SLSF7zO21kuuUjgecugReBreZqTdraQcRudx11WcjqvFwLRamF31WIL8NRYKZz+jmOrr2So04/eJytLAs/74cUI3MPii+VSrk/b9akM3kAyJVLno5ffC2NhwUTy4KXGuoDOHRArEvTBl+ZRrh4JrgZp0zTZ2e4G7KfTqUWKcxIEPVTF1FaSVq6HizXg7BvL48Ur1n4R2Ipf+X0X6tLaKM28J63tpaUNH4xmi5PWT5ad6y6xBdDP2ttEqU47m7tjwtB48aJpcyWYJti4pByZa2vlHJOJinYe8rze4AFgePIymHk+LoCzNUHh/DGAHpUFkFUJ3bzInwBxro5mb3am8+eTUCYqSzaegx7l9vNCYOzosT82ihsWD1rHumMbgKoDMFyDypr8oOFjML0rTKDti5mZ74mFWfUDWI9FcEDBxwAuW3e+VgvVeim213ylFTdqWutFKdi3NhYBXqmx7SUsBvvHWnEGwf0yYVHF66XilVaciXm639aKQ7sk5UyA61oxieDQFuNTZyoDakHbR29zJ5bu9m4CmtOb9dlBpAWsacFlBNgpcLUs5h/g/QYJs/otFGeq0BZ7QmAgblaKJl9gdCwAlnYkTdWOzU3VbnvTOFPeNPTT0gGdz6L73jlfiepgfnM07bxIC+natntcTpwa2Id/Dbqmz3PKFxRefvCp0p69Yt/+zQqcivQ9c/9H/kjD/PbfPlwDPxOGKPGtf0LuJFnlnviRb2PutHDb48LAtgtUJOSEb5PMAsQR55CR6bOauhv4BrF+Lq2/WS6zIuy/B2Wi/Ux+q7744AWLKNrV2gAKWuhXUXIaoFUDCyXZ6K2tQWLBzXmzEHehJJR4BfzBCQDQrk+d47Wb2K1PNEzwQK9umuxmtqoUU13QFgf9qJgZE2QktfRAGf0WNutdbe2MJg409/TWj/3a1SBBJHixd19pe/stUI2UYK7VxSz5bPZYEnrkr/YvYiu3JFk7y8w1DDeP+8YibzhmReOsirWXt9c7MEn6MBfTgNCjKCtAn8un75LqkcTfTqsXHtklkZZociE48HCmkcpbCQGge/XW/pvNkYNJLdGSzZb81eeq5DLsdxGL0jY3IJ/Uoq6dAfgQgNaKRQrui2m5VwD2YnvNewieQ/EQFtVsEuChWBz0HVq8dbF98Zu2CDZBaeB5gGnBx6bZHWEe7Z8sCxYo3pCCm9a1OxGoFLysFbOYWf6JFDt/3ppokda0LRoQx8Ss+y2gjW1cAWgBXEx4N892IG5Cq2rR7CAm4s/bnelF2q1sReyu8lYG1IPS2KL+XKTdcW5tW0TwellwXS2U660qrhfFbTUlBKeZNON2LWo8qx3Y+SKU4wk4nQykjyc7oqYKlJ3JiNL2zifpiwXWFoGmWTLAaa8XSt7vEoArS8XZvGC/tEVKsWOLXQN1UNkAri2w9fnB05PBncGePyGjPD3/pu/szMeWvQbmRYGp1lD3IKadi9g0HI5t8txb/SbczI53oZRSXoDmJTU+yy1+P9xoN8qo4QoIEbptLSrOgMwfEvQ5MIATOjRa+sANybeAG30geXBLC8hQK+oyN5O6lTfPk8V2b/vr83xqjnEWac0vRilFUWo/MqaqOJ1OOB5PWOYlbmvzdmSzuUINlFuTLKX2H0AcixGBOeIpKPqftjL6rKq1n0Ov6qZ7DDT4XehmeqfxCBAjrmOtbyCUQNffDSBI+zxRfwYzrlt6uhWQ0SItyk+TThIdYbLYAiZq2woYqTzveKADnf+L9cNKmoz5FSPfRjUE4J43LwC4nlzHsA+40WcCrI/rcPtKL4P7IE2p/pAdnEiKU728bYpSsIhdjHIEIKo4tKNr1+rH0cykfa85gj1o0c8uxQCwil+kYqC/QHAowL12l7nfIuaW/51rxkVQ1BzLjjDAtrjvNueva0UF8OY0YaeANgvATjxim2LRir1r0qArVAUNxtvetzaNTAUnrbgs/Yw6YHHVAbNOTLAwrxUa89qCzdgd5pOUONbm7OZXep8aSyyquKlq95irXYP6Ya1YFpNlcbbbvddPbX/QQV1k1NbV052aI1zbN69qx9P2u37eXBQ4+UKA9uCBcS9X0R3gXN7G8TXEvnupFedLxaFWLDCHyCXmnbOr2mKC95MZ3NkamC1GHGSAQQxUdpOjMU8HgGOQQ/c78HkRl8XYlkFp2nl1sVK1B+l1WRT4tp4//LjPs4RdWYbWjXJiwbMB1t7e2ttoB2R6KOF8cAXITnE+yEPn0gD5hwXoVoMHgKYeYEGfNfNBiI/lKQzwymSx3AEztx8OB+x2e5RScHZ2houLSwCC3W7Cfr+P42seZGa/37Xz6Xs8fPQQt7dH7A97PHzwAE8eP8Ynr16F1t6PpjmQk3bdQK1WxVQKHj16ZIEl9nvcv/8Ab731Vh/TJmA8bruNW19YXF5cQqE4HPa4d3mJN954AhE7h15Kwf379yDlaTvjSec3S+usDEIBtkh9mkDjp72LL2mi+CIiAJA0y0FTTeApqQzrBCpTxmzOzBnIM+gK6MEGYA6gR3VkHlstFnKb82TWJoSE+m+jEH8Xq/gNGtirPGgS9GhSBOaDxuPjoxjmm3qdGMZ5374e3dIEA8ZzMXPwTQO8c9g+8FJKcyY18/i1mlZ7IX0YpiYASwNyhZ3vPsC04u7t3SOr7WHH0yoMyKH2ewdtXvF2XG0npYGqzZcTLKSriP2tqu0mMwNbv+xk1wSeyzq/s9y95HcCnKHEJTBO830FVIotPsTOtN82AF/aPPCz9fvWzxVoWir5zohh6VHbBStqmvmzateh4tRM53GZSgNn3kevanvkAVbt96ktAm7nrpn7WfPYnwYdcWOHurZwZg93aDe/O38NoKLYLRX7ZcG+ttMEBailWRxF7DgtH1VzfgxTPPH0IFtofgzzV7tLCzg9yyLtv3nqZWBnzb39lTaOpdYWmkKCNxS+Qdtk/dac3ZKbLB4YpEMkbMgQpm/VTh3SRJVqlrWQDLWNKYXw3g3nUblvWcBkebUBuptC2/PxgPMqxs9i+aBn86BYXruGtOLZ06f4/jvvQFUbQO/x0Ycf4v33foJ3vvc93Nzc4Pb2tnmIF+ymyczWRVq0ON+bLri8vMSL5y/wzne/iz//sz/H1fU1PvfZz9mlLerH46SPKYNN+z1N5pj3zjvv4N3vfx/vfv8dfPvbf4/zswNevHzZ+thN/drGKtgFtSoOhwM+/vgl3n/vPex2e5xfXAICLPMCiOB73/0ubo6ATrve9wwiAsR58qCVEYPGgLl9mEwY0wow3LEdyajxzNB5/PNnYObM6KAFZErPq2xNzwcHS6KBy97SCHg1HQUQLbGSJsuFg7L3oQL9bnUvj9p31yJm0LSl92Fu/1AG0RtjI30hwH1bqRxffBHYVDShUKStywxsKhB71ArBJYBzGAgKYJedUPe4aVnUjpD5neB+vsTjSS9q5nqFObe57/4CM0t74Jipvb+uNZp5asFcBMCtd5vaJaleRxVEQBhv/iQSFgYoWYIhTZxI7BCpGi3ncIc4O+Z2EGBuR/I8rrtIu7tcm4VAPLiNdbXvkVftsScWVVxXxUfzgtuFzeuueauZzd357dSWGGFmrx3kj8mjfammke+mBujNhOf766Ft03yrBNyC0dGOtXjY92kxzXy3WAwBuH8PbJEWe8z+N/iOQCbmAPEqA63Pf//HeLMCcO30R5u4je0vLVpEqxWrdrIB2uLzNxp8Wp8abaK2YIlqXXEKoGWZl357Q+OxjIuNLDO5EwYQ720R9LYJ3D2pWZs2+ncXnbcCaRKI0dHcGEnpMeaLckmYxqC28kKw6rpMYgApdn77+ctnKNPUkpQWJAZ48sabeP7iRQu36kfB7Aw3x3S3vxNEgGnaodaKL3zpS3j67Cn+7R/9Ef7r3/99fPVrXyPtvHd4Vyg12rXb7/Ds6TP8u3/7f+DVq0/w+Z/5Ap49fYo/+ZM/MTM+CetRvkt0KwTQqvgnX/gidrsdvve970b7BIIPP/gAx/0T1DJRX/p4cd/xGKYhIeeg0bydgDaPo6TfwQ/0c5VmIw9rkb0T0DsB2IxCmCcAAzZryfzJGisDeQBiJB5pyd+R0kXZ2vmZk7ClyX8P+XMfemNk3R9RNo23y0gWLEFPqh9o5nDb85yb4BSRMLLsYA5eqhbs5QJtI0lsr3gRP5ctuC8W1eyiBVHSKAMh5M9b+iOaNg20KGydqFnN/H7WgPkoiJNEZ6U0y63N9wlmQt+1+eitntuzCcBOSrMSawNwE2qHxhqWrzu+KRA3rIkAe7VQrqq2l1+1LxQOrfsLBMc29tK+mxSKAcGsHdRP1Tzij2rbBq+XCp0ZqB3UdXSAc4/20KqXDtDH2UzxHgVuKqSZU+CYOHaGDa9w4q+qVr+faw9TvL2b5orzZcGhDc4iZtFY0MbL982ZV4X+bc354GNyyvR8AeA0P/x7mJ1TYVvtylpve1fUnPmKGl9JG2dOren3SjEdGoEO+DSNKTPlZbDeoA/UF9GWBuikobuv8SDyAltt7u/GVQf9vUsAe7Ig9A6gBxCSg8HHjx8NnZWEk8+29k9rBVDx8MFDfPaznwPETO6TgxzsOlS/MnWaJpTQ0neYJrs4ZSoW271ME4oU7HY7PH7yCM+ePcP/9e/+T3zyySvM82wx4qMpfhd67x+7nMWExM3NNZ4+/Qi/+Eu/hF/5lV/B8+fPMS8LSjPfdcHdFwnmEDcy8/X1NaQIzg4HA3Mxr/nz8wN+8P5VC5AjYx9tTRoex1gYNW5Ypc0gngeY0gwAdgfIDu+UxpYnKYPOakWw0YbtxwZ0XlaikZ30eAEQi5kV0WN9TNZqEZBpF8qTeH8oOy8eSCCxGYgXvl6m6tj/xIu9iv+fsHfrlWVJzsO+yKzqXmvvs885M2fOzJBDitQMh7REiDRAW/KL4Ve/Gvw9/k/Ug2VAIAxKBizBgkiDIgVKAD0a8Tpz7vuyVndXZYQf4pKR2bXHDey9uquysvIaX0RkXPJvJQiartMSpUiXnLdYNgqqD0V9yf0c+xtm7BC8Ms3PiYCXVCCkKuhd3E2tt8d74PHbVaoVrIKwIHdmYUVnBDTIi47lStqOk639K7NZ2jtNV6M8UPcZron+FGNOmLpr6HSgoe6f/jyp8Z7vZzXqY7jXyiOp77szHG5gd2VBo36kwNDQzrsIbqxGb1cWvGPGNztDWhvBOVu3Z39yDyDjZ75e9pYkc06SeUmq9uxDns5dAyhaIGYHfmcucjkB1r1h3VkBECqxMgG3QtiJIIXMsjpNvH8fzp7TmsxatXnNZkbZf+d9K9L7NIA/EvhlQCeAGVVUS1RFsIq629UASEGjogZw8GrN0M8Fn9iHM62Qg680dVlGJiX28fRc7o+DuZjmB3puXiTnSphsYAYMEI8UN7U3d2r+ZCkggW4nWKmV2TLbgdy/O8Hy38GtlXGBeFtE8PjyBb79ySe6udYFy7Lgy8+/wGef/Rz/6B//Nj786CMwswG6g7mGe6116aFgLWlLKRWvXr3Cup7w0ccfgwqFUR1IfUu9m94nMYv1UGOK4OXLl/jxb/4WfvybP8YXX3yJnoEZmgrVCE1O5uBn6suy4nq54F//qz/Ctz/5BD/+8W9iXRbsbUcpBZ9/9hlOX/0NJC+iTOxjHJ25SmWibFqgA7AcIde0HiZcHxa5j0t+5x2PcMA0ZEbwkCFBr3vQ7Pi9Lhm9H9jEdcz3FR8B4t27UzvvitNkyINxnHM/410O2N5G3yPUnz3ccxOxy/3zzHlBGPU/X5t7qkP9svVMOtPVswHXswBvRc+xCWrdvsLV8JoCFVC1tLbe9oFY8hKo5OrSMayMZz7zGOx5qe4QnKB76UkEH0BV5s0k3UbahgLVJlBRALedZUSOgjnYgTBuY3TrdQ/+0iDhP555KT1yUCJ5hrqIXsEohk4slrfc+tLsXQrmYsbheky3seDWBG+Y8boxnt2wLfuY57Cu7lY2+JunUK+tJTV7Chzjfua+dpwJcAv5kMSn83Gi8f3ODNjElCZ42BknC0XLRQ3gmkXrk1Igfs7wPlCP9Y2+/odlPe1Jmb478GWp1T8hpiYAz1bsAnhSmWJrdTW/efczdxAX9L8Zl4M2ef1xL3civS+2c6IXmeGYaehh3/pvr66wMiNF1EtEgZyMTe92Ib3dMD/0uTMDeKTSNFxMgDvc7J3PoJIJE031US5/T2jJBmbfNzxfngEAranR21dffYm/+9u/wT/4tV/H6XzCvrd+hr4s9p0stntFXZYuqVts6Nev32Dbdos21yPRoSLSr2o3HNT7InCryNvthnfvnvD8/Gw3HMT7Gbp/d4t3ET1Df3p6xn/5yU9wuV7xwx/9CPt6MqM4wu16NeObCWVpHkca58LHOgPx3cDaeAfAesG0+TN4ZzDx53M5m6eh7BHIU5r4jMnD+6c233HKRwyO/c4uenmj0fAi3K/zdE1oHBM5Wre+Vw527F2//PY0J+Q3pjHNn9wGIP4WksF+aCGTFu0h3/gVaowmUJBXwzAto+fZri7XZz8s6uetZfXaVZSgq3GdJj1RBVwHTLL3nOHgqoC82Dh5nHevs4mq493YjKCAuVs3H6wcCQKIfcR3UfB3ZqHY2LlfOtszXt7Pwcna78cAJe1pABoxEoIiemZeSZmWiGtk7xGxuPEixoAIdlbL9nfM+Ko13Bw0HbBzbHYH8uy6tm3aiJ17TvOdUxQ46slWip+b4z7wTAAcprCu0o3gwhK879vaGOfGODWVbpk0Wt/N/rIv4mxf8l7a8x7MmD+Zmc2ENf8bkBC9HHL5zgToublGBq2ifv/F9q8r9cIQzvqlOQF6O0kXEOKg5675GQOnm04rpv3aacLcj+FhdakTiXN/Qj8u8lgqVcwgM9M0ivSpU6PupDv7PhtKpYoGqnXUSaAH7hjekwhZHqB8y7luFnBjCNQojplBpeB0OsH90DsgC5g1OAtzARGDmUBNVWrMFHX6M8uyYLVMbUQU1vE5palbpxMBS13w+PBg4VopYsIH0ItKS0I9KA2L9GG08qUUPDw+4nw+g9I1Mg5YJYIJcO9AEMOYjQCUgWdAyb7YAjTS3LxvbQyS6BHQvm/z5u/ph2A6H06fbMGUmY27dgH3Y5PXMVK70yIWgRuPjcA5Ea5540Vdw0I97vAwJAfEIY/5UN89w0CAuV+Z0Sb6cBQDNpUe9Zz5bKUqVNV+EcFLAlZLP/osur8eQfi4ePYwxY4TVOoWaOAYIfX5FhSjpZpxzY3HVtIz+QZvh0rEZ0B9y6ES+8mlcGgs9jMIHyTwBVRzcCbCBg6655I0QcG8JtbFgpkaU4M474VJabWYSt/UsKeYBku8Yn3fRRnumhhRz77WrP5mYO7/bk2j1b1lzW3+bmfc3MjNjd9cOndLdQdzl8zdhS2s363sbdO/tQDLcg/mDuT57H2Wzj2wip+X51SoVr40xsPW8NLuMSlzyLaeNmfasxTu69X3TUnX0vKPRR77MF+ewC32f/qbATsDv7ffOS3TgFbWNX2y8LSF1V2Nq65Bl9Bd1a5n6YYymQZkOidAN4KbaFxmOmbJe2DQBaErn8HccMGPB6ozJ/Zchfucq2aKM/1P9DGlT52ozBEge4/fB9izxIg0IMN2PXrmPfWFhKxA2ljBVyPCaRY2Zg8L64AuAGqoHksRe37Ei1qB1hj7vuNyeca7d2/x5s2bMJxTKb/ifDoBVNDCx11BY6kLXr9+jevlAkoLnHJkIhsLJbw2QWmReNhYV6kroCNUhYBalG4xHkgHg/PGoZHpyuqeYV7S/ZlDm8tEvalP+X5eUETdUO1Oop3mP/iLtGEwjln/m9dN6uMRgxC7Uvq6jnLTc9GfbJGbylNqaO7LMP4Ha3pY+zPDlMbQ7+cgQLn9mUhkYmqMF8v47g3QcKf2bxUFdU9gcoICoaveRTTOOQNxrm07BRchy+mtBMRDsLL01KYb9IxZSFBJtV3NAFEznVEnmAwLh6rS7W5LczUgv4mqtU9QpqDY74ICJlP/Wj+r9cWxylWRFcqIqM+7WMYztUgniCluDKxtlF0N7x+B4SMUvKtN8y7KjGvQEVWt70aEd1Ovf82C1yGZ53/c/cv3DODJIM6N44ZzcwPzQhbO1cHc1hEbExCx1w3cnKn19S/o9Qb4+YAamDfGY2NUtsAxJs2yMXKxt8MIL+2HO5D39T59Ml3yfTa40dkXTuVmoB/wXqKMd3cRDau7mmSuUE2xJnYiMxC1dZm3XG4qTdeizTMNGRqPfjPv/0Sb3C3P6nMrdj8rP4ngxD1job9mhxl3CtCKaRhoeid5tjX/OOd/l00r3T/66wPikzr459pndmvIA5BDewYxps6O+8QBGkRGJFThHsJVo8R59DcPUa/1iXRAj26K5yVXBuHp7Vv8yZ/8Cf76r/+6S9lQ45xa1eK8WQAaSe355uuv8fTuHc7ncxoS3wAa4Kbvrdwem1yfa/bANDYGhGASmMRCLKZPdxGwAAAgAElEQVQ5yeMeGCF9rGfOcJA2MzAP6DV+PQJNX6S+kIf5TA8OUrxX5puhTPWmNvkays/NzIHksZj6dNcWpPGZHoq58uZJGg5KTEeqwzd1MBDpvXncYr7yeB3spTwGMZ7+XGq8tdXXMlD6VNgXgkkeIlhtHN/Z+juB1CXLavWMY49EcX68i265i2gCFibgY9IY6zu0fCGV2ldj3NSFTCVUhliKUW37YsPjQWfIGBEBQnuwFrVk3yGhild/dFM72jA8kDK16qbmw+i5y/W3ArfeKXD8KSFdV1KCqO1UFyxYDO8NqpavAKhU7NywUEkKIsLZ4qZsQrgxYxO1bN9YQ9Z+w4ytJUk8J1lxFTqzSenJ+M1V5vGMqdlDMq8J0Kk/5wCev0uSvh0wXfrP0qztq8qiYL4zFmYwkRqLFWAvRaMJFqWD4u/3Tzlaz9O+F3TNbGZMfRnnPefg7QtZ0j+k8qGBMDAXXTMignPT8/JVxOba7CqcHvqeKep/7lqflvuQyt3To+l3bMIOqiPj4mM90Rlj7v2cv4hqEhaRiF3ib2Hbg05CuA+6/gtaI56WLI3+HUingRgkDp/MTBztC+VnU71z3QDCwCmYB68vl5dhrLk1jVQkwN4aRBzQd3BrGGRbAkQKRCqqGcW35utCcLlcsK4Lfvt3fgef/fzn+OabbzT8qqnyt23DT/7yL7HUit/4rd/Csi5gS2DAzPjwo4/w3/yjf4xvfetbuLiknubTU7B2VzgJCVwEg3QQEj656r4vFPH428GNIX1Pi6qkgbof7L5pgORj+Z5PXsyx0RLT4HM2qMkId+so745MBPIzeS3lts8E46hbQ3WpviAcEmM7thcYNBozenub8gad1uVdP2cjtbmOeb4IaQ/Y/EafnRBlQkNRhqgHbHFL2IsB+0dUcCbgGyiYvyKN5vY11BDtI/t9E8FL+74x8IEZQX1kfRDSc7kCjYLmZ9M3ZjwWD7KijAMAvLLsW00sD7iIBXzRbl2hucIX6nWmVaPub0UTnQhMzU4afU4zvOk47ITkfufCpkmVxqwstodYxFT0ZL7jGhu++N6CRsfb7fdDUQCHCBgFN6tDYPgYBJnx3BhvGuM1M7Z975J3tmCPQC9irmdb34eNe6IVP2+/bSqhF0pn5tSzJwYTkEGd+5rzT6j6XR3vA63PFRa83FoHcxBuVeOzM9SqXQE+SekDfca4r44+Qacwlom1n35nKTz/hnS6ExK9XlN7B8HJnllFNQ7+aPUuF4Ddqp2MXyBo9EHH79wFp23+rujLhIGYy/nexgFtTP0WqEuaCXILgJMxJ0De+mT/3GXQ66c+l0nY6Sr3mIB0zp0nLXNW0UBXvaQOJ9o9ENLgxDK4cHpHNrSg4V+rJ7SyAHKLdzXW0x3NuCaRWlVMWneC13ZAikACzCk1FHh6esLpdMI//Wf/A06nU5ybL8uCjz78EG/fvcP//i/+Nzw8POD3f//38fjiMcWL17Zs246vv/4az0/PKLWgu6dZF2287uYYCAYgu7QRAUutuFyuePv2HZ5pxfbwsp+d5QoyaMTY+3wkZikvxJxA4e6TATdvqgnE5s7MngrDosL9M8F8UOpD2tAO/n6BJ2Yl3j2BdwbEeWzSK+42J+C+TPdMQzxzNGCpwiEnvKQG5PdPhGroP40Mhvc5GInxtX4OCAg+KgVPBuqAPnYVO2YiD6ACO2tW1TbBzketyg+Knl2vIjhDQ8FuoqrvZgTTo7etsb/t/JlVWiXomfgTNPrcAxFeUlWXZwgqCooF5LmJ1v9hKeoC54FwADzUgo172FX3XxeopO5LXP3RNQiMR2c7U9GsaAbgD1XHWLUS/SydAJyKSfjSLeh3BioVjRQHTdZCpM8/NcbOGr71TWN8zoI3ezMwT9K4Z0S7JbDm1qWJ7MLm/9zPfN+Tn7kBejCnB8ZvQ1a0xCGF5bytxSTRFwIetobHraGyAgkvSm8JmnhlJ1PturrDP/G9A8k9LXHUSus7CxO+/L1Pg5odx+Du+9uuVZNoGwSFgZVZA8aIBLPnpEED4SDwyqVe104BsHGi9GBqZ9CBhGO5jUh9i7+5vxLv8KBOiyByAhRmFFFjTEaabihy6Lk5mfROGLSEqfoeWAboAOATEmCdCS8NRe64lUy8CPcvdedVAoDS67zTBNinEH728lv45MVH+PTNN7jdbljXFR7NjdsO4Ybdkq2owRqBGqFR6+tKCK0RiNogRQNAaztev3mNJYzg1AL+er3g6fkZz8/PEGb87Oc/x8PDAxozqoEiMwcYL6t5AdpvEbMGtkkpArhBnT7DEfBGh9CDdgjO5zO++vJL/OzLr8EPPwAePtSNnUEzdyMzThkwBiDIczOBWZrmvqGkz02eX/j9vKEnIDyKEe/EhyawvqsvvS8zFNFG+66hwTqxKAVDBqYZzEc075cEiblI7YljopIKZhBOBEBSvfM+iVfLeM3rmYJq9THwMyd/zo+mOsNUAQgR3gH4sBQ8QoHntajB2ysCzhA0qCENCXAyMCUAL4rlfWbBQ6HIcS5QH/JChLeW4eyjqjbkN9tjm6mdBcBj0azhHkZWD74IZyqaZhSCGzMeSDOruRvcmWDJqFQCfyeCj6jo2bRoTPZHItygkvGJ1NJ+h0R4WQ/1uqLnaL+J+qXrGb0SwUoqqe/if7XtCxGuomp9V88LCKulWH1mlfjUip3RWPCuNTyx4NpMzd7YYr7u43n4boZtHijGQTUDuUvSLr3XCqx1BHWCMgSe1jQDXWaSgVGVv7vkbkAHYGHBC1Y1ezUj4a0S9qLS4K0QroXA4efuf9P6njVteW/6VnCt4rAVpF8PJmOqJ/pm11z9bqBZ3J/cJNwHMbc0Vl9z5w0ZGHzmlR5D3ZOpS+qOj9Fu/3i8FKcvQZcS5mUQnyV1f84LiKrWV8tRUKDpgxeGaQmSuzPUR4VNwAtLMm9P2JYlmgXKfuiJmpcZ2HuDBj/x/MkTmSeHgHstQBqAAPgZOOyzLHiHD/Dd7/wDXL7+r3jz+jW++/3vY7vd4JbtIu6iYgNCeubjWctq0UAyXfru8d3134Jq19ZljfsPDw9oTd3glnXFixePOJ8fwMxYlyXO8T2cq865RbUSP2/vi0E4GfcYQ/L4+Ai3qPcxKuY//19+8hP85VdvUX/vR8aFlz4fwzhPQJEBk4cVN4LrhOkDgXDjtniXTHM4LWrPDUz9VbGgzfhmVC1jWjNpzR2puu42GroKcgbQrCFIfMKgnpJ0Mxvd3UnhNH1PbQoA93XLaS6S4dAdI5F/y8g8DO3qmhQ1/hIbYrfj0PSmqlbUdfcG6gv+ITxhiGcQFFyh7movqMcxr6Ln5ScDVoKCNVvdIOAtVDq+mpTsNj0Kkha4xsrsUEv4M+lZehPBJowC9Xd3i/STEUYNDMNgCC5c8FiKWtYL8FgLiBlXcCytq6h2QI3i9Fx+N3e71RgSPd/W0LG6a3QMGHrWeiJ1q6vGuNwM4AkumStjciLSIz1X7ULP9b9qjL9vjOedIeFbnozg3PjNJfAskXtOco/hDuj16wZctu6a5up2jzXg1uluCOf70cFvTmbiTEK6RgIsjfFiVyO4tTF21xCSgvlGwKVQt9kZzsmR6DQSyOe9l/d02oOZfnhbs+Ygtz3/Dqt9CekWLFiYsdj3k4G5+2yHjZIFwgHUbkIMHG/WVwAmfPn59Lz3cU+ronNp/O/oFfV5SdddtV+JsDLrubkxLjmHUyG3vDejSxC20uepj5nRrtCCUHJbu4u9S8M8RT+OiGPiBXwgx4dSfbEgZLyXgSoGSeJe+/6P8ebv/jNefP05vv3JJ6i1Yrfz8m3b8NVXX+FyuUBELCFLjxinEeWAWirqotbvy7LgZJK+gCzCXIlY74UKzg9nXJ4v+Kuf/hSn0wl//Md/EiFjPV85EZnan1Go4HQ+4XK5YN+bdUUiiIyu1S7RCzOWZcW7d+/w2Wef4Qe/8iugQvj4ow/xk5/8BP/Pn/05/vLlL+GLX/qxgdfR4sI4T/PCyyrbDJDxJV9La2AAQtx/5hwAmMCaG7o1bGYq0lo47AAmbjhfRwe/vJEc4N0gKDQ+U51DRfnV72Mg0gDk9R7P+tjau/M6zs952eGlAsAIdTyXOCHqzxOAUym4OPcuRohMMhcRfFQIRQhvRTOXfUyaHU1E1ecLFTwbI6B2ehQq+w9JpQE9cdB2NhAu0Ca9tHUurIZyHv70kQoWAq7CuDHMSh1AMfcwwOK8qwGaJlQRXEUBeQFwJnWDu6ED9Y2UKVmgkvmV9SiAodqHCmjQF2E00nN1n+7Nopu9dKNZn22bqgtrZLyT9f2GHuv+YqpoDulP+3EziXgXldDZDNjEAXuwXm/jvyytA90P3EGtNctpviuYr0sPHuO5zSNsbLJm939u5ObLK0v+tl8IKpUXFjzujIe9YWmW8IqAvRa0qlLrLcCc+vsjgEyiJ6GnzjQ87ZMMaPC9mEA9gXR8Dr/3vi6sZ+Ri81NErdpLSxK7IM7LG1kzRcClhF+9qq6VucuJWTzMqhANCsPe3umT+yzTPKSxFxuTxVxNF2NMivnHF+ntACbNAWkMhEWAzfsTY54bo+vKjOImf9sgJkjonyrIkkcQXlIWxLimUNVE59Nz0SjShVomgPcB9J+nir/98Ps4//rv4s2f/SH+6qc/xW/85m8BtIGI8PbNa/yn//jnWFe14XU1NhVCsTCqWWpf6oLWGl5//RU+/PhbOD+ot26hHvMdpL9hgN2Y8a//6I/MP7yEz7n/Juh5/N/81X/Fr/3DH+L88KDGc8N4eb86uNZlxeX5CV98/hlqKfje976Lzz//An/4L/8l/m17wOe/+z+B17Ny62nuOjiWsX4fWgHgqUkHqXtaBPm424H2aPEO4J8A0NWBgq5OV/Z9fDQ/X8o92Pr6yH3LFfiGKWkNzQxkGI/Zf4PUngjQ3To+6utR+9I76KAd+Z3BQf+Cdwz7KnHceSxNAr7CVHT2/VUpOJMGmLiYzP6NiOX71ncu1twKdd1aRdf0A1QFrhJ1z5TWoMTnTGQSuwWCsUAzregZHpGmFvUuLChwEWMHLKNV7zel6atGBE8mrV9F4tRksTbsMMAVRqWCk+lkz6TR2nZRaUtQ4B4pwUdCzLq9W78vpOpyFsFSNBLc5lMn+k4H+M2ycEGAjZvqAETzmD+x4Lk1fNEYz65m9xjrDuazu5pIv+9q92wwd906mJ9WiwJn/9xq3dXnWXp1Ojv/zloBUJSpAF5sTXOa76xufbWoAZwZQl4KYatFpUA/t/d9Oe+l2Oe+5n8RzUigRzQa8GWAj0lMQB9MiwXmYljAGAXz1TUW4qp2gaccLqDI3V6J0Mjc8axlKg72j3sbC7orI2eaNO9lTh3I+9766SO0GP3yiHWLMZ0IJqRjbSNlmEm662CBMR8CsKQ58Y74XBdgAdVO1EMKmYjeHU3K5dJkDxK7TWYQbwfoDAZp4WRuLjMPJmXu6wk//cHvoF2fIH/xr/AX//HP8MMf/RjracXLDz7Ar//wRzg/PEKkRcrUHilOQ7+qBF7x8PiAp3fv8Mf/7t/hn/zuf4vvfe97cMtyjSRXLKpcRa2rGcupuntZqoWQXeLM/XQ+Y10W/OQnP8E//4M/wP/y+7+PX/nlX8bbd+9sWCWp4rvPJAC8fPkSb16/xj//gz/Ay5cv8ad/+h/wf/zhH+LfXxa8/b3/Gfzpr+pGH6yxfSKhG57SGGbWMqlidFMdgEsG8/l6NnSLa6Uvolx/ZsDm1xCN1vHzvXwprxG/4IyDU1pOZQfNw9ReX0t3qjAkID7YqJLWat4TSOXzmEZd1CsfiCFG6SPXEdPlbe/zR6KJQy7Q8+HNJNbvEHCF4Nmq9AQrKxE+ISUgj9bvTQQ3AgSqmoeoBMykZ+uuAq+kBmTuv60+4MBaikVvUyKnwWNUZV6ha7t5e0nP9D15i0eGczccgUaOWwmRrO5kKu4lbfuXsGMCMildyM7C9fzcpe5iGgJfXmRMCtu0PFRXvwvWUnC2qPGb+VqvpWBNGfAWmDUxq+GbRoBjPDfBzoy/a4y3m7rHihu9uQTuBnEugd9y0JjWLdFnMHc/85OlQa01LTV7xiX0DN7zmo969W8hdXetApyb4FEEp51xvlocj6WgFUIrRd3TSIF9SIeapfI7TEh0P5GcYQ/5PV/vDs7BoCfQHjQOvQw13exuzV5EcGbBYlJ5aaxaZ3tkr0Vd0qzNN2t/I9VANLKjl9jXY/PdcC4OMGb6mAWymWn3/Wu/u0ta9y0vYnHarZ8KvT1OSXxKieRCG5mlu7W7DfTK6YseLi22NXq3hrIHxHeuKIM5oS+G3DjK5dGJoD83EGEZ6/TPUnF7/AB//Q//KXB+AfrP/yf+/f/9b7Gez/jk0+/ik+98B+fzGc1U37UqIHvkt3xe/vLlC7x+/RovX73Cdz79FN//pe+DSFXo1c6vA7SXBcuqIB/Xa0VdFywWH/50WvFwfsDlcsWrV6/wq7/6q/jVX/kBXr95EyCu2iU2ZlX765L/N9+8xsPDI/7Nv/m/sNcz/uI7P8Rf/c7voX3v14GzhdDICytA72DcEl80/k2bT+b7fo8nRjvPpc9LaosAoTbOXNjABExtB03N9gZN8+2MQiZu0eCpfgjujASR2po34bCGh852JjP3LQP5oIdzIgs7DkkDmtf7PB4xfmm/HUnxpt0qAD4A8GQS+wkqoROAFRKpRP0NCwgvCCEBAz08bLOhL9LjnDMQZ9on0OBidrEaAqS9aQbQHmFrtbqa9WlnfWc10C/+z5lamDU5eaIWvaYR5nRMHLgLNAsbBMZ4qBteTUS3Wj+rjdlVWEPDMuAGcy6LqSGcMRXRHw0OU22umsVkf2bNYf73zHjbGE97AzfWXOR+Dr5t3cd7a/rbz9SzlXkG9r3pebmr4c/rfdCYMJjLRnBIoJiAMRvX2VyQCE4Geg+N8bDtWJsa5O5FjeC4FGxVQ7veCqHVyZA1ben3gvkdkNt/QSOklxMgjqaOwD22Sb8mUKOxs+iRAUEN4QoLKjOKqWGEurtvs7WjWfOU4bzZfHsyHkc9iPmrF7JAM3n/Tx3L9Mvpk9h+EAVp97gotkdW6THki/dBsnuazolHf+Poh67Z3ZrD0P3r65WEe3AZsTFjAeF//RcygGoGjNCaZhDxic4Tmq+HPZ49Z8R2kGymz51kj/FMfwAdwcPTG7z64qf49s/+E7772f+L9uYL7LcrNMNZqq4U4y9KSOqlLnh4OOPNmzf4+ssv8el3v4dXH74CQBHzPVT1xfOnV1OvU6+naAIYP5df6oIvvvgCf/5nf4r/7r//Z/j4449xuVxsJMTW+AhuHhDnzbsnvN0Jf//yE/zVd38Dn3/6Q1w/+raCuU/YkeZkGKAMigncJY37HZM11RMc590EDTg2ApXN8f1DI/bOVuTB5aKvEcoPTh8H2zzBwzumdtBws/chMyWZafBHJ35hWHve7t4oO14qB88dAHp+9zD+1vZE1AppgpQLlCidSBOYFGjc9RPUiv2j4vHOlflYSa3Fn2Bl4bHUYfKpGrep6t2M7UhV7JuoyvyV7VeGG+JRGMydbF09CZsUT+b6ZdII6bkzxMqapJ9EBgCu9nTVpuBEFRtzENQXRtA0hK1mLvRAIR6TvbuhIY7ACIjkLjkWk4ip3kWPGbztLBoYBqIeKSKCN42xszoAfnbb8bd7w5WlG8ANavYkcW/NpPZ9lMbjbF3GoDEFGs71VPt5tXZAgS8s2tPayACpTvH9/TDQEKiRGFsEuFvD+aYeP1xIJfKl4LYU3Eit2relQvxYL87QCQPdGa7l/TFuifG3dBuXrKVq3O/nvtm/4u5dZrl+FpPIWWPOr63nNwdggWJgRwa6pq9mNHsjZWAIFHnQNyKTdpWJ9HPrcCPO/Rtop+/hTmOLC2iABYbRknokoO0UqCFcNYNGd13zsd3N5999zt3/fyNlfGHtU9nJDV19gdsLubgfuvTFFAQsAcMwcRlU8ixO1DATLJFjwnjE5Q3tSNfiL+Hy8kNsp9/C5ePv4asf/DZOb36OT7/+Ozxe3kK4JUG1c/FsZ/pEhFsp2F80fPiDBVcRbKWM65Cmdrqq2mIF9uTy2h4qgNAOLh+j/pP/Ef/hVlA+v2kwGPQUlkQeoEGJlUDwzfqIL7//MfjD72J7+S28ffVt3M6PHQCH/ickuJM28zVKYO7PvwfMB+nR60YvP2sE7ublAHxj0VPyt7D2B6il7zPD2B+YgG8q4s9Umjh877vXQZgmGMPaDmln6pvkdd0fG/aJV8F5rHEwrqnP83wYWFXo2TZMGr4BPSY5VIouULcxj5oGWLQyEF5AVeWeBKgB2Iy6rLDMZUYYdoEyrNa6Sgpuq9XpedA1xKudjllnKxFWFKzUfbdZ1P3rBGMOrIdn6Pn91QBzgUrtDRbwBar6joQp1q5Nuhp+t+++lzU/uqdgtXP5NJeLbVmW8AfocgKZXzkAiLqgNWOGGqvF+86Ct+Zv/tnWcG0N0iQFgNkVkDmB+T5ZtmfpPKdK9XCuRGoAt1SEWxiQgsAkwzlnHPPaY1jAGgY1DiAnQbhwnRvj4dp65jRSKdwjwG1EuJSCVtDTofran/fbEZjnz9G6j+9pb7q2we/PdgBibmnck5T4ufPCqmJfmgIjwea5UA/hKmLqaqW1IakbgHpEOA/UQgbmnVR2Giver4G29La6k5k/oV4QiPjx1Rjw7GZXhCOpkavReQI8sekdUqRaW6q4ps1pik2SlV36BGKodDaHvyek00TOEz0TrlyHL46oLBM6vKeeVEchtHLGm/W7ePPqOzh9+mvYru+w7lcIc6ffGXAycbd7xRK85HGRYdf0Jkp6v+QJt48AoFJR1xVt29T/3N4f5YazKP37vKx4fvgA/PAIeH73wXiNenOCSaQ0ycB8djOOnbUu8QK/GHTmcQvESoOR5jQW+PT+zPTkDZvd3d5XbgZaEFJGm3Escj9y9yOefOpeZjQyGA/f0cdsaEtUnNo79zU1YkhkNM8N969CUVWcXNgq3EX9xBcQ3kHwIQhvoW5ngEZ88/zgb4WxwpL/APjAiFkTsbCtFATiBGAtygft4vnKletvogDnK6CA4vz8gXrykhNR8FGAGWhT1wKcSgkeBzBLdJSI2LaJwHaJucQpgX1RLJqbL1FjQsSeebS9wWKhYgnhc74QmTbaUn0aw6AjbuGiTUpk7slVIFq2ieC6Nzw3xs9aw3VXNbsMhm6tJ1jJOc4H9zXuYO+GcC7Z76ZyXqudmVPfz4wukd9J5mmdZeM3tmhj0q3ZTyxY94bHW8O66UEI14pWNGBMM5/z3b4fgrnTDkE/M5lxwLdD3q7ASAtcKg8jN/uuiw3B6DoJEw4L9mpW7SsLFgPy0lTNXmzrRLIVMmAunu6VTOUO+NES4hmtvwAgY4aPzIu83U7ttQeZ5iWbYmekYOp20yYU6PwsYQvgJFDrkJLfPY4vQ/uVEUkC3DKu9gkYAT3RqveqVejgmtcBjEQ0F/QXD8T9CACOO3f3vlosqkbFbVnws/PL+/rmftzVmTsj/Zlc7q6NaQXfSVoHz09dem/d71NlxVzld8n92Eh6figqYz/nzRefXHcsn/vCRxz4XH+umxMjcAiOR9fR10omGP0mAA4w7FHkaOAB4sFgv+e+TnMr06DQUR+n8keag6H8VKeIRkpz8LEGC7okDiiheEmqFn+GEoEz6Sb/uGj+cn+GAHwABdwGzX3+QKqu3q1hNmKawAQK4A64bvSm8dg9c5raqRcyi2Irp/omHffdgHRFd3vTHqk6uxBG9bu1oxotX1CwGINXoIFflqKSckX3WScbJq/DpZfdrvtRFsOn2kPiuqe6a6aVwEK0Xc0MlTYRFGZcm+Bpb/isMb7Zm4aCbXYuvvE9aM9n5UPSFUEkTgkwb6paX4pK5q5mB/o5+3ssvGOBhVZAJfMAP1EgWZvgYWs4bTvWTZkCqQWtwgzg1FvhVopqJosxFb4P/Zwi085MD7L9U6zpmIi+X7zdhxL7/F3Lu0+2uqeZdJ7AfNkZZdJUSLEALIAZ+SmQt5JsvdNrPLGiMirKyA0oYHULuip92MHUo9CJ9XsB6Xm+WJp6E7D8iGAxjUPXTtKU4qEPqLc3wtNCkkYYKVBZWjdJC7oMhG6QuOx6BBZIxDoTS6Tvh5J+BjCMhDMWTDqDHIBY0mjOddr9+J5/e3untucymN43t1fkuD9DcxLR9jbE+9ImzOrlYGzQ3+NtuQOI/N60kAfQSuMY5dL4cCo7nwMN4zoDVyIqwyeBcL532AZM43hQ1fhlnJuBAZnqn8d23HW/uM4ZZPPcvO8zqMsxrmHCaD/nbRioR2raYC/gW9hye8My65lEsEPjswuAd1DV+ZNo1Ro4Rv26H4lwJq9HK1/hQ+OqPd9a/berwHcDc6Vz2maP9uYW8MUXEnmrxWKyExpJECdKc+MaLzZqSiK4iQF+6YEwFnOJE7Fob0LWv86veQhYQMtoxjaXShCqzGyX69NWoEaoPhuev1ygfuYbC77aG77eGd9YBkaw2Hl5ksyH3OYHgO6AnM/WHcyJEphT11LOKVCdkc3q6FzOIrwV0y4uAqyiYHfaGefbjmU3zWMhcC3g0q2/t1Kw1YK9UrJox6g1pdS+LIxl8pDIboC6743Bj9yvpfWeJHayPqtaWmOan5quldoYS5MO5uikQKVyiz1P/Z/7mhekYxp05reIGZgJBv9v/7jfeLEye+qzxl7XC+50U4VxsrkoRMNZv6rb3SVu9EsXwwxBl8QhypjodjEDUsMCAuBpkzP96MpAwnIvFU7EeiDGE1AdSVyDJE5TmVRX9ieOc3z053NYzQGQc3UHv72OGYeOnvF3z4t05h6D2Oc+SXrgYBzyc8NmcGqYmJU7pueorwf9jNfJWCAYAwfV1LlBg0Jjv6Yu3IPwdPFu/FOf/RNx42nsc34mxqhZ/DoAACAASURBVGq4gBir4R4O5vY97c8c0MCo2LXMQB29JzdSDEX9EFrmNs7PpTWT5xmJrtkTKk32336Nyf2lNfLaDeqiVgX4hHSDP0FCEt2hPub+bAWFIVnuO8GM2EjrdkL3QBowRtvoRnFkqnnpEdlAGhmOOvNAoNh2IhLn2jUtNy/boIZ0BKBZ7Ha3RG+iZ+rO0EDG83sCTL1Mdobej7T0PN9iXac14mrXjVULoa52Er7pl8b4sjV8tjOeGkMadxDfW5fOt/0e0Afjt9bBzOu4bfqdaMyaNkvmbtEetCGBHtFgKV+aqqGLlV1FgXzZWf+aKpvdz9wSruykBnGbSbKdXva1OVxLa3bYQ3m7BW5nAE97yxd77peXt2seYEX9y03Fzqo1qXs/M1cGxRhU6v/clz4A3eKNNHsHkQFx8TWkMdOdNLumaqDoLp1bn4sxGyKqlRJbV2tqe7H5dBsAD+bj/dSh7TRA/CgDHlfBtU+dvodtgAG3B87pn5Ee92xrA7jMQJq/J9A8kmj8micRmYn0Yd2Y6p6ZgbSY5jYcPv+eshkI5rYP0vH0NxPsua67Nhz+6G0ZpNpU59Ez/vIY66lduUN3IC5jGWX5OrDeSZpTlXNf5jXifw9V8KlsSe+JcZOxnkwhsjYjXm+/hzake8N7ZcDs+3Uyz+n0yRL1sMbtuuSK02dYc8dFpgUIJU19kwtgeY9VAv2YCG8AnITwihT0n4XwIemw3ozmn4jMTa2/YRcF6gcqIR24NNxsLFcjejtUnb8SIKLSdC0FJ+lGPxWEXcwlFKpCF5i6mgieVMXP8N1FrdCYMKJabHdABp6eoFL6jfvIaJY0/W35VSLFqpawSI3iKnoTkE2NL9Z+BsL4bWMF9N0k9EtjfNYYX7WGp60pmAeg78AtSeKe9tR/cwJil8z9uydaadahtapFu0vFgJ0DJCYg/iKtaYozc7Iz5GpS3wKVYtcmOG+M9bYHgLg0vhuo74VwqQVXOz9nAiK2Q1b9Z9o+X5uXsO/l/Df2n+/LxJh4/2w5uIah8hi+dWkumTPq3joo+l4hZVL8/LlL5whghM17sXYwYBHZtCo3U6q2T0dyYHnKbQ0pkPb1WhPNO0uXkIsIiBEudeEfLxIx19x8R9vZM3EWaCQ4T67kTLgzrJJ+63Bowwt6QiaIYOkgkSYN0/eYPTq4nkFOxrL5XDgTOKLjBXKEZ5RuzG0EOuMw3Pc2vacvR107fK9/f0/fCcd1ZabFK48c82kgvFyAnIx15LYdveu9HTroFKUvdFBOpsJ376WxDufE4xL1vmXJdFbZR3/fs9ZCozHfS9cyQzI/P7xr9k33jubxT9+97qGx+X3WxyE4Tppj7xfZj0SU4xK5NIpImOJVakQoTSwiUFB+J8CnhXARzXH+Eanv9sYam/3b1hYBqSW4qBGcqtD1XPoEtVavkPA7D+t0aEIHP2/0fOeL9SmMr0VdvR6J+jEqUUS5IhKIWHKXxKx4lDp/g/p/C3ZRcPY0qgUIANeUloJayHKt69i79O1GcmRzo9tTjVDdJ72x/gMEmwBNNCvjJho4ZxfBrWnGtJ/vO/bd3NLcHe22jWCejeDCgj1J5w7ms2ReiiVaqR3MRfr5eqjZqTMFvkTJ1t7eQHtTFygzgAMAYsHaGOdbw/m2g5pESlAuBc1Dutp5+aXqGXoPHnO/1O+0f0c0L0jVBOaxB6zdM4OSpXMgsrypRM56bm7S+NIYZW+oTcMWaepT6k0i2Fm5WbiTWru7m6XbFhDpkcxOqmrX08gef6HkNkfXxY6mxdYlRbO7NN7P0gsB0swyP0noYg8VPz93rYIRAJe+3f/c40SI0VEimMtbniDEUUJQqkTSli79lBE0BoKeAQoHC8EulCALY5kggkZA89lMMAoZ8LxKp4ATmHibvKE015cJ/tTmQ+I/A8Rc7sBH2lm8zKjkjQhgPDbw+5Su+dj7fUJPKRv2k9OcHPRt+GrvFMEQencoQ51YHBUIjJo6F2zi1J8oT/16bs4RxxTvp3siEmlIaVoPae69abmJwLQWomHjiyX/TeOZpaLewXEtOPHNbY3224IQIAaJBSC1sHbD+4WUIGSN6gqARHCBAt0jAe9EJYWvWaWDk4HZB0R4J8DXTc/TzlTwRtQo5wQ9d9fAKyY9kEeE87Nw/Tio+odFz6jX4uFUFcQXAkopWFDwUAtuzBqiNdaYGJCjZyFMTApjVKkLPDGKGsARqbbg5vSeWRkHwJgSbeMCmhJvyeBAEIRQerCdXWBJkUap/EkErxvj0hpuLpnn9KXXvYN2Pit34A51u/32735m7mB+MjDPQWMYiPzoYs/7evQx9etNUPaGZWesSVp01fTDralkvreI9OZq6L2qhO6BZDY/t/d/lP76QiSkYzKMf9MWuhMAIL0/GcDFFgPG786UnNnc0gRYm9kGbCqdE7NGVEvtFPfXRle1t9LztjMQqnuQ2VmkdVhBuBod0fCq6DHcTfuWqaaTCjIwV+ZTQT1L76fGKAyQp0FljTHv6nOxPhMVMEowIeLaBQiqKKiDlAlWl1U7khJRzYo4ZXG93kA4XQtH3S3hF0q7E4Dk81Gk8jPIxj970N9hvuGhmndJiNJz8dr0PYOIAKMr1MxM+PVUhm2zDQA3Ee3ow7yanepMaBLtBiLYSBD4ozpofI9TqeLym49R6RvD2xpHGematzvGbAbzuX/pbxgl+nXvT7lnWqLtNAJ7aB5kBOo7I46jNnn/aLqe2pulfi+TQd3Hce7ne9+bx3Ruj7WFvPNzYKQ0TsNRAt23leZ6VU1NRCGtNlE3qxM08MWJ1Lr90TZ8Y8Yvl6opSAFodDbBp0bANgg+MAD0vOGL7Rk3EitQvClQiXiHnnOfS8HWGq6iwHomwhlFo10V7edCyjQ8M+PauG9nI2Ye93oXATHjREW1D+hR6nypbFZfJcKVGWdoXmo/x69EaMLYpdiy9AxvplYnCi3EIlaeJBgFgp6LZx99Pye/so71m8ZqACcCdr/wDOhZ4g6XtP3+vDur2pvo89t+L5mrs7xxGPm5JGd5oJVYOxIGcKemeb7zmfm6C9Ztx+m2o1pQGUFRcKgFbJna9qIBVm45El2Aeel0Hxhp4kB7/Yv0veZ7JwP33d90P5UlUQnWY5tXNyAzO4DaGOCmYA7dA3523Kr60ruK3cPXMmAJV9zMhexZdBJMiPzpDA+32vdmJGuRbuEOH1nx/OXu758C+PgxiDE0JVn4uzaAjBl1Izxl1e1dEAN243msSUms0fCv1iRNkKRMSIv26pJaBiAKEJNO5DFNrIN+Buks2TgIinTAT+thYBz831znUFd6PtczgExuFxJblfrlzxJZXvFUJuZtBgVKbU3vzu3xscqfGJcM2vZQtFumelKfhms8glgumxHJn/MxyGXdMIXm5xIjMDM1M3PnjwSjgr7y+u4eOyNAz33slSSCNTNsAcyTtia/M3f4yDgkMyVD49PazE0JMMY47rn98z6Q9D3mK8+tfaLZClhgCbfjHWrkdgbhg6JR4G6k39+IuqqtAG7M+JVS0AB8KYIPSdOLMoAXFv3q2dKT6vZSNftmfToZ8FqiTs0nbqC5iYY8ZTLVtyjIb2CLB6/ucTeTqirMgE707H0hU+MntaBAz+hd8a5n6q6mJ5wJIXEreMOOCixgDREWqnF9t7EuRhA1TKzOsyZbcjJiLTAp/GZAvpsF+y4a0vWJBd/sO750t7PLrYPrZetSuEd7uzWgJZDfGiJhijiYt24Nz2L5zIuFc/UJT1K87+nZit3XTnJLW5pK5g4yi6nZl61hvW6olgCq1QVcK2RRwNsMxG9Fg8f0PNoO3tRpcaatsaUTvRgY0gza815L1zOww/vK6sIF4MGippHomflpb6g7o7QGag1FGFIKmKqCYEGy2LfIbi6ti8QxTfFXJYB0CX0jzUNQRddxS3Q4Qg9bm1Wa78ZuWTPi/usrw2LJ9zjzYC0LTu5mAgjcfZDizF2AME4UoMehEA1XW0hd+CyemSqDSA1dV6MfaVaUYdGJdCLrE+6gMEluWXp20J5XYyaUATAzASwIqTren57LqySAJS28TN/zM5kx6IeCiEAGgG6mbASSV+PgCx6UYmQiYgTt+l2IWmuH6xn9YR8Pt5AOgKyJkZiG02c5Mw93haZuOLhkRqQQwGZHTaU/N5wF52oTyPnG9HmLcfAxnYEWGCRaX2mSbgU40v24+rjnsbzrHwD3Q/fx5/Q+4fGIJzN7E23qjBDuhzfPXbw/rfsM5HqQBoBQSzGQ87VjLl+lW976e9wnXKCg+xbAI/pZeSPC5yL4NhG+SwVnAr5mhoc5hQCVKlg0S9gGhgZwUcJ1oq62O9kSa9YnNXRrWErFioJKgmZyQYW6ly1QqbpCLdqvJhksIANcwVqqgXOfSNU+UGSJWy0joS4nHYAzKSBfbOyLSTNLIaziy581gxuUeQD0fFQj22nKU7ZAOJsAW2uhlr+xGPYKtp3x1b7jbxpj3/YwNBvcy3bzOQd6nHZXjUO66t0pvkvaN1PRiyiIr6Vbs/vaZO4il6CDO9BpFVH3cW+MFyaZQ3oo16UxTreGddtRDMwlXNJganZVr18LcKsEqdRpXt7zAylJNDH2X6JJcQzm2yLRx6AV6XdL5e36ySy/V+5pUE9NsGxtOjP3EMD6LwO5v59LCRW7AOoHTq6O16yEjO7q6aRUSGVjt1epIpqW1BlCKFh73IViWgQiimVQ7Zqfl5MA1MQSrrCq1Usx5kCBvdUCT5m61dJlBAfzRGLcroRtLHWvq3vpwqJxBIhwMqZ1K90QcBkALGi9Z/xJkzVLzMOCSPdSdYfPZGKe78+calZTD4wERuLuhNs/8++4hrEtkb96ekc0IzEUIWHn/uK+bw5+darLiHoyXUzPyMEYeVm/R7iLl56ZsLvnU1uGd9ABaL3nuQAxmebJjHhCaj4A9WBBEzNkgNYJBPWzwxzrwNs78wlBYBIhgSRmzdpSgPDrCLD2cYj/Up1er92LsSoY0gF7mdxmt9gtltazEMSkV7/3QHoutqW9VHxsSVV8F1Hp9wzdyG6xDgCPhfAKuhyuIngSzW9+AvCOBd8qhM0A7bEU3IQ1Vjn0vc8sOJcxVntFiuxG1RKhsN3Ted2NwykgrCA8g/VsEkpwXpWiWd6M0NxYDbLOUGnaVehnWzfqN6+W8g3AQ1GQFiOeteh7dgiuJsWtUP/6a5zBChq57YEZt5nVuoeu3diivxHALLjsDV83xud7wzdzkBc//75uKpFbGs6wZt8MpF0Kd72+oJ+pb9zLrYuCeRjA2tqLs3d7X6wppzG21kxdX5qq2UO1yz306enacLreQNxMQq0AVZVmTRXdiHAzYzjO/u6uHrpzWZtOjZ22RRNn0J720SCtO01CjJ37lnvEN+/XujHOewfy0nYQXP1c1BCuKDOSQd0DyPhrCAi/c22CarCeYbEMSDfQSsBFBM+kDCNbuWpScOxPr9O7AQN2W8dr45jbuje1lIf2iVggxAHUME8DKqals50tQQKk20mS7gn3t2ejKTsokr1oECBb/+TLqNPoZQwe4DPkIJYBJE0s0X35DFLZVQlIKu60iO8IdmIIZml1RqEDzNb3TtJyJvRePktb+Sw9FmRqR+7DLM3m9s59yXnBZ3AKyVH6/Xlc74B7aFD/Q15PBtY89qlxmRnKTIRM930sZiYgJFya2jQzFWlzD+3GMP134VCdwGWJ2ts3MxeF+o646+u0dmbtTrSNer3hzpfLcf8dwzoRsdS/bXiPhCbiCiUwIAW0MxxwCC+pYIfgDdS3+9E2NANoovHadwiKqdkfScO+nqDGa68M+IsRM4HgTAWLCC6mGqw2h00Ez8JoornUIZqK9bGQpTnN64CwiErgN+h540kqXlR9B0MZA4YawTE6D6tSECxjG8USZfiz6g9OxlDsAjxYG57Z47AXrDC1qChhWwAsZGelpGPahJN9gFq1L6RW+k97w9tdz8qvTbMadl/yFL41Ir+1rk6/bSolO8Po0rRLnVGX/SOM6U/d7sVd0pxRiHCuef0gVOxoDefGOJtleAHUhYvVv3y97li2mybiIYKUBVwqpJKmQ632byHcloqNYOfkydZpltBnT5CJ1PaCvq8l0Qgkgzfrj2sgoffI+lKl+2b739PWQDujckNtNxAzpFSzaC8dyElV0xqqtmCnpAC1JleThCurBulqCocKNRItpe+7al2qiTSfrFvhb257vKIb2YWHgXSjN7JlQsKAha2FRVxopfu6N1IjN3YVu42xZygUscCnQE8PLADBs7HZfVPlP4jgZkcOMWnFAzUNhMx7Rn2CKGYfYasfgJlWwp0ET33ynYDeSbWMuzPo/Hz+K73h99L1vApnIEz9y89MODmAStxIfQ86fgDWQ1szmNp/Pmaceb90z9sX40ZDkfv+ZOYobzSZDBbzu+Y68mbN7/d+5MFxf4u5XwmMB83KwevyGCG/MxeUsew8Bhnc87Mz45GZB3/4bs16WR4Zkyxl+fgcMZpy3G71H5XhdoOmJF1IJdkLC3bSUK6LVfVI6l+uPuSEF1Dr9LOfYlh1JyLsgCUxofApfxbGYvdvVrZAwfClgV0DLLGKL7OCFcDFxmAtlsTF1KwCC3BmDAiz4AIF3wdoRkJfdzsQsd/DjU5sy4rWezJp3M+Qd9Y+VvLzSQUsFj3jfyhqnb+bJoNAYBaN+w2V0q+NcTP1+5UF37SGL3Z1S5Ns0OaBYm52Rr5tSuM8xKuX8X2Uk6U4MGdLdqAHjImjPAdwB3H0v/7PFzTBGIMdj8w4M8KoSs/MoRbu1w3rdot1yHWBGJjvi2VPKyqZb6VoyN9CFsTG13PaAwUYI3QCwx70Ns6a05auzcJIywwLQGyBV5ixsB7jLAI9L2egbg2lbSjcOpNCaszXg8aUsNaPs3NQwFKJbdzPoRt5Ah4D+cagoqlIT9AjJDYA9VgLOxy4HdgT1MVcupqdDcx1nvT8nkHcgn5IUQNOD0srRhOY+pDrsFOHTurJZID+frbeOWlbRS3em7VNEt3vbmt5srOU6Fgb5VKZAReOQFV6BU44AwSMiMIW1yw1BrGmtOAyQnhdaVH5LXjdGKV2kS4h++g4xY36YyWnftt7fRVlCTJ/mHHs+5zGVnBcxt3UpE/12IbUh+EZ9HHIzMawOaW/b5B+77swvgupnnm+U5lcOA/hXDiekYNxnMA5MxQ01RMMxYT0NL3nYDqHcYimy/Qe//DRxV5RHuNprji9zKVnEcEjEV4S4QLgGRa2lPWMrpASlovVdQLwWgQfk+AFCq4klqlMiRWLunsBCqJnB1Eo9pzJ4p9L9/tWSVrCCn4TQSV1pznZ2ftKek69UcHJ6iqianjd5nrfczkX9Djwq2kQBIhIbGvRYDKaYrVnZzsZaFd0H3I3lGvc1LpdBE0Itah6fmc2oVf9yHWKlbhtwrjsDVdmvG6C11sD52Qp2aLdA8U4eOeobw7gDuZO0MXA/pot2U0qrwVhGxRn5tyN6Zwx5GlPb2qlvjbGuakxoiQwX2+7gvmuYM6lgOsKKRaf3QG9anz261KwV5dwbR/lv7F8szZzAnH/IRjpTaYb+Xs2ELTnSDQk6sp6Tr6KgBqra9ouWPYdddtAssM3n5ia3cPUStHzf45gOEqHVGqWecuhsGgddr+RGpNSUVBdRQGQTG1dOXlDkK5DN3hzjwJ3V3NL9sW1DizGiIitQETiFEn2O5oJjsJIL4bM3lviN43XxCV1PedXg1Q9aiiilvqLuBFqx6gp2xowELAgrmkCM5jPUnJ+fK5TOIHtTPEpdTEB6ExMB0ZCxnIDM+AjMy3aTIBzewfCTP09vpkdGHJzJP7rn1L6Yo9JPegqCF3az4AwbZ6oJ71vBqJo2/QumcpG3+yvMzxD3/LYyPScXRs2OKfyzpBkF6+pPQwMMawzp+998L7GdKQfMk0Cy6iJmBnAo2V290mMUPTfJZdpfef1PGsATNXm79U45AQRNutVLc/Qc7yLvfsEiuhnO+tZ8AfkLl8exU2B2t3O1D8V4cL2ivT7BlXdk0nhnuBESA3KziSoVDTTmUR8KTPUY1Sy4KnMejxAnopFon1LsTN+IrWktzWvWoAeya2ZpqCWajFT+lxrjHl1jTuZES4lJl6TphCqGfrt3MCsfShCuDHrMQHr+NyEsQvw1Bg/3xlv9oatMXhragyaw7ZmFzSX0ncrJ+hGcoOELd3HfHcwp54xLUvmWcLn9M/Xr68bAbBtOO2MIowHO2uGCBZhVIYav12vqG0LoOBSFfBqUaBb1KL9UjSvefOEK8mAbKBDmW7HPfvNPF4Xly3RUcjppTMpmeGxfhbR1K2rwALGWCz2vaE2YNk2VN5BfAPA4LoCKMm4ryiQkwKYMiimprbkKG5b23WdFKBMAnVlI7JMg76FTUIWDzqjDHSBSuoRKMaYlCoWyVHsmCCSw1g0RFsbRdgCxtTwkwcQkeucFHExid2ueyRDJLD3sQ59ikngNyJzURMrQnHmrp1TotdDv/qXGQRylLQZxK0xo1R5QEnvDLpwX1dIwv6eZMruZTNRzQA315OBoaT2BWiketF/DskJoks0lr0DSb+XxmeQtqfn57EZgNfqCO7TwWlGJq+H7qobzr79d/57xJ1kMPe67xiYPMf2t9DIh7G1lbwOOh7voT2YmBT0McifmCsZ65nrC2PHo3mig/Hwe2Wco6mr41l8fnaaY6tXwVznYkXnzQTABapyf7DNfiYPoaobuYpFsSLgO6TqaPen9rSlnjL0BOXQPcc4mVRdoHVcRS3dCzRFqaupCWSx2JUOL6TGdR7trdkYuMTeBJAiZhkvYfVOUUbJ5p7WmQqFHnXLgmXYOBaoCnEtFFb4yjRoRDcioJjh4cbKINwMcDTtqY73rTHe7g2vm6rZ3zbGNsdbd//yLHlvBuYuqfs9N5QTJClbzMfcytViZxAJzB3UcoKWI+nWv7eGZWt4YW5PZHugiGDd1HhsvV5R95tucypgUjU7qhrA7QuFa1oAXxi8+Zr0NfsLaHjen7HNZbzt4J2k8ABz+6dSueDEagfgkdNOFiym7oza/Lx8MxJXdLWWovYABopuBLeboZ9h+chDh2Sv1xzklfewGOvokQ3ddXNhDxvcwX1JgO7aJ81ip+51pRnDxWw5zTXmQsY9CdqPIQY7p6BSXCyVsXR7k5zxrT+bGAGQZdNjleSpk1tA277bnHY/9AxewChF+Uhlwp9b4EQ76ChNfzEtrJkoJ2aActn8bGpPJr5HDIZTTkn1+ntm8MoAkRmAAQAxlp/HIrfDXyf5/tCZVE/q68y9U24UpvcdAfz0mblwf8wN9vLmBdCZLgPiePiOYxj7cgSuREm1KON73tfWebjz1A3PZgClcRwzg5HnyQE+NAEH75/fFe/3d0m/Hu2crgFw2wmBSgv5DE3TjOr1V0X9Sa9QcL4CeIkeovIFFQCsFuS24U9FjeOaqDqegEGKdqB0f273D8/Dv9lzKxDZ1k6kBHABmf2qqcLJjf0kDHaCiBSybSJGcCWOmBebCkjHtqUAnuWtiLnBkeDGYjHiVbpgFjtvB1pjlWJcKhFgY4ZApfiLAO+Y8XZTl7S3jcFh6JbAOhvAZeM4oIO+g5VglMxdqh/A3FTsh2DOHcwz6PmnMWhnPDSz7GaYD7PG/l43xum2Ydk3FHZ1tAFdrWHpvVXCZv7mm52bh2Tu4p3TTfciGbxM0PfH0Z6QqQ/5mn+PflpMeVNJa+Y3y2e+M5aNUfYdte3KoJianWjRowEQhBzMlSnZ7OggAsR4d0ApshsCwIWUEd7gIVP1XoGfjztgS6Sa9fse8a2KRDAbjytfWFB3jVhHZrdRuAWYK6NFQwx5IlW1uxvmDjOGY4CkJzHyGO7+XNY2+PRI6m8jROjaRSw1Mskg3S8xkTOwIC2KgXBPs58JX+YKh08mrF6x/00gS0BIt3PY1DupP10Pidh+h0/A3A8kAMBU5gicaOzuzB9kQAninlBhAM73MAJIdeS2zcA5tyteI70opX/DdV/5nN5DU/vTM8NczW1J7RmkjoP3QjD4g0RVMo7pIUWZ6s9o62s0a2Lu5vM97TxiQKLM1GfXMOTjiakpUfZO24Qhg9JCwAOpVfdF1J1stQ2/kOYzr6JStEAli4dScGXgwUDamQNGj852FeBkLmAnW2c+5MUA3q1mu797zxOuRI0sME2XFBjKgHj+ZbLnQabWh7rqqSV6HwyPAgfo1LP0LFctSSLOamwOoMZUWLR2CBi7ATrb3DTRbGgQTXn6hRnCPe0NT3sD5wxoGYg9kcpt1yAxLB3EA4SB+4Ax3FX1AjN+MyCffcxDwvc9hhT9zdaXGVI9tobz1kJ1TKKR3yoL1usNy3ZD4d1CgyrQcakmlSvQbUsPHLNb3PauxZz/YVyfBgTDvhvAOv/LdPUYzCHdtW5ljpjzS1MwX7ZdXdJ4MzU7wKUCVMBlUZe7dG7erE87UdqRuh81U5pE1LUsA4WqG8q7eK6E1XrpBnSuSmcnQ9Kt24sAxOpZUMUt2VXVTm03cO0EN4DX/Pgj1KuNuUeog00BW7sCWtKQ+xy5D7obw1VYpDjyJdePAgBCq/0FywAyGajuvhvxnzH5rrzc1+XlMwjN4EZzmekd8ZticpXlmlzVfHjmRSw+7blgArb542Dnm0LmOmUsNzc4gOsIJCQ9N4PlwWduR3p94hgQAziDZH6Pay9yP4d+Dy+e7qU259C3A5gmQI8xO6g8g34wdqm9h2pzmh+eLss4b35vmIup3XN7KJcFlK2e7x80y65XI0INiBCk7tJ1EwXvx15zCE2Pscn1XH2HZVGibjijPupm9WrcvR7fK2gvRGDzg9f0qX1l+DpfhBWbSKXkJprlSd9pPuqQUMotQliLx5CWHr9HPH96OnssnhzF8AsehAbhzeR1iI2N51tXAmZZsViN7HaTzjdRjsilngAAIABJREFUyejaBF/vTYOBsOYvv+0NOzN2V6O7v7ifd7v6vbGdf7cO1o07iMc/PzO3+jbTaHkecw/SIhifNcAeVNJpbZFHd2PBmV2dq8/VJli3hmXbsexXEDcICdS/fEEz6by5NbtJ5teqqVDFwdx8tnUy6BjQgyz4Xj2gJwmoBzD3fz6Z3MO4VrFMaQ7kHjBmb6jbFUV2iGiiX/W795RA6kvPVc/NW1GNA9PQWAA0KnZdDY8R1NWwlCLqmsb1l24R7t3x2kXnwiO9aThXtWJX1zTWYyphFDEmMDBDxzYSx5jffDDyhDCKA2hIxlJEQmPVSaFYJLi+p7R+1dx5eyOHu4G8hsXVa8sdAct+6TNQzSDp5YZL0+9MDIdn0nuiQ94WezC/nvKXX4T4CWjzx/uSjcxydKRcLq+j3rDxHdGEDCK5nb5R5sq8frr/fsgtpXfLNJADkE7152ru+vOeT2ZW7qRaGochg+YAzumery15j6/rXduHF46f+X1DW/vmio8iUK/riHEZ6kuEOK/N3JesxZoH2fqkZ9rqouLnySdSyXyD4AUID4VwFZVGH6G+6u8AfAAFVv+8Y61rBbBY1rRKGoimmYT/UBDua7uoO5q3yZkLbZoxANYnN2JTlTYskIwRHpg/uA3hClJ/dOlxLQj6PmUO+hmnTwPb+Gh4WB0zJ8EMjm2+pFSnBJdMGJtL5wCuzBAWPO2MW2MwMy4suGw7bntSp/u/+beflTu4hxW6A5SM1zzb2m5g7pHfsrGZcAfwwb/c14evH4D2hlNjPFgWsX4+K6BdQ7mebjfU7QoRNlCokLKOYF41a9qtdlBn5wgdxLNa3a8PWqu0WH2tD5o26es7g3kcRyD91ixpmmDFVOxNsOwK5qd9Q2kbqF0BaQpgpUJlTnNPC0M4PzPvQWMyKe9g3vVIzuiKfWfbezBmeIGOMdvzLtk7Wapklu72ssoSQF5ZQ+8WVhU7wOZrrvRA4BoR925w4IZlfutzE7nbnVGe6bi1p1O0Hs1OQ9Q63UH0u4X0T+H7DvEz9Jng3y0A+x5BV6b7GWcPVI+9pZIGIc+Y1x180/je96IR9UU3Y/1MnL09A/jMYJ7alHUlMhU6BKGDMr45vA9EuFN7+4aZQTm+prqGrk8AC2AIcRvvsLL+7oHBmMYga2Dedz+A86DdA3My15Puz+vmoNt3deZyc5CfvPPnaRV70d31PDbAoHE4as8hMzGVMd5CoO5obEAOUVBeSWOZNwGeRY1jTtE1IzakWceqXRMQKhVTnaurird9pRJE4mTddAlZwZLClKH6UkPPYsbooO8ucESKY8uw9CVCZJY0Do4hWoenK0UA+AL3Z5cwnhNYpiqWICcbd4DfDRxbY9xMQr+0hk2Ad3vDsyVZed4adgfpLI0PIO5SeTJuy4lVwlJJevnmqvmmAJ59zCM2x8QAhI95AnVo3ZpwpOGhMU7soULN/akJlr1h3TbU/aKGYmWBS+ZcFw1xuiqYu3R+M8mcswQ+x+bIv/OWnLdnSOiS2p//ToAuZjBmauiTaEjXtWlM9mVn1G3Hsm9h/AbeEwhaZDsqZrGvzEpbJgYlkXSPrw4gpFz/zrZHSFQjJMa4Mlz+16OeavNiJnggCCq7v7lpGppJ5Kz9I252Xu6HVs7smHtiDKlJ2gaw/hfOiNgYh/GeIGLQazGKfUZOQ7zzpOVXsXzpQQvyezt97NnWeusQhG1We3pD82cGff9CRwUyiE11De3wnue6j16UAUXGewd4/d5P0PL/P3BKYDZL1RMX9V50yvqhgQX1dk9MTZ6Po47lbg9DNDEBg4Qr3d3riFsc+m+VBwBO7/iFHxqmfLyV+5vrTTvXr0fXneEo0zDYj9AH+zyldwQDNDEtmbECJWYhETOvy5FvWN9pr7AGXFlJrcsBwkIqTzxSt3Z/FiU8KxGuomfrL1KdS7Sc8JL62TuJxmpfSCNCERBqaff1BmA+51rPDnXtyvxXpS4BqQ2VusWBTNombehSehCzxfY+e5cNoMNv1wiZiEtJWnCz8aoAdunAx6b6hwCN2aK9Kfi3xriK4LkJttbwzIx3LHi67XjDrIzDdUsW6FvEP+/S+BQJbgbuUI2LvdgN6KyOWjSUa52APEvmIt3FLa8lsjHZGtZdo7+txgRUQUiCy6aR38p+AcDg6mBXwXVBqzVc025L1fjskdOckkSe/gaY0Hi8dkef0GlEzAtGYL+zaIeCnYj5lzMWUavxddMUr8vOqPsNpd0A3qAGcFCNg1u002KpTyvYjhFaLSmcq8ft1wWSLdph65NtP0jpamuhntDE1xajM5gO6NX6E+p2TmflFnpX1ewG5u5ybVokZ0wErmIHYH+1X9Z01t9u1ObW+mLtGaR2h/REithogGsWQJ5wRt/l/urZRXGBMRwjAc9AiVik/SN9gdjt+3sToDghfu9nfkfq3Xz98DeN9wZCPX0iuAxGoMuAG0CKe6AHcOhKNqvXo88CeDKRQWuRynLuZ96IuZ+5HTKVod72aAvSpkU/X8vPZ7fE6N/UtyPQz/N7pxWg+/d7G2ctwNG9DL5xPc8ZY0i7m4E7tyczR8O1tNZiDO46mP5MjIF/uN+qZKox9ExnIOAlUQB0NWC+2rVHq7tCcIMFiiBVm5+gau4HW4enUkAi6oZmbdltnpZS1D9d9IzakzvkZcxQYudx3BluDOdDoGrKJhKqeYJGqLuyn3dbsAsjmJXUlG4Xiz4HApEEIRJBD7xBgIiWLVBJf2MOQ7nnJiFVXRqrr/zOeN0avjLXtOYBYlwi3+y8vCWpnKVbt7cE5u6OBnRg9+8O/pEtrZiPeU1AKF0dn1X1DoDxMQl8azjvjLWp9FoM0D30ad121O2iwOfrmVYImVReCG1RVzQ3ftvMjatlIM9gno9LMx3L+zya2QHzDsx9XGYJnce0p6tL5qxn5nVnPS/nK2i/QZMVAVJXCFU9Nw81u7reteq+87onmu37aKltcT+X1ohp1PkWsbNq6pQWQKRh8HVHgkhBW8Qke9ZgNx71jZhDIlf1eoMI25a3IwIbW4G51lFR+SI0IgI19rN9Z3tcgJ7b3dqt9if6W0zbBtt77CREugEgoH24GX4Nvus270tXIaTF4IZAmIjmHJlr+OudyR3LC2p4c/+bCXhwGxmsMiinewOhBQZC68/lR1P0nqEJGRjj8wsI/N09GdtP8yNe/wQouVCkSE0NztJxvMrfNRORDMZzMyUVSW2J7EkHYHfEXB1J/LlNR2Dt949A9H2aAZZ+DujlckS8+Tm3g/AsesG8UP/ufb8bh6ikNywkcG9v6W2pJb2fjGrosycRXL0W8lAsagC3gfCFCF4A4SPuBmtAP4supKr5qygof2RtUFqqoOnAztAAL2pcpmd0OzMqCV7aft6srW51vkDV6s4IBKE0Vblz/EuhvoVJfcUhela/gDSMps2NRnhzjazElKs63yJXidu0m2rUjn52k8w3FnU5Yw1G83pveNoZTyJ4zYKnbdPlGoFdpANwSOVJMvcyDvCYADgM2YBIfeo+dx75LUK5Wudaei6r2dPSAhDR0B7MAE4jvnXQqCwaWGW7gthWTKkAreA4M9d47PtScF2q5jMnoA1qdur7xP8Bad1Oazu0TRM9kTQWQP+eJXX7XVkDxjy4UR8LTpa/vO4Ny3ZVbUNzyZyAegJoUTCvCxhF3e9KAS+EttQecoTS9kz7X3ydpranFQyCMgMClbY1mFK3Wvc+VEGowFdbCyqRK+QWbuoqKAwyl8FYt85OFA0+rAFiCO4DwtbGHA0uMiLCLdQlyAaju9axPRFGrlDPEAHS0uq4UQRos2xs711Qa7xofNBGtIwP3AG3A0SAfupRRPFKRHIG46FBCRVjoaZy4X4VI4a7TwbxXI+/N0ttuQ6nYEdAM4PCPA7A+5+L71O/4pNcWwbGxb8ebMB8PYA1PerjNqsCQwLOdft4Su9Pbp8jzdAGpLpKLzisofTJ7zmYskAtv+fWV7mPw7OpEte95X7mcfE6glGYGJN5rH1NzAGJcnwCXyssINs/zzYeL0hjqDuoXQC8gOClSRgLgFek22oz6RSkQPmK1NL8rTA+spzmmhdcDeweyUOcEh6LEovV/F1voolWWBTInWlwtm2Bn2HrOfvJuu3GeWq8RsET6ZBq2NUTJSMcG46VJPCxEKlfLnUXtmpzylBpqJmU78RsFz0v35uElL5tDa+Z8VYE77aGb4jQbrsCNNH/x9ibLUmS61iCB1Q1c4/IvH2rpLv6YWT+/+e6Z251ZoYvpiQwD1h4SLMsGROJcDNVKpUrDgBi8b8ZQ70zmGcAGbpW4K1YzrjTKM4sAsyEZA+ZCVbqvJyAnOtNw4RkFkIH3Ibi3j1YzBlg3kYYW5lLsLfrgeP6gllEBAgwH8eJcZyRaOXwFKihXv9qHvoUizW7zL0q9L1t65kFDt4XybwuNGIrY3C/eXMbind1wz73z1b3Ma8wrt+Q6wOwHlb6Apx3mJxw47cDI87MrQn6zaPd9UYJfIg8Wc6Xmauxo11WOBOW3+ahUdNiHAGIB6zIxi3qcjD3EK7HsEp56jYBwyO/6YCENbsUTaBxtjBwa4ISJsS9Tiq9a9A6g8V5+QqTlpso24wAd7hvuSEYExGMhgi85PvnSiaB6XQJ0Smh7yBT4EPomISM/zH2v5KQ6+9OxfOebeVpAdas0uMcivMZGTFZPXtuT/aB9TKLtE7E+hVw1DhtbUg1Sp1X0QZiEHq1qXLRcoCKfG3WxRwKS4e8kV9K7FvZaottbbN1PKosNb5CQm595Dlaxnibm+rbiznZxyM/CcC2l5O0asHT/LSt3zwckG1Msc4nj8EO3k9EEgXyJ3zjXeZn2QY3fPuK338K8CWCfxfBXTwYyneApKvIPFKcA7Bbl/+35jGoFYKzCT5U8VMy5CrcIAoe0/xoR6jD/RxbBKSuC3cccQM6hQepOUQKWE8AHkdeign4ZRZx1sPYDVNC8VCZXgfUz8EPAazBVZtIW/bJ1PSQxsVmINmhWklV/uzdJakx8L/V8L/Dj9zMSHUeYBwpRpE5zRPQ9+8F5gRcdf6t07Utw7gex8yWRgzb9Fe3lTGoReBr5RyK9z48K1ofJW0leLQ+HMz7l58tF5ifcV7u/tjjFHydbvH9dTY8Iu930Yhcs6VxxHqd1zu4nbRPFvCOf9m3nLi41lRxU+CuzqSIBYgPReuKo/vRgYzsl0aAm1Sztzo/93/AOD1srbYZxa0AlHaoAR46NdZnemSUeY2hgE7UE5ZAVljJVKTHiFSpPfuBODP3M/I2egC57zxvB9OrkMwFFZ4WEvkXcuzNIK35ug2akVqFjP4IC7ezmipXu7shnFTbFQ78Bp9rheCC931QqxYNqVT61I3Qtr9ZGOwIuIAAETnmCuuFVFeCCD/Hn0UiT8IqCxfytFALMHQD3RegVm2oBm8gJTRIs8j0keA6qVxy7TJvl/qKNRU78Io4oUFbgaSaSKrxvJwHRCz1NxqbBENgG/8Ym7RsUqwMDKvZ8pnkUHMssm2s8mGsLhGP79N8Pc0BteuJqbGtLD3EuF1GPTQGsj+yPDC/Z58EmDHcde3L7j1A6/mK52/iamgF8G9wiXaI+5f/Jh4cBhD8Lq4+Txcz502kIlqdEPwUB76vePc/W8OHOdD9ozW8iT8/4FLu0aSSs9xF8K0aPu6CU1pN1ZSeMza7E5S7uIEezCWEO5xBkKN5um9V/DgPfPUMG2vOGDRnODTVlwAMGsMlABy0h1klUzGLGOzmBPZrDPThgWL+c6gnZVGPG4/HRRHfUq3epzV6GryxhfoO4gzu+Xso8MjIb7JGfmsyAV8Hyk3LqD4GUnVL9R9d8T7UfZgREpYaju45s2/9C9K/YHk0BJdc9bhHCtSG60YpUJvgEsGjpMFYc9nGv6OftdQ3Ws3aptzjuZYzeiSPTzAjbzpzsd9Uw/AtY7M/cF6faOMbphemLUDk8ZMDigN23KZkfh7oZ7h5BYO3CwV8sptgn4AHc22H+59PKdzg58tO/qYf9zEsXC3dCv+IaXSXtBGGbx1ilwNyMH5W9AjETAVTQka56Z7WjIaaGOaM01Dha2P/AdO7pLdpqV+kVqQs2WGGK34XxqYWkxk9ZLY1Bu4iuAmCDL4271Xrc/GQwdUinYPqiWvsC/4k7RHoT1SJ8htQ5DtqsRocGOPxPMgrDoYJ8wYeXHExEts9xoLMFJfvbdu4cP/5Yk7GK246iQczRNWmLEbAXl0hPem6N9bxyjqbYLFs3T+smubNpjxXUd9ibEN9fBoDW3/biz4u7xNicIiA1phH+4+0nN3m8tX47T8MWJlUex7bfT1Wn0FjZ7jMI7v9hOH/MQ8iAwE+4CFdD5kpHw+JcKtmFWwmJeUveDCXH81Tpx5iYWwGfFiEYDVApLmveDTiFHHrbwF+hDSe/unvLQ3zEuDNfbsNFcXNg+DEsUAsUVN3v2utYajiBpu7UjzgTAPwCHW6uoe5p4I1Da3FHM7DDF9Dg6Ex/BqK7+7R3/5S9zF/qHmGtHIhu6Y7mhn5mo9pYb4nVBkkSTOTqhYZ1gL4M/JbGr+16HgnxmBhCqgzBoh6nvKfVw8VO3AMD3ualtPHdeF2faL1b5gYrB0QhLvW/Q2KGQFuHAc+wxDuu3kyDjvJvsldErY9DSz0lvcXrc/lt9E/cB8BaDAlGtbr5n7y7mOuuD2GS7njgXZ9ACOYFDMH8nYCx+kZ4XBWlLvRGvR24HG2stBOKVlTE5ekJf5ycpMK9yEUNCbWFBL80njTXBLXJjNGuzpjBRM0HThGR7MB0wGxiOsfpqKQjJsI7xMahab1CHdo3pbepnTNns45zC3o5Dz+8jWmbfYhbVeKaaG57fHzlnWK21IsWEvfz7kqaJQI8Vfp6BXIEMEWqiM3VEm89EyC1gIEGyAWCOeiW1/9BDjsbpSUs453XzACL5GMLld3ZS7+HTDr0IeMsbYuzc3EgLADWb6TXm5USQJkzksxBFFPJgngIwnlcQkAr469OLfP9y3j+jRo1A/brlH1PIbL2HO/sI0L6B+POS3YLJ99Wuw7Niq3rD2ZbXrF8bA2g9fvzgACJc38fjj4dt/1EHE1+yOAGuIq8gbgX+buY/+zNQ/jCI97rvAz93e4Mc0wPyfPd2Yilg9V3ETwe2t4Wzj1mAazclEzAy5LxiHSq6q7rvnMe/y2U4DjSIM2w4c68JuGStCsVOtHjB+7ozWRkLj9+SPWowZQA/DIXKHKVRi6+r+PobCh+Lg6vs3woYo/FbAR/r5fl6vUc76vvvmWRzmWzLMsgzlL66ozXWqTOC8/VkY81foFbjb/8RoLpuHHUPx+Dc+3rZwrG3HG7C5pMi5UhDQ5oC2kcrhk/jgbrlMwDj9O+YxMY3aQNL74lb+4VlND+433pdE1o3s5XtHPBgAmeFPF3TKEq+HWR6Q9VZyPT7T+CdOIy25AGr55BLgTwBnhat1qv9+8jyIR2c0iZj8y61gGIPLmDwFS5W3AjI6GSVbKPkTTMwPl5y8wnJfnQW+RstVzo3sOdrEB6AMyIlq8KYARCBxo21owYK2s7A02s6UdrYY6PdUlz76TPCWM1bRYXRt5O8jMeAGvuY98WiLjWg5KhqAkhu9cE6/QzBeIYF00xenRMwXgeDaiSxB8ArIENyLudT1H5wXoFsGvFTrBjcUBw2YERQDFz4L6Waz3HIalL0bXE3yWc17FPB7IsYr2FejbOg6p/ua+cx+Mxm9pO32vdzwP12o0xu+iec6XPQ03tZUlGGZeWvPNwL66C5cpKG2G4Pk9+7qotUVtzrnMH2pT1VRjJU60k/UH3Vs4LZm/X40pqL/Vpm0cAHyMGYLxN/Hz8W7Ar6j6BwS/AXgH0JsD/4cZfg8Af4hBzc/gvuHW8G+tYZifnH0Ekfopnv3sLi4zPMyN5X4Tj7P+oHE0c+k/Lcs1rNg0puUmrlo3uGFdCnsigp/ikvloru5+C+3It2baVVQo1wzVaupx1s0M38TYHAIM9XPyVLV/9eFn6Qb8FTnLPwF8XAOPK+zuM6hLpjJlEFed5+d53ptSegIug3eBFKvnNVTs5F9e6xYzrWq2haXyXL+hYv/ZFW9j+Pm4ckAS4OwDZ//yCGkjksA0DxZjzQ3gKjb7bcZn/2xS2cUsNYtJY/J7/d3WJtOsohtEy3LvF7OTeynHSvFuDohHuKI1jRzg3XA+NILFfEPGJ2x8wnQAckCkef/khLUTmXQlfenHKdCzIdXHhsVBBBJg7mTF72scU7K6uroW5KFNbJzBZ8wmc2UGC+M3PydXtBFJb8zXlkAnPiQZDCDHEu8i47RLUQkxYGT48Wqju18eUT6l8nTJHEBZwjeRMggVYLrThSDgjEMwPcCU3gsDc23A2wDBWVbKr6TYfaFseLz8WH4TWHAjFkKaCypBlIBlr6oWsGwgibW+5V1Yy74EM/qe90Ww6HT4HtdhPDbbAKURGQ9KWAFPxoPazBIk3Xoa1wXcsh7qd2kMok4G1wS7apfMOhcmbgPkhePPMaIuV1+3qhn0+bmnslv/fTvPXcvtZ8aNMZr7/bRW5XkN5fW/W8O5LnhNVDEvl0epP+BA+EutCM//EMEP70W4pwh+b6l2szAs87Ctaq4aN5M4HXLDsx+ICFciuOBn9T9F8BXjI3LgCELY4KFRb+3AKYhMUN4+hav3jxYxWCx5HovuhDFcgDQM+BGnZ93S591BviVh0zQaSonOX9fNz8INgKhL55cZPvvAVx94mGsb/nh0fIzheDsU9rjmPD6uuabS+I1V8OxrzqCde53V43XWHs9V5Le2rruqO2mSTck114MZMAzvY+Dt8vPyM0HcHMhFXcV+Xl9o/TtmW0JNe8LkBj1uLrVGwBh3TfPIb4/mxmKWzGoDnZEKiXy0b/Kzkc3lOgO8ARWDPsY847GLwdXqwaDcesRk78PB/PoAri+YPmDaIRBIa8Bxjz5GhLt2wziOytnu6UOlXLIakYwW+2YCV3wnrYin6omgKjHWyYzOSG/ex6ZavuYCQB4DDWHJnr7x9U/j3yhALOFL0rolgDny0CcdMaaVsZdyeiZJneGMKz1uSu/ZXqEpijeyYhlR/hK2oqdP0VD/eU5it4FhErUsrIbnwChcLn/LBLt6Ib3dACCNMOiZXH0F9kzktzqWDsl6rUA+6strNcpG72W/YqpAZtHnZ6gNC/gRwBbjQmX37zsDVe3d+l19ZIC02e6qi8Z8B7yqg9uJZTEu81f1cn25eKNMSuuwVUuxaE+o/Ks2AVjHluZS6Plsw16GmRFgnrmDnqk5ImDn55f1gnUMl+dybgzvrfkmU8VD3ML9PaRoj/rmnw9z6fiHRIISMxpmiwhtAjfCQYVjdYO5hh+1jBWXwa14Aby3Vn7fPyL61oC5pTtcXesBZHx9H9n8eAbIKG8zj/pDI8J2MBFdNdSiGd1KMDTs3S0CxQw3gLvUamlkhjRTT6by11B86sBXV/wKFX0fiitzjKfRm1pYngc4978B8rJkjwnMa6kmzznvdFYOTAv2I4l1gn8awBFjkEwB0wI1vF8dP7qHcD0rolhKtREh7fqC6AMGm5JrSOYmkQL19FzmV2ZNaw1fTaC7kZOQyj0XZxHwF8Q913SBdxGMuU2K+UGNWzPgrhHGdVCQmLDYP0ZEs+ufsPENswGRBmk34LjF2fLplu3NtQ8WrnejSUVzU5kAzFu3SA3tPSFMyCwAyXQI7fH0nMgsbDJmmWbm4VvjjF/0AmzE81qgnus7o/Qx06RwQ7jCsRp7b5er4D02hDWpIVciGYcarLmhbDPfozVVQJ2/W9Sq8LP5VK9fQkFkeNqPaFSOVcszdAGmJ//ffIpovyB+c3jpPhPWvyv/6pqtf+XFyxapkd9HjEG9k8HIaOUQKO6NyU3xsgPU/6XxQRy4zblqF6CS7VHDcvZtW78XwCXAX9TAW3sLePd+/A0RWLq4v2N7joZ4ZXy2970kOHtf46EnEMUcOyZIr4z1/qtxlG3M+TrPIfcp68y+Vf/nOF4ZthTAG4Cf4gShhUT7EeVvpJ7LjGgCd1PzTGceIe5NHNg9S5QD84lMemJ1Rp3n4OmXfpgzBgavz+DYVAQqpXC49HCrZRHOYzYVZM2ssqI91OZ7yAJaLSx0zc/CxVy13k1LATVUcY2Ba/hZ+VfEZP/K733AjIA5JWjOgpbqdQ4YQwC0gHdapLOEzvWJOIizil2io+mjzs/v6znA+z4UP6+BW/phJ5gPc9et/o02vuO8HHCL6JRaQzKPYCrX6fm+M2Oau29R+xYr9ldgjtef2jPcj78zEHR1uqjhXQ33YbipHyEcQ3G7PFjM0b/R+gcwvmHjAUtptt3i3wmI/9N2g0bO9tHSLS2Th8gEWWCeqFF/0kbDWjo/TgY0463n3LRc27F2q24ziAKt9/gdVuzpX67xb8JpAHYCtwTD59bslVil5oLmoRZJtHsntcFsQHyfSRRydfo+j8Ek1Lv8Spcka0yDBU/2E9G0mZxleSaJKoPP1oCSpDHLJkGvzieRZbChn3sd2wDNurcyQu9iIF+4asMTId/rqHvx3yJdvmjT3wHBK5WvYa5a/rClbLWLQHDjS9Y2EtBWH+y5bJ43c9nF8Itf8jd9fdWeAgmb114B98LI7OVojrBemu2ja+xvWwQLRPBezRdd5pj1NX+G6bK3MQJPDNhzP4e5FG4SsdSDaDUAF9zorcGlkd+bG7GZGd6oSm96SNLIZCze7Jv4766GW5MIseoS/ikCCevzW3NV/E0ETSzA3MiIbeZRzyxUR+0V/6+XIZT325mCII7i9V1h7XyKS+cwg6ozBGOoR54zwzUUD1V0s5LIv9QC4ONeBnJRI7czkHo9JMg6Hyejtx2497+DmIS0szgTzNuc+7wfZ6vOJMS9Wk4CGYa3PnDvA+8aBmGaYUIjK1e/wg/7O/yYXQ1toX52ly2XWsew+5UKAAAgAElEQVQtDOAi5Ol1NHdHkjgzZyAny+8psc+2PS123uu5T5jx3cZKdLqjvUUgnHsP3/Khkfb0C9I/Yf2z3NJKMg8wtzCG03ZCj6Piz2dUu4xkCNC5dmuVBS3MeSPKmgRQz4AreZ6c+Nts3i3rdZvzIZrZ7ChQjF5uyW4x3xFfvvZ5gnlei38cptZai3YCto2/xHOith6HBnkZsa+8zxlhzhmR+g7X0EHiHN1S+pcpg+bbmLkoi3e/ftIKmE89MR/bAsqNUS+gn1wmFxkHXbEXdTCx3QG/AJaA4AlEGKQYMG0tws/+HROzPYYXt6uQ0XfFszteDX4Wsxd1E9DmWD2V/RvQqnIbo5F18btTWnlVJ2sDmDnhfv9tE2qio8uyff+vPrK28xWfUWMimNOcmy5fHcTb1qrX9bav4Y1JqPUnf/+MTc8hE8EPGP4VVbzDz8K/4Op1N4CZMdBVHHgt1rOan72/YUrW781K0lbzs/a7eQS3boa31nBDWtY793/ADdYOTL/W3N9un+ufxKtDALHpB+7ni35zWLiZBWCjonhZGcGNuKcB9H1oXHMA/w7wTQn9L1VX3w/FSGt1djdTktBTKlfQ/QwaQ+BUII+5ZrOeNPJKqbwsxaksW3bX80wQ/Ez5vWc8dpfMJ2ggLKcfaONrns0GAKTUau3EOG7Qo0HPhsdtxmUfTfAIA7glNnuaa/N6fEnz1nW5gjf9Lq1D9jEt1xU3g5+TV9Q3ResDZ+9und9/uYp9XH7M0g5Iu0HaVLNru3lI1zSAO5w5SYNRBuDyuDOb3rdS/1Foi1Syzy6VzQfiDN5sHncEoLtaXSuEq6gf2ziYu9ujZRS4aJ9JZDQgyXyeoweoyzzbZ3qY8QHKCj1otwSYe3hY1LHAwkvTahNMYzm3u3EmT8M1bin49I9ov0hmW5sLeZGu51g/LyAGfS4jVCA30S6R1XcCPdneWaCY5emFtm4+LG5Y/CXAjosWCGyAVU0iMFrubQV1byv1SWJmsv/FkxhdE+KuqKLqd3EgL4COQLvicQrviPm+5Ttt+mU8tnl/paWQrXKjwaxgGXyd+k4LrvqTbSjgpX7s7c/hyE/LM9CsQ9b7WTn3ketjC3lQG18wewKfppRwBYKfAB7wjfePFvHNxX1Fm7gfbAJ/1pV8mke88u+uVk8NcvRdXOUNuNV7Jqw44MlP1MJKGK42P6O+5OlO6rZHf5uqSh9GB+c8z89ZPcR9zV2i8ncMVTTxwDGqiksjIM3wpJUebG3gUsPnUHx2xVDFt0aK0wB4swDbi4LCcFS3jAZX5+FKYKsrmBfQExCzFA+JRNdtxqAQISAn5oCZgrnocB+Kt8uDxRwaZ8rBaLhFe6qivyAj/AzivDylVpMT4zwxzshlfh54HH42+miCq71IssL/SngBlr3JDDPv1zyGqDW9XQ97gcOA+/B486eFEdxQ3C+P+tbGhXZ9Qq4P6PiGhVuayAE5bkC7w1I6z/jsx+nBcE5PSlLbyRLcfH82amKFEsZGokPbVcrBBO4C9LimeUY+E6sIDDIGmjmYy+iAdsA6zPz+Qp/C5xzSIBXJLtXtU9WeEvmELYtjgdzfVkcHFoKTJR0XqSkdC85l3QnkYfgXTIA2HqNcF7EW2DiOvwvID/0lUcx30yCULzYtOGdTnp+txZdAhtmoiXI8VNuAU/08pE+AkH83QHjFjRj9qxjzeW0D32oK9W+RnPd2bmOwE4sFOONZFqmsHtrq5BVPdS6MDb20dgr1j8svYV15bmgs6nq0OS3OF6N2W/4sY1HtlNmFXWuQBMpsraSWB813tWMvT4yG6ay//trsv+xjkYTTtiGa/fLl6pv3Lh6nXcTPkj/h7mnZgru4FH5INncawKQ33SHps+rMwYj6brGsLnUDtbfW3CfdQnUOILOVHSJ4ixCTOQo5Xalu13jGQ2Skr20Y8piDfDEDsNqiTjClfNp7uJ6JGq4IRtPVz8GHAY/hsdc/+sCje2rTX+rn5UsUtwRtA2aecjJ6K7BNCZ3AN40vDQT4mHWnIV0jMM+IarmW2bCu6uE1JxWf/Gf3mOznUM+ZHfYC7vY0cPQvtP45XdLCvzyB3H2vHcyvmxuH9UNwtRmffbwC8sU9DbRusX/BBO1atH5b6TppNjIMrecuV9wjxvw9zsrPMVXsKDB3jlnaiVYgHn+PW+VsTzAfDUj7DOi6p2S2Gpnvm8lGaosYi9zQDcg0pxI1NNVgFlBq9hYZ0uq8PIAceW5uo87BRQSuQWkQiUAxkOUs3VpGhSMKvNG5ZC4McOl8p4ML3gldmnSI65cYhxwbzbc8zX9cWwRC/5xrC4OSFogSeCVBrnJxMYGR1eMMRK9URbsEyKPFQJsgs4wQ1t80WEtdDMa5ipYq8h0Mblkn5rVajTZHn/uVbWTJfrlGY1bnwQGQCR7pomUv3s0MB7d/GdYop1SIJeb0Tqi+CxYKziCWbV3GF7N/OwPGY8wALYKF9V7GY1tbzO0x+PJnkV54HdJaSeKWqkvdxrPaauv4Rb1em8Wl8AVFuGw1wY8o82HmqU/N8A3Bv0cIymHAW3Pf8iFzpG4ilV3tgEsfIwhLTsEhDQcMA4Z7Waui/FRPcQv4exM0c0k9/V19efo5OuDq+iMAPY+Ha1jNKjHMw2wGnomcz81cpa8B+o8IWjSGh3G1GI9rKD6HYgzF/zE/M38Ml861QJoAu6fR25j3yjAugZtAHDZBu4BrM2Dr8axhOy+nNctZ155U7HPNn+rn5T+6Rgax4QFi4l1NDcf1jaN/Q8YDouE7Hyr29MEut7QIcXrdGrq4f/nVBF9hBPcSyJf1SN/5SK2YeaI5RvdKMkeBuucvV7ypR1C7aZyZX4rjcpe0pg/I4xfs+gDGBbMBaQ1ynJDjDoir2RPU0wDONRDzXDhzfwvRSwma6lHfSB0P99xwYJzrc+Ywg6vSkdbx3sf093dJPVXsA9BrMYCziABnMVcOFSGVR8Q3a6lmdyldQyrX+F78Bc1Hke38bVb9HtkHcXczzbYjPVCirqCH6YpW0yspmQu9d6Oj9TfXRXw/WhjFFYFkIotZCS+0v/sU0FEFJVVhY3OogU/v297xxERwu2y+l4l8qbsJdLktWdyY1GGCKgNLPsvgU6BNbWCGBq+eqUbPZ3bW9elDhIkBeZ+Gl1qALCuzT/tn72sCMjMrxWjR3waU60/tFJvPyNamBNFlDXBHjHaMYQkjnH1Y+kY3+T3cDlbT1gbid2+vhy1TIOZpRLu49PyIuv6tNfwB4J8C5LnaDcCnuFr8YZ557QbBz4ZwGfPNnMuvieAw3+gn0tvOicCbeCz1BM4OT7l6imdUyyanX3jLLSce4EVzeuBudWkhzwcmWW6YOf4FAX1EhLcR0pWpoY/hAdRMYV3d6E89XOvnUDyuji9V/FI3sKt85UtAFyPwZsM1nfdyPxr8Xs5t1plzWn7o8Q+IYDHhlsbBj/g8nhkGWjMC4DYMP3vHW/hdH+G6BXNAkdHRxgNn/wS6pzy1AoUA8vx3HpEtLQLGtBaSuaC3BAmZDPcC7tg+RaieaRl/r3/0O8agmecsf1fFmwEyUvvg/uWtXziuT2B8Qq9fsH4BMEg7458bwFmlQL2Hxb5bsyudlx+lvfO2NES2MYRGAnDGOdZ6kgO1zC8g0WaExDtd0MqaPZgxj8rniVSadkhPlzQPTGTm/5zGhwshXJOy+JyDLNyRPueNGIAJ4C43TFoqsGIAGMpqGmNOE/gLluAMM0SWoDkIAB9VV9xhu4rFA2K2K6MenivxxiwIewaHbE5xBbz4DC8XJC8+lmy3Yv+/P8ptktfAmP9Ywtzjby9AwNc20KU9VX02mrodJBj4nvrHoMcTYksVE/xtbW8+w+f32O47YkwiWe239Z0sqS7dtjkOyRTx/QTUdNHLvhTjQIWZGeMxw1rsaWx47Jl5EmozPbL0nZnFpb205Xj9LE2wSGjiqvBvNZyHJ1fp8drDDP8BNzh7SKjezYnRTTJIDPDWgN/gkdk+zfAwxd0cmFv074JL2Edw45e5qvwWqj4NoG3i1vTNgDTm+RFS/EOdODZxdT3McESeVDOLBDBuwOY9doniQFi3a0SSU1eXX2oYY4TUFJI5UBHfHmPgy1xCvwz411A8rgzSYasbGqvT+cy81N8pcadknnNPALWcpwcol4o9pPE8Ly8VO5+xb8ZztCYzPvlvfeDtGjj79CtPS/Cmnk1sVbELMoiKkcSaRmH9cAO4VK+7EVwLI6poZ0X4ojXIwk8tT96zRFt47XPfSsXu7b+p4T2CxZzqlvoej91DoLYRKvb+BUt7gJDE88zcw7q6+90Ia3Y9vD9ptBVwWDDA4Ur5lE5sGsSVFktQgO0BW7RCuOZySBc7US3/crdo7+5frhckAN40og3GIBXJaC6FJ6h7NrgI7ZrYtAhrUuMvmP7wT/JHfOFQsAnUhwE9AV9IG0FYPcQFhy6CSzBd+XJ97Fqc/J10mu6dCzizT7chuMhXhNBmGV6QOyCy7zozAlWXLdXPuvmzgSgD+L7gGTgYzOqsPP6y5Magmc8nLu39w9a/aiqDL42LYT3n0LLimv1cqs92yvMwMKOwM2Gted+S2XE02MaB55DeM1lP6pehrD13JmQBU8OMNMjvonF4FeylspptY1gLeLuXdfICzr5EU58ZTyKavAZ47uN7qr4VvgF/NuCC4ANuPPZXSM4fBsgY+P30mOw/4EFlLiToOq78j1DPD3P1+g8BvuK1h0TAF0EZuMUJdyRpkTCQSUM4B+Fv8zjvDR6zXeD1Hwn65lK/iUvYTQT3lsCuFbMdAeTXsEil4vj6sDD6gqc0TaAfQ/EtwPeje7x5Vfx1DfxSwyer13WQRE4gbra6kqm5cRwwpfjacyyJJ0CxlE0q9/28XGQCeL7L8OxjDp+sQxU/L/ctP1Qj4YgCFhLkUNzG5WfK/dP70FJd68ZgtliyHxjHDBjTmydYeRyZ/lRQrnMVcUzWPVW0mPZ6rnPeY7yXXoB5U/crP01xG65uv6nhfLi1fhseLEb6L9jjl5+Xj+5NOtyKXQ4PFIPq5w3juIVbmkvmrm7GEqmNP0mGFov2KKLBhC7TEnWYIaK9zf5IJDDI3OUyekjj8Tclc+2w9Giv4Ttce0NGcL6rwnodAkiL+PoJ4NtQY0rSfkIaPuOGMiJdZJIgQRZ7CqklMytreI3lqQTm5Z/+CsiBCIwktI4SLyxV7tTyhSZGixYQtrWXi/rTZnnDJPTMVWS5BIpFimViSwDDRnj5bC1wm9d2AGyYC776Qe/PlbQwJNwdBi+bgwy6X80yqoDKLW5sW5354ZCmi6RLHwbzYpo2gB7Uhqfnt3pku7cwSFQg+8yS975yeYzaPj42yye4L3OHtZ78t6/HpTvbfL4wDFnKFcWQdQ6JuN/FszL9ig31YR7Q4dYEb2YVxvVdgNvZ8AbBnwb8LsC7NPy3Bvw1FAJXl7/FO7q5xfu9eY70JoL3uPcwr/OEL/EB4O0QnObn28PcyO4M47f3IAim5rnUzY3UbpEe9RrOFtyTIVBnRkaosYXGo6vfP8TQFfiOaFkaZ+Nq7ksu0vA5Bn6p4vvq6Ab8qQaNYDHWxxpf/dXZea5HdikrSZnAdrFkxwrmLHEDW6CYEDo4klyWLel/rgqB4bgUv3XFjz5w6wOnARgKCcbhGBEopn/CxpfX2Y5QsR9hGBb+5Zl85PSob/30M/Jrl8oZvBPJ2JBq2Rvbvng1NsA6bqSKvpnhroq3sGBvarg90vjNJVq5/oQ9/oL2B3R0tNaA41aAjnYHDg6K4zHo05Jdgi6wBTqrlGOwyxrct2CqmGdwmWY2c2kFE9kSxOlvnpeLKTKxCpRU7HoFMxCSeYr9EOA4HNQjAI4A0JjPsm4Pk7ykEQZZ+sGkyE2S/Eo85f7y5qyEtTaD6YSsdUnCjTMBGXTHmsygM/T+BQ/yWq0Ro7XU5nUDzkWqLl1APhRUZwemHei3r4vka9u9vTwDAuj7Lvkzwa+RXbiLWQ4gwM2JBUmw8bsOFon48+4vYOH+M3XY2rhco3v6YiCq7QSSrxiTHMfcFXx2nfOSm1qoPmZCFqneUEZ4S0fz3bL1K//KZF5ywWUAGx5Xw7oIq3qhd+hcrDlU1XZag4apfcg21LzLep2BvuqbYC5cDBZSuRuXfZtnSWvx/iGCnzD8MDde+0PdeOy9AV0abnCDs5Sa1YDfW3MreAM+zXOMp9QOnYD8rYYBt4Q/aVqaObgC7kt6E7doh3oQGVeRu3p+hDX/CcBDRYbACj/rzvos5sPiexNX4/eIo34B7pMev7sZHn14mlM1PLTjlyquofhzeLQ32wO+pFFbp+tK9w0OqqkmfwIhOrrJMHcaz6QI08ckaG1zRwMAG/NMPZ/jM/PYJy65eoa0t5DIj4j4ZgaIakR9+wL6h2cTA+B+5UecI7uV92g3jPP0qGgZJCZU7FekP+1L7nJM2xOz7Qw999i2+XO97rSRNQ4E5ocq3kLN7iFcNUK4Gs5r4BwPSP8Crr+g1y9of8BU0doBHHe04ywwt7JoTzD3KHeZnTrBvLRc9K+ZRfx2rPvOnKHSWLcObjN0KyyGSF1Ct6hfhgN5IwBPAziYS+UYHYsVjCogLXznz0k7pZWVvQAYGR1utqJ8z4UEKL9uE0pkSuzTdMAgrTmwCzEEzes+4McMjzaDxah4hj0ruskgnv82ABVB+slX+NdYRxT6NYlxEsYEdbz+cNn8zYvwVflFgtv+LtdfVQBa3ET0GeD3OrJfeXKQarmZXNcJAGOwUSUvz11B4GVV9KlMgUk9tP3luvix7B89tzxKAzeM1HiyPLIyOIVwqJ21W6Av76c+yjbOe3dy0Fh3JksBep7q40+tPWpL1bGPI9cnk1nKak3W/sfnFirwEX36DZFUJYAtM5o9dBqWKTxq28/mKm+YB5O5wwH+EQB5g2AY8AnD3XKpS1mmA3QGj9iDAfo3cYncAPd5jjjtPe4/VNGa4A0Bxpj+u03cTz0N1xDSkI4ZmtaI+Ju5n7maZ1EzADf4OfnHcCZBzfDx6PhSZ3S6Gi4d7k+uGtnQbErhZqgsafmuUq/T+fcC5Nv1WBoAUJHjDJMpYOkkz8ohqwqe3zGo3hiTcxh+XgPvfbgVe1fPpW0+0Yd2HOPyMKepYj8aIDe49fPheb4jXvkIFfs4Bddx4Ao19NWcQE/jtxdEmmnmYq24r/PYGyX6bv0kxqiF5fpNPfLbrXvwmOPy/OWHPiDXB+z6BeufGNc3YIqWUnlJ5jfYETHajztGJCWx05kTZ35mQ1MRCoSkLkDGJq8oZ8V8W5EAgR97WKzRo6zZZ1hdWFqxa4RwveK8fBSQ23igsvMVHQiVejIoFSzG6YlmSN6Iwa6xp9xYL48Qg9FrUjAgscfYCM7j1Euo3TMmuwSESi3lVNHneXrSF19+AhWbY4XoA6+NinSY38XXJ3idsdtaSa4MkhshZ8Cr6/GM0Xds31OCK4M2w5PEV0CCSdS5Tlb3C/02TOCt+nIkXgBISaY7GEebFguOHJet/0bvqs1p1G7qy/7JcgtTEIwFJ7/h8i8/6yapcbHtd7Uj5wDrNcu6qIPJVIjMc38+8Mp61SZxrc3EayHrfjEQrKHYB4uJlwBLIJgqnsFlbF3sPEf5u7kBmtms4IIv/rtIqbgPGP4hwL/M8MsM99bQoPi/paEjGALxmOsZi/3fj4aPeN89xjF90w1OoE5x7lzgjMORG13cKv5ALuGZTtHV6APv54H3Jvi8Bo7m68QMuDcnmBnY5WwNou7KprRmDvHz8msozqPBzOu9uhPTv4ZiDJ9vEeCva+CPPtxivQ/8GQyAPfoaCAaYgJtpR/O9ql6mficA6bzPQM4AxUA1aP45NKoCADENxSxk3XOdNADvXfHz4WB+DEWLqG8KeIrQULHL9WuGOG0nJIi+HgFy4pbsFtnSLjJ8G4dnS3u0qUadewO0frd1nP1nhhy20iHQmNB4OdhNED8UOFVd+3BpJIy5PMZ8/4A9fmFEtjQYCMzvkOMNGSwGxx3aTvTjXIzfRNcTZlGbJDDJRbnLYl4MqRzixp8t2p9kO0PClkV7MCiAlYpdtAN6ASmN64V0S6MXTvrTbqjz8lCpu5uaG/wBnkHNe+MZ7jyqm5u/cYx5ZrQWKBAJTYI6syNSMJI0Nb92+LqQrNesAN1g05WxLNrjRazlKe8iWkdpYBnXzqeYwdzyJPo0iX5Plk2zqLpZes6FWrnA436qagtbFU9EP8H/CQwIDF8NswDTACpBSOfA2PZuZjAKJF+8x7Z3JDhkHxuzU5jMRv4oEMTkvJiZ2Pvxkl3fX8DgSf16NY9PjEi+5+/qpj6kwV3VZes7chMVs5LVJMjT+7N99XxUmghoMUBC/Smm70WdbVvgZjT/qL81muLS8wWXjJu4irvDMEzwb01wg+HLBD9FYObx0psIPiC4m+C35ljzz2AWDxjejoZvjVCv0ZdPdSlb4ITslDD2gYP8FWfV95Dmm7ile0rv53mgm6IPwe1oGJaR5RyEMzysbyc/Bx8ktfWQ/MVc5f7xuNzqOM6l/a8nUvkOyahH0I4/+4D1Ac1gMI/L1eZNyPAtrNsZgM0m8DOg2/aPrxcwg87eEW5oMbdpDLRL5QTq7rM8NRiHGn67FD+vjlt3AzGoZ4hrYS19aEZG83jlIlJqdY/ffcCONwfydoTxm6DfDlynG7xdh+CrObCzvzJLTkXZdzoLrMwybb9auHwsQcyPGPCmhh/DU4aeqnh7DByXMyltdLTxBTz+gl4fAeYdIoJ2vKHdbhC5AccdaCc0/toRhn7BKGvQwZKaQQlWctuJnwvn/rTKZ+7JTwRAG1ZkNoE8ATzPlivqW1isZ5AY0e6+5XpB9YKNjnJJA1xrIJ58VEIAkFKnp4R+QOQMiZws283QTKFyLMdySXM8AVKwMlbNB2CliSmpPTRCGZhJAIzWyhXNze4En2crd76RhKloVII00UmhMinApC0JEAxvw1nN07VOb6+tCzGJ5ALeuUAJBOo7o0leJ8LMDdw/jTrC4GhbW/N9y3u3h7J9qSLk90kCP/4ezLkLDE71PFA+7dyu4NxqR+uLQTZbr72SyBm093bRrXmNiENqKISIpuwcBVVW/dnawAArQbwXC/b4O9QXGfdj6OuzQtnmWOhHgnHZb9jKCORcHm1KdU9WnzzWc+2lQroFh/1TzK3LxTOaHRD8mwD3API0aPkPmYlULgAigv89FP+9CX6IR3R7l4bT3Gr8R5tGcAZz4yvzxAsibtHusdWlun7CQbqGyfxZLY1FuLnBkPJFnpdfKU0HaGn01f3JPfBLMmTdgG6exvRfV8cfqvhdDf853HJdh051/aNP3/IHnZH3sQJrAjFLzjn0ufYYpNLIbQnlSir2hkm8qo5nIE9mM12ozgC5++Xq9XskHEE8epjiHANtPFxy7V8wVUgTQDKDWINJxCkvII9AKoeD+EMyAlybBF0khAdMIM81WXvIVgY0hQ8A04hPZl+T3gTgIZiR9xGSebil3brieAwcacV+fcD6L+jjA9q/YerBYtrtR4BdGL+1G+y8O9i1Ez2s9i1P8+LdzeiUmubSfbenn3XSjwbXaMEMp4XbV2j1hKK9iYYkDrgFvrrGR+Bn5RgZvnVsYM504Yj5EyB86F0yD8/sw+0gSrYKDZ8hE6/4HkrJPM/Tc+05TEx6IvSFLeABVPRHEw8uYzFGEvcuAA3uqqbB7CPrr3Uic/0c5BXEWfly7Vf5Sp9ab12JboLdIuI89Wa/iLq4ACfmi/OdXMfOTOSnGgxa/Da/1yBkddkmpft722VjCqhzC2NgVB8mSLOkyR/BPNOFrP1n6ZWlFGBlBnLzMkDzu9gqnppaYwUjwM728kKhskv7NwRfiE7U0w6UtA5gal60Nkj1D6D+ziFZFiq/Kzu7j6ltc5FnS4a5qHk98nhVtf7lJi5tDDPcEElTYPhl7lp2F8GfpvitQj4KPg34TzP8X2H09m2unv8p7gN+R5yFmeEtjFsepsUsdFOcYeUuZrgCoAHnNzLFqhurKQ64u5mZ4ssMbzGuQ9XP5C0yncUQqg4YPChMA1xqN0604q5mIxigPgyfY+ArgGF0xVf34DBX3EcmURH44X+P8/He51roJCmrYkrqICCi32W4KRP8d0BPZjsJFrsdaqyzeifVSWvFg8RonZWfXSNxR6p61aXy7mpojIe/oDnAeV7vMIKL5CPjPDEO8ZjsESCmh0va1SJN6H5uXuufaFeu/9QilT8X0ZOiNbr2T21mSDPDqR6+9Ta8j7ce6U7HcBX74xfs+gujf0GvB0wHjvMNcrvB47LfPQJcaSPeKoyrtgZr1GxizArU6TiBFbZTVW1lOCbBLKkAMlD9yK4LEJbsikM7xBQesjUM37TDzIE8k6tUvt4Ey4YpkQeoo9TsKY1PA7gnLWMwIBkkJ/9X86OoaYkeoV7FgyqbWjA+NM9tRoCUoAOIOi7xeP5HgHNFjcu1XkIJVnU6gEXdnm1nTw+4QEBgm13ZiT1WoCtQnsXrHoNNdpAl16qMKH0xEzLreXo31no4chLXXWcq+Qre8NF5Zl64fG6qvC50HVRXltnHLOuSrW21cmWrK/uzgfPfDMNSN6IPNX62jj33O8eBJQSubye429RXJQye5XKTdeq60Opd3JldEyOzbXt7S1OwrSuuLsGhylNZo+sAfooT3BHzcMY1AfAJT7byboYfaFAAX3Dp+Qbgn3Dp4w9V12zFvQOeRvUQwXdIVocYjia4SQPMg7UcwVOpRfhHOANwRvsVfv0tpTzzSHD+Lj//NvN0k4AHfzmieyOZB3jwl6GeRMXTmzqwf0XSFFXD9xj4c3gWtLsCQwd+DXUpvlPylAzHevW5Zq4+18HVJ4CD1g9L0LkO6ztWqXqXyjPSGxM2NqArn3Vz9W1KVBDczd203sKC/dYVrazsgXzJ1qYAACAASURBVGaphn4A49uDqYT6WQLAK7d3uGmpHBWnvB8O5tpCOj+ah/YURJKVNtdb/aX9UB/aQ/w9ua/8vo1lunKV0ZtGOteePvQ9zsu/gMcvaJyXq17e//MGOW+Qdo+QrnfYMROtjOOGcR7FmAjyCGMCeiYsYbKYRmBioXInkmjxrEBCWen1tJhPl84jJYm5qh2Vt9yDxdi43IrdBkxnACO3jg/1erifZUhXkRMwgR0RFS4kc8Bg7Zjn3EGj2BwrY7NX+6N/i0CSf4KZAMjkIdZj1q/wcWlwC/cr7BG6ACO9NUBrptYFe0jIBO6ka2wMfcb1IyX0BTxoYe2AtYPorvou4OBnlpvrYq4/uRBoQS9MADVQsYJOSgH1HN83LLMDQ1BFrP7tW/+5zfY35YTuJY5m33fjtroO1Hk+g/4Tei+oRXXI/IuoK9vCzy7tonvFpHDbtB772w/PcfV9e3bv7/zhBQpwc1wx50DkhQ0CPVdsvDyXWZgIamxca+KqswuCG9xaHHAjNYVLzm/moH6IeBpUA3oDvgH8MMM/WkaAcom5q+FDgd+au7B1DT9uc5B/E8BM0SA4m0CD0buJRLKUuRe9NRmaNXxUIxDMAcDUk6NYfM9hAzxxiprHfzfzSG4CQR+eg1zNXc0eI8FccQXgj97xh5mnNU2gTJBWA66Lzrh1lapt+55zkeuOwT0/fI3jq+cctjgPZFfSvRxJ9QnmAuCmHoP9/Rp46wNHtwANb1dTRdMrsqN9eUpQHRA5IRWfPIzg2i2CqLjP9TjCYOpsuEK93pv/VYH7me8eJguQ77QUc03T7TlGNJYJfMF83UIDcRsW6U6HW7GPgWN8e+7yh6vYR/+GjgsiB47zDjlvaKdL5DOfeYRxPW6w41jSf6bLlluA0Jbb2j1V1FN61zwzt+nmhWBIDIL0RPCkK2n0pgDCLW10N9zT7pbsmuFcDTOUazJ/Ef2tRSoimfECkjAbpKK4WdCVqSZ/Tfh4WjyCnZedea8i4l2b/Z+5zg0IwSDBe0Z/y3NzwtZaM5hgXT7nRM/4XqPn0jYssjMS98ELEAQethZaZtjmc2W5zkOSwE5gbts9BtxlI2zg9Mw9THDh9y3Nzd9Z9gUILtIr1vtPgCv0k/rG9/ex2ZmPOEequvfHeaz4U8wFbar9jPlpnLdxWgCe20fAia3cwlts89X+bpyobC0het/fMRDVZhDq0WJno8Kd2dnrrKUguALYG9wALeOlDwA/4vcNHrq1wfAeZdM7NeJM+Vm5SFnJA77hm7hh3ZFrNj43mfGaU7L3KbepXMhlEccgae3r2GdL9zSI/hUuaAMezc3MJfkR66ur4tcYbiSnhj/7wJ+U7az3jj4IqBMwew/fb3JDSyma1dx51str8pXKPeeHn03JGdhU7LQGop31t87P58q6qeKuNqXya+AMY7GUakVdKm/9G9Y/oWHhLS2TjjgYWMQrV4r65glWXCofMlXtI9TsM8lKrjfBAuYrEj7Tv10YMcvzmwLypojwrRbhW92C/QwV+9m9b+gf7lv++ID2C2YKaQ7m7XgDzluo2M+pYo9kMpaaEeR6tGqbIO1uJnBx5+qsmfopSCBPQ7pkEuDgbQggn1nSPFTrBYz4l2Ae9/x7wLA4kPM/ETdg9OAxh4d1jVamFmcls35+nlPD05TzV6cif0OrMoGKRG35nAWWsMbiajPhkgJzrTMtXKRxAvTNkn1qg4AILuFSupQfOq827tkGIFWOKMw+GlU+O2Pr/aXOLGeE0baCUwFBlNuqfELDBTx4Y+U7ZHss62RVPTEBBWZzwgCsKvnqMoEPA/1en2CCKbdhUcljjsFTVwngACwEIhd8tT3VKDR2whXuTFLUz/Oet2rseH75Q+O9aBKAMg9dynLfbF7Ov/mv5lK2tsdfVnPmOEtuVqFiUn6zA5HuFA7gN/iGG/ANeRjwW/PvmTv8hMDUQfsUhIuZ4UdrrjFWhMTsTEO28d4EQ2cOco7poxbAA0EaoXmWMyuMS+tijfKqHgHO1DOm9QDLoZ621OOxKx4hwV9D8Wcf+BxOTC0s2B0wNVzMYpCuvp6Nl/U5lVnU6zR/rGbnvVuSvk3GIAkTn5cv5Qx5jiyhXufldVPDz4jBfosgMS22pLs9eaxyGd9A/4T1B8zcLmCC+Qm0VkFUjEKbXqVq9zPP3pwpHC1yfjN411rdwHwXNpg2Jj1Kro77HmvijBSnb9t5+XllLPYHWv9y3/LrA+P6LDBv583PzA+XxuW4Q9o9jPxu0ONexn7V5I3RkJ0OZMde7HuNoCvJEDhJX6+ZuedBGvVJ5C135sWjv9kIK3bzdLumAx4/QSExvh4s5qDxFpR0nmCe4JrhejGBnTUkHJMqu+fkShY4Ydr/ZLxmcRwWa9RCNR4Z2MsttUNmGGCuIz05CsSzLbLuD8MLNfyBiqXSGsVyB1aJbZESo1sM0C8nOjc4E35qXAFaUWp6PgnA+sr6zsTdtmdlfx+BWhF8QflMmFFbMftlW10MyHmNAaXU/wRcDM7ZzN0tjzcOEwDb7nN5BlRsZfcNttgFJMHAVGsv85J/hYZ063uWqXZQA7bNUOO78ArZz72hOUZRmBc0E8QEhpb1ZP3xXG2sbK/7iSuAW/DPFwzv5klNrujbDYIb/Pz8AcM/zQO9KCIYmfmZ+MDMlqYWCU+CKTjilWcwDH4twBmAwkplzvNmADTPgQEIxZq/1J9xIzc/J9fYmyPO3GGCPhTfI1TyBOJ/DUUPqf1ruNHbFefkpubgnAlU0pec3cbSIIvjrBeI0/rJ7wuYx387OKfBpmFTG8oENDZ8C8I/wcE/p3mc8vc+8CPAXMJgrPJmaxiG9S9gfMHTgeqMGpbZwyIuux53D+F6HNAmniXtbHiIG7tdTfDdWqS1BCzPN2kZP2kWeSz4w9eY8an+ooLEvKkHh/HzcsOtj5DK+7TQf/zCuNyKXfsFiDiY394WwzeJiG/WTuj5htGOADva6hZn00QXHdfmMRHHZbfYE8ykFCmgNdKSMbP0K88z84jDPrTA3Ky78Zu6JbuqG8FJJFYRifNy58z8WsXYP6aBmGSM9lS9o+iEVUuNZMT2tEeZNDGszZvOtGTdbk+Rmdr8PV2cpgBu3T6SRpYKXdb18wT49MImazCZ44h2RP8PidCvO51lYOQePvWKPzshJk68Robq36W9/bOAc7y8nBhBxHt5CIvvhIHKsquW1R8Him1Qd0BNpiA3Hg/DU1+i3uSocnyZmeExN6p7YZoI4bNtLIHm56XGgcA4dTtiXOi5Dm77vLH+fTVXzOBkv4c995Mr58WbY8tM2CLZ5Jwn8Ys6atE3bI0GILhHvb8L8G1Okm5w17GGmfjEYmjcaMVdyu5wFXuET8ENEaDFXIV+ImOeRD5xm0EyTrgxWw+pW2PeM4WpmJWWTNO9LADtFkTgCobMgAJtwFX7j+HW6Ic0qHqms2ER/a13fA/DR5yTZ3Y0yyAvCeacUEXpeq5t1SmR87V0u9wkuQnW275iiTzXShr3NFo8u4FcqMvrvDxKHhHtLV3Szq5xLuuGVkf6LI+HA3mfftczEtoZ562hZj9OPy8/GiwM33okV+mhIhkB5hUsplzSiG7IstAXXK9FVvQoxymYKPXvbShOwCVxzfNyLeO3cwwc44L0L8j1EYZvoWJX1z60290l85bR3+7AeXMXvHYLS/bTj4GCLrl8442r4565lZD+2izN1s4kUsU5zcGMQWhMPIuaxloZsf482ptFbHYbY6ra8x8kgJuM30Qc3I8ZAMgZlGOyFs3B3GFr0rJUj0vMhbFX0DKB+RzTQVqTCQlRRCXjsodLWhzPeJmQzp80OliPFRcDy3hnSelsxU86e7p/1gIr4KTWcseqny8YgCq3ld0X+d/Vs9e5f6+qbeWMua69LQU+BEbcxASHmiNiPF5tzmWH/hd9SiDPM78dcHmn7IxO3d8ZlRdADhAQ7+0SvDR2W6TufNbmO7MBC/OAuVO3V8xdLau6dbmffUlQjudTl2xUHw9CXefn54aq38yMQHDHNOL5DYYfcFezGzwveMcE9NzQPwKoFbNNFuN9NncjS97jiOalel5s5hv3ZCieY/wM4GsiZObgkvYQl+Iz3Srgw9cjCpwOQzf3Gdah+LwG3sK3/9HdsE1EA8QHrqHo5sZvn0PxVx/oqjMhSp2RD0qSYs/+3zmO+QxkVa9rzo3Nsrwu8wx9Ux/7fMskXLs7Whndeflm7pqlMcanAedQvHfFj6vjHkBeubGhOFTR+sMNw8aXR3yDYcbzzvjkYQQnM3iKHdPobRwHRkjleXZ+haS+qEefJKgXH96vuo0XazvUDcZONbyHBqKpW6/fr4zJnqFpv6DXL4zHnxiPT+i4nMy0huP2hhZq9hZq9jTy03YPMCfjNzAwv6AtrGUEmEIs5FByXWDOtwBh6IYK4mOqHroVBmiH6HAg72EAZyOkdHPQzbpESjr3OfBkK0L56K2Y+9SiuKlppX4JoM0Y8kmbTTYbAKIfpVqPDs2wrjM3hEW5zIsOANpcMk+B4Es8B0QBNoN5Mgwslef415qjADLAzGVgtiYqgmRgGaEJegUwNJv8d5HkiQjvQVaWiubAlQTPzyJGqr5vz9UzWAkLvyyBJBeax/RbwTwHl+v5r7QGDF57mXy2JE3btBPcfkVFytv7+CShUtcYKIsZSOOiF4wDSz/tRX3ZhLpuL3ZsFN6HuPoe/TzOuXaWsWAGgivg99APHnZmAhCblevIsWbCeHhSFQD4E8C7Ab9geIMbj6U1+S1qyTjs96jKk6A4eB8AIIbDwtVMCbxp7DIghdoU3Hzu/drhmOIx5OMcfair8nOLesIVwyNUrgmylyksVOePMc/MbSgecHU6hqvYP8eAqOGrD/RrTIl7AcxBYG5TvZ7zwECfzN4rEM/1uGT4A0Vwo7pKIidilWO0MRUynPC3mF9DREIL6/V7uKNlm9oYkR97QMZ3RHv7dnUt0h0tjcAOOiv3ACqjNdghGIdnShshUV3iOcwhgu9wM1qOB3aJfBcAFiYTc0xynJR+h+HbmzqIv41IrNIVR4B5Gxekuy2APn5hPH65f3n3yH/H4efl7XZ3qVwO4HiDnfcy9HPmxSPvuSsZ5pY3I9e0XA6cbUyKDKQ7Vj5nWz3ZX1ezh2od8R3m6638yy+XzlMq1+Eq9mqBoLUjUrlOdbpEXH3vTKQ8Jfe0VKcbNCLCRR+XuZFayt5X3/eZlGUhjTKZhBwlyUhzjaRvGFTcj1/hQXVEXMNTeLMztoux27bGlnS7QXSW+O0J5s2N4lTTD52IeYFDVNCIaHIZPo/OGd0lxpKAZb2GeGfVNYd2ghcDAuhdVO9rZKpq5/tkfb5Ag68RmIK/16zGa+g8PJ/JcKXcNnWAeYqdvjxns/k7k1IqFZt9KeZnu7aliIRhRmsryQqzXSYryFeyGjwzIWwMuP8FsKi8870AMS55I9+3jyvWe1knl8k1Wm1qRCDDtaY5P94N+MaMyvRpFuFcHcBPePQ2ibIKoIvhZmEhah5e9Sb+/BCUtPiAn8N7chPgvYmnKYXhfjQMdXczMT/r7jHnN62m+rk8ANOM7OZlxlBkkocRZ+jX5e5wNwAfV8d3qLZtKH71gT8uzzD1qytGAniqyvOMPMGVAT7PqUc2DNt6tJkUhRkmxPrh9cFhSfMcPstUrnJaM7mHiNkoSTuI7oBb+v/WB9674n513C4tV7R0d2raPS/2+AKuT5g+4OrUhhb+5BCS4tqJcd4ihKunOXUwdzc0iEvmX0Esey7LJ0JbBIToVV7idbvt1RrHWLfDAe+HovKW30MqP/pwBieC4OD6C+PxF0ZYsWsYiR3HDcf9He24A0cY+5U24h5gfjhDA5RNwiStuYcmja+z8aAHtf2Y/kffzdyodN5ytXobCmsIZqsDyLSnbvymw33MoSO0DMPdMlVDre7vdik8Ddsk5vOAwCV0TfU78swcLsED1SqJdlnEbodZBM6R6M1q42Ixj4KVdGZ4WSs1+pxzTsri98I9LSV33gP5ewF0/reB++wFFmbyEDpH9/rO4haeJN2sbHfzegGQWZ5BRgmUGRwZzPiZGOgFVHOz5Iri36D2CD2/t5XrzPvHMYlWhZa0OVhlU8Z9pcGeo/y6T8UIUR378HKIxyxGG6XOJUsclEk893dDpiSeC+VpLKKe7KPr6ej9ucv52fbU1YXBM/rNKvdsMg3HMp5ZntV62VZesGyHsCw1q+pEPG/5DcAbXKV+h0dyGwb8Ju5qpvAc5G+w4lEyetuBiLMORHx1JxADDjKXCH60hh9NImSqE8LWGlQ84UkztzAHgHtruB2Cm3kEt2/z83E/O3fwzpm0kNiHWgWRuVTxANzNTT04zZcOr18NYxj+83HhV+9eT4L31efcDg2/cgLZPAfnc+2cC1aP51Slpo0lTACVpjTXFWsBck0srjfx4XJ0Vn7EHF/BaB2q+Mel+O1yP+s2bIYf1ZlG09213B3NzPvuqljPspVSOUIyVzk9e1hEffPUpy1U6kBvDR8CjKM501WaBcy+LmQw9+u2SfZgVTnW8HGWmJO7el/f1c/Nb33gvCzC0l5u+Ha5Fft4/MJ4fGIMz/st7cBxe4vz8nNmFjveYMebMy3NJfMRR0ZCzJkhDAhTOheDxflz9meq5ifNzczL7poWfuU2y7iB4oj7AkRQGJjC+jdgF2AjJHOFjWv2CYCIeG52CQ3LcSLPzdPHXCKXucmU2t2yHLA4T18NkZnW+bpsqq4mj+cExLSkRqKl+t09VxJoU1I3oFzUDFJJbAyGLml3kTS5rSGxU+qu/dIIyGdT5/pLXEyiN5mTwttbCwk9CxVRz5XY4KwMg9JCobECUj5q81YmSGHQtbloJoDTuw2ADAKEJOw6BwNCRKVhASRlvoo+bRtQjg1dbac25Xfw7yhUEecYyHf0y75S/Wq+yIt5sPloGpMx+CbB5DpYcsq+8rnk0meZ0hZkLcfzIvHfzggY3WfilHNYsbfbnI9cpMscg/omz0PFYL5rHLgdOYYNEAjeWsMFt1T/oHn8aZ4JDTGsBuANLm13cdX6u0g10cHcXU1OkVKfH8fhKnU1tMMTtozg7ptZxW2+Qp0uEqFbNcOvuovZYc4gXAaYZkY0H+9HV6hpqd57ZD/7a7j0epnhjz5wN1ep/+cYLlxn1jOzmTyFwbrOwgOw0ziOpfEC8tzftq4Ns8kUJMDDnhOk5Bym2T8zZrlumJkwd0e7mXmkNRHczN20/vkYeP/uOIOBMcBV63Awb92N3qx/hgW7OaE/bhX1bVGxS6Y7dX9rOwTX6UZUekhoYgRfwYQ0caOmFbxzzeb6zX2wbxBaqwuj678PdY1N5ma/x9n5eSnuD52Gff0TMj6hn3+gf/+FMS7oGBAI2nm6iv28V5/leKuUp5bZ0qQ5QMb8G9xtLH3EgZloZYhnVUtgtWh0QlqGPi1yEf0Sm+qnZA4cf0YkWQlA1w7Tb2gGienunqYaLmk1tA5sLecyBE6R5qp3dk0LMEYw1mUmZuoQG/uRZ8jd67TmU3TAtRDzDBwIl7Mk+7GWrRSDBoSNRdUsHrwm7T4gUsltVqCWuZb2ey8Z4fh+tJmsiCOeCoJR8LrOBcyZwO+LtRZB3ZwvzQ2/S/HFLGBKnAneZY0OVLzxGIjy8d4l7byfIGlErJiAIN7XakZm0hCW1AUTkAo4qYsvmZfsG4GObH1l5sOAmUkMwUjQGOY48/gxg5FWoSwJZLKTVBvtRKUYjBwHMqioed6sw5lo7UwO+F72kwaqtBvRt3xdjm32PV+Ukj+P397vBA3A+5qJVmjqbg34VoWJE+HfgeIffxNX2/5lblX+j5CQh3mUuLt56tJh7oZ2iKc2/AGXBm/NN3SeoQOG765l6OLD5GfwFwwngHfxwDFdPaCLQKAZnQ3hEhdD2wB8j+Hx281d0y4BtCu++0A3B/KHCP7frwv/DsOlin/1AQ3Ax9UnqJdKnVTtCxjbXBsF+EbMrz0zUXwmnus5ywume1nu1TTW4fnM59Oy3iws0t139zuOSt674reI9nbvbtDn4+RSbDN16/X+5VJ5uDn5e8/ws/aUmRbuaNbubtGdhm9xXq5tnpen0Vs/XMV+CPkK19qnf3wx94oPDO1rTHqXa1/dHuMtpPKbugX7W/csd+d3xwnPkIb+BXv8ievrDzJ883Pb43bHcb5H1LczrNnvsPitGcb1iMAq5vVXk6O9dZ4tLaTKZFQ8j0DSg1IlZ69jASe59pC0kS8sAsVAByAKGR40xrpnsrMRYK4dqh2jP1CR6IJ+uDW7R/BLv3GJ+ZxJc8LlDn7UZuKpg/2aTTqbQy8RIiqiNxpaxGyfa9VD1zbqs9/WktFjHAyw5uuldo74NTN3TeulSidal3ti4YqkGJYJ8gzo8T1xCwact6lVRgB7uSMr5UOvzhH1fYVlTISZM+fP8hx15FUZ7iwDCTMQuXESjDVV5Y3O9DbQT7BLxmExgAOmv0X8q/duwMWSyqKixmQkmBjuY7arv0O9tQA8ZIKf8MO21l0EJJmKbfyKOXk11jbHkJma0pBg/s62Vr/z5aDvOR45pk4cUJuKGCWW1BYiyO3LvtO9JpPxyLV25AYTXMHXqAG/w/Apgt8N+KcATQT/ivf892iGn+QhztA9ackdrtpu5qCcKUlNgbfmLmpN/Ly9BQOgZjiPhrcWCViG4QvAezDNV2Q1M3P1eGRYdgHa3C2t/NQNePSOz+Fmexkm9rsPT5gy3B3tf5lBu0szePQZRY39yAu84WCfa2W3sPbOb2BP64iBmFXxrBXK70l8FobLZr1q9a4CA8wQmreh+G0oflwD94e7opk0PwpR8zNYHRUgBv0LOnqse1e/evCUk9SwcV7eXDLXJrAzQrZGfu8hDu5fpOLMMJ21B/PI5wnMN/qYY8FjTGPbzAPhvKmGhO4g+5ax2K+Bpg+08Q2MT+j3n+hfv9C/P+Ks3NXN5+2O4/ZOUvkdON/Ckt2Dxox2QFsEGLaZwrNis6tO4ANlFAP1JUGMni2VuCWwuRHf9CsPtbp5wJimGkFigvHSDh3ds75FoBhfJi5FC+CW+RU0poXveYTnlQPO+sW9aneerTuzYqmeJ7rW4vg3jwuesKjWfhrDEc2S9C930J5ueuYgHkaUAoeODAnsLo5trqOk0/V31v9kJMcargXQ6TlVyn0Q9Pw82G0tRshABJ+I6w4qC01mtF9WR4AencVWsawjO2YrqHE1KaTyZwEvoQKGRWJPcaikV6HzZlmJ3FO9tHFFJmgJjRMwzw4ZXHnM9ndkm8MSdGE4XmkJuDlPqswdxAm4uaI9uA1A5bKNVCY39qIliet15EHvS4OT6ncs5lqImOumpm1rd40LAQyH6k2OHWGpLsBDgscX4D+aR3gzWLk7vYUBC8yN3hqAO1zqvouEqj0UCxL5iiWN3VyVfyJSP8Ld2wY8ecpDXEi9iSdpMTM8DHD3NL/XzM/Pr3ApUzNYJG3JsbjM8NnV468D+DUU2ge6Whm7DVXPgAb43/yuFvnJU3eANc56ggsPcwIt7ymeywXE474SA5H7p9xqaK/l/qN/MjSyS4X0a648e49kKj/Cpzwj4h3qCWGaDsh4QMYX5PEJ1W8UY92aS6epYhe3aLc2w7dqqNS1SfmXD4nQreIGcA+Z1s3LeTn/Fb6AddxA6zq/19hjpjnVjMnuQWKOCFXbtOPQC3J9AdefGI+/cH39ovCtDcdxxxGx2KXdIKdHfXMV+w12vDnz0o55xm1pd5Aq5uxPWHEHrSqpMwGxzo1jBwfdMsDPx4E4ix/hU+72I35OPvye9oiXf7mKfbg7mo4LY3RUdnFBYcMC5iGdC6b/uclZYD1pW9Icwh6ZQZ0SZ0QaKoZ7Ca2t2qEVKIhoGk97aO8MCBCH+5zHOsqz94d4utSU9H1wiP5lrXVmjhfn57Snkv5G0BgYfJ+LzPN4pqG3I8/QoxM5TgvbRpt7WdBZ2XafDWkKEPNaPscqepIqcqKW+vIvAVW2scAv20AAxJoBDSCOs9dVVR1tS0leYkfkO9nietEg2Hw/n3lk8A0emx2Es81P4G/EbGRZWxmP7Fv+fiVdMQhnv3Mh8ThNFhwF2Fw/fyzmsdQ7Wf9WXrb3JxO0zA3m+0HfkxFLY6RlHqWafxdPXYrmG+1/CPCvobgp8NvhwRU+1PAurmq/zNB14N4yCxrgijegB1d+hwO+iNRwiVmoy/36CdR52psart7xqcCA4XY78BiuJve4727sZebuaA8Nn3FVV26pn4dfaujw74/hkvzj21XJ1vuUcPlfjluq1xPcDfPMHFjPuZnI8RrGLF75zPNCgv4O8o3miPdiMRAGhC+1A4rP34BLS+9D/V9X3B4DbainmERGe3PLaMlkKte3Zw0TiexaAeSIsK3HDSI3mBwuoZ6uZtcm0DgvH0GAe3OXtJHMhYBistMeyX3K+3AXVoo2yTLOoj73h6pHezMP45pS+a0rZBiOCN0q+o3x9Qf615/o/QsWc5i+5RnCVUrF/gaEjzm7pAVkRZz0ACVLdzHAFto6fesV01Ur74lqGcUhDDZ9GCjaG9I63qXzisk+vqEjJPM4+x/j4VJ5DllqHtqB1g605qrkCu+aSVZC62IU8c2CHgjRH7F0T/M+e5z1BrISwCJkmAYj5+tYUzCwOHdvPi6VedqHpfK+J2QN8en/bh5dsKCzYa6pfPgIYM6Fld8t9xSBODMFggnqjLdJi1WB9zsAZKQ4AgNarwU6ryT2BJ8FSEBlaMHD1rO3AnCdnc331XMyVYV0BFyAV+8wH1E+qyjJlwaviGC2mdrDn1I58Y7mjcDAR216ogBbm7Of1PSX3+vaRoCrWplSPbbnc+LrKATzO2aXq30Lo0CNWN6NdVFWf2US9Oo/MPVa+dmAm8cs54sZm9oEe1ssAr+4tTq/4UsVPwH8qYZbizjtjLARmAAAIABJREFUcCO4x1A0Ad4kMpmJqyG7OYCfMlXwjwDgdC1TADeL+O5meMDjuCsRxXe4xfpfl7rxkbmlvG+PsFqPNgw1fPSBh7kxWB+K/3N1fA8tGnA9rjAN8XNk1+H3CZjJoWcsdk1DN5pjM5SNRzFrRmshCUOWzfXFIEUgzoO9E558fstTLhpSOTzIBuDBYX7rGiFbB1oPVzVL8HeQaJ3U63rBYi87oM185RX1rd0wwtc8A6eMwzOlZRKVBPMuoSLNbV39oX4zId338yvGKK6LzqA45/BEKp7u1HAMDxRz9IFz5DHCJ/D4C/37T1yff2L0C6mCbplYJUO4lor97ur1AHPNoCoBW5JqcHU3yJpXRFiV6JsggRwQMZKlCNaLifM10GBPgJ7R3kQvYHSYdQ/qM3owYh2a8dhH2ka5VNWOE3I4oHumO2+ESAPSnz5tIuDMiiHO05F71dchm/K5ej72QOQcl/K5c7zIfOY5lZLPF3MXYJ1PkQW7yRp0KL8vVD9pXcME5yPQv4zg5nHBE5iz1H6QbcCZWgoAZwTaSUw7gPNJDZs9XL7b9n1HE/rOcdYZiBgn+bOcgWMlEgaQL4E/zMBW3E28W+FMAmQ+U+/X9b27VFhMBd1HPsfAt7djG7icmH2o6lGqg2Mp8hFEMUeYIMw2AAsA8us34svagoPtDeLeripd+k5AvIxZFN1tA/J5HXMxPgE1jcX+adv478xlm9cFgn8cDT8E+F+q+FDFf5wnfm8eEe7TrFKVfv5/pL1Zk2XZdR72rb3PuffmWJU1dlV19TygGzNADAQIkKAoksFBpOiwglJIsv0gS0/+D5bCD3aYEeKDH2yaYckirTApyiINwCAtEiRAgAOMqScAjZ7nGjszKzPvcM7eyw9rrb3XOZkNkvaNqMp7z7jH9a155YxZIEzViaXLjClZcRXFHyETIrEnie8NJKo7G57AUr98kRiZM3oGNqKcXGXxXl8jIOeMpXq4RwYWKWOek6T0ZAhwZcadrOlZ+4S06ooMwb2ziZvkbZI5UfVU90lgytwYqLoxHkvXQN0Ltg783vTOXGan9164fl69Gl6vJXX+IohakpmlIlqfMOsyJr3kXw8G/ICLKV8BaQV0R5oxTIupxAaEUKRUSfNZPdhFvS6FRjiKSr2P6vhGKNXRRL0ufekHjKMHcNQ9NqZ9nobYOTYQFTPCREG8yYyYJBd7rVveI+RebeUL5OUB+tUB+sWh+AUAIAoITYsmqhd70xbHtyqVa9nTEASUIY6GpUoaVHJGFvDyggYDHEJxFZJuV9pCheaOn4cB0wWYD0YCpQ5IK/g87JJbXsA8q8ZAsDcopkcEamAFVUTbpp7rJQucABbBHPeMZGYAWjaVVeWNkalUGfhiMjimIYVoBICST86uEfC2wakmGqZRghkSxrHkK7B9aDZvA21P9wKGDCTBZXpDgbXyL5DYyu0B1n4D8kjAJAqtIPNy940ZcKNuEMrb3IPHKF1+jkAdqN5LNvAeQzyAecJjLvqD9+uNND5kxMfsu3VBD6QQn5Sk9FP/G2xyB44DAOL6/KJB0Ekr0pG/Tse1ePL7MXPvShiOwaAdDuyNKShgqn0yb3jjAAPV+QMcUVfmwfe7Puj4cQ/K1pfgzhcGg2QcsmYjaxrHLKC+e/wZMA1+fVE5Ekkc2iIRtomwxyyJYjJjhzXsiUXFThAPd0sSYzHqUJs4wIPhM5CXPULos6gsE5HmVpdELyIhAkdJ0qquEaFjQs8Zy17W3pF6Oncs97SQDG+HWkBlqozBYZ+wSAk5s+RZ1yxwBRhNrd71db5NK2K52I1Y1Qkbqr3tMPPwn2fUyh7kygSUgVHwKnZyDPetMRPatpirDdwgoGHGNFXP9aZPUhFNJXhi9V7PvWR6Swtwv0JOSwCqXkcAhYlKcBaKpn9J4pRZPddzJIktVwKcVSJfBrFrFrsxWbIPh2puzR1jkkGDpTlY0yyhYA1zcXibGJAnRuizSOepR0wrce7rDtGb41snme0oRgQSabVpZyBL4RqlbjmChKSZVJ6jqNiDRQCUNuUC0GbqKEBocqj12/DBGFc9GJSpI65/ybSeMDOKerOzqNUFxFfyN3XIvaRyzcZ4qjpd/kWEGEFRi+WYI5tqXIisDKrSFSKYVGpJcVg1bWJrN/pO7m+xoep8qdc7QRhCfTabNzpcTnd2qnUF8GozRzHXdCaZG8CaRE2o+8U+MVTw9sV9vMNb9M+gYZKuNjrscs8mQqm4lrO3ofsLHViMPx6IvVRbcGpE6D0dJ5SBLUA1lsyOvdcDpP4toAbATUJtWx4+06lIB8+0SRgDtu+jrHjUheEArNyS6+/sn63nS+iZe8fgLxxj4han5ziNpc6jwWJG9Ulwx7Jvn72DTv49+Ng1PLTjDB5Gde48c2LRBwZAgXFsbgf9pdFcYji2NqQ2BAA6MHYANDmDIfb0iV4YWNItJpXQCeI8Z57rPbOGrUj4GetLmFmzAzMiLJ2lSN7GiPXESL2oycGMTIRDljjzACCljGUWW3DPct2cpS75MjOWKWGhUlTXZ+SS9IWdnTwNAd1ncgMAD/o2R2VajNKNAN3+jtc0uK4lv+68Q6nNR6DhdTYulntdGSJT15qkOuszppZ73eVpp2wpW7MC+RK5m5cKW8Icinq9pPksNlWtGGZZwqx2eYAUV7GQIkJJyWmFSBJRCUPy/Gs5QGVhDvegrU/315K0NGYjz5LprU2Mtmc0fVIgTwjJGBZJ3dovDtCvjhQAWdXOLZqmBcUGoZ1ppbQW0Mxv2ZLjqBe7jLulVrW5126pDXmwT0kYKetPAXUI+LFK+qRaCFGr2zoxGznLbswJyFqznPvi8Jb7JXKqhVWYzRdAxpEoiHo9BGVUzIPdmVNKVjgRzAb51NnmyRTk1nfUa6jWOScDaT/PxtSpp38pPGNbgyDx5gSNy5fvAuQC7kkZxRKHXqRxt1cKIzICabh7LIqHeOgc5xkEjyOljzjuY9QGIMOHrbkFOzx4AuA6oj8gKnb9CLwKII/AgYDiXmwEqVxKOE6w/I08ep9bwOWcvYABCwb34G5Su72veENldw1c/0f9snuPeabrcfMa99K0EYYCXnDt5+qcBwwZhZNMBmVDunHxUr39jY07jgrWZV6sce73oG2+U2H402sNABQvEs4QKssYmgvgrhu/2z1Y58S/PWcByc0YECDx3xkkdnNmHHEutcrN1aIhYKlSY6PniKHhZ+rVDgF9BtQ5S3q5ypIvvSVzySCkXjx5FyS29J4ZMyIs+oTDLKrkBGCRkqRzTVni3XNGMh1/ys4zncVW3uv34h2e3X7kCvDjPerBxs9LHs1bWcdOuh//9R9PmIAq/efajpgZtUyshPC1zJiqndyAnLKkAxWwYVWvi5oW/QKclgIO5KpqFQ/2ULK9ZWrAsdEsaCKJW4W04gQXKsHtIUSZFNx9AY2hdI4hzSkg7sdfANE8v6OaFhoWqTwmAfMmMWInQN6kTmuyL5C7I1GvLw/RrxYSk02E2DQIsUVop4imXm8moFATxZhUDnXyEi/2rBnZfAfqVFsfucwhucQxrEA1ZFaCc6CjIombVO6c3lgrpCUtqNKvkNJKwNy82NnerKAFIKg5ocSaW9pWdX4r9nLSTargXnU+numq5LQIdfpeVgGspmJVtXxwanMbH5J9bfJPsY+7kLMcUBggs5ubzdxnlhswwIzjJqoBONu12n7bbwbs9mlC3YMGE21TabhlPWUaha0ZoHluoICsW/mjff/Oxwl+kR0DDOholAXlH+ScAE569kkEzQDWEzIDGhpd57l0BgpI5UFD6qAbOAND2/Exdf6o78wOtFx74Z7hJeJB/3hwujIFY/BDPe6GfPgsVBWqf0ZxVHQLzTsd2ngUbh/C7JRFa+vFLVgvHeo0lvV10qfMnWNGTMXN1fO8Y1WzA7jDjE1tcoBIxBkk5U0h+do7ZGSmombPSh8GmMmq5YI8uFeJ20qnWva3RS/pW9dDQFKnNgoBEwLeXqywrpsqZa1FnsURDp3mp7YxySxqdKeqRs71mK1TX/Rk7D1u81OYQNTz9jlmM3dzciID4L6bmq9orvyAAUhZ1eUVKhhAwyKRz3qW3Ou9z72u+b01YxilFahfgPsFmC1eXuOOgzhDETXgaB7OVTplreOdGiq28RTUAU4BO5HEkydUIpxgxHe89jDcYw7A/W9Lk9oUydxlecsahqbq9VBSt9aCKv3yAJ3lYc8JhIAQJ4jtBEFD0kIzAdGkADnCBLlRx7dCU9S7nJ10Cuj3CmCle2Xf6TndBFVFL39Dkch1M5RQNFlLlCUsDaVmeeck81WRzE0qly2vqnSLKTeNS5FErYKaqdmNBgwnilAZEz7haCXp9d5CChX4rGSqFWspQWskgG0rmZX5M9A3Fbsl2OkD0IVRfnaCk8DtmKNpBOfk5ubkJN8UrxHzz4Q7bnQ36PMQik/UUEIvAHgC4NiDyuC572PgPUm1OyY6/rwnOPbFg5qjXYPj44938AGqQ5kB6OA5DozMIc3utzYbYngCmF3/shm+x2NljnQZJWSLnXQ1ADprpI37qE+MevwkYsS5qr4H0pv2z+zrdr8PdbB+2niM52HwTsbA9HAswmH0/Z0YwmOMHuo+9EwLy6Zr9DkBGq4GwlEWm982BSRm7AGYEmsVNSmXmpgxAbCA2NYDM+ZZpLVG11DK6rFKYo/v1VEtu3EIAOZ9whKMo5TQJgkzW6WMGTP2lh0WMaHVcVmkhNSl4/ZwNvBONZMbUXV+KxIhVxuDMdkmrXuGx8ba/y5r4AeBO05mXG0f+Hn0UnlWUFMGJUCYnpYlOcysT5h2GZPEiBo7b6lAQxavbnEGW4LTUrOf9QCT2FItgUiQgipcwLtFpqhq9lCKqkjWNyrhaGYvTyTe7NmGQ1WkMgSO4A76rgNj1/jx1T1FEDNCY8Dei4o95qpiD6pej1kYltxVMO+XkoedQhSJPDRoWqmQFqI5vk2BUFO3WkEZgFyK1VzizGXKnAZSyQQ7+m2gbtvLpPQAAKo1YaDMVRWAFNSzaAK8eh1mJzcwzwlcwN/2s4aghYAQpc/Q35JvP6hUrnNfvNnlPh7MURgItmwTwgbrGlIHc/azdUzlnuykXjvq83sRafpbw2mg2MlZfTIsSkLMB2o7NzW7B2Rt86AwkWeULabcr0UDcq9KD2H43RybmUVKN/pg9nkWYcaBiye87jPi5t5RmvSqAb9BdCGWa8ZgDX+9+17T8qDqSTzi6fmyWq0JjvARKYE09XXAwGECIyCz2QWEkGabJAdmgzh1jBggd9zjmfemT1wXgZecPagb0wQ3sX7s7DojPubdX87Z2PAJ/eJ6nbXX/81u7EvcuZ6L5KRGoKQ4HMyhzklJFGTjNroWOBH8zROZWeLEwQLmAKGFViIDkME4ZAkbm5Coy1ckG7wMHUv98czAoaZ+nEGytSXOmOjmFLNwxkKl7MgS9tYrwCcCDrICFiRv/FFKYGbMux7zzArMqLHhtuH6E6Rym3eTfjnXuRyDsP22dVcqoQ2XTpnokyRNf53fi8DQvlfWQC5ti5lrUhGIP0JgsR+vlYpoCTEpiJcMYqpez52o2Ps5clpqGBqKtGbx1dAEIijOb5LKVBzaRL2e1IsdISAFSbMpGd6E+PZUwRxUVakDoc+vRe84aueyFR6RAWu0r5OsaYEzFw1E6KWoSkwJZJXR+gVSZ0DupXINR2unIp1PpqDgHN+Kin0qfTbo4VSAm9SxtmZvY6esqfTXya+wYiqsDIC3k9uVxX7OSZeafKecxIO9AHovKvbeiqrIHrAYc4ktMXALCCEghAZB07WSr2WuancBYm87H0+YLVwq/RmsX6UfRf3NXBLT1AQ6RYqS36atc9vI1PFQhsKHO1p4mtErIgyL9xTpWptVgB5D0LZ5Kt1UGutt6MVLntx5NZHateb5biHMMQLEKqGPAWm8wMv4+es8EXYrpwAMKtD6YyeqAkdgXSR62Gp0EqXNi15r81TMBQ7MC7edh3Z6/y6Pp4WhcYSwSJyo50ww9yqQIhm59xhHZe1xoVdDXOPh2Nq7xwRooDWpC3xItB1Q+2ttqoxQl0e4Z7ruD+bW21PLXJ5ACD0j5B3qBtLlCfea02CJFsgICrKdvi+R2MCngbAJsV8vOaNjxmkiTLThlKz4CnCQpRb6CpK3HVls5kcMHJl0QiRObACYGcssUnYDefciMybQoirMWFrudFInu16c89D3NaSsT0PTT5/kvE2ZB3W7zI7Z+HuG9KTQyYE2BiMQ5yrlD+bT5tyNv61t3y7movannBGzMEadXtYyY10l8rZPaCyePLOz7WpVtH4BTgvkfgVkV0jF1K2xVenMUra2QIzIqOFoZsfsG/VmJ2j6VhTv447kn0hYx8OLBv218QIcw8uF/wXX6m4NGDPH1ITM6vgmTm/ixd4h5JXkmNfKaGYrT6kTII8RUb3WQztFbMWLHdRK+tY4EfNCaAQoKMhYlkRBlqWt/gaqnRgK4EWJZn1XCdb6HFjWkzzLJFsFeWaY8xvlBGbxXi9e7ObJ3mvGNy15WnyFlDkWRzdh2EJsNTWvOMQBNPJmtz6IN0udKevXEGNKf+19ZR6rNOyvLmlcGUBw6wOi4RFwH3m0K6NoYN8ps1gEjWBJeXRDmGObr2VgeBOjA3RUSd2DeOuuKVEloT7HaKf9tmIs/n7Fl6pyfyfp3KQM/6lBev7gkGgMv6D2Po/OWWP1u6kmB48gB+QYznHGiFjVxQsro2fvMXA/1kf37sJ02G/3bt9Hq/BWmAMdi5SqCsQTaRtHG7JSAW00VmXIHFj7Mq/+cutrAWh7V6httmvK0PNxJqV0yR0ozJHrXoDrM1Xp3M57cIK2ObO0YVwgxhxHslM/m5qQWSsW1ZdnlnrkKTG2IEvwMGexeSHgDktKV2JgnwV0IsQhroGCb84IFLBiUa8DhANwKYYSSUB8AgGyI5WMFyZ5G8j2qlKngFzSsfZ1rvpexyHX9Wnr2tZWAU83Jja2hUiNxr/QcQXscpydGp2Ge8MR8/LMMcBZ26wsamYJLwPAWRgkgoD6Wp9LytZGpVQq6vUMYq1RnjtQWoqdPK1gtaQtMYw5vyFKNn1QKKBmntysSWIykSaJCcXpzTyOe0JRtZOu2eT3SekvD8e6rMXh2JtKnbJI5jO2YjKS3a1JGbF4sUs/B7byhdjKUy+1vs2ju2mnkigmWkx542LLJ+AoiWJY2ydSORQsUYELbg25PWoykV8yg04W0lPBHAACLPxM9qyEFGpyGHZgnkTNnjQ0zXxDirJbJXKrsRFMGo8NQmhg4cRSaEXBHHoPFOitO4XWUul7ZVx8t7hcWrN/VqbGMCePmIAyTipF12oLQB+pZH+TrIKhrCf2NJPcM73K3fLkFxAPGEjrJY8+NP7cqdU9vgzs5+499gkktKYJ8IDfDLj+Aah4wK0DOPg7VtMNGjZS6/klNgD+XF9dJtI3x73Tr9KiNh55XftUqVoaD4CG+hjx4uHA+g1vkqnoVE7otxvYpMBlk+sJNKhKYV6tXCRvGl5f7C3WeRq+t2gAgGO71u9kAJVj5krUTUXjJW8/zsE9y8a1ACqGfJBd03O1B9kzij1fxwNubGzssvMtMEsBUMHfCJnnTvWViRm79iNLVq29aAVPpH9TMA5Y8q5LwhepK36UGStKYv9lScmaLAd6ZvQpgZiwCkD23ubmsFac2JKUK7WY0tWqMr1FOue61jxD5oHdq9iPjfNor/n1mXV8GFUSGCSI8fdwJQZ+nRRtimuPxrcHBqaqtchQdXPKWFfHr0adv0Tig4CPlf1MFchzkjgEAALirtgGUatSTqMg3iioSTgaB4iKXWN9EasknnXZ9FRjgm1PZQX6Y+TL+u40aUVdreej9qdlcXQL+q/JBuRqVkgZTe4R+gXQH4H7BdLyEN3iAP1qjqTe56Zej81EwLyZANRospip5mHXkqdB0taGnMRhS/cYKZM61Ib6HGfAOEzLjpJbN+TvVgldxiLB7OXixS4e7Jl7cE5A6pHV5yH3SXKzZylPas6eloPdVO0xisMfBXN6E5ogGeB0/pnA6tnuMYZBJZ98TYhjcwdH3/UvhXKdhahRYjBTSaBTaCGLKt5S3gaganVY/DIsHM1y/XfFH4NG9MjtK4KzkQMlXXg5R/WcB+qixST3F1p0JTh6b/eZul3f1brrFM+aIm3VER0CtOcayscAhUfHaLjwKJTNU8Ga3f0jFaP7U7QARuT9dQUYqRIwu89Lwcfa7QCZ7P1u85cVb0Dj2prdRXlwcQUvG1itnFVUIj6/tkmn0a6D68O4T64vZisxRsDus3G3tnqJy7i/Pg3PlXv9ovT3soyNqXbsOmemr+sk1DZnHgzLMYbDGIyshMQTXruQUec+MXwSGyISFZ9J/iwEbNX1tT3MWGqbl2p2mZM8kjNjOc6F7k0iievrmQW4ffiYMSVdJ1J47/ZB4jqfDAycIL3WyYDTSuAyKsNgGg8b68H+QL3fO22lMsC1H37Peok8lM4NmQqVsJG40J+eAMqMjZSwpjbypueS6c4Kf4h3dEJIqnLuF2In5yTvogCKAuRVzSoAXmzlCuqpVI+Cpm4NYPVel5jy6nEszEbNtZ0hOfUNxgZAXtLgVjoSOKOFFN8BGDED68zgxJiwQKTlX28sbWtKpR475RXQz5GWd0S9vpwjrRbInEGqXhcQbyuYh0ZyljczcJwVHwGOkhgk5r7UGQ86v1zCxxSeB4y7zK9pJmSpcSEHxTmMK7hbSlSGea6b7TxDYstXBcgtWYxI5QmZZT9wFru51CiPIo3rOgsUYeVPLRe7ebrLX8llVsLTPJibGl0nkPxxm1MKKBXfyMLR1HOdMzKChDWCFbhNKJPrCEa+NfJeAb9XECcF8YX3ZPeZL6Nrsx2zQ15tXlTrjq4Oirb486jPi1RpnuEHQ4XQDHEatefFihn6zOYYINqDtdPH4lkHf11jBoyAk0bspBH4Qa5xcve5B9kmlJl31/vXOxCxh5d+2DGqz3b7oIA5szIdI0bEQNok3cGNrl9jidlLPb4NxkWVwaeqtgWqtsCr530RFBvLTKjOb9bcBFDUc24MmOvvECoYWTe8I1Rm0WYUgNeFZ9JbOebWSWECoF7brDGTTmNiHyOmxt2aNOntQdkBrffaL0wEV8mr6+oGyg7MbUyb6FTILGEpfo79+5jUia0f7gFv5y6lRvUCe4+1zaT5QaEh33nUNK4+7NEziUzS3rIfbe5sTTlw90yrZxSyGz+vyhvscXZ9A5CT2IUhYV5Jn9Nkxnov3utNl9Bk1JA1sOb11iIqSRzBcr8QmysAcXZTj2aynOsWVy5ALtXRRCIXyVykJ25qvXKEgB4yhx2JtJRUSpdtLR7sSe2jVuQll33r9oMOWmDGRIdqAs3wxqJmnyhT2uas8eSM2PUC5Gwhd3Nwd6RAfoBuOUfqexBI0ra2QyCXXOwR1EyBONMQvAbcTIQB4KwMktA80u0CFwMODjp+lY7UvOx+6Ur7LUscFQZPwwgDwMXPQdds7oHciZpd65WnfoXUSTgaOBdPds6inCYizcXeQLK/aaGV2Iit3EA8aDY4aGpXBVgOVCx4Qh/zqB8o9LSUQlXtQwV+F1OOmhCKQwCHgKDXpwCQK8wSAPTB8hfI70RAioSlaoGg5HYA0sUDHSfYuG2v2d5zxzJr3nXXr3aomajCnOEdiye795QfvzuzMgC1b80xj1oP5vaA8lIDTn/MEyW9wYN5yQbmVPABKHGtA5DGELz988rz3csTD9s5sNO6a3mk8vQb3BiHwlyYmlgbZrZudfQY2Hz9mBlIRDd+Nl5+klifYW32EjVQF0OxizumodjIqV6bAXDvEgwosBIERHSzFDNDoJrE3BZZcZSj2ke/iMqAWt+ySIZNU1XKTVRAcpI3kWR2MYm0icNHJa7v8scVaAahcQacds2YQfKhXZ1jlnIW00By13sVdc5Vo8IszEKMFfR8VjYfhmbA7JkDG0tbM5ld+kaukvh4j8U4vM8TCD8vBuZeS1M5ZRRJwZ5dGCgbu7r2KQtYESAhOQAyS6rW9T5jLWdMugzqc7WR5wyClM0MuQPlTiTyfi6JUkCoDm+kQN4WKU28ghswXBiaAjyihqKpZNQ5htEnhSmOSxBgJyivRjIW2dMHt2QBAQYBEdahJEwTY6JMilRIE6c36kUqb1KvMeXq1NfPpcTp/A665RH6bikai6ZFbCdVvR5bSaKiavYQJshxAm6mQGiLapy0XYAwFAiaSU/baOFcTLVDVsrT5t+y3xHEGs1K+7gIKQyNxAfnrAKgqtrVXj4MR9O/Cu7yt2oZgwK3eKiTygySNCYEdXIMBCmSIrnYSavBMUllNGKCaels7gaqdO0um8TOEK2PqZ11fBBCtRa6saIQkLOEt8YMZK2Elkm1P0E0QIA4e/ax+mPkoHb2IJEVKAKe0tASJmZToHvPh6YZA8CoRVTsBhNYGqcyT0oHm6bax2XRwvwSBnTPns2Qe9emgDjz+g0wAvfB8bJ+KsEeSMUYAqbdV9SHhOoFb//sOhz/bWAOR6i9FFK4HXe9Ea3MTq2uDzSVdQGFIOx8MtWgPc+AnoYTya7edGkk1Wdbf7tcJ9baYoBhamfrjyUQsTAFAw1r95gJGRB2ZzP1kr0Bor2/7+txk85sqLu+3lfepZIt0bDIQHHi4woqcBKxl14tzCJnYKGEPtJQJV3mzsDIAEkZl9I/h/Zsz7e5sfWVqyaBtQ8GeoWpcXNhGoXx80t4ma4Tiw8vc5kdMNp8mcOcGyczFRC0Ypqbq7LHHKMy1vSU9aLtSlzHAwRJ9Vs22XDs6kMdw8GDvRFY/iWIE1irgL2eRLU+Uck0aJ+DAQ4yyKmbc5IYZMu3QGSArqp1U6tTBEeVyE0lGkQqZ1Uz9iqR9wrkltCDFMA7ZTrIwB1AWLq3AAAgAElEQVQqF0Aq4BEk8qHIuEoTSIk6IMA5gdjIOQORJa48sBB9ye7GCJ16sCMjdHPNardAWh0gLQ7RFQ/2HkQBzXQmMeWxQYgilUsoWgvSuPLUSGEVVk9vhlWYSwi6Vhl1ns2JUCHUNj1UNzKUJwy03X12nJhFsoZoVAJYBQoFc3V649Qh913J+IackHPShDGydoiC5mAXlXpxfCMpnBM0jatIx40sVdPKaLtEqtZ5haZ9zRkljzq8f0AGmWYCFnEOFDsLhoyNT/aSTRtBQberOFaSfhdHTx7Ely+DmJq4SN5w/6jSRHPAM4ndaxp9oRVm+d041XgTK90xmmr3eGfqGOpxU7vHqKZao3dGn0Oh+U0hHGMp3av97ONxeEw8/Hmvmi3Eyo7pRcUDnCoRH78DwDG1t6O/5UI7X9TDDvwL4Ot3AwK22DMH5oCwcI4LHEjqNnn2zuKYh0o8vTbAANMm2kAhhqHKFozib+DBuRB+1vcGx7mFSuRNMzHg6mgEIqiaEUuZVsaY6/jY+Nk4WSy+lwCNUy3SrJPAGQJiwa0fq65S1Era5jTq73isffuMSQNE4jaA95KqC70ZMHfGeHjwL2pyx0BAx8ckfNtcJiWzu49H4weGZVKrXLffF7Y2Q50PW5tF/c/O1GLrya3jwkDa/VRp/UmanDIGstYI4vRl0s2ERcU8UWc3K6Biz7N48pgTGMlleFs6hzd1dtLY4jGQQ8+BmpLpLYdQQn9KpjcCYMdIwpFICa84vlmFNG2/W44ZAtY1+rW6UwXdDg009IxZqt6xevJnKaIS1Xs95ITYS9y8eOxLKFq/kLSt3WqBfrkAM6OZTBTIa6a3ENtSIc2SxLCCuTRN1koooWPQHmRYXsOidVIGWq4Zglglf7UYSyGe2n9wr+RJ1jc5qVzix8VbPXXLmoc9J7GXpx45KSNANFCnk3PmCqHRxDgqhZqjm0rvCBFjM5yRPGNYqPRZfgTXxwLuFqPOTgdDcIxAZeSEvMhoWr51XwpVsFjO94GwigQzQJQ95T3KC8AbdtBxFbzfd/axe7zZEvp8L/QxOyke9dmFGQBKaK/t80b9E3Kq7Wii1kP3I83uJX6gy6g5YuHPeYD158aEz64zgiS7UWcHjiFw1/jnFKDjen3ZCK79pQ3uOb6NRoCdeqc8xO7P4zHgKv0aM1LUWlRBySTRIffhAMbAyb3Hkoj7thYmRMHBxgVQcNaFUl7nFhCjcnD2mxVM7AbvNGILxhaeOZ4ZmBgHWpgcHdc+VeDzGhRT7wPKUXLlPM1R0ADYM3bl2VznpGgtQh3fIinrWBoQ2fqwxC723TOMAxMDVYakaEkSjjODVEHf2u5ySBfmYKxJKsvKreMC1m6J2Jx7h7eydBxzZcuqMFfD15Tn63gLcKmKWS+ZsGR3myQBcQOzmDSlq6YXlaQwAuTIK6BbIuVVTUhiRDa4TG+aQMTs4z7rWwpqPydIZTRNGJNVzZ6CSeUC5AhUlrfBXdRla8fsY8BtABBZr2UB+1g0E3I+JPHcp1482EMW00IsYWjqF9AdoVscYLWUymg5Z4QY0Lq0rbGZgtQBjkwqbyR1q1WHy0Sa/pZ1CnNhrEjLxA40kdD47LJ2KqAbYNvyMWamjJLTgsph0QQQJ2RVrUNt4imprbzvwJwV1HtwljLBgcQWXeqWh6gAbwmBGgfiBGjFOJizLFD2ibS3zlkB0PKLQahpWkn3hJBYZ47yudshxVhKoRTUBDAcUPwyAIlOSE3U4j2ELkDyGaBmhBukdLX22bj732NvdZB6pxsYVwfPY9pOY4jM18fTPQouFM0Wt/bZaLL2s2QqteeC1Cmujqd8fLjRgLC4hxkRI3/IOBh3rQemwbP0ep+Mxk763+VaA1egxOCW41w6ZNWxdCWjONXZwHrbtLXZf9gPBIZEd9Ag990TY58e1U+KeboT6vjaGOcMF3hdQRWoRHwg0qGOsbfNt00FLAAWw1o4Z3PMKnNOpRmD/ucEII2kRXbMClWVkNnmQSLZlnFOSnUNOPX5vRCXwcCaSrowRqNhtj6aw1Vpp5tLk7yZlXPN9RrPOHmGoDgjWhsck2AIWJhbXVvW5sKI2jxT3Zz28QzB+DNgmp3GxGtZ8vHb3lEqhzumfacsxN5aPcliI5/ov6ZnxD6V64I5S6nnOtIK1EuqVqlPbmtYiAsxwaqigcxOrpK5gnly+dcNuK1meVZNUB8sjWaQpUNiF04kACDHgBYiuUs2OFM+A8xUE3RBJFqTC0OW/OsWW16k9MxoVhkxS+51SU27KsxLXh4irQ6wWhygXy7Qq/Nl07SIbYsYxVZOloc9mlQ+FYk8tmJqIGFaQsnQVlOsMmcQaR+cFszX4jYbdbWhO6xRWiVktK5zUi92WR9ZzULmpa452HMqHuzgLBoXVbNzzioPULWX2x4nktjyKHnZQ6g1zCX+XEfermf5WcH8BKlc53VQKbt8ccwMGUwZnZB31GxwKOuMUDVABpgcRCLv9Xyn342xOK5qPwG4veRu50JwpU9VO2v+QjlXgLdOeafVcVY4Y1jsNeb45pPJNA2KabQZqvibOmhc/hwjEHZNqedd0HQ08O7j760rcniPxyg+4Zljws7uWgZKFrnBcR4+w77kLIuuXDOSrkzS8/0wkCntdCBdpGcatX90r/XD3mH3J64TBGU0LBmLSYnlWe7ZRvy5rwsAwEASLx7ZtoDCEOi9oxaNUMMkhCIpuDYUVbwSdnvPIA2ha1PRRoThnJYBonrfuJ9+bdg1dj67d/t32Bh3qwrCNn9jKdzs675/Xivg21PC2+DGG3UNFIl7tHb9nA/Oj9+T62/P9Nq1/p323MEerfNuGc2yqhQZNY58amp1vS70PiGMSeSSLAVqN+Zek+zqeiIl2FbWlMgAXKTyYjM3qdwcpIKrKR01XasCeYYwKQSUIipmVeiUf7FUpgmqLtchLVK6Sq2BTTrngXQeGVo4RVO2apKYkDoELQUq3utzpNWhOLwt51h1c3BmxNigmQhwx9giqAMcaaIY8qlbQ6vlOWWtBeYKuBbzbQwhAyN5u861Z3BhUGjrQpk2IpiNuywarmlcgQzOK0i4maRvzd0SqVcATyvkpEDODNb9JPnXY40xVwk8BJPUTSNTwZwKwIojnLSdj69jOO2DhwbbAlBA1vEgoHyX26oEW6RzouJICKKSsZuYJVpCJfJOpeM+iEd7BqpU7UG1hJP535WxGISy2ZyY1tXMp4EE2IsTHbl3WW+pni9MEyrgG00wUtXq80y7HIMbV1himZFkUVbUmNhzWTMYLC5bUCd8BqDuALgQNaqLcfwIe5cHfXuG52BOfG9tYumKgddggXF9boLDeffcgZ2Xa5vJXVdALFdwKSFHdnwMllTbPwAu/1z9r+x5fY5J+faOGKuzBFy/7BpzjgNVT23/bPt4hsU73gEY1lgPw+vqA1Dm0rhVXxqURu8rz7B5FTvZwHkPPAJjHdtsBBKanU2f3+s4GPgN3uPG1wOsaW9sYzJXrYq3WXsmxkwgGW68Udvp90phPmwea9dqG/1a9gTQHSt02/cDCKkWTWEFsglUIncJYSxhinmtm+QYUg+wlTRdSnY3DWUkWByxpfXU0pdR4seB+l2SxASxlyuAI1he7FBKUZrHulW2gjIgxeM+iC0VMGUIl6ppAt6kUrjU8o4jIAdrhjcWz3UBbxZnv5wQ+r6GoamK3VK2rhYH6HsBOiJC004Qm7YkiSH1YA9RQJziVLK9ubStAFwCl6y1yHPxFme/V2zLkDAkdr8P5CLIOimOYaQAn7OSMQNxlhFjtZNnyb8OBe+UOnAvaVw5JaQkWeCq1Au1ixtwh6JiD6Ep0nkB8oG63fpuHIhjTjgUoDbQM4wTcuqYgKDFdJReMeoj7YtVPzOpmHX/Zqrlck193kdxymMFv1WgUjGNACnc4qIqinTu/8IdL9L4CfcUusqyLzwjYHZxH5FDrnOMGobmTAhlGZjqvdAgZ1LViKVqQ/fq8wE4eyJu/1kPPGJybaRd5kHVP2Ms+ZVXuXsLwHO9x0sv4zYVKWh0PwNFfTnwzXCA5981tmEO+s9O1YpKjL0THoASllZXq1zs/PDk0awqaDgQ4Lo4/LiY17hNLIDisGZT4c8XLS4PpVNy13kVkb3TS6KlPfY+B7rBMUfGYcIYDQPANJzTopJ2iFbe6+zahUnQa8zbPFIFz5K0SN91krQNDEPBCghiOF8eXAtAu2PWZmu6XecZBs+A+Xm0cTumwbE1Z/f6RpAbIsJgLfq9kAXAA0sBGQKQWNTJE4bayBOaTsuX5loxbaBeTx0oK4inFVAShxAAsZkKIWv0t8XHxoFEDlIgV6e3rGrOAuakpSrJSebaY7E4UZHW/DlfqrUt81Ud3KAgHlmyvZV87Orw1mRJECPSeULse8m9nldAWiKv5uL0tlKnt24FECGGBrFt0VgYWqtx5UGl8uK5PpE67UZgWGDIAJacOcd6VcKxdE7td1kSICUzPHgmFyHExsCbisRUkllix5FT8WLPSSTzzKkAeeo7aQuMbGjOeU3VSqpCNwld4s6dA5ym7DV1vEnoZIIDm21fzrHOsc2PmVlE01DnVYYllj3hk+kUEIdkhrNkMWAujpZmC88AcgzFTp5U1S6MoQH++B+Gtm/vBD3I7DY6X2zmDowN+JlRwp6Jaia4gXBDx+D0GFNRBEH3KYyBMAvNgHC78TwZiVE7M37wsec4IB434NhfmyR7Ddf7MbreN6X8pePv4tH5IiW5ATJAsIXkdT8n4PnwvTz8XYg81b8mQZYFaUCn/3oHtD7UwXNsdr8HIQvb8MyY/24vsNjrkpVsPOZwxABuDvj493ItQcKmoFIyUMKoSmY3GjEHro3FLu9QkzHkWgtjpe81p7je99P5A5itGziuvi9rktw73VjY1IwzyNlJL23b9eSvgTth/fHv5OH9jkAf8x3x95djzr7uHTWVARIgEHCTqmCiWp+WvOOSDCaodCffk3hw5x7oBdTEEUpqWguR1jhy1HA0iSEPmhRGnOGyVkjLJikFCVtKhKIKtapV5thWpHMdtd4kdjcakXlEyDU/P+tzWbzUI1e7eWCxl4fMoASErBneMiOweq9b5TdNT9uvDtEvj9At1OmNM0JoxFZeMr21miBGgFyyvU3Fcz00Ut5V9QmWia0kibE9bEmHjPhap0wNW4i4QWwteUpKuwp5yvmYCt/ewbkHcq/28gTuV5CiKhpfnhXQc4eUE4K2JSh4x9iqF7vWMY8NYhQfCRpkfFNpXO8nk9BtgxTp3P3mqhK37ks/ilOIfh9J+WVtaDrXgTCA4rpl60w0Q6K7ScpYroLLMjiyrVeBBkOgJYyuoaHwYiAvA+gya9LJdnNrtzkGew2G0X+7zgM5tF0lvDkPx7i1fCDJlU8FBjRliOc8OueA6Qed9w8e4Xp9hwey8XtPaNuAwFaiPSHC2WmLzSbgoE/os2yxoIO/zBlvpwRLpThkHAhV6qZjzy7vL8AmGabOThpsNRGHKSMxEEmlGQCrzLjRJ7CBqrd7EgM5YzsEXFifIgHoWBRSR5yxnzK6ZBsWAGdMAJydNNgMhHnmkl+YSPrYMbCbMhaWkCULkK83EVemDToAC5WQpaShcMz7KeEocckQZv3ejgHnp1IsYp49F69/VS10c9Vj1fUgBq5OG0wnDe5oBbJQmA4uUq9VOyJm7OWMw05KjZ5qAs7NWiRrp0qTIEJoZGNwln+BCCll3O56LHsPvnBjPV5L7IDfMw4YrQf31zaVrwNgm3kQouLA3DVnCOSoNKvMq3vHQCPk94JdK/MpwFwVMyFrqdecMesz2sSlaErIoma2kpnBcq4nSfGJfiX2VS2BKcOiKtRAENW6/TY1q9rKVToq5U1DzZvNAYWQFkBXomxAnsuQ0DGAt1EgQKIf9fpWpe+QoU58QK25zojMaLLYyilJQRXRTPQIltEur6S86eoI/fJI1OvdEjmJNik2U7TtROzkjajaqWkLmEuZ0+r0ZiBmXutQpqkCOAa9tZ65FaP9dXTQ1g4UzJ10QtkAXNO4Zkn2w6wpWRXQOffgvqt1y5N4uKekGd+srRQVl8zRTQDVJHOzl6PkalfALVK60zQ46VkOhmG/rP8moJTJLqwQSGnacTiw3OzKDDjGyPKzWwIi89VIZOVPgSVZJAUV1fvg/SeCOylv4QGWhhK8Pw5/n3Nsc4zPINzNS//l2eZQiPpsYxCKKp7qwJhzsmb0a8pAmwRX1s+IEhXw5eF15bwjXicRR5x0bnTczhFVtmsM6OVa1wBmbDQRHzy9hvs2WhylHgkBnHosjw7AABZMeKGf4LuHHXLXj2zXw01UaGrZXDYxugqZsdVGfODUGu7fmmCZpFpXt1wgdR1AhBUDz6YJvrO3RO71faMwp/tOz/ChM2sSGpMymhBxrSM8sdfjrS4NFsJ2BN6/NcUDW1OsOKPLCYvlAjn1aGPAMmW8uIr49iEhdb1seAbu2Zrhk+c30SJjwYzFaoG+7xFJiM7NFPDkMuD6vHce1oQL6w0+eXYd6w2wN59j0XVAiIjBknowJg3hiX3gicMV0ES8d3sT92xNsSJg1XU4OjxQtR4QlSBIkAnQBMIrHeHpVY87KePy5hQ/tLOOjWnEImcsjo7QzY/UISlIXKkK6gFiI3tyP+DZ/SWS2S0zhNg5N4JhSCRXydprPfyc2/orjndUn1PMKyjrYLAObT3ZRvaMHLvftq4GWikcZwCUYEtIvzAzxAJckQiNqpRL+FlmRAVzU/WKk5zU6rZ/olrvJF+3rX0IkyeEpdar5mIrFSAX8BXvbUvZag5vTKjqzuLFLpJTMYgQqtrYSeV+2BoAHaDe6XIsw5zLdPiKNA71AXAFVTQMLeasBWNWtfJbv5B48sWBqNf7lZC/2KCdTBHjBCE2AuTtVOzGoQVUQmfL+EbR0QmNCih00IGwIzMFx7wWLghTI+POBfurPdzuV0c6mJe8xZSr9zrnkiCGDcD7Vcn8xjmj7zsFc6ggEIpkbuANspjzVpzidC3wSDKnQpsM5Kn0y+zZ5PeB9b94lQOBLdELYGl7heF3myDQALyFmSX1VYCq3aFrUUC8JyCwlP2N2bIJqvQeCSlnBXrNXhgNpN1fQgVQ0z44xcEg4YtpJlKu0nfRiCpTwKyx43pfmX+T1m1/OGbANJrFns6i1bXnmFBRakFESyzjCYsbTHKNGnwcsNPo+FjS8MRq8I7ReX/NmEHwn0EYF8p1HIBpQ/jghRnuPj3BdDbD7du38J1nnsNivgBCg7uxidBu4DsLlUiLx7jjeLyKfNzmwmQweBIxawjvu7CG+87NkFLCs89+F7tv38ZsbQMHBwe4wJvAbAvf3ctIOUssDQALmWIKOD/N2Fi9hT4tEBLj9DJifxVx0E9wEGYAlHC0EesN4X13reO+8zPM50d47rm3cHR0BCJg2S9xFmtYzc7gO4uM1PdA26Blxl0bDT5ydQMbsxYvvPgcrl+/Ds6MvutwNRGacApfxxQ3e+1vFPXhpa0JPnyxxe7NPVy/eRPtZA1BPdq71RKLg33M8jqu94RrtI6cMz5xdRtXz6zh5q3r+PY3X8JiuUQ7maClFkQkcbwhIKQe51YBq9UE38M6YgDuOT3DJ+8/jZBX+P5zN/DS7RfQNC3aOEETGzAxcs5oAqFPHZjXsJcZb2ENmZoqbRuhLSIf13Hn4bqpEjLK3Bbnz6yOF8UJcfQMe46XsD1CFcaXR89HJRSeySjvtP3MQOJSqCNBVMxNZrQpY5oSWnP0SllUz6l6rpc48tyD+iWQVpLmM2v2L0Dtn+rwpoVTrKiGATdpbDkroAtBtdKmQuisPrk5vOVCiI3/oUIrfM3yrDQj6kkpSSC/g6poIxQEWRjJqN+jhqEZiEt2uwSyIipJnfzSErk37/VDdIs5uk6Sw4QQ0bTi8NY0E1UxS81y8eKXBDFoRcVuY1JpkStuovH7WvajLhFbhgURMsymXGznJnEXjUyu9zKrBsCYAXV6K9K2FlPpO3C3LNneUvKOb5q+lWTOTXtJjLK+wCKxSxieSuvKzIl0bk5w1jNhrwkk69Q4bjsFyw0hdNbAU7PBqxYJEHZNPfZRneVIJeo+RmFoyezmFeSzStFdkHEMvZgRZg1hJwasTRqsTSJiDOrHARwRcCdl7GfGDQZWxrhbcpei9jYgJweqcBI4VVOhSfIGwI2p37l6pQ/Sc0ccYx681sA4wLJ3qD7PaI5vg45tUwa/ECquD7GTA6B1hMm+m47imFQ/InK2cE6STDC6Zuy9PgD4UTsA7C57PLE7xy89eArvvrqNt3ffxsHiGvLeKzjaPcBiuQSY8LNX341VPIvnl5LIAqYeGhPpwevdJtPjtxcdntmd4+88fAbvu38Hr732Gp7ZfQn9/h5On7oHt269iKNrN/DT7/oEFs0WXponyYZVQhqAJ/fn+OS5iKvrhFdffBnXrl1DaNZw9/QSrtMlHGAKQLi+m6uE795Z4OcmEe+77zSef/E2vrf3MvJ8gaadIB/NsdUl/K2tu3HYnMXLqx4ZEU/uzfGx/TU8du9VtLzAq9+5hrT7KmLTglc9eD7H+2enwM0l/Plihv0eACZ463CJt5Yd7j6zjclRjzduvYgwnaGZThFjxPLgAN/+y7/ExasP4MOTB/H5ZYPv7S1w9RRhtrqOtPsSljefx8ULd2FzawM3bt3C3t4eum6JSTvBYjHH0XyFK+0V3Jjeg9uHMzAlXJwucOvmG+jefgHt8jruvfwAuq7Hm2+9jsV8jswZs9kabt+8gc24hXfHe/F2HzCHccxuzXlw9V+OrUuqa+4YkzpiaD0jYBy03wu28exZ/pgHc9DwGr9ZGaXqlsWRTzKjBWOmKvVJ1prcvXItxWOdq2o9d5ogRW3kLM6FQmNVGhsQarWPQ3Krm0qZoWp1jakudcrBQy92krE07/VSl3wM5groiRmZGDHUOOSo89ZCcpFHHZaomomgQB5YQs+CxZarw1so2gg1KfRzpNURulW1k/dJ8hm0pl63WPKm1XrlraqZJ2Irj1IpzdK2wgqblAJS7ju4rhbGKCTLFNDCRJn5z2g3l+xxVYq1bH0F8FUSB4vWjzUXe4uEU9stTp/aAnPCarnEcrVC6kU6zznBiqjEphGNWYzyNwSklHB0tML+nR554L2uEjlCzRBHAuQmmUZm7GxOceHcFkopVwpln5hT5QqEl9/cxaoTbca5rRkuXT6D4FLDGpAG1cpde3uON28fYcHm7IYK6FDmUtf+WiBcnkRsn93EmSun8cCZdZzaXseZ7RnWJhEBsmaP+ozbRyvsHi7xjb0F3rx9B7v7C7yZGEdjadkYfvtttnIShnO7Dbjv9Bq2z2wgTDQKPGg0iHq0U9vg+ZtHeP3OAn0JM+P6fGPkzVnOPj4PiF3r83/EUKObdH01x6UHqhIKjJbpW83D2Drnj50Eyu7y0vBxIz3AA4UzrRL86Ln+mf6TMhaLDm8dMe7c2cf/+D/9Gm7v7uPsmR0AjJQZB4dHaN98Bj9/13vxv/dbeLMHElk5Ogwn0ktTg7boRSnhaN7h5pyxWMzxW//ud/Dq62/gzM4OTp8+wN1X78ETTz6Dza1v429feD/+w6rF9UQiSer71omxtr6Nv/UjP43f/e3rePKpZ3DurnuR2w10HdX3MwN9wsFRj1sL4Gh+hC/8/v+NF158GTs7p3Bm5zQefOhh5Ez44h/+Pj5970fx+WYHN1MHTgEvv73ExtY2/vgLX8SffPnPEELAqe0tXLn7bjzyrsfx9BPfxKW923h8/SF8C5tYpB53VsBL+yvcPMyYzxf41pPfwaRtsbY2Q9NGzGZreOvadaCZYeOeK+CcsLvo8PUnnsZf/MFvo88Z995zL378J34Sp09t49d+/X/Bs99/DrPZFNtb2zg6OkTfJzRbh5iGOfbm6/j+q2/gt55+Et996hvYOXsOn/rUp/BzP/Nz+Oa3vok//pMvo+97nN45jdl0hVtv72G2GTGdzTHJG1gEdbjxSZGAocPceO0UCdnlmB/MvYKuT69oy8EzB2PJv6CXmz9vZzPmsITm1f0m/oVSD7uFVAHjxJixqNalAlgWb+5s6VktBC0h5F5jyDtYGBqnHqymByIND7KMX5qqlRBqyJX3WqegUilpxjOoGlQqVpHZJgkD1WipS67fIW8QOgbAEp+Yb3fkIdkBiwrWHN4oHwfykK3IjErkuYOVABU7+Rz98gCrhXivJzUxxNiinUzRxKnGW4tEXsCcGiBOgMar19XGmxMIFWQBl8jFlodKk34ZWk9Jv4NrLD0P1ieXsQGLuQTFPq+agNxBQtKyqNdXC8zWIz7wngfxqR/9AE7vbIGIMZ8v0FvpZJWAzX+mqNxjRCDC/GiBl166hi/96TN48eWbWDjAJk0Uw1Q92U16pcw4NW3wIz/8EH7u5z5cOBiR7mXdy7sIr75yE7/yP/xH8W/qMz7xgav4B//o02inmhCLZBQDBTRNQNMQfvvffwv/4feeRJ8ylq1GWVsUhY7Tes64e22CSw9fwMcfuYj3P34Jjz9+F86e2cBf9Xl7b4HnXriJb794C7/2zVfx9ev7SCDniW6LMcKXTg3MuDCN+NnHLuEfvucSHr96GpNJU/YyQYCfmBEC8CtffRW/+q3X8LY9O2cZH7PHjxkJo0HmPQ/UtNIgFOfjET4KS2Fec+H4BdD7BhnJ/DUG1Eb8xtJ8XdFlwQ6lqDEjYNd6hmBEJP117v7QNmiY8dJLL+Hzn/0s7nnwXcDkFBbLBa4+9C6c7vdw6+ZNxJvfx6dnD+Jzyyn2gjr8jNtmnfOSE4bfmzZiQoyXX34Z/+fv/R7OXriMMDmFL337efzYJz+NtbUp3t69g/vOvY0Phi388YoxV5tJSBmPb63hA5e3cWZrDbPZDLdv3sT61lnEczMgNapKicV7vGkCGmS8/PIr+KN2of0AACAASURBVP0v/D7atQ3kZhOv797EI+//Efzwe+/H7/zWb2KDv4kPXvkU/uQoY9msY2vSIBDwh3/0R/iLP/8aHn33h/Dm7grx9FX8xHvfjxtvvoonn/4SLl5ax/0bD+A7HUT12EQcHRzgqSe/jWeefgYf/sRncMARy/1DzPqAB9/zQ1gd7ONo7wZo6xJ2dw/wl9+7hbeu38ZkfRvfvU14+WaP+eI6/vyrX0afI6488DjmcR1dBAIvkbsVEi3xdlriqdeOsLx9A7d3jzBvCc9cy/jgtX089+x38fWvfQ0f/vinkacXcCetEJp15ASslnMsWuXwzXmtMJp+zencHQNWN9cl5bAHZ72mz5VbP+Z/ob99IhnPyRYNkLVtSPzLezKjgdjKG2bMsjiCNaukMeRiH88sNsJSk9wnhCle610FnCJRyV9LCOJV7Flt50UqV2/irJ7sIICj7IdEQlRzNMSqUrkfVhsuJimcwkAZ+wQgQlSEWYUCBiHCPMNR/AUypDZ5qRCXs5SGzsLASNhdr0C+RO7m6FeHWM2ltGnXr8CcEWKDSTtD285EKtdiKqSSOYKUOuVmqjZj8WD3yXckeUkGs0npOsYOvaWiWGVoUKR2iyLPkoGdg55LBQRkCfaqxgcKiLO8U6RzcYATG7mo1/cPlvjWE8/i6HAf7/vgo/jYJ9+LR999PzY3N3Dq1CaatsFf5/PRj30b//JXfxfffeE6esv4RtUBzpa0dEvi6y9d3MGP/9i78fEfeewdnzufr/D1rz2Pbr5CahqEHnjXY1dx3wPnsLk1O/Ge1apHT4SDPpcqfGLOkaFpE+MMAQ88cB6/9JlH8ZkffxQXzm/+tfppn51TM3zkg3fjA++5hCd2j/Dd6/vYB4ZStKnRnYr7VBvwS++/G7/6i+9FY1nhfsDnoxc2sN5GvN3rM2McllSNsdKJsR3d6EUcgb6abuXaDFC2sDX/agfqhQYNHTQAHLcleinb7jWd01jt6MF6TDz9d/bPyqPfo3sUfGWsAra2tnDPg+/C4vQjeGVvjmfxIP7nv/c+/MHv/q/40p98Gfd/6AzO8Bkc8hp6Hj240OITGBj/bpWwYohYX9/A3fc/jOXZ9+DPby9x9uAMPv6xj+HP/uwvMD+8g/U+IOZGpD1ibMSAnUnE5dNTbG9MceXKZZw9dw5NyNjCEhtoIYV8xc0BSQmc4tHG5jouXn0Ey53H8K23O2y/SvjRj65hOpth//ZNnL97gZAmQPTOKRlX77mKrSuP4ZWjKV69vYNPHESsrW+Ac0JY7mNtfQlKkFzOOYOI0DTSv/bMPXjhYIo8ZfQUca7NaJcv4U7YBvcBCD1eO2BcePAj2KN1fCVewk8eNpj0b6OJEafPX8Fi7TJu5Rk2ty5iMr+JgxSwwhTIGQcdo1u/hO0HTuFFOovD7i781O4RDg8PMZvNcOrCvXhpvo0UgHM7Z7G7+xb22g3kpBxr1AU7SEoz+hQA9ZJ4GBCpIoGUzHrKUZdMfDzUANjLfIIY0jZlf86tdd0/gQgtA+b0FnPGLEvYWUziCNWmDOpyAZBAUhks9J2AQTZbsda05qRvqvnWCS7/NmnoDzUllrfElCNA3qRexUpomFALXZjtD2IDz2ZSJgNxV9YUok5vrPc69JZr3YA7Q1TsDaPYyM0noDFbOcvvoJ76YloQjQSnBXIn3uurxR2sFkdI/UqkuEBo4wztZFZjymOD0EwF0KOWeY1TSQ6jHuwCYblI5IV2lUyJjjGz5eS1N5WtgYB51gAtXT/cl+uEdsv8Wj79GoqWwWozFyc4KW+aetG+5JzR9R1efHEXz33/RXz281/B5tYa3vXoVXzq0z+En/2Fz+Cee+/C5ub6XwnsH//0e/Gprz+Pa9e/ihuHvWhy4KRyWBY3IKSMloG7772ID/zQQ+/4TGbG/v4cX/jDZ7BKQAgECoQLl07/QDB85cXbeOOVXSwZSE0sgJ5AmPYJ97QRP/qJB/D3/5MP4aGHzyN4Ldrf8PPGjQM8t3uEfQqSja04yZkzHJV/gYDHL27jv/rkQ38tMAeAh8+uYdI2kgDLp3vV9Vnt9gZizgZvdnyjV43Tctta0kubYvgva9ODNJx0gwpuJxHL8nBtpFc9wt13kkQ+eC3XjpQ/dq97lu2TPLhZlQUBMUYslkvcShFPrl3GWg7Y2trGo488hN/81/8G9zy2j3viJq5xjz67MfAbMmPYV2+OcGoRCx3bu3OIN7cmWLYbuOv0Fn7pU38X/9fnP4eXXnwOsysfRqvhQ6ypV8+vT3DpzDr6bgnOjNnaGjgnxH6OGdYQckb24GNFTgB0qxVu7h/gxuYa9tstZGrBzFL6kEKxo0pJUFb6w7izt4vuIOPNZgdt3ETHEgIGiNQ3yT0m3GKZcyFDnBl93+H64RLfwkXEzQ0QAc8slri4tY7XsC7vaBu8mjdxPV7BK+0p5HaKzbUJJo04paTUg4nwaljDYgVsNlex205xi6YAAXfyBC/wDg6a83hrso0fWZ9iY61F04hTTOo7rMIEz+YZttIKYWMHL9M6ukFynVHBAh9TXhfIcE6Ra2W0knrXifjjNLymJuu9GkDvHYP7WCOlazlktQ9riN56zmg11DAmRpuzOrhJUQ9GLn/FCU7txGkBpA6ZkzBgAAaqUrWTk4WehSiObCqRQ9XvHCIygtoo9RhQbZao4WUgcVaqe6LmTAJp5W2vkSAPbVyiFRjQvOuikWDW0DQ1k0SGSOPqcCUFVLJmeFuC0krDs8RzvZ8fYLU8wqq30qaEtp2ibaeIzVRirGMsldGEuZGY8gLmxWNbCABBEvCIhCzjGwY0rErmhXSQW3/QQbQl6gQYyhrJouugJreF+jtIOJqsES1xavXKNQNcShJj3qceHBhoJwAzjg57fOMbz+Ppp1/GZz/7VXzmRz+EX/5HP4uHHr2K6XQC8ntgsIQDHnn0Cra3N3DzcB9FszOSaQxcz27P8K6HL2Ln7MmSMTNjsejw1S99D2+9dQertkGz6jHbmuHK3WfQtOHE+wBgd/cQR/tz8VxvIhCAFAPaLuHuSYOf/+nH8U/+s49jY2P6/wvMAeDNW0e4c7iqNnJAvzvJPJh0HvGhy6fx8F1/tUrfPg9c3ML6mXXQtQNh6Cz6xUzQpk4P9T0C3tEVxgIAvaehSrOyRvY0QW3oRdo4AWztIeWAbdIxWBsQjwjoGJgLOPPgdHmOfY7ZPkdtGxBMfZBPuAAA5mTSNHhs1oIYSH1CO50g9yvMeIUQFSQDVyrj2+W7UfppIAvcuXMHT1x7Ent7e7jv1BmcPXMB796c4j/9+L145ZWn8dqrr2Hr1Fnk+R2cwgbuMKNvArYC4dLmBPODffzrz/8+rt24iY2NTRzND5G7I1ykbexwwi2zgWnoA1HA2to6Tu/sYHZqBxevXsFHJgG/8IHLuH3zFt66dh07Z+8CLw+wFc5gwQxO4oSys3Map3bO4MyFu3B24yI+/MB5vPvcDL9z4zr29/cxPbXCNK2wlmdYJll0TdtiOpshxAnOnDqLT26cx8cubyNSj19/5hZePVDHqEjgxHgtzwBuwNTivknrvC5lPmJOWCHiWm5wnQncarrMzNjLLfbzJpiA7RBwtYlIya8BcX65hQluZamRnHWjy5rIQ00QjyZxxIgNvUfrO2q6Mh4CdwlZ47oRTRT1HKdtxqItqGs1sIRjmed2kxjTPiEmlhzr5qXes0qyAmIE8VoHd6Cuc8lgutLvwFycmUgB2zyVRf1r3uukZqag4WcAU0SOGmus9CMruKeRl6+FHpECvJAIGdfMmn4TumRtvG2KdGpamxDW/NMWkpcMyMV3wMLPQu4UWHtQXoFSh5yWSN1cgHxxgNVqrg5vhLZp0bZapzxIhrPYatpWc3qLU00Q04CpcZs9aYiYAiqEEaFCa/yScgy+V0uXC1h7HSpTw1UFXxhQtjS70DnV7IicwbkT1bqmo7USp6nvSurWrNE5RIRIAXFtWrQxr7+xh3/7W3+IL37p2/in/+QX8ff/859B+wMk9StXz2N9awPxjTuax4qG3VKTAmXGpctn8N733PuODAIRYTHv8MUvfgddn5BnE4QV48zWGi5e3ECM7wzot/cWODjoYLXMORCaPmEHjM/82MP4L/+LH8bG+jszJ3+Tz+07S8znEmJb1d3unwF7zrjn1Bp+5tELJSnPX+cTAuEjGy1eCcAdcvspwDnzcn03haEkH0hAPEuoIvow9MZXf021odtbaQiUdrIQSNdCryofS/GDDw0Plg1hbPsI2O255H6/03tH76NsRRAAS1AgsaupqDxzUakGSf/nN6gn+D7Lmd+0BShYeQjZ8Jfuvop33X8Vv/zLH8S9d53GM995Ev/1P/9vsFquMJut42Cxwo1pK6W8U8bZQHj4wilcv/YaPve5z+HRx96HC3ddwneefhLLw11sn7qINdLJU5UXZ1FLPvLIw/gX//xfIHHAmZ1TWJvN0MSAX/mX/wo3b97CAw89joPDA+w152HBL6tVh3/2T/8Zbu8dYHvrFKazKc6f3cGXv/wV/OlXvqrpgBvsrnocBrEbcsrY2tzGT/30z+LKPQ/hwYcexebWBr76lS/ja1/7C/zk6Ufx//QTPNXuACx2thwCwJKvaNXnoS3bhpIl8Yyoc6lI0RxDFWIZyJpExTasOVAxsnhjF27WzZeFcNjaoNGa8UlnxslhnCq83FzWgQNzhCFom4ObAb6p/HNGRC1dGljUxxP912RRq1uOdRHQNPwHGkeektqMl0DuwL2q1rkHQxMnxQasyZEk97akZy3ObGR2NvWuNg9mBpgCUmzAwanJzZsYhKwE11TuWeeB2ezJZAJo2S6R3HhCAcwNo6X+FEc46Xebch3f3knkqlavRWOk+lu/mqNfHGK1PMBqOUdv+Q5ig8l0DU0zFWk8RoktbyRVq5Q31Uxv1GoO+spwgpNGGGhwlSaBMv2CaRuKVK59rGToOK1jiL1fxlFuDKqRIE5FTc+qabEQtZx7IIl6PfedZHzTGPOUpGZ5Uik+aArWEAICIkLTIDTCNgVMwES4fm0f/+bffhF/95f/NpomviMQXr3nAi6c38Fzz93A0iatzKd8DzlhFgIeevQKPvjRB058DgB0XY8Xnr+Gbzz9OlZB8xgAuHh+E03b/kAwvr17hDtHSxEWIqFnWTsfft/d+Ae/8H5srE+PWXr/v37e3J/joEu2eBUkqarelW4jRly+soNPv+vi3/gdHzq3iS+8voc7OWBgIyeSbG/28ZJ7ziglVQOhREklk8rNs17uqwKUt3X73wAqoKH+HTvBDaTbEaqPOdtymusi8TGM5Z4RmPtzeruXtowMCz/Ngw1VlKZKNPhYG92zfJ/fiWEhAaZTW9v4+Z/4eVy4cBlHyw55cQvTyRncuHETt2/dxE/9nb+HG3wBz67WsWTxcL9AhHNtxH13bWP3le9hf38fp3bO49FHHsK1N17D0cE+1k+tsE5TUZmHFoAmbsg6XkS4ce11TJuEne2r+Fe/8b/h//idf48rly+D4hoO8hQ5NcAkFtyara3h4NXXsTjax3vf/R489dRT+PVf/3W88frruO/BR9CHGQ7zBF1spfBFEkJx5fJdyCnh7d0bWB7dxIvPfw9/9qdfwSd+4gLOxIuaNpU09lIHKFntZ0fqGMVOWA5kN85FYy3XkNcewSmQDJQJte65fYhqqlubKLh3DvwinCQOl3+grPeTFh+GjIAloCGqNdm1b4FImpoYazljpiBOLHHkltFNim6QapiySuUKZNwBKwVzOLU6XM5s0sx/ZNm8ooQeDYpmxFIBTBzdJN43q31OpGmULFvCv0oomg0XsaTPjCx+GRkuwxtrXnmQ5vYREI+sWQb1vHmzZwCUszI1uh8zJBkMM0JaaQiaZD4Dd+B+IQ5vyyOs5gdYro4kH0HOiLHFpJ2habRwSjNB1NzjUqe8AVlpU829TpoYwoCVLEWrq2Q2sGnrvvMg5NPTFvppa8gvGf0bSj0BTQwDlhhyZiB3wiRx1nStZiOX0LPULVXdnouJBRCtXaCoSWKaWiVNNTW1QlqLO3d6PPWt5/GRH37sHe2/W6c2cOniKaxNGyxWrmSxFVQRThAXz2/h0QfOq3f3yZ/DwyX+6A+ewnLeoZ+0ukICLp07/QOlcwC4c7TCnZTQx4AUAiarHvdtz/DRD17FA/ef+4FgzszYvbPEf/zj7+N71/axP++RA7A2bXHp1Bruu7CJdz9yAZcvbKFtAq7vL3DYZ00Mg4pxPssbZzy8NcUvXj2DteYHt/2kz2Onp1hrGmDlhIEYq43eJG7oeitRJ4rJJeY9VMbD6KZquVzqV0dk/V/7jImdnS+xF3rOq9jKI0ZE1avJ/bu9M5Mn5gNVPNdzAxBmfSXVc3pvTVdQAZ+ACpDmVguuEuVA3e9/11VEKSOSJEv5xje/gaeefBpf/dO78MlPfAwPPvAQ7n/gASyWR8jn78G1G0skUNEiXFyf4vKZCb7+R89id3cXb1zfw4995kF89CMfw5e/8iUs9m5hc7aFsMrSJAd8L7zwAv7b/+6/x82bN/GP//E/xMuvvI7f/I3fwJmz5/Hw+z6Fa3c6PB/PIUlBaWUAG/y/rL1JkCXJeef3c494S75cK2tfuqp6RwPdADggCAJDzpBDYkaHkcw0NpLJaCaZbnOdmySTmS7SSTYHHbSYTtKMZKLNSFzETeAyJMEBCIJYGktXL9XVS3UtWVvumW+LCHcd/PvcPSJfNsdkCrOqfC9ehIeH++f+//bvn//zX+d3fvcP+OrXfh7n4Hd+9/e4+8ldXnrtZ1jauMLdZo09vxTsuEVBHxgfH/HHf/Jtfv3X/xXDYZ/NzQ12d/dYW1vG1XNsPQWzFgZJ7c4+0EVBFpNLwmCTpqtt5lF9rNEkG+0jqjwNgeCdcABdtXkuTS+ioy7Thk9MQj7FccpN+768z0p/LrXRI4BVQfDOLpsAXOrcleKmNfOZF6/1EENt6zpmdMOHDd06F5NtgIkJYYwtZEyCwxtI8g0Bcc2xHaX17PdcldpYE1XpTu3ixsShdMZQqFofXUFhjHLzpYZvlTqcAuih0rGmbpVwPI8kg1HGrqGsRRqXeuwahtbMJ+LwdsR8OmFez/A4ClvSGyxR9gbiua4Ob5quNZU3VYe34AwY+hMYT5doiibuCy2yUmkqJx9xpuzuDCn8LvxvFei9j0CuteWdq+VcAHIvBVVcPQ8g3lTBVq52crlX47atmFUKK+VOiwJrk5xmTREqpNk+pjTUdc2Pf/g+f+vLr5wK6NYaLl1YY7TUZ69yopEQPwxPcKj2Dc9dP8/rb1w/Vcr2Ho6O5vzVDz+hcYbolWMM58+vUHyK3Xs+r3lyOGPHeaZ9y0Suff7qOl/8zCXKTwHU2bzmm391l//pD37C958cMnVO8igEjVavsPSHPZY2Rvy9a5t8/bOXub19zNhAir/X3YrkM+MtNy+s8vdePvv/STPw2sUVlpZ6MJtl9nnZoKMdPBWlUWVgNClG34yWVJz1M/dyN9qCSZtUfrSk4qydvPBJlPAV1Dvt5Rtyt0/adldl1ZLouv3I28256c6GKxto5Lrp/K59VS689Zv21yRJjvTeTd1w/959/vAb32Dz/GWO5wO++Z23Wd+8zssvv8Jf/MVf8OVfucnrS+d4c+yY2wFLheXS+hJ/9Zd/wZ/+2Z8xGC7z6Mhwb3vOpSvPYVzNwbOHbDx3jRVThDCKrJ+Hh4fcu3+P1c1r3NlZ4e6D99jf3eELP/vz1CtX+cGkYY9RSInqJF7ZGO7ceZ/ZdMpuc5Efvb/Ne+/dYXk0ZP38c9wuLnNr0mdqBvJ+4T2nkzEffnCHT+7d5ws/+7c5dn2G66u8vHKe3WfPMMsbgeDKjJFyDpwwL9lYG2PS/OR+C106k7k1EBmxSG+JWGUasx01ziOJNluATocZzO7R+6MNPiOF3ENdV3I39tyFdKy4EC9eOi9Z3YIkrhnNjJoRnGZzC9K4Fe904ypMPQ8Vs7TqmVfVthGpiyBdan51iKk5vcYPi4NXcmYzcVNTLi/mXjdtz3VrQjELk2m9Cr3eh999HK8A7oX0Ua3F1qcx0v3IeqlJLqDgvadwjajWs6x2ms1OK6HNxlSz42Ajr+ZRxVz2hpJ3XTK8aWlTlcxtT/Kuh9zrzqgk6Vs50cP3zh6QAXjc3E2gNxPJLpVBVeYlkhmIrTwDcm3fe6AR35bQD6e5113Iue6bOtjJmxpX1zROCqtEOgQrOddDUZUA3EayuoXCKoWkrg3V07y11HXDu+89iI6wpx2XLp9htDyEgznBeZIoLFnfsDIoePmVS7zwyuVT2xiPZ3zvux+w9eiAea8HpggmUODq9XMUn+Ih/uzpMQ+3j9kH6rKgcB76BWdvnOX562dOva+uHe/c3eWf/sYP+OTxAcdL/VAlMM+fbkwofvH0iKd7Y/7k3g57tefA5NnbDK1Spk3DhUHJz13e4Pq5f3tnuPy4sDqgtzKA/WkbnK1JgmTjgz08zzQXzZJGHPa8SEW6spTitNpaLsHoZqfApw5CUf3YBdR0KrbROjrf42aanXddIM3b0oWWMQn5M+Pn9nkFbiMcbSNOI0pE4VWNvKbPbKLd7vtO+woYPkpqdVPTNA1rG+cZD67xzZ05xa1jvvLG6/zrP/lj/OEDXhgucefYsmP6LBeGa5sjpgdHfOa1z3L16gucv/4Gr1w/j5s6lldW2H18yMjNWKbPQd207MLWGIbDASyt8u2nhi8vLXPu3Dk2NjaAGcNiRK0bUOYZb61leWXEO8c9hgd9eqN1zgxKRsOCFWcpbUmtaRCtAInzNK7G2oLeykXuHRVYPEM756gc81O/mgDPm6SCdjbeX4htrzWGGQO88PAEnwF8SISR00ZkHuWEai9y2orG2kX0pp87zEJOdzmN5Sp+LbYj/4wLIVlF7egRVMwqkeeJUIyXkCvRGIUiKUEatRpDLTHGITc3QSpS1boN7I016rluU8ITY4ge61E61zSZBWrnJgNtb1PlM5VAvAlMWLAd25ggxbSGwbRU7A4TC8ZgtHypJIOR8YnSuQvJYfA+eqwbXyfVehMKxbhaKqHNJgLkY6pqFsMoe72BSOR9iSUPErm1vQBqRQ9jB1D0pCKapmvVNK2B9VCvdU6AeZj4fFfyxp4kV5MBeUZfWW0w+SsSucyrzyuj+RC54KpZAHTvJG1rhVc7uSTE0SdYySEQksQUUru8xKhTozGBqbFyXrQzBoNzlg8/2WF//5jh0une4VefO8dodYR5sA/GE0LmXRzHS+fXeOmFCywt9RfeD3B8NOPf/MVtZvOaajgMS6jxmOGA525sUn6aQ9zOMcf7Y6bAuLQMa8f6oOTyuRU2NpZOva9uHFtPj3jn8T4M+hKClsV75/HkxrDjHTv705R1LVdn53nWreXFzWV+6cYZ+mXIe5FrJqrGcW93wtG84XOXVhdqH3qF5StrQz5+csS+th8FagX4zmcRa0Kie2FCuz4NMeJEAT3Gy2YSjdfGMi410qzv/Bb/k5/zDbMDkvnmqhuvfs4BG9p/T6jxu19Mdia8h3MuqnmcC9niZtMZjXh9t2oJ55qKbj9i/7LX9Ol3ay39fh/n4cgtsWVWuLNd8e++cZWLFy8yn81Y6h9x3i9xBCxby9VzI26+9DO8cOMK1vYoypK1wZjB6hmuXLnK1pNblNURK2Y5VNKhF0HGFgW9sgfOcXw0pVnb5DOvfYb5bM7Zcs71csDWrMKZvuxPoaNFWVIUluPJmO0jw9UbL3H07COsn3OxrNkwNXvOxFzuNtJLWMRV43nmRjz0ffqFp1m2PGOJ4CTms7HJZkKIr6kbyijxQDskcPGcJ4pSnwc5E0PMWihOJ89mB5izyVxEnq159Zkzn+/s7D7VFfcijfuQAKXngte6lcQnCdC82IUbsdWGOGrTaArPCu/UppqBhClEtR4+505tYXkGiSJK5YhEblUytyKV6xJNCWDUOcl3HXoF6FVVrsOuntnKy8b9URkbmY7cMdW6pE5vjYOXZDjy/sY1aG3ypp7RzMbUswnz2TGVlP/EQ1n2KcseZa8vYN6LgJ6qoUnu9aKH5p4H1Qw1MrYK6uGfz3NcGLLNOjFA6Pj5jObks9YtT+SsmikvgO3D/LpUwEWTxHipgqYlTlUqb0Ra9z7LHCf28MIU8s6FMHhWnCEF6AvJN6AV0Yym+DU422Nn54j33r7H2XPrp9q/r147x7lzq/TMFnPvUS992zisN9x88RKf/dxzC+8FqKqGu3e3+cmtLaos017RwPL6kIuX17GFOfX+7f0Jk+M5zsDMWnrGMSosa4Nyoe1d56xXWp6/vMYvPXeWP7+/EwC91Hn0SeI2Aty6APKiKpHJTcwuvR7Xrm7wJdEOdM0M48rxRx/u8pOjOf/s/DIju1j78OUzQ77RL9ivPAm4M9zN8bBQY74cGuIY9y2fCS0WaATQ9aJcouludq1NUbnYDOTjvR3g1V2hK/3qd4nDbYF8vF+e4Rbd32lHid57GtdQVRWVKXmfFaBgvbAc7O/x8OGjMFbG0jSSstEsakc/Z++fMxb50HhPVc2ZN449M8KOCq6uj3jxhRe4evUKjx8/4tLgPCu+h3WOs8OSm5fWOHzyPn/5rW8zm8+o6zk3b97gV3/lV3n++ed5+93bmPkRG4MLDHDB21Q3TpHWLY5eNeNhtcq/9w/+Hb7xh3/Ewc4WF/orrE1rdnzwXs7YHAyw5ufc3hvzaz/7ZY4/NNz95D7F0oiz9jyPvGXqiwBK3ovyInCFY0oeMcIORyz1LWeXlzg7r7l1MAmagLJoM4QeJuNjbj94n/FkwnAtlGpMJUs7IGvSmBs8rqp48uQxH338Mb1+L5MmdLNUGmxxWokuMqar9aAW8+DTvHZpKrOVWw9GwNs4iZ12nkEtJTqRYiFNCm8ymSSacowHBy+aOsU3x9SeweFjFQAAIABJREFUYqfUBR690UWqQCqd2ZD0JEnfCuhipxTVupaV1M0UQ5LKRQKI+4chOrjFCTQmOrB5n/whoj+KgLMX27oVwEakctsZB2VowEt2t6CV8M0c18xwszFzAfOqCrHkGENR9CiKXmYnL7FyLqiZg2qdCOhlyG6na0bs1qHXysS7+D7B5u3FRpzmvLVp+zZgJ0ZZfQSUOVD68cQMb1EaF4D3LtUpb4LN3DsXEuE0DY1vYpXCoGgLYGMV0G2mXo9gnknq6kylgJ7Rjysts1nNWz/5mJ/76mcioMdiPcK0rJ9Z5tKFdUaDHvN5yu1gvGN9NODlly9x7frZhfcCHB1O+O537rB7MKXq9/DWiv9EzbmNEetrw7ie8/v1+/behMNJBdZgCkPtLFMDc5+es8h2b63h5pV1/rN/9DP0f+fH/PHjQ3xVQb8n2diM2KkzQNXQsSKX5DUmPES0PL/c5xevrHNmpb+wvwdVw7/6ZJ9H85rK+4XXALy2ucRyv4R5JX3QMDWT/sa9yydGxGfXRKIVHM72wcSe5dxBJFxO7JNpM+2e058W3iRfF3xvbaaddrx2/GRT7evlGlHdL49G9AcDer0eL55d4VUcX7kyYnK0wzvv3ma4tITzUDlZgMoItQCgu8HLYGbx8V5CbYbDISura5w7e45XXr/OG8A/fPUavRK2d3bY29lh8+Ici6E0hrOjIZtrA37v//xT/p9vfINLV26AKXl2aPnM64f0+0Pq+Qx3vE9/pMThwTmm0xmPnzxmb2+Xi+tXMK7iznHNS6/+DK9+9CF//Md/yvXPX2fFD9klhJ4559ne3uHJo0c0jWOtNLx7dEyx+gpf+OKX+OD92xwdP2D1zBmGlEw9NM5TOU9RFCwvL1OWfdZHS7yxssK5YcGwsJxfqtmd1OweVOx4x7TJCI4QdvZs+xn3f/IjlpZXGA4Hoe57l2mLqJLNsw856z/44AEffXyXq9euhwpyLSYgp40WSksH5LOJ/3UJKKO1k3NvVeXvDX3vMJIZy7ggkfddqnSmaubCJa1PKhaShV25Gk8KowyPtKJFS8lgVMWOCTnUsRYfK5tIela1jYtjlId4LtnISbZyiOeAEKrmE5grT+8tojJP46yfbTZ2Woccg0jdug4V0AOgWe+DaaEJzm7eNxKCN8PVEks+G1PNxsxnU5xIskXZoyx7FIUWUElOb8aqnVykcS2gYhKQ56CaIhOE4TA6/skmTiSXbJDiojfxndv7mIyNqNHVZu7VZu4kll1U7s41wXO9nofP+r1pqBuxoYutXL3UTbSVS1haLGtqo608qOCDVG7UV8JomVPQVL8ej3Oe2+8/oq6bE8CowFOWBZfOr7E8GrBXTZPvBXDt8jovv3iRwbAX78vB3HvP9s4xf/ndj2gwIcsbRkIjDZc2l08wEt3Pu4dTDqqGpgwRGbMSHnnP3f0Jh4dTVlYGse/diKVBv+BXfvY6vcLywk/v84PbT3jzYEoNITws9ybXtWYzYM0KsASit7x+foVfeW7jxLsqqe1Na364M2a1VzCpHGs9Ne22x/eljQGjpR4c10ni9r5tu4+gDu2Fl4G4kmb8MQhd4g7ZEflVHZrjstyTjnwDJFtALD7yjVc/57ZM3VnajXY26/xZeXuenrWsFZZ+r+Tq1at89W9/DTtY4auXKoal5ez6lB+/+RZv37rF5SvXmFUNY9s7kUun1d9cMs8Bw3sG1nKmsJTWcO78eb7+9a9z7bkX+cLPPI8xjtLU/F+/8RvcuXOH559/mcnM0fQGXB8NeOXyOrg57733Hr3+gNXNGzz1K7zbrHFrq6J69IyDgz3Wzp2l6JfMMQyBjcJysL/LDz/4EZPxlNWVVfbxPD2csn1o+OpXfp4/+L3fh2ofa1cxtWejtCyVBd//wQ958PAhZ85eYDToY8c1D7aO+DtffYWrVy7zzgcPKX1FaZbpe89aYRlZw9rKKq+//nlu37nHtc2C19cd/dIznc549OBjhs7wxuA8b85hShmzGq1bw5l+yfhonydPnnLuwiX6w2Wm3uBijfF8PoUGnWNQWM70Snqu5unTx8xmNc/deJFx3dBI/utWmtUopWe0odJ8a347DGAL1GlpgjRm3ABl4+j7tl0c8VqPamZxurReanDHYiHqxdyEcpdZh7QMp9GFLSrzYDMP3q4eK1K2hJ2ZAPTOaHpWsZUjHtfCxXtBKS/nEpjL75g07MqHebW+iVObMNOlj7Ano51qk6vjo5oX8MQKYVbD77wDZWh8E/KtS871aj4JErkkhfFePNfLfkgKUyavdU0IE/Kua7rWvuQkCHnpU61wARcNQWsBsTBdUV0UpOCwV5rkNhRnqmsr79KPZIBEAS3kj/A4cMl+HvKvS6a3JlS/c3WF9y7UL3dBOg/e+4FJ69rLTSFALtXPbFGG81EitxmQS5rW6CgXgKxxDR9+ss3OzhErq0tozo7ucfHCBsvLQ8z+FEyoP1Eaw4svX+LlVy7Fe7p/J+M5773ziI/u7VOVZaTzpghS76VzKyH964JnIstwezJnzzmqwtIYQ9MrOKxr7tzb5c7dXX7m9eSMl7ejn3u9gl/+8nVevbHJX97a4nffe8xP7u/y7nHFvKqhLw6lxgTVu6q3Lakgigec4+xSjy9e3eCFzBkuf+a0drz75IjxZM5SMeDe3pRzSz1Ke7Jf55Z6bCz3KfZmNFE7bjrCtInrNBJiznXmuJytUzCUMTFH3mArHji7WR8eH7rAkaxlayfbPMkkXG0739Wz308cJrueTvvhX78sOD8oYLrP+3fu89JLL/Hk6TbN/sdUvR4//XCb73znrymKgnMXrrLf9Hhkl6hN0W5wkQTYDVMClkrLxUFJMz3gzvtPuXnzOoNBwbOt28zmM376kx/zm7/9u2ysn+HM2cs8q0p2ygGfGw25sjzh+3/9bZ4+fcLm5llcuczH802ezEfcfnxA8ck9ZrMZo6GhX064WvTwGM73C8Z7T7n9kx9z+epV1tdWeDxpmI9nfPjJEy6P9hkuDRnvP+Ty+jX2DyrOFAPOj0q++Wd/Qm8w5PLly9R9C4eOR9tHPNh6giksvp4wbA652FvFVXC+t8T5omZ3+yGmnvDKqy8xGe/SHB8zL3uMDw9568ffZXV1javXvsJtX8bxMt6zXlieG/Wpx485OtxnY/05ev0+piqCVItPaW0hEwdD2NfZXsF6UXGw/YzGOZaXR8yOPDQW60Jt8CThd+ZroTCe089JZlQBKQA5UqrTx9rjhQCbeqoj1wYQE5W6b0LoWa1Vv8QuLiFKXmlZFqeCSMrVHMA6JoJRdToC6Cp5R1V7Aue26UxBPWVyiwlg9Hy2lPL9wYBUOdOIzgDugdcO46Zjg1Op3qGZ3vCeQjUS6gimnuv1HN/MaaoJ1WxMPZtS17NgL/YOW/YoioKepGlthaCVfYmtLoOtXIDca+Y7T1St57Un2kCer+Pwn4kbpTKZuVDRETAUzMPMhPriMrpetAFeiqggXvTeO/FYr8WDXcBcPtf1PNztpCY4iDRehgz8HdBWCVxV7aFuuQK65OgX2tHKaLGUKYFxccazvXPE7XcecPnyJoPhYue0S1c3WVkbwYN9GUs4szzk5Zcvc+Xa5sJ7APb2J/ybb33AdNYwXx5kJh6D7xVcvLLxqalaj8dzPj6c8djDXAuS2FAp7vbWHn/+9havvnguSLqfclhjuHZxlX98foWffeUC33r3Mb/97mO+f2+HrdqFdLJhwDNHOVprCAyf3VzmF6+sMewvtovvVw2/88k+Dpg3jnefjfn8xZUWoOtRFJbPrA75gT1iT82UhU3MYstnI7tRF6fJv+hFLv4tw+SLZ3Oe99q6tmOQzz/nHKpPnEJ+TfbzCdBvgbn8pk5Vedv530XqcL2e4N14OJlw98P7fOutP6c/WKIoS7a2HM457t/7hOlkxiuvfYFjt8SD8ixPGFLHXMrdd+lwDVkfjDFUjWd/OuXjjx7z1//621J20dA0DbPpnLt3P2I0WuH6zVc4rodsmQ0eVnB9XvHBnbd478ffoqocm6NRULkZS98W7G7vUh4cs7IS0quODu/yObPJR80ZDiZTDps9ptOKq8/dgGbKqNnFuj7vfHiP79/9U+raUY13eGHlAWPWeTjtMZ2N2Xr0mMtXnmM4HDKe77BEye7BMX/0Zz/h4Z07TKdjNmePuNHvc+Q22K+HPNnd4dvffp+te7dZXT+Dk1AXYw11VTGb1aysGOrZEUtmPXhIFwEwdquGw/mc3ck2rnHBKa5X03MTlv2I0veZ58Sp420MU+fZnVUcjseUBwfB+76qKDwsuTED32eMEL/JFkO+CLrzuIh+BKxCKc5QkrTnPQPnKcS0Yp0XRyCt1S0x5CKN4xqMr8RrXdKTuhqPa2VQUxu3vqNB07OqN7oVRjuXtIxs8VK6VF4wFlTJ3xeiNG7IgTyAucswy3YZYvR8poKGWO4UBNjFxGR1HDJGSBOzGO/Ee78ienKrs9s8lDSt5kG13riQb91o8RTxXC/KEozkXC8CgBtTYAqVyHvC4KhHX7KL696SgFyZqbaOQTfO3Htdf0/XyXcPTmwQ2q6Pe194hqrVo3SuKvamFpV6UKs7L05wjcM5cXxLMxDiyaW0rVXwjmAegNzaMsSaRyAKTKBK2gYBqkxKj/wK0JQlTdVw66d3+eovvNZSnefHlaubbJxdpTSPgnO1h5vXz/LSCxdOTR1b1w1bW/u8+dMH1EWRZRqUTPWDgmvXN6Mf0KLj6ZNDHuwcs2OQ1M5hvua9kncnFb/30wf83KsX+fnXL/+NyWkg2NVfuLbBzSvr/OxL5/nNH93nt2895NbBLJSJ1f1HmbvMx6Rflnz28hpfuLK2sO3Ge7bGFb//ZExTlsw9vLU35R95z+CU/nxlrc83epY916S88cpMKiSq52m0kWWAH7Xp8UYRiByhEK21SUrPL47cq95IBtxdkGbB7z7rICm8KOtHixnOG8k34EWbcasLntm84qPZjLd39ylZZTIBWwap0XvYvPQyRVGyVxc87V3kljnHXD0c9Rmx211uSQcsLfXjecUHu2POHe5RVsu4aRXiPX2JMUNuvvgFsD32qx6PzSbv+Q0qb/l4e4/1gz2MPcPzr1ymms04ms6wZs7Y9/ng0TGvDi9y5cYydV1xcHDMmCEH9gxH2/tcWHZcvvl56mrGzt6Eut5lpbfJrU+ecXY+4trNL+Bcxc7T+9ilFXanM3760UNuXvscth6zezhhOttlvVjj0bMdjJ+yuvYco7Vgn59Ue/hylcdHE96qplhXUzXLVPtekpiEcpbWDrj6/OfB1+zt7lD3z2Z2JcPBvObtZ3usLw25eON1ZtWM2XFD5Y4xZk1MQj4D5EQDtfM8OhrzwWzMZ5aucObiiJ2DSpyEDzDmTEaP2bzpdGm+AE+L9kym2lcnrl4TiqJojnXrg1q9lPA047x4rAf7aLCJN9EmjK8xOMn2JWpXoZ1YUtMEyQhMlMg9yc7po71cVeoaO57ucXqdLnzaa11t5t6YTMnlMZoSFmUOBIzUsajDBwVHSGEjPNHfwUDUTKQkMQ7TZEDuaoknryXPfI2rQxW0ej6hmo6pqxmVqJltUVCW/QjkqlK2RT8lhjHBVh6k8X4WgiaaAUmyYqJqXWkis5nLnhY91LM50XTCAbHUqVPSsmZQm2pEhGu9xM9EdTo+SeWuicVTXFPJ9wZXhyRBIaY8hXmondzYQlTsUqdc8/JHINeMb0UsgYsxyZud5M2ebLE6sfKu3oM1NA28/8FjqqqWZZT2c7URb55bDQlmeiWHs5peYXnl1Su88NKllm04t2UfHkx58/uf8PjpMdPVYVRdu8JgGk9vqc+1a+sUmYd714Fse3eCO5rRxzDV8pIGKIJG68272/wvf/w2Z9aGvHh1g8ECyXmRU5q1htdunOE/v36Gl8+v8t9/9yN+sD0JSWtM55810Diurg754uU1zoszXNdMMKkcbz8ds3ccksXMnOd7BzNq13aMy+99dWPA6rAXYuH1yE2ELcjNFmhLaFFaVKkhSOllTAxvpNEY0ysgFgkiY/khhbl1VQA5p6OchlaPiTuNSRyIy6SzLlCb7PoI8ln/8vucY+YdD6qSldGLWBzepz4ZV1M7z+5gg/dYDfYL2+GO8gEz2fv4rA96Ds/UOR7OLMvlc5jStcDJ+Jp5DYd2jXf8CjUGY8E1c7aaPsv9GxxUDc7N2S9W2WlGeGvZnzbcnfbp2zOBwzeeh2aNx77HBhX3jhwrZhXrR3jfMCmWcM6zO57j7CV6zuOaKbNBj1vNMlWvx/bkCGZL9EwfmmWawjKzyzR1xTO/zNgOwNe40rNlVnnEkCEeV3kesM5gtBo2Lnm/4LBjMI3B1WPq3hK3/ZLYfWVAjcE0NZ8cGZbNZrAxNnNqu8RTlpkayYiU5yDQsfZgfMN4VvPRbInSDAI4NA2H5RmOG9tOM6ubuNSN7zKORhZD2bjofd13ocJXqQlffADuItqEwTRO1PAuSeMqkTch7EqLdyjzGmywJvquBCY7gKlKWfo9pNIM/8I5G0EZglrcF4U4voUxMiaEnekep5/R58j90a9GaDssZ99OK6HkrsluZF0rmNs4Hx4tsmKbJtjGPTGjmyGAmJZv9aJeb6op1XwcwHw+C7HVPjhaWtunLCX8rEwe6xqChi1ihjdsiZdCI5rBDZkPCJqEEFOe7RGyJ2lyHCNMllfQ8zJO2frWZR7D8pTmFfDjXIfIBe/F+U0c4LwPjJ1WQFN1u2sqGhcSyTRSSEXt5F6YiqIoW1J5zPaWSekaWx4jIVTLgzhTav+VURSC8boHKlg5R9N4Pr6/w+HhhI0zK8likwHWYFBy6dwqK6M+43HF2bPLvPraFS5d2aDriKbH02dHfOs7H9FYy7xfUHpCaGVhGMwrNteWuXRx7VT7ufeeZwcTjqdV5vOhOAOUJbtNw2/fekiN4Z/8wzd44/oZVkanx8N3j9Ia/sOv3eTMqM9/9c33eXN/yrws245pArBfurDCL1xaPbWtnWnNH3y0F2ijP6ByjrfHFceVY+0UFf2La31WlsqQtMcjDm/ZeGRQ05LEW1irkQd6Lsx/CltT0C0Kyc0t0pMVgncyuJGobVLRdzmJqMIw6TftR7Zph3uznuvvkfB8pgrPNun8Pm3LFhz7Jd4sSlmIBO5FPxsfPBwrR0we4PPnd4683/n7QVxMB77PD9gIquZMZQyhrnNtigAymswG+MQP2HI9bO0ogSmGprHRKeNjlnngR7hGw2Bs0CRYwx59fuzXGTSOxkDpDUcUGOMpbC9UpWoMhfEcO3GiKizv+hX6foRroGc8c0oaSdRjGeCbaL0L82Atc2u44wru+KXFDJf6WVgD3qY4TkCZxEcMeeR6ofyoLpLoqZ2NL505MHBEydtuBcMoIzkDzmY2JzK6krlstGmhGRdKchYC3qVHQDykXrVCGqpaVya0rIMEal2DbTLnNleRq3a9AkdrQYrq00C+6ao0rmOtG3NMxaoaIGNiiVNvgwNcVH/rMJI8bRubnp4pkvKBQZE8JudT1bEJm6iet4qHkfZ9SGMr71o0NdYHIA151sOYGC3v6eZBIp+Nmc8mVHNVrYOxlrLs0SuHkmddbMNFSdEbgC1CchgJPaMc4Gwho2uEOfMkr/EEsjEjYVyHgUC9ShFqZ1eA1lNOlfFegFm5o1TtLG2AyLPDeS+Ob8Y58VhX1XoIQ9MY86apA6BHxzkvABzKPEMoKmNF0g5V0sI7WFW5F4GhUTu6z2gq7vrRhJOEExNDGoUuhYicLdjZHvPWjz/mwsUNhqeo3c+dXWV5eYDfPualmxe4fu3swusAZrOaT+7t8tbH21TDEoOhsUjFvrBlnD+7ysrq6QltjDE83Z1wMK1CoSe1oWcgS1Gy7Tz/4tZDfrg35r/85Vf5+pdvsLLUo99rg2hXk5AfX//iFbamNf/Nt+5wZ+pCoZMs2ctw2Oezz53h1YuLS8M673kwqfj1x4fEAirOUs8a7mxPOL9ULrSjbw5L1pb7FOU0JDzLmLEoRCuOhp6nvz5p8ZKnegOmBN+IhB68X4ggrdKrl40gFjCWJ2l7CtjKDKRR7E4TiQUkSfcK3rnTmRKjMhWtNqQ/kTHogLwxYSPI+xIdQuTaXtFmKPIjqmR1EE37wtj3/ITU08r2TgzUOgFlHkYTJqGSfs30XJHGp/GWJkoZ0v+ojvHUvkh2f43jNJYaT+0zjYN4lIZ+WeZSM7yO4xTm18X0gZxcOB27b3wP07k+0kI2ZhFQwxjFCIYI7GTvmLWdH8binQ6s3JOLngLYSJiVdwF8+hDra1sXEr70xINdC4ZoHnUjKnYrGe6slCo1TSMlOwOQey3e0dHi2AjEQptW7ZbKJKUQM0E1VFJUx7ZWZjcdRltk61zAV5LE4L3wNraVyS30wkd/FGOk6IoDb0TKBlENhxusS5K4jr5Rb38PhW+i1zo0GElXaqQSWLATq7ObAvmYej6jcWEV2KIMCWGKHkVvIMVDSnF601jyAooexvSh7OHJqqBhEogrbZHAXEe6xRzGvUqZR/2rGqEw0KF6e9AW6ax0244cpZcEMUiZZvHeD/HjoYCK96Jur5sMyJtoK7c2eaFbG7IzehOc30L4mfwuIWohPE08+LNiHcosJjAn0ZesqchI4qP2LNCWDQVPmoZbP7nPL/zdz7G0lOKr8+Py1TOsr69gywM+88Y1Xnz5ZJUxBcwnjw/55p/eZjatGG+M8FZo1IpoYuDa5lJIkfwpx+7xlP3G0RTyXtHebtKeVhT4suCtrX3+6W++yX/wziP+8S++xBdePMdoUFKWllwL0NUIqBr8P/756/zfD/e5+94TKq1JXlqYV3xtY8TfPTeiZ0+GxgEcTGt+dH8fJhLnLmbrqm64tT3my1dW6ImNvPV8Y/jqSp8flYaHddauapZkzw7XKj13wd0QdnNPSDrmgVqKsxQmo3OT1JY56FoSuPvs2riSTCJ8fWCeqEals0VV1RQofdqMODHp+lzd8fQa31ax5iXmvPS5mwRHN4X8GZE5yPrcVglkZrkOwLS4sIzDyhir1odcNX2CbzAtANdT7Wf51AdlboxJeX7jTfK3MEnTEsfI0JoIk3/oXKvnYz9s+5oIIp17Y1c6z+uuja4GID+i93c2DspUuQDI1EHyNiKFD0BydZOKoXj9S4wZNwLgwSkuqNMtwakNTYKi0ihiasBmUSCgqBs9zdVJScdJ1aMmZXRLIWWZw5CCvMTIJh8DzegmGwMmK2MqS8sHDZHTzU4HS6IBLCp565qQMchmPIyn2MW9ht8F0IqJWVwDXrQVTS11umfU8ymNSONVNaN2UsrUBht52Q9e68YWIZ7c9gJ4FVoFLUjkvhwQ09l6iHZxHQsB9GAuaJQYs7WbDUrcQww+Nx3G2dKLbJxj8Ek7IQTmRa0fwNsFopNQNOebEE9e1xG0neZjF6m9cY1Mf4opLyVFqyls0E4UBaHym5d0rclObmyZ1o5JJgS8ibb18N5WqEPYOqP113WPdIke5VmNc9z58DGzWXWqCv3ylU3WNkZcPLfMi8+fZf2UtKvOeZ5sH/O9W1s0hcWVGsER+ltZiy8t58+unNzaO+1sTSr2nNKzXGxNtm/p1Fl8MeAxnv/51kN+6+4O/9ErF/n3v/Y8X3jpPEv94lNrlhthhn/t+XPc3jrg1tE8/NB4irLki1fW+fyFxdK5957Hk5o/+OQgjK9iqA3v+r2DOb/m4bQkta+t9Njo2wDoUZOtL0bCTv3BGFKImG5Auqc28d5UnMUSFoYmis/tFsK0Ru5BwV03dudkX7MJsLVdL53LN/e8o/oSsY8K2NLhqHLXlerb/YqcdwcZu4/xJODI+5GDc5eodXEvpHWfHue7fcrfs/uueq9p9631c87UdEF/AWDnDJCj8256bb7Zc3Is8iQsJ56dfY59WATCC8aq27Y+O57rMAHdPmakEO8TQOqJqrjwoa54yGZuUqIXgmd6UatXemgj2MYbAfMQahbLWToF8mxOtQMZOIezIh3HmsmpEEpQr5cZPSuoK3DbyASoJBqGXlgHkzMyeWx0sLo6FJQ9Tc5syXldE1YCWDRPewRyBfg49j6YbFxwZw5ObkFbQR3ix72XUqZNFRPCVNMx1XxKXc9pmuC1XhYijZeSEEZUxjHfugCVyRPC2DKNJyZIzlEjog6Nnra2EBDntLCEE4ho6lXfokmT/a/0lQQU7zUxjGTvE5W690Qmwksp06he1+Qwrqapkyd74+qo7jXGUIgPgPceYy2FeKmnqnkBmEOsvarWs/Stca0ErwuVxjWiIb2XRyV41QCFd9L9WkjRg/eGjx7ss/3siLNnV7ELPMbPnl9lZX2Z529c4NLFdRk2H/+qpLu7O+bHb97n4dNDDleHIYWwMJ61tczw1P2Cq1fPhFK/mSo8P7b3Jrx9MGMnZmpTRjkD8zidBsqgpZrjeVg1/I8/vc+//GSb//SNa/yTX32VyxtL2FMkbD0+f3WVc2tLMGmCybmueGFjxBcvr7G5clJz4b1n3ng+OJjyzd0pg56YqXthvTvj+bPDOXMxxeZOcdrWK+tD1od9mEzzyZNNQGk2B5V8I4Qkgedqd0sZ7ZENabPKnUHyB5Ff40M7BeHaRkDd2CTF5+DmsxPZ5pM0A5aoUlOwi15FrdHkBAC3AC3b3Fw2CDmYnJDysxdsTd4CgMrvi31ccK+qhPPxyppNTE8+UHlXuv2i/bfbx/is7v3Zb622s3FYpK0ga687ZqcyOUaYu2w8Wu3qvR2wzOcyf0/tmzB2pYBO4YIjVOmJ3ur4kKWt8IAjObqB2MZ9WxLXgiCoc5WXdSTxwMpoZMyQl8030lMcBoM3wakmWIUMmCLxey1GoGPG0KasieSkKkaPx1hzYrloxSpnUj/CRh/AXIc5tuICI6A5x5EMiWFsmgB+mggGSZJ9DXEeAAAgAElEQVTjlMkRO7mvcc0UX1WSCCZ4rNeaa51QK6AsB6EmuUjhAcSzfOu2EEe3HpR9yBwBA6PhoHF448K8oYPixWEvpm+JDI/PKk8pJKkdOUricS8MH2JhFsmfH8HdhA3Sa0IcZSZiDLl6rbuUi10815u6JoazgYB5Ialyg1NkUQY1OlG6NlF7YQhSN1mseeyxUY98pZuiA4gZLUg+A6sMpKz5nJ3xxlCXPQ4OJrz91j2u3zzH8vIwtSZtD4clN2+c4+a1TS5d3lgIwsYYHj0+4C+/+xEVMB6Wkcpra5kVhlkD02GPq1fWTiSVyT8/2z7m8GAcclRYXWvZPzUF6zhgYuiXs4axh8mk4b/73sf81oN9fvfXvsT1CyufKqlf3lhitDaEJ8fCJJR87dIqX76wvNDWr3vDjVGff/a3LjMspYpcEUIwG2ClV7BapDnrJt+5sdJndVTAHp19UunaECVyA61Mh3FP0msTDZeREzAkda4aJZ0nxqMXch/5gMozbHbeufQ5bs4+Sf5R6kuPCkSY2SdzySGCZdu5JWPLTwdhQ1z0raMFtmTglAFYV61/GuDHP4tA7nQiivfFvp5ybT7Z3YnPQTqCeqdvJ7qTMQouuz6C9ml9zcYkH68TzIhJ5hONmsikwFZnTrSZgbvzFEDfiy3ch/hworpcvbGTuj3kCw9gbF2KF9dsZaapML6WNkSFDNEunXqXq9HD37C1ZBuMvHvI3hZ0A2EdevmsXtOZ01tL0oo4TA44yo/qGHV5Ioyq24OjX/CpMWlcdK4UWmRsdKzAizlCXPOccPcyToHBUft4jffi7FZNqefTkBBmPqOqZxFoekWfoteXZDBl/GtaIC6Z3eSfajFQiNYKc5qWNUvaEp1bvcs0F0J7WTvh1T2qrgxe7NlAR3OfaimS17oXe7gXsA/nxNk1qtZDEZUgobsMzEXdHlX3gVY0nlzt5YX6CkTntpTWNYG4gH1GZyaOUwYM+r9pA3ViHHVcfQJ/7yXdb7imLg1NVfH2W/f5pV95vQXo8fDwK7/8KkVpOXd+sbf3bFbz4b1dvv/JNsfLfSypHG9lDbWBkXecXR1x7cr6pyaVebw7YTye06qKlhdNMaTzxiQOLqZuBV8UHBrDe/d3+Ke/9zb/4te+xOqwPHWL7RtDMeiF7HF1A8Mer14/w4tnR6f2s18YXj67xI2NYehKDhEETeFAS0ovOFYGluVRL/igN0KkRoFZGtT92OdAKetV909Ty3oowVQioTtl54sErHF3yEDPkCR8up+97EbZ9S1bvL4qbSDS44QUKNerbdZko5Wnic0BKS5e33Fe0xt99i4m/c1/O9Ex0rNaXVsAZK1nnQZ2MmkKdBEcOPkuebsnd/ZPeX7nfC7pZhnZErZnTEL+Y/cdT4C9qldITFjej1zV3mLWaIG5kesUuEsvNm8PA7kuplhFPbJN8L5WhzZPTBATJE8tfpLixhNAhH9exjRI5iYOjzqnhTEXtSYQE3hA5mWsTpFhcWSRkiLRp/SsLfrKSKobguq9T57tUdI0ODXf+xRTbyHUFOjMUyAhUfBrVjuvpgiPpiuNnuLq7OUavJvjmwqaiqaexzzrqlZXtXFZ9ELoWaz8VQRHt14/qosDkPcxRT/Yx63FGUtUiUeHM4hmDxS+dCB1T+oQYu7LEWks7Q2mtWbT3Kc0M2GD9OIroOCtdO1dja9rGlfFfOveN0GtrtnevAthaKKuV0naWAHyIrOJi8QegNtkdnIpeypSufpWBDDXPVU3+gTw6d3VzGMWRDkIuBtNOGSiH4m3Fuct73/4lNk8mQhaMdwGnrt+BmMMRWFPqJ+NMTx8uM/3/upjJuOKg80Rhajba2toZPX0DFxcG3Hu7LKQdHpG/vnR7pjjWZ0AXZhVqjpI4qWYsdRfJGJDWKsxhWuvpKob/nJrn3HVsDIMY7woNnxcO+pKfQwafvXsiK9tjigXqOrz/vYLS7+gZT5YpJ5flG/eAL8w6vHD0nK3UeZVf8npOKPdCMDKOKrDtwnnvMnLp+qCyAbKIrG9JjEH0k78rDSjOba9DeAendhEHa87V3TjzdtR0CYxAPoeOejkkjv55/z3zrjEhk67JgFLS8qNQEj7yAF24bOydsjG88T9+oxO+12mp3tf/jwBnNbzTf7XpL/5fV389q7dLyBNMJ0blDPsMGmx+779WSV2vVTG1IjkXZBU5tZLeJmXutoQvbCTI5uP9vAixon7VoKT4NiWbOEmml7COMb932SDpa+fb6DdjVElKBQs0+Yb1p6WKjV4q0xCFpceR1ESvtAmAQVxTdwSN2iflB0GL0Vj9CV8XLY6vqpet3jxUPfRK9tkHtrK8Kh63fugUnZVyLVez0Id8roSj3UP1ljKXoght0WRFUsJwGTL3NGtB0WJFk2JTFNkKIQWorOP0JxqeDJGMxSMyc0PaR2mc5GgSUy4zjtESdwkKRyvKVzVg16kbxe89wOI6/daksNIxjd1mDMmJoTRnOlG6pQba7GZil0TxASPds1NIFnXNGrBB1rKMwmqJB7BvKXtEbD2Ctwh3DWX5mMyHudxVowAPgDux1uHPNo64ML5NcpeW5Uf6s8vzgqnx4NnR3znvUfMBwW+tEwh5PkwlkrWQ5+GG+tL9HtdUwGt79sHEyZ1sAcrmL+4MuTaUo+7R1M+Pp4FoO+LRJ0XVSH729QUeL58fpWVgTBMnWdF7/zDGePxLAhbZclXr67x+ubSiX4u6u9pbf5N9wB8brnHuZ7l7lTNlDq3GR23wFyAOwpSPfmse3WTFWdplU41SUXesllkvVEwtj6BOY6U+DljAjS9rIOW6rzVTvbsCEY+SbK5E1UEjQ6SKqfms8+QcTrd206gadbGCSRvn88BP28+ZwI8pFC7DjOhnGeOxHGXXnDk79MCGtqMWOwHiUHSsc6zAZL1J2cQFh75dTqmC67tArjOmwBwqFxGsnl7KfcnYN1TcIZYb1yliViD3AWALmI5Ts1S1gBZaJn+i1m/iOipGdyS6xQR6DF5ti2bgUeSgsKb2Sil517qBrVtm8w/UbcTBWkfP+eCFl6y8BkjZUmhVba0UZWxSUCOjJM6C6LgrcCuYxOeqSVbjeRY974Rj/Ua14T0rNVsQl1NaeoqVLgzhBCrTK1uy5B+NGR0k3ziMRlMTwqmSAEMlKGRF83Ma6olCGSp0nqiMROlz/gKiZ69wnhGi5ERyNew2MSVlL3kW4/PSZ7roVCKSOTq8OZdKqoiUnkMVUXAHJXIbUwOk1TrKQ+71e+FqN6jACWgbYvkkY5K6EouNtJwzH+gewt5LgShS2QfV+oTppNMA1D3eoyPa9699ZCXX7nIaieO+286trePeevWFh/vHPNM8rbXJqjaDcGubQFrDRc3lj7Vlg3weDxn7HyqdlY3fOHyKv/JV15gf17xZ29v8Vdbh7w7qYJ63NQBX2IK1UBDZWn52vWz/Bdff4WlXnGqAhPgve0xe+M5uIbXNpb54oUVNkafzsT8/3G8tD7gzFIPDiuha2VsFdw9UQ0PGV7oHGnIpfgCmVb5VAWUDkC2pGhS48AJw0H+e95eIR30rs0gtESLSLVtsDCdtnV39p37yK4xhhhPHztHdm/7tpNHa5dtNXGif/qb716XX9tF/RxMTbsfnS6nc4s6uwjkc4ZGT/kFnxXwsnnqdrN75F1otUliHuKm7SX0Cqx3MQ96SQLqQkBdnbWKDNCNJ9jDvQK4fhYP9QhUAgjeA0nq00HxWQcTX5c2wfRaJm6qslVm18gGaTW63EQwD/er13rWVmtOsudCpIvucos8rYxBS5GuTJFPpK8panRcchDX+VVvdbKMbhqOF1KzzvB1kMLr+TRI401NU1dBGi972LKkKEpJzyogrqriogwSaFaXPKjWpVqc0H9kYnSt+NRfj6q7w4CE8bfyObywMmQ+X0/dtdKlbaFvtSWHxC7yu6Zp1WslE6GTtK3BCS7FkLs62M6d9tVo8iCLFlExVtOzilo4SuC52l2AXsYn7hEqQXvwYvPW7G9xW41e6qrizfdi4rhFzVOszmcE6LRyX0a3hcXVNe+8/YCv/4PPsbo6lKFcoH5fcP7e1j7f+8l9ps4x65eB+ZOeOfFS98C0LLhwYW0hsGpbk0nF7aMZe54E6NZwdnWJN25ucm59yN+6eZb3d8a8s33M/a0Dnh7OOGwcR42nBoZlwaXlHq9eWeOXXrrAV26eEdlpsbc5wB8+OebutAFr+TuXV3nj7IjCWk4zCyzqf1fl3r1nkar/ynKflVFJTBaRm0OjxogO3rWeTJcBKFvApiCEEJh6q+uPCiw5uEWQ9W0QiYZB+T2q2+VcbveLzlPaCdqAl7PnJyTDzn1k94XdsX2ZXtpqX3/PAD82mYOvjt+Cc/Fd8r5l79JiXkjz0OrTogYXHL7zoYsM+swTnzOgOY0/OA3VI/injbfLyOQhUSGsLKh9VSpXuzjod2J8uJVnWJek8RB+pvnCpRiKV490J0ybAhfZnOdDKTuMbJ4pxEdAugXcyc6dvIORDTJJ62oPd/FeBXlQBXBnu23xdhGc4tjK/h+lSxluGeNk9Q1+A8a4BPw67tEjO7OLq/YiU6ujOdabmqYO8eN1NaOp5tSN5Fg3hdQh7wVnNys28rIfQEvjx406c2mu9ZRpy0e6y5Kw6KHhcPgTy6JNj2mdGZ9i9DME18kkbW6+5T8TK6J5LaDi5bnBb8B7nzzYnZodpNSpArza17U8ji0SiJusiIpJ/7BS+lQzvVl1drORcYzMomiD4toS+zsmD+/KKSqAfTQ2GGXtiP4acauKy7n9nODfUYhmqeH9uzuMJ1ULnP6mYzaree+THb57b5fDYQ+MobEah2CiOtx7T9MvuXZ57VMd4p7tTdg6mjFVDbEB+j1W1pdYWeqxtjLg9ZUBr93Y5JfHc57sTtibVIxrx6RxNB4GpWVzWHJ1c8TF9eEJoO0eP350xPeeHLHfOJaXBnzx8hrXVk8rqwLOe2a1Y1q7kCBH3tdL+UdlUVUzt9K3lNKHLiOxVFpeGPXYKA17lcxR/JfnWeiCUm7vrrN71Mu9+7ItwMqAPIK3flWCIm2csWqbSQyC3qOElYNufCbtZ0Y9qRzd+YhEShtYWpuDgo7+boj24hbAxxeS79m75sdpONt6rwzEuyFtsW/Zu+X42d2vFj130e/dcYptL+iwOeVLvvC70nfOOKh9E2JcN2iMN5QZgBckCTzYfokpTEMoUHBkS5nbxIHLBakySuGa3EWBymSdixK+grjJfjfxnSJwZwycFj8J5CtSt9K1bKYoSKsa3QPi1OWs7ZCOLNx8bWRjHM6kMqpxWck9CoJepEqNIdfCMkahPeabz/9JwRAFcpHK8XUAs6bGN8HZrannIo1Paarg6AaE+OgiVDsrbIkpeyGO3NjgrV72kmo9FkoR1bpVhgeSzV7nJ3f6UXDv0liXJj2540E7ntwnsGrdrJK+jLAhU63Lc1VSdxpT3gTJOwJ6spV770PaWtQ2DanamUrfNhVRETrJz7eyvFlVi2dAHm3lyfbYYvi6XGFnb44GmRaToC9PfIZaQQ0adRHOY6AuSu4/Pmbr0QGXr6zT7y9WN3dBcevxIT9+e4vH4zmHywMJP4TGJOkawDjHYKnPtYurUeW+SOJ9vDthMp3LvUGju9ovubI5Yn1lEO8rrGFjZcBGdu5vckpbdOyNK/7XW4/5aHcKGL58bsTrZ0cMe3bh9QDvHM75l/cOmE2qELcv8+TVsVf/s0EZ/kvnRvzdKysM7GLtwOtLJZd6hj1NMBMbyXGSxXs5ymRKCJrsv/rm6aau9FoATpzbMimoBaItJiJblMYE9YmqwPUezazT6qg00gX2qGbL287eKXWIJEGedpj0p8vMyOZ5sn2T7bjd5jrMTxcAtU//llzvif53741jzOnvqcMRGaOMqWi9f/asbIhPALrPLpLNuhSepJDr1S5eEqRwK8+yLTW6qM6dgrlkaZOsZApMRp2Uoie2R1WnibTSQGicrdJh2OzThqUAmjZEAUoB9BiIYdJ1rRrOKv0YMkc6m8Y1O6+8oG7KJ4YwIVQ2DZqWNdG7Sucxo51KlgTGJnivi6QbgbPJQs+CVO58FcLOasmxXs2jfdw1UtxE6moXIpVHJzeJITfGSPhZT7zW1dEthOzFiAAdKQXxCKQqSyqYd1kdWnQaQqzUdpjTrm8xTiG6R8Yle5YOtnqta1RA/B4l8gDoeB80Fk0FzkuGtwDogeZCTLcxhaRjtbQ816O9PIG5kUQyRsMajYJXBuYmz/MfaMpELZGMRc4AZPfmyzXStcmBSLLKmczObmxgCXXO5N75oORwXPHO21u89tol+v0yguBpDl/ew537u3zv3cchM1xue8+LnOCxxnBpZcil8ytRQl/U7qO9CZOZeLMXFmrHhV7J5eVBrKh2Whz8os+LrgmACvvjiv/j3af81t09nlUOegV//7k1XlsfnPruk6rhW4+P+a/fegpzSUKjtK+O4xiC3TsIMz+4vMaXLiwzHNgTfQF4abnHub6FsW5KoPbwhB9x1Dtvpc5nBox6uedg6ZUrzkBKG/SdNpXoclDI79N7WiUfc/DUDdin1d1VvS+UujvPgfY1XfVEy86/gHnIj0+VaLvP7DAfOk4thudkcwv7n18fNRMmXXva0f2pO8YtQpCLu7HnXeYhn6KMwbOQbN1e4sOBnieoUI3JYsMDMYdkJWTVzFJ9ceM1RtxFgGpJUggAmGxw8s8qvZ3gatXVTTa46Hyo4J6AH5LjUHxt+Zwc4JKzWwpPy3gmHdJsLqJzkkohcSp0k/bZOs2u9clDPcyVE693+c1AUqV7FLhNVCdLHW5Jy+qbWjK6zagryeZWh8IhxhiJGQ9ArnHjtuilMp1FGbzUjcXaHhhVqxeJztE++UgvuQ0/RrvoqJ1A8jbNhg03B7k0jvH6jEHwOc14tbm3mQlVt6fqZ6FKnpPEMMERLuRex4OTDVmBPNYnLwq0jr1WQYNkPw/qdvFgjzby5KHeBl0NP8toIErNBpWmW7/r53xPivQstCr3Zq6UiRFVaV39PQx4U+CsYWnS8O47jxmP56yvL52QJrs29IPDKe98tM07u8ccLfWTidVk/ZE+9Zzj5fURZ9ZSnPsi+/LW3oRx1SRAbwznl/tsZoVjFpVtXXR8mu3/wf6M3/9oh//2rSd8UnkoDNdXl/jixVU2R72FkjTAw3HNT54cw7QK6yI/TuCbp3Gebx7NOG4cZ71t9UX7dnN1wOZSD/am5ImNAqjbDM/0X1wUcX7TZ6eAnl+jAO7TP5d9Rtpc5JQWf/MJmOJns+CllXnIOphvFK2+5+Cp5zNOowv+vnNv677scy69+s731m/+xKsuBO4ILJ136j4vglSnv901vIgpOA3j47NbL5+cGvXQBC2t+3zCTALoBNV5AHYLkhPcR/t3AHmxjSsQeZW8EcmSlIpV1egqwSlYteWN2CWTv5PJz+t3k80RcQPBQMrOlu5qh5glYI6fjdpptcmsve7AZ+2GizM7ejb8cTozskbG1MumkTzTHVEf4MFE4CYBuWgvQiieqNXFiUtLebpqRlPPaOYBzJtu/HgvxI5ryJlK5NhCypgWoDZyEzzXvaiOdZx03kMInphCcrqL+4XPxjkNV2Cbss0obnbZuOYDpnPhSc/y3edl/gNyXlXqXiTzpgkgDi7kW4/JYnzGIKSELzYH6wjaRsLQktNbUJsXGdDbFrmox3ss2YqJrKfSbVzysi9Gxi6Gppr0PQ5LtgZ0gI2J1waGNeV1D9X7iP3zojauC8vt+7scj+ctoDwtROvDe7u8+fYW49pRLRVpDnX9ZN71pYEb66Eoy6dJ/k+OZ0w1NETaOr865Myod+LaRX1b1M/82D2e8/7BjD98/xn/w/vbPK59KNZVN/yj59Z4LbO5L2rjg3HFv9mRsLnSJt+cOA+6gYo/hAVmNQezGrdURt/0vN3zSyXnRwP69oh5FLayfcWAhlfGNdDaL5t0zuQSelwb+ln+prWRPcC0F6zuVi1p3af7unu2McnhLlKxT23kjED815mdvK1Wv0n3fyrymfa92pbeG/ugz+oAsHKh+QakbX2aVA1tKVmbzr/oM/P56zIOeb/J+p2/XyZhtx7lPTgt0ZCkahDAluusD1XLFMDjKKjd24tzm2R1Q87ThLAyBS7r1I6pVbvCyxglrpyZEvpKYK6vJJucftXFpJ7AVm3gYfy9Jh2J8+zjRpmHmKWytzamX83HqsXnteg1YwmkzwkMMpLR4c9oW59hVbLNbOJhXAKwWAEqnyWBMZoERirAeV9LnoeGpp4FMK9CkRSVxj0Sdqae6gLiMUNZETyzQyGQlGcd+a6+BkqY1inwdRiOOJ/Eaz2d+Yy0brK/Od0uOFTy1kai1K1ai6ykqrbhfQw7a0viajeXCmgyPhgjDnRgCeFnUfLuOrwZCVUryvAbhui5rt+V7nQvUCCD5BwnDJbSYjg0ZXDuoEkgeN179Z84jnnpdQqOFHU7QcUet2hjQ/Wz2DcizU+We3ywN2brySHXnztDT+LFF0m6VeV4+5Ndvv9gj2m/aEvnQEwKI/NQlAVXzq/Ktp/NcbaWnHN8Mq44yvf1smC/cXywO+b80yNWByXL/YJBr6BckHe+TTLB4XJSNRzMGh7Pa/767h7//PYzfrA9ZmYtDPrgPGuDHr98fZ0rKz3mdV5nnEizs8bx3sGMnx7Ogqo9T2+t9N5y+LNgPL5qeGdnwo1RTyqvpQ1FoJ+bSwVne5atWYOq6yNTQM4oKwZl2Br3+kATZQswjemEHskNuaTeAuAu0LZQm7jZtcArbbpAsssjHE4EswyQDMS4+BOaAlJ7hpSYJu4TilRC+XmoX0x40m1vwevoBS2pgNR3vbArjWv/tH09393P8r52+YG4KWTPzdvHx71UE7Zooybrs/EC4vLdynX6BuptbiHmSdc4aOvzkqNBCi8c0ZENfCh64sH6JlO/ZiAVB1U2CGfQetXRwSlXaWcSN9jwbup4GcdZpG5lTQqbPyWBewSTZH9sxZWfkEQyUopShU/qdaHPyAyJt30EMJNNVbwuY2IzRikAtjxLsqXZeF6SweChCY5cxkvREBds476qqGt1cqsiUEGuVu+HcDMNo8qSwZgiAXkoYWrxthe9pRVA48x4eZdYZlTWbsv/ZMFnpfUYuipajXidhmllkeUibQcmh84mlzvByXdkM4+x5OIQ6Gqc9ynDW6NJYdKEq0Su3ukYE0Bb6MiqE2Ur+5uYH0xSqeZgHn+P4yRstBHbtg9Z5cI7JL8MI6MThlbpOKd7OYeel7LQYleN95oC7z1NUUQNFUbC1ayhEfoe90sYz/jej+5zbnOZ1bVhZ+tLe9yjp8d88+0t3p3MqYf9zH5Msp/rPd5j+iX9YY97z46FGmSGi1CV0DrH4azmh/sTDiCUnC4slAV/8eSIj/7oPX7u8iO+dG2Dz15a4bnzK2ysDOgbQ2kNWmUVY3DeU3uYOc9h7fj48SHfeXDI7zwbc3t3Qu08DAYZEwKvrA0YV443nx5T1xJaLQKCFzPi1rjizx8chvcs8v04TYfuAWHgG7AeV3t+f+uYlX5JYcN+F2DT4r1jUHims4ph3DB0IHNPdlHDm4zWff5gldILDP/7T1PSZ70qB84cQPPrfPY9/+d8Ygpcds57kcqz7937m/x3Uht5pq/W7/ruWUhM3i60+67txWvjfyfvae1H3Xs69+lfk117Ql1v2u1022ulSc1/MOk6k51rMVQ+Trvuq07O9bPXCd0L53s+A2f5TR2vjJMKZvIM46FwUEj4mDIJ1jmMN5imjl2yWv3Ku8jhJ4YyqfkjkLfEWHm1KOHoFV7fDrVjqzTsY0EU+W4k30HmIKSlJKOnsgBvV7WZV63SfFsht3qyyyd1pD9BCmnqRHI1Ntm/Fep9Zmbwyl5kKuToUwC4Whg0R8ir3uBdBeLQ1dRzmvmEZj6jlrKdQACmoqQok008xoyr57WCuLHB2a1M8eM6S7Fqm5MQQWUQlVnU/OvxjMtm1Kc5yOk+4319Pv9ptghRDSb7rrbxfB9IYWgxpMw7fBMSwzgnYC4aDec041tQtUOix1zqtkUhQBxU7l5+t1HNnjFDkeFUEEtgGz3XTViZCjgeG+Rm/V0BwNpsyeehZx2A1EHUpEfSfswEJ2vFWRvXgtfPBjErWZwxIZuhB1daZqXFOs+lnuXq8gBjLbU1op4PXXMm0NZB3fDhtGLb2qCy1nnFpHCzuH6hV1heGvVZBubOU5VhXGsbTFSlMTzBcFA1NLYQwPQSi24TbojUPhz1ubo24qVRjyujPhv9IuRM6xXMKsej2vPOpOKt8RzG89BWWUCvl5iFvN5ET5iuWAzIZFoG6Uvr/TIibrM9csqD0WicBpqSBLzqyJbbyk1iCPT+OKg+PS8P/Yw7ftYP4zD8bz/1CYyTOrQNtqSbuiCcf89t7S0gz/7iw3s0WqLSpN+ca0vNrc8uPS+q6zugmQ9GfE9PS73finf3yaOp24bP2lqk1u9OYGsyTYag0AqV003Sd+7Lhnjh+fyddHPzgQYKE6a28imHkKrOrYBGAUlVLucdRPt4kLqzEDLANAG0tU82IzTrXSg76gLrYAwYl0dM5++gSVR8GnnvRdA+TXWWbVoCiFFC8QHAtbKZQUA7owlNtxp3lXhfNvzp19aabc23tqOMjAsFLlTq1mdF4BZp20P8nMbCp/t8Hs4li1UZAc1pHhPASBKYZo6r5rhGKp5VIV2lJjoJXupFrGym4G2L4MhmMhuv1iAPDm5lsJGj79qIrd7IuGiuchcZHX1fL3NpTHrLBNH5+jGJ9vXXbCmY/HoB7pg5zkkFPDToL9G/ZnILKVtrsYmHzdS7RnKx1zQdiTxPBWolTSvGRPu3MaoSD9I4ECVzbHCOa6nUBXjD+CSaS9qdItNMyO/WKEpmI4NGQEcAACAASURBVOcxBMCNTMACqVzZTh1bTRjjvQ1AbYoQa+69xKbLCFuDKyyNkrgNWd0aa5kWlsG8ZjSv8ISY8qaQnOzGUBmDM5KnXYuZ6JF7tlsBGkN6t1riqgthXLr1zW0B6lzn5bfCJPW2gppm0bOGmKhMgT+a4YzYuE3I/T7ohWc2LlyrfVIVeCHajbpJz9M9W/cna+Q5GZWHRU6SkHVzUdD2YOowxw4CeKchay2Y6HPgSGr37Jo00MSN30ubiAMmDWUEO5Vyo4coGWdIW6pWIMwBUKXmHIi7AB+vz9TsUWrvStmLQE0mVRdGDvi6TnI1tP6JG32OstlgnQagHTVsR4+6GNzz/uT9zs0ViwrWZHt+a6Z99kO+H3qIVbQA62Aoar3cgQ3v6WVNBqla7/ExXMxm3zUELdrP0GcpaAWwUqIyJvPMFlAIUrDKc1ZoXVSiGfeuUlKUCiF65YZpCwtcNQseSOE3gSFwMk9aqSzUCJJFZBLox/WWT6dCiYC2zp+P13uMU8/3ZLNVsA73qpNYWNhGmZ+opQjv3nIAlMQ4SVpXAFfJUyTypg651cW5ra5mUaXuvKMoe5RFCJEqJINbkCDFvmsylbqxQaVuSzDBez0VjZG5dE0E67R49H1d9IVN5O2zbSIjemNI9R3kn8lYvYyedNK9mBaiX4OORaQUoRfxGfCInbzJbOVaCc03rXGK3ZK9ICTIKWIOdpXG0rsYcQ7UvOsCGrnk3fJY1w3eigpdzv+/pV3LrixLTl2OrH3or+HR/8L9GyQmCCEmCCExYMBfICEh1AMQEhLiX2DS91RlmIG97OWoOt0NlO65uyozMt7p5VfYS0OpNtEvlbuCudEcZKUS9rFpLXu2QCl+vEu+hjRu8PwdwP26VmToM8CvhdsStLO7C47/+sUX/vsXXyGwkplN/5IhfWtyFK532ZB92tUJhkAnTwECsB8yP1eCuX24R2bh6xHXlTYXqKPrfiRIU/p2b+95WBJI6/ILUffKe/boOV85pvPEBv+M6Kfcax3FErY6WqppGUsaSoZA9gLfP32PKm67AcMpnYI4///3/+lv9mR+VGpmQ6cEzoGxE7cwCaeU796qjbLXe7ejiTxIOTYJoAL4Uad0sepWBkRBf+e1U/1ehCcrOlX9owGXMaM3mM4fQZztjXmSdlntOSaEJF1K0ATZeI9iLb48AKxSiGZz3zKBBzOSGZDgjQZvb0CfjAIB+bBvQ6T0c86593RsVGdn533Mn4z/ZJyydCWl4EvhvH7Vnm5mwNHSy/vH5IvnPlZw1zkHpf68vGq8GWHLEY5+Od5OT9pOfgF+RD8fnv0lnTPoiW94BoBBhRr9OVN2fo/gL8/vISWTsJlhLTlythjwhNHaVsVYR9l64xhaObmp3c6PEwf13tz1/W2+5iKiOaajlDzYX70JW+5lF2GitADZv0pNmrTCd5gddjJGO9XpM+pb+21QIle1+ro6/GqFWa2AMV/i3X7VnAdpWA3mxuNnxQmgHNRKaxFSNxP3RF1X7xWkA1utbc4Jy+6seIB8t6nOnG4LfjErdkjTbikkJpjtK4D8tSLuuhnwyvq3Ab9GllWBjlLxJxBXMOf9krwNI92pIaTnAvXVwMo6Hqvs2B2+Nut6iKaDZfYOyZrnwr8ejT0F7I/GmVz/0BbsFHLXnHtivW5lwf96P6wIfH5n5LakxCW8egIzUAA8bH3q3GXStkt5dZQDhrSOBfzxH1noTApgG+ljI+0JegRBOvcMqVt+fwKtShuqkjjrkXZMZkyAZBALwdl+RtoVujSAlHP5UQNwto+e1AHWOl59XIHfjn5Q5X4wESzPdXTascO5YyEYu5D4MrdOlifIP9LjuKRupM3bO5rWI30TwgkrG9q0uXtPdc0v64wB2NHdClGqN4RJVU7ZRUVFItNTzWtJ9kiknFIf1eZhc2uHt1Txp7TBl6CWaqNjNLDfMrwfwVL1x+l1Lveordj0NN/wZRUtb6jW60heB8YxJDFxSqEpZWZY1jgj/cS+v4/jZrT7YjWAh4R5VX7tso1TrZvHzdYVZ8fBI2emMrQA+bCPMyMZ6l0tlfoPEZ2TrRMvmyHn3ItJbDu7w4BNEwOvxRxW6F2Gib1fwA5wp6e6u+PNa73mPNbUkFIzDJX1jKlKAfAomtmCPR5RPs+TcwymIDUk85YWO6Jcbz41KdV3ni82C8cp7l8+a6j7PuItiPrdUMGIAsRXGUQqrsJa2CvK7QTLG5Gr3M1wA3gi71uo1feyTC6ECWzEqE8SOYer9wyi2haQGsyPtbo8+x3SfDNQI/GKvtOUyFWFbug+1TPWe5mSPb/nHLUQJzhDet2LJ+1Tda6SswN+AXjkNYZuzZTkHeEe891IkCADV4GidE7XgTf6jhFv9jFFf/cfHnZtmZQCHwFXVa0riI6z6tYg7eczECcbAryU2dLJk6EYWgEFdi3DcuoPoODqkzFgvePv8V3n4GRUGAxnPCsqFdZrSbhI4CiB874H8SlHNKCisUUM9Paobrt3gzcZNZ4f51wtIDNxeUn1BZqHlFogVutItWgWyPCFK4zvcqY2wJjOZsU41lS2KpNTNJiEklp4pExLyjya9bPubT9Hg3H3J15AaiC2Tamb1U9bf/am3u/da2fWwFdSVdp1cx1gBPCsPMGb+93SK9szvWuEHn3CX+Gtft/fsZ/POG5GcDSrSG4RQ53JPh4paVIlHOFH9fw4gZzH9EDmjGub2gElDEw568dKEWN+wAsd69VrVslZ6nrb/IdGjIwkmh7U0TgYtt+4nz+Hpz8QjI57zOEdHuy0p3u+SxUQRiXsMjEEwa847JxX68QqNXYztINbsiOldlfwPtTrnvtwIZxHjX4KDYS7nNnQbRpNTAnWWi/9SoBQp6eKvXajhT19p+R8W0rby/ACcBvwItAnw/yzha08VP1ogFUJnP1TW/kA/ex7qb4xpXdK0zHpKOBUyfi6pmqeDICebV+rpfaVz/BDkGZ/vz2aLr92q9RZhoJgaQGUthPAvfvKQBthU5S1dsBeiKOFC8w3wfXikbKQ3rmOghfGHcA+HPhBDKtr2V++uwbgj39pACTbmoZmVYCqCjFBEJhq7QHoh13+rK/q8fc6LQESZAhEa/AmWR9ATI6npF4FbSnPr9oHLaP3iot6bxbwyBfPMZ4ET00KY+y0fVud844jZLvCphpQGcoI6gZUCtGSEdzz2BhqbcuGS01QjVfnxcuLufYqfExlSfPKEALtsEPiw9ulyWBRvog6ndbTb1Imy5P8n4D/xhBIPTHV0iIZDemvlp1e5jnu1BysscfoiAVRmbPBSJIS7/jd9/YR9Q5hzzXfIkm+Khzr/fo5Hbk6VWd4VX/BrlSjp42c0dsqPrglSFwPmDGq2wXG6lY5uAC8Foj/BNCHmQBNaJ3ArBvBQVBsb4m5arkUoOpbTTcs4+IpT7Dvs+039v2MOxXhLfu57wgMk3ZzbmRLG3apy7HAIDCofRMgY7gyp/sVY7ku1HkGE9Ap0CWQiRqYu45q+JqnBHIQKK/UnPdeNJ3Hqu9qssN6gTI/AcCm9z0S1Kn1Sob4XobXZamKn+D+/ZL0pg5ghaTeTIaM2T79ln9DMj7LI53NXMpYr/VDgPxxBa0sZgGTEYD+tlbT1x61/u2eas2k27z/IC2zbq86hr5Xq8PfBw0E0ClNuX6G9hfh+9TaxqlOhzAD+vxRnx6BOwkwDK0BaA2QjiY+f/vvTdHfQM6nfdv1GokDn/NWbQMoD3Z8uKa/+ffjc9qnTyCZhYbX+odn5LFR5rynE3hK+ON5tqf9su4LUIC9LXOA06btkTOpc4SHFM1AIwvovODZHUrQBG7AYRuZbzyaZrYyjqAJZPbbsg4nUZHb6SEcoNgPmWs5yyHLRstxK/O616p+aurS2s4VnIEb0XCqytkDKrfISQ+HtO2h2vck2LpEdNgrqcfHWIqRgU3HPwgI1XuYNjHOgjfDaumkVVKv0ykmpcj9Ckn8fuLOBCn79YSnLZ7q2Mip/Ujntj5WtlYCjok0bhEznAFgkEFDai6Asf9jHaJ/Nc2bdr5eHxSg5+8iyk10AsIVnHS1gGbExclN3ydzOBl3XvM0RexINENbeNjI82x9Osr53rhfzCMdZ7kDd3LOishTKk8zjUR263jraUvn6YVMttKfIKrqvwDrQC7xWTVfVIVb7k+4fE8PcGqlYk3CTBJ7rtv1FUFmttk4Q77paFevT0vl9EK/L6uTHtvCQ/21UGr1J8GL6vk3aRwTLM/rA8A/lIGFQ1oBLyaYXiuPvAlQQ+qW9KlDQ3DJPQV/t2AS6MluJo5ojnJM43N6tJU0nFpxnzt6SuP5uy4RGHSviBA6gPcA7Xpe//L6KaXzu5ZPsP/pj6rQDEirQKngXGAl18oWvaUNAUYF8Lf7LsAtBMMFwGsMdvTrmMA34MbRZy0rz5x9Oz869k/t1Bwd4waaYHpnG3s4gcXxLQF8BF9JcKUaHQ5Rqyf5lDYohdNJDgQkb/Ar0C9OdfY7W6+LDoQ0k/U0gCaIs6Rwv8O/MiWCkrKMdtc8N54vX4Bnb89ihD9+UrmdA6q2kN66rLeYjJhjnpUvj3zm1Cao54irH8MG1aYGk3UqVRoZKZHK48hZ3C8v9Qpi8sT9/DmkcglFGgxIZuZKB7Z1pRSewF7gYUzR+QDWFyLTWdzzsuNmn8V5dB6Z270f6uMy99Z/uYG5B8Z7Mu3EXZLzEm07mmGvM/6UsOs9ncfTwGxn1Gj4zlCtnh7saTdP5hdmmTAlAVJU4QXsJhK78YgapfYO5Rr99L6XalcneOf+jbGLBF+bmPfX+D2kxZpfA+witOf8iYd6zRvV7nI8k0AuYLfXSts4whEugfqZqvSnGb5fsY47JfkYhgAm/QwKqNGgWn2WazUcqeOyBkqVuMWHIc7WWgO05+8l1xS0q29oWkv1+va20asXO0H7IX1Xr3Ydi2IQ5NoA6xNwFZRZXO7ZjRioOMeVy7KWN7RN/miH8xIbQvqoNvkJYO9k9G/+zUeZE5g/gjLL+rzvgDq7vAWUqWek3pGDHe/16TWO/3xm9FfVpNImHPBjIX8TgFf70u55H/EiMg+4AjpzgbuFKp3XARRgLXmOa1igYkmoSX8JNFVH/q0+JgEowO9u8/n+pZvXahxKp4ibDsDXyrzcPM6FkoJrhkhwP3z0VRgq3qyCKkTtJ+2ElgSp7PUyvh5FajDSDKLzNV5DPkuAluv9EqJ9DcShzaSM7zvu7yfcU6q8I/DLvp+hUr8jupuhQWdRmiynttVnxoE4brYeCCkjwIhnx0fUsNrCx/vHo3Kc4zrPrSsBgCFCAdicoQ8Ld97fLdAkrQj8cnn3grg2YVE/g3SWG+lMIwc5UhL3tJvTLPEmcVsHblF1eDkKpgS/JJVpqc8LqOJf72MF5VV7naYFY9wDeLdL9imBg3ESsFbGaEDmIQfo2Q5TRjmPYBK8QSk7WVBLoE6w3qmSphRO6XwnUH1f8Y+L8usEVs0kOMBbQbXADhPAzY5/cg1oD3WZhzpTzrmuo2QQW7mJVL5arV6ATjW7931uJwJ5plytdniP+/8c3yB/QoDqRoFB7Nli8tT5k3ZsxRIHcCNOMrBPGixJq8/6YgMcnToKm+JclhHpHMdT/fnrf+13T4GsQJzXD6Ad6ncpdytTIKBqEMc54E3aB6+fYCqgWoFP0KhDgDgBt9q3d8A+6x3j/kG5DbQK10CJ6MsjC1lkFAN5sDiCRgkxJcaW0gXMuT9ynsiLYTcANRD1ueedBImwxb1Z0rKMYXqI97QFeFoDcs6pArqeu9QN9Mlp6nRWK8bT+57eN6CkEV03Xltoe3mUlzWrery+d1pT7k322WUMCj68rt7f3AsJ8qV6z7Cizixe3ytKmd8hmXvt6QaVOCPOjGZUozMW+AU6XdV58SvONNjq40gYa3mP12NqEHo+oExaPa6bDbLIrFCIjLsAelzXc+KtXeMznv8lQZS1AVLlvjvGOu3l7dxGx7fde9cdGl+99nkS8fJWN4ZvnbHYy1TBeeROS/NQSz6ofU4GIkxNAkw1Z1ZSvAPtkMnJFts6j1waIj4BVdeebXdmNEaCW8Uk8N5eAvSiandrL/Z7LTwNeGY5M8PLXMBZwVKAuyRZLvMH8FYVOY76VK2tx84qoAyAigaHQ71+qNnr+ZiH4Ryn/QLyKBxm8BgyFnvPc+ALDc7KZNaekK3fQDJ/jyNorG/HotOeXsBPBKBkfUjqBw2bgH68n5AyP/3hG35/BnQA+Kt/8QY9CMAK0A2JPK/V/AiIa/jWAkuCojxf51Bt1ntK5KMedDufymgfFJQ/BaV5q0/mQ/pTBN5RDmwry8Rvwzc53x3yj2G5D8m8FqD2Sj9TW63s7ROYWUaB3quutHGSqHAJMduGmQBtI22rR499JECvahz6B1RDB6MQPHObBiZ2dCO1GXMwDPayHBOYfSwMuF/UPq49LDu50SwhL2kB/UZnD4vyldkMju0JkJrVbFOt/sKdEdwUiABkXPDrHcDLuzrsiC19hyNX2E8z2pcxBGmuIdc8mTLNPe45J20mUBBFo3ltFuGwRihJVH0mv2jKiF4w6Q7r3HWPfUVK6rXOdRZ/Y9+7pPLNuQUBfMPTlyT2/EYdL4MAQA3rSKKyGAwGAuQNxqpuj7klwyLH0PTIGdSOfdjX6bhW84sEeSDisM8wreVg5l7q9Fy1PoqWzm51XHA1s3CnFE5Q3xnNbee8Pw349Wrm4P4kTRcBOYD9lNbZ76E+F3CF/Jb1KOe10xZ+1qHS9gD3D33QfxnrvWj7Q9rm8TSu932LKcB77OrJzveEzxTzyveBILz72SLcZAJO57dk5k3rM3SgGHz4y21lmC8fv+Qe+un3P2L349PFqMDxJo0DExh/BLqcoLPseEae+xSg5gToAbTsCxp1PjEVH6XznJQiRDpmzDZrLN2HdlBLT/S8Rce3KwH1cm8gc9T5cF0/Equ3OcpPOboVLHJ/WI2Xe2vDSjUPmNgxCfUkYlFLycA6BbmHVEJWhzYTsG/Ggo5sPjdgcRgKCFZTTxJox3SHSjtB3wVca216ruhexI539rZeO8sxdFstedexM3g5IhKA6vsOVTl8p4PWnbbwcGzDjusRRz19HWxl2k1mMSOoPzJwSWblorTIY2bp7OZLz4zHnPXRQ6Bs4bC242fgFZP5+fipOSQR6j/c10Xgz+cMKZG7EBigtBu13qmGH4F0+hw6I7u11z+JJJOtqPNh2r89pfHFs9oNpMxPvpbYxtXZzZDAnfvaeIQMAhKiwrWr2VGdCwOGBA80uCthJ7PgKGmb/YCwthWlz1Ee6X5dTZooeS+e1Ih37XWlet3SXm4Lz2V4ZXc30ultqfYCE1jh8p2ATsCzLqvzMAAf/T37OkCe58uL8WJ7q8G+tmgC+KkZ0I9K8Hr/1ArQex7oTX0JkBdhOgFU1g8EX5W+WRm/q5ocCJs5J0MlcQEPWJb/kcMbOy3dG17C7MMP3u2jxs+fv/yVT5Bl3R/AvID28Eynyh1H2U82dSXcWnfdk7LAIXkffeR91sWyKpWcwH2eez/aa4exDPziqFCp3wgy3s5WAe5RzQLKrsv2DYg4/vIMbdLKx5HYBhh6+UiQQKl0j7zmexeXfxJ403GzvDA8U47OP29MUD9LZgdDeo+Bng52ZIZUyrejSsAw1OTMOiNMkKHXQueIPzoxCgrwor521ip1uwAQs5xRegRDsO5nHJ26Qzrf96uYpLCFR4zvcnJbDwGXkLRbFfxAHXVaGYaV64CVNFfGP5gZeqYTDXIMsJ7Xc6k478Zdp6TBc3+Wb3+Aa8aJtirFOdq5DLlnnE5q/Z1H5fpdz5zkHpnOdqbUbW2GBDOyfIcI2KtBtJzcEmRsLazUeLSjmxXDVIKUqMQL0C13ulnfdwcTpfAe3wcN5FJaOusyBQqUxAXgXaR6lqe9HA7sa3X9i97vGTf9Coe3eBa4V8Rir2NpZngu4GVoqV0B+U1Ch3y33iun9zg+lD3V3erIVu2tlpjNWpLW6HPfvno/2zqeP+pXyZ3roxI8j8c5gC/Oe9KJCliGbrtBDH3TlSjKPX5PCu4Igl33SaUPG3nVuzGlFr519uH7Pn5rP3I+P6jZzxZ/++cvfuVFBHUu9NiZSsj37r5WubxHgPxN6nrwPqbXO+9X8BlvZkfrrrJST/WRE+ZdluXfGJbzuZxq5/SHJP7tbmn9csft7d/oIDFO8EcTXLWfg+V0/wHj/obkJhdGjX3S/VFAJ2BLtTiZBSX6itV6rKsJlXxy/GQAfIU9kCkCKuSmzfJscjBI/E1gdASYJhHlkTTrpwczokfroj4vKS/qFjtyzTn3Y+cZJ7gA6UmdAF6BS+ixvumdTkAJ1flaj3JuI2DQhhtzSJt45pmuo2eWZeiYJu8D0rxx32hnNTENnHuYcM59ZWmnhczvmK35O9auTWXUMbWEwo0o7x9XYgvDxHlPpzZ6rFOb4cI4lX089wABOfDE5rX6S6YIqQHREK45nwNcDa0+F7DIdswI0gAjs5ERq/P3BH+sOm7ZEjhnr+vlmveJEGY/y9MZyaSECn1l38N05XkE7y7beBw5Y5KVjbSNLyZNIZCj7Org/A0HNXZNQRv9/UcSsIL4sG9bl1PQpdQMoCRyDfcKjyAvZARYjmrxlUC8LIPDQN4JBIPwKGoT9dwbFRqW4yxQ7yWphdvWhFxDrxat07dEf3uXcwcgjMYAbkrpQDAAS67bUa+hVfp8VxVAV/Txt4B5Dft3+vz5P3tFf2Njn2KrJzfeY/cG8BrDh2tvqny8g/knBsCPerXsWS/vVdmjvfPZs87srwGZkSyB3D1s5tKG8ImtcpcyZoa1h98vgIjClikXas/0Wem59ADqnDqAwwGMBJ3jFyIpx+qKGAmovgGufCpJikr91kfqmFqUToCG5F35rvBI2d7ZvEjw2Z7t4GrN6Q3AAuV2FG3uDSaCic7t+juSnnB8IJg3iBeAp0SOzNjVR8wYE9yxqJYlgK8+M04VL22zSKmPcdQ9VequID8muPepqVbJEE5vvvPVthqT5/ioTp7MANeiageKTUKvt0sJkznkWicAkR1wRjtEBoXRvss68Ggec4/Tt6Al+KAlZZc3OrTxrck5lGAkzHS2bKWvgYWDlUjsDew52gLu9u5WcDfaVQuEkaCrtm7OXOz1oUavGSDoTcaBFMOzzwT0va70nwqbOBmGvWJdWyqPd+u+AvgdcZb8uYDnWmHVfQNpazU0AUL/cd+pFK9H0xaaEThBXIH+cQn4y3Or5w2PFRnP6KF+RnNblrHXXdpZDfSsi5pN2t6VWeFepkq/bJu1cbOcgHjMJAp0Ic/wHTLub661SuY2n1Eb+2h0ISLEnSp4peKsTkC9LuZzP7CZn5/fHdD5+bN/Cr2v5o7VIDEn4Gr41yVlFTwU3H/EAGhQGxzfC+zx+RnIffcetV57q0++Z9mWXC3zhWdMdW9giruoaG7mcVgpMuKKU5o3kM3lb6I7VMYybC0f9Kc90iV0ejCiR1mWr9/Z9x5ag3O85OUzn3ZQ1J5n8BrOE9WE3d940TSwSD8DUMIcEczyD4O8lMc99EPJ2gTQd5ZrcLGSuhPuKDUy8MtITZrR225x0gIlOKrRmbCDmcxIvKgaDr1M2MYfRWDMHu38VGrO7Kd1fwHSomZMgibt1nKtFf0nEU3mrJfdcgr1ZXjfN67/cwejX9W+A/cVp9zTlydjy9e6yw7bHnOa/gZ+U82eOcjFWbCYDoJqzku3Gb8XHeEqxG0SVz16xrWgZkiAvCR8l3I6X/xtgIGAS+IrM5cqXq+JJLF1lPQNyLUA8QL0BMxwYiMQWaY6TebMDHfe+56AHEfSFrZlUBhDpjEN+/lGO839ELB5jXnACYwFxvp8PqzHzNQ+zucI3Jcd7ViD8UMCyxDQmZ600qICdQpAj6oRsE+mhB7sdzLlXw/BVENaieKZnf0ctvC8V6B/5f1TZV4ggEmlCcbod3fcAxrU2RmR1us6xxX7YNYhoH8cS/ttn/89oPPzp//YaEdQfDuznt85ufgA3CdAq3TPcttnGQXhs66SPLR+KaOfj4D+oaxI+SkLYG3Ho4ACeCQoXg48F/Btd73LvdTRKrmyrQDWBs6V1ym1G1v2ksPEYQ55V8aew1/3TtWeOPIlRaKvxdqpAjRK+2g/ASOhs3rePcbjQL2ksafbY16ZlpJ4ch56LLvvc+7NZYx0+GrP6pBG8Q4MPP+Mtqk3sL8GkEdKUqrSqVq/01buRVjpKb3WhbW+whkrvdVjuEnQzYCy4ba63StyG7ocJhAax02HPND2zLXS+dmg3qac/wjAkL2gZ79z7fQkwUmkYh5vlPXdabum6j5b8HbKRDoA1truDvyCCscazm60rcfypeNeAY86uLHyaH9dXyiP9iUmDAAR3pajbACwqoQ28tXzhwbz7ESMp9SbqL8d9pVz57W2HTehx8CwrGddpQJPaX8ng+rL0tcG2I/YI27Aa1kmWYn+PbOte0W41m3Ay2ykNX0P8IIGWAJpXVvxrvwoylvRD2uVuSY/4W9NX6pHy5hUhRnNyAhc1+zDWmHrZv+ICQ+J5e5oDQBzoF/pgrwFoB+XxHMXml8h3q2vLXVGE1AdlPT8XrpQKWsfrgkI10fV+IZI3sJy2peDeYQBP/3B/wmb/++Arp8/+YdGNkdwTwzBysG8UiqiRK+Ay3nVxCuQl1xt8LCW8oHPIA10jHW9znv7B8+c9wbY93VzSYgCx+8liNwwfKWU+uWOlzuW2VC1L59kuJzniqfwAlTk1NFWx3PqTtCV+7Ceyg3rmOTWGcGibKiyNzDU1UWKZPjVDwsvWwJyVE3VexBou+Mc/JX5tJ0vsAM2pMh2divPdbE98ehZSPos5wXi04u719TgCI/0BLx0ZIv5vMOh7fXq8+J5LIrOZfRMR4E4VeniEV1JjQ4S0QAAATdJREFUJcIRq53aLjiu9E4HqGotRqQ3U+/5Xl4M7QKQPgQxxlPj0TIoiYkumr7O/nZHndVirZOwWdrv09t8mHB2SC/ccy72EUZuK2apTBdtqmiMNVm3iO5Wx4iAAuTK4W7AenzDyF5GO3epDZIpKHC5hE6scqYraZ1DZo3WHucRKCZZggRDT4k2VPvMPW41BtrByzAkpxOca2+pRs9z7jvpGlXtO7327xXM1etaeK6FBzzCteb79czh3tcCFcFvx8cMLdUWYPOe9W+CMAGcwMvNcqYS1fPkVW+qxRlIplKYpvTM5759pXNNZgJUgFNpn0fc3LtvDBGr44WLOUDHawL+SbSWBfNZ+4ySsgE1iyo9NwUddkA2RuJHD3g9x25fSUsySQspqrGNLFv0wORf0oaffvn/xuP/AfaN6d+GZtUUAAAAAElFTkSuQmCC</text:p>
          </table:table-cell>
        </table:table-row>
        <table:table-row table:style-name="ro1">
          <table:table-cell office:value-type="string" calcext:value-type="string">
            <text:p>b9c5352f86deb6cc8f9d81f038cdc65e8c59bdc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age/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iVBORw0KGgoAAAANSUhEUgAAACAAAAAgCAYAAABzenr0AAAFIklEQVR4Ab3BfWzUhRnA8e/z/H7ctb0elypooWLryWDgXBVMEF0IwkREtzj/mSZzcRnJlrEMX/ZHmXHcbcpKiInEZMncP8w4dcl0m4tVYd2bIWPTBBs2EoYUlPBSi6Ut7d2V6z3PuniX/HI56EG6fT5CncxsNnCvu68BOoE0kORTo8BRoE9EeoE3VHWUOgjTMLPF7t4FPKCqDdTBzPLAyyLSraqHuQjhAty9ycx+DGxW1YDLYGaTwLMi8kNVzVODUIOZLXL336jqUmaAmR0QkftV9QOqCFXMbJm7v62qc6hSOnWCiT/tprj/PSY/7MdGhsEdnZ0iaE8T61xGfO16grYFVDOzQVVdJyLvEyFEmNkid9+rqnOIKJ0+yfjzzzHxzh/BnYsSIX77ahLf3kzQOp8oMxsUkdtU9QPKAsrMLOHuvaraTkRhTw+jTzzK5JF/U6/SR8covPk6wfw2wo7rqRCRhLvfkclkdmWz2UmmKGXu/iNVXUpE7pVfcG57Bi/kuVSez3H+3b9RTVVvdPcsZQFTzGwx8IKIKGWFPT2MPbeDWsL0QhruupeGOzcQv20VYXsaz+ews0NUNNzzFZKPPQEiVHP3FZlM5uVsNjsUMsXdu1Q1oKx06gRjz3ZTLZjXRvMjXcSWr6BaYuMmzr+3j3PPPE38C6tp3vQ4F6KqoZl1ARvF3VNmdlpVGygb3/k9cr/fR9SsJZ8jtW0nkkxyMZ4bR5oSTMfMciLSqu5+j6o2UOb5fuJLnid+yyAVesWVzH7qGSSZZDrSlKAeqtoEbFB3X0OED/wKAqPpzhMk7juGxJzENzehqRZmmruvCYFOInzoz1TElgwTtjUTW7ue/5HOEEgT4eMHiQo+cyuEIReydts49Xryvjirl4ZEpBVIElUcJEoaFzJTTg47VVLK/9H5SaeaAqNEzZpLlOcOM1MScaHKSAgcBa6kTJpvwIcGqDg9fJCrbJJZGlJL7w8S1HJ00Nj48zxRV6eEKv0K9BEhLXdQ8dbENTxwMk3Psb9wqf5xpES1RfMCqvSpiPQSIVd/lSIhO8Y+T/bcMgoE/PTAS3xSGKZeYwXn138vEnXtHKU1JUSJSK8Cb5hZnjJp7OBniS28VuigYqgwwiN/3cbI+XNMp1iCp347wdC4E3V3Z0iUmeVEpCfIZrMTW7duTYvIzZS1tyzld/29FG2SijOFs+z+aC8LkvNoT86nlsPDH7LlD2/zr0NpQKm4IiF0fSnOrECocPddqvpqyBQR6Tazr6tqyJR5iblsueVbPLlvJ1Gnc2d47J2f0DG7jZWtN7OguRUR4eP8J+z/+CB9Zw7hOEHbfpoGvotMtvBfm9fHaYwJFWZWFJHtTBHKSqXSDlX9PhEvHnqdne+/wOWQUpLGge/wjeWdPLwqRpSZdQdBsIUpSpmqbjWzfxLxtcVf5umVj9IUNnKpNMzx0BdP8fCqGFFm1qeqWcoCyrLZbDGTyexx9wdFJEHZ9alrubtjFUOFYY6OHseZ3vKrbqD79sdZ134rUWY2oKrrRGSQMqGKu99kZrtVdS5VTo0Psuf4Xt4dOMCRkeOcnRjBHVLxJO3J+dw097OsvWYli1uuo5qZDYjIXaraR4RQg5ktdPfXVPVGZoCZ9anq/SLST5WAGrLZ7FAmk9nl7jF3XyEiymUws6K771DVh0RkkBqEaZjZQnfvAh5U1SbqYGY54Jcisl1Vj3ARQp3MLAlscPc1QCeQBlJ8agToB/pEpFdEekRkjDr8B8RQFTbk50VaAAAAAElFTkSuQmCC</text:p>
          </table:table-cell>
        </table:table-row>
        <table:table-row table:style-name="ro1">
          <table:table-cell office:value-type="string" calcext:value-type="string">
            <text:p>93e82d924601eec2442817be49222de03c43d28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age/png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iVBORw0KGgoAAAANSUhEUgAAAEAAAABACAYAAACqaXHeAAAABGdBTUEAALGPC/xhBQAABpJJREFUeAHdWk1vHEUQnZ5Zf9uJHRvbrCMSgoiRECARwYWLJUDcQJEQKCL8AE45cfedO2ckosAFpMANJMiBE4ILcCCWQY4d79qxY+z4K17vTvNej8daNrP21Gz3ZE1Jo5np7Y+q11Wvq3tWeRlltntku0d5vembq73err7xofW59ePafNM1qI+r0/j723vrqrEszbufplJSnSUvFBjPHnTXbmXrvaS+HmdZZgDuh6Fcb60+lDdy2yIzACEcbk1LPVW/Vh4cP+/WJFnvmQEIMM6ylnkB4FK6UrsqU9Ft7cwAUK11T3syCMAEWv9/ACAIy3IumCz3jr/Ctu0gLXkAw2BJGAaR0bW2IcOWAXgAi/aEUwkueF9PTRWEzZxUbwkAauSDB0rCMAAPjC79/MdbTiwSdtoyAAVPeeUMYRBq1RZk2DIAAfKBbeQDm+KcwHtnZWRyQDhh1qu3DgBUKgCEBbEX6J7q7tq71i0SdtgyABzPhIGQB9guDJNzgqrcm9hdJrECQAAi3MfwK6EsNYbjTK32nJ1o1LzaWODw3QoAXM8YBvO6JlIVcPl7fuWDxkYnDoBAKS/aG3ieDAJuDh4NgypWlrzEigdQWfJACCJcFHIBcoIXlvtGX6o3eB8cUJVFU31z0bM1AMgDBXjCvBAAalsLw/+kxgaAnJzAGgA0nmGwAi94KJoD7BCVd0VPTx/qQg7IayU4HFSo8yPVaTyJ0AcQd0IhE2ivWPrk09fjTglA5aSFAJUnCLzmatJTApBhXRjsw3hCyFBwLdY8gIoyDLgk8qBkQ6y8ulwqFs1BKz2AeUUN/bkWuwBAWxMKuP8tDAPt6X5vo3qZBnPm44vvLsUqAMZ4TBo9YS7DaoDzsqs0lh7AEODdtVgFgMrGPLCDWVySgqD1m8gJxsgg5IHocssD1gGIl0PeZ4UAwNQAOcEVAsnZjy63PGAdgABWmL0BMsN5rAbi9UBFH09MMmQ84cR5QJQPmB2i0uLMEKnxy0PwHs5+DAIenYl1D6CmERkqrwOGzNSESRHaX/QD4zncD8RAuELACQAxDzAc7iI1riAvkMjFIFJrn+cMIFOXu0MnAARQOjojAIHB9r9qMgD64TlFn2GgTELEpMiVOAHAeABs54Epr9shHVkmk37BzL7JBwCoDML0YzkBgMNHK4E2PFDGUdkWjJDIBSBHLuHsu+QBdwDAjeOkiB4xI9wgdcL9z/m+8YKKQx5wBoDhgQMQfBgwI9wb0FueBRlyJXC5M3QGAGc9JkI+/wMQcPuVhqWVc1gOedTGlJhhIAuidKM4A4DDmxCA4QTCiFafx49p7lTuGXoBiNQsiWkaCes4BYCzZ1YEKGVOjn31JWwRZUbMCZgL1Iwn2PcBtwBwGYTxPCojJ4xt31tGHHwnmaQx5eO/eAdhYN9+fN12KDSe6XDMBRxKKy0KA7Z5GlwQ7wvEmyt2cIQ4BYDjclMUewHf1enOm8pTW3xOK5MIg9oBD9j+XpADAAyByAtocLFU2oFHf5XWeNY7hfbRDpGpsd04cA7AIQnW6R0o/7oEANY9Dy6Iw0Da9qj67gHA6AYEuHAsox9/9AO8oBS/p7lfQBjER2XCvdWR3TsHgKPHn81iTdT0dAhPvhG/p7l3A7FRB16QCwBmFWiwsuD7GVYDkmF0WtTQXebXfACA0lwJ6gU5wW9Kqd/ry457PovNETmQXGBL8gEA2jIZahQAIPICghgdlAjTycaB695zAYDjNXoAyzrCzhvARZTbnFNRUmTLC3ID4HBDRMsPZGT37iKc+cf4Pc19FEdlHQgF+RlTcu/5AQAeSBLfl4UB+5iwSIT5AZBkPcoKPWe+Rmq80+TnxOKnzHJohwdyAyDREhQ+sXp7EzuEm81+TypnatyHvMAGDzx2AGigyrBDLBoeSA6rJNCalbUFAOOvPv89lsR7zZRMKmdOYON/RG0BgLp1i99AvkgytFlZF34YtECGbQGAMVIXxDvEJw/2Bs1ASlPeNgAUd8q/IKL/TKN0XGeMqXGLh1ptA4AxSimRFzC7PNMiD7YXAJ2F67BHtNMZAw/wu0FWaSsAiuvlO1gUf5IYMwweCMCgWSU3ANJme0j1P4MxFYlBw2iUVTK3/LZraAOetwDwF+C1i76nlrBNL+O/sstK+/d1UF3rDP01v1s/eOPatU1zCiTQUl+61LExu9K/41cH1H44gE8jwzgNGcF4oxh3HIoXcaw0gQ+nL+Jvtaefe7h6StD9YdV/AYhVFb6sJRtSAAAAAElFTkSuQmCC</text:p>
          </table:table-cell>
        </table:table-row>
        <table:table-row table:style-name="ro1">
          <table:table-cell office:value-type="string" calcext:value-type="string">
            <text:p>a0c14b512167016ffbaa3f45649b1d9e0ffd3c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age/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iVBORw0KGgoAAAANSUhEUgAAADAAAAAwCAYAAABXAvmHAAAHX0lEQVR4Ac3Bf2zW9Z0A8Ne7PmgGLT/GuT1Sp3N3oTcGHNmjjF5OOgp1m3Nba0iOmfSM5qIXM7Mb/m1Wdno5kgmY3Ln9gT/4a1lwbRW3u6y6AjfX6u3xFlPHWna4gdIvErCm5f6AJZ9r+9DQX9Q+Dzvn6xVmkVL6MrZiHdb50yqiiGcjoss0YZKU0hrsxXofTj/HPRHxWxdd5aKU0pfx77jJh9cNuLutra1nx44dvzcqjEoprcMv8BEVGhgY8NOuLocPHzamvb1dRBjT8PnP++iyZTZu3Kh+wwaFQsEVeg+fi4j+XErpKjyNj6jAvz3xhL179+rr65OUBCLChEMHD0ro6OiQsGb1am1tbb721a+q0BLsxa2RUtqK/co0MDDgb7dt09fXZ0xCuCQhzK25udlTTz6ppqZGhTbnsFWZBgYGNG7Z4lSWGZMQpgpzS+js7DQ0NKSjvV11dbUKbK1CkzIMDg7a3NTkVJaZEMqTUjIm4eDBg57Zt0+FvliFjyrDnj17ZIODrkRECISSf9m5U4Vqc8owODho1+7dpksIpJSsWbNGW1ub62trjenp7bVz505ZlrmcU1mmWCwqFArKdHVOGbq6uszloe3b7dy502SFQsFtTU02b9kiyzKTJYSSnt5ehUJBuaqU4cCPf2y6pCSfz3v44YfNZuXKle76+tclU4UrV6UMDQ0NpgsEbr/9dtXV1S7nEzfcIJQkM504flwlcsrwjQce8I0HHjAyMqK/v9+Ynt5eY25rajKXz6xaZUKYKuHN3/1OJXIqUF1drVAoGFMoFMzH4sWLJQQSAiklESFULuePbGBgwPDwsJ7eXmMOHT4scPToUaEklESEK5VzhQYHB7344oueP3BAZ2enSiSVy6nQ8PCwRx55xK7du02WEGZKSsJMoXI5FSgWi77W0uJUlpkukBBmCjMlJSkllcgpU3d3t9u+8AXTJYSSMFVzS4t3z5516NAhExIC4crklGFwcNDf3X23pCRMkhIRxrS0tPiH+++3fv161dXVxrz22mvWb9gglISShEBEqEROGfbs2SPLMmGqhIiQz+fte+YZjY2NZhNmClemyjwNDw97bPduCclUoeSfH31UY2Oj2fyip0cyVVKSVK7KPP2su1sgEKZKyOfzWltbzUdSEkoCSWWqzNOJEydcTqC+vt5cThw/LpSEmUJlqszT66+/LilJZkopmctPu7r8f6gyT0NDQwIpJWOSqYaGhlxO53PP6evrM5eOjg4nT55UrirztG7dOmMiQiBM1X3woGKxaLrh4WEPPviguSQlT+/bp1xV5mnx4sXmEmhuaVEsFk0oFos2NjTIssyEhGSqUNL27W8rFovKkTNPtzU1eT9ZltlQXy+fz8uyzISEQEK4JCFM9ff33ee/i0XzVWWeVq5cafXq1cYkMyWXZFlmslAS3t/p06eVo0oZHvvudyWEqRLCJQnJTE89+aTVa9aYLLmkoaHBkTfeUI4qZWhsbPSdHTtMlhAuSSkJJUlJPp+3f/9+ra2tfviDH5gQCCX33nuvjvZ2NTU1ynFV2yhluPXWW930yU965dVXjYyMCFNFhIRAoLmlRfuPfuSWm282Zvny5dauXWv//v0mbP/Wtzz++OOuueYa5Yo0SgVGRkZ0dHR4/oUX9PT0OJVlEq7L59XX1/urdetsvfNOdXV1ZtPd3e173/++r9xxh9bWVrN657+MCyysZdEK0+VM9l4/Q7/mxhbvp7q6Wmtrq9bWVpXYtGmTTZs2meH0L+n/Hm89ZVwoSfjSb1hSZ7IqkyX03kl3C/970gduqJ+XbuEP73L9Pazdw6e2k5ScHzZdzmRL6/ibLl7ZxoFabtrOZx5i0QofiKV1bEtmOPcmWQeLak1XZbraLWx+mQXLObaLA7W8+hDnTvpAXBjm14/T/mf8/F7jzh7m6uUsvM50ObNZUkfjy7xyH+8e5tgu6dgu8fFmbmqltokFNf6oTr7E2z/hf3YZF7j+Dob6OX+GP3/ILM7ncBrXmm5pHY0v8Ks2ju0SCac6eafTuI8387FNXPvXXHuzsg31M/QG77zMW/uk82eEUYEFy9nwQ1Zs5ugzBFZtN4vjOXThLrNZUMMtj7HiS7yyjfNnSMalrFOc6iQhsPDT1NSx7LMsWIJkquDsr7jwLu90SokIJOMikPCxZj73BAuvM+7t51mzh0UrzKIrh2dxl7nUbuErb3L0aY58hz+cES4KJeeOcO4IWSeBhHBJIiGMCiKQEEhY+GnWPsqNLaa45V9ZtMJlPBtGpZR+iYL5uDDM0ac48k9cOGNcICkJJYmEMCqQEEimWraRv/xHbmxRpp9FxOacknvwn1ji/SyoYdU3WfVNTr7E2z/hxD4unDEuGZcQRgWSkoTA0o184k5qv8iSOhU4jfuNChellBrxHKpVYug3nHuL995AcO73jBxj2We5egm5xSxbzdI6FtS4AmdxR0T0GBUmSSn9BfaiwYfTf+D+iDjuojCLlFITtqKAOlT703gPv0UPno2IQ6b5P4CIiQKQJHzFAAAAAElFTkSuQmCC</text:p>
          </table:table-cell>
        </table:table-row>
      </table:table>
      <table:table table:name="sett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sidebarWidth</text:p>
          </table:table-cell>
          <table:table-cell office:value-type="string" calcext:value-type="string">
            <text:p>176</text:p>
          </table:table-cell>
        </table:table-row>
      </table:table>
      <table:table table:name="transacti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_deleted</text:p>
          </table:table-cell>
          <table:table-cell office:value-type="string" calcext:value-type="string">
            <text:p>_history</text:p>
          </table:table-cell>
          <table:table-cell office:value-type="string" calcext:value-type="string">
            <text:p>account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erver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6:43:48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dc:date>2019-07-18T16:44:13.365000000</dc:date>
    <meta:editing-duration>PT1M20S</meta:editing-duration>
    <meta:editing-cycles>2</meta:editing-cycles>
    <meta:document-statistic meta:table-count="8" meta:cell-count="248" meta:object-count="0"/>
  </office:meta>
</office:document-meta>
</file>